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Times New Roman&quot;" svg:font-family="'&quot;Times New Roman&quot;'"/>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97.65pt"/>
    </style:style>
    <style:style style:name="co3" style:family="table-column">
      <style:table-column-properties fo:break-before="auto" style:column-width="82.54pt"/>
    </style:style>
    <style:style style:name="co4" style:family="table-column">
      <style:table-column-properties fo:break-before="auto" style:column-width="85.69pt"/>
    </style:style>
    <style:style style:name="co5" style:family="table-column">
      <style:table-column-properties fo:break-before="auto" style:column-width="158.74pt"/>
    </style:style>
    <style:style style:name="co6" style:family="table-column">
      <style:table-column-properties fo:break-before="auto" style:column-width="211.89pt"/>
    </style:style>
    <style:style style:name="co7" style:family="table-column">
      <style:table-column-properties fo:break-before="auto" style:column-width="179.4pt"/>
    </style:style>
    <style:style style:name="co8" style:family="table-column">
      <style:table-column-properties fo:break-before="auto" style:column-width="46.06pt"/>
    </style:style>
    <style:style style:name="co9" style:family="table-column">
      <style:table-column-properties fo:break-before="auto" style:column-width="40.5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abellenblatt1">
      <style:table-properties table:display="true" style:writing-mode="lr-tb"/>
    </style:style>
    <style:style style:name="ce1" style:family="table-cell" style:parent-style-name="Default">
      <style:table-cell-properties fo:background-color="#b7b7b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1:.$R$1048576]=&quot;TRUE&quot;)" style:apply-style-name="ConditionalStyle_5f_1" style:base-cell-address="Tabellenblatt1.A1"/>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1:.$R$1048576]=&quot;TRUE&quot;)" style:apply-style-name="ConditionalStyle_5f_1" style:base-cell-address="Tabellenblatt1.A1"/>
    </style:style>
    <style:style style:name="ce3" style:family="table-cell" style:parent-style-name="Default">
      <style:table-cell-properties fo:background-color="#b7b7b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1:.$R$1048576]=&quot;TRUE&quot;)" style:apply-style-name="ConditionalStyle_5f_1" style:base-cell-address="Tabellenblatt1.A1"/>
    </style:style>
    <style:style style:name="ce4"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1:.$R$1048576]=&quot;TRUE&quot;)" style:apply-style-name="ConditionalStyle_5f_1" style:base-cell-address="Tabellenblatt1.A1"/>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1:.$R$1048576]=&quot;TRUE&quot;)" style:apply-style-name="ConditionalStyle_5f_1" style:base-cell-address="Tabellenblatt1.A1"/>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1:.$R$1048576]=&quot;TRUE&quot;)" style:apply-style-name="ConditionalStyle_5f_1" style:base-cell-address="Tabellenblatt1.A1"/>
    </style:style>
    <style:style style:name="ce7" style:family="table-cell" style:parent-style-name="Default">
      <style:table-cell-properties fo:background-color="#00ff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1:.$R$1048576]=&quot;TRUE&quot;)" style:apply-style-name="ConditionalStyle_5f_1" style:base-cell-address="Tabellenblatt1.A1"/>
    </style:style>
    <style:style style:name="ce8"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1:.$R$1048576]=&quot;TRUE&quot;)" style:apply-style-name="ConditionalStyle_5f_1" style:base-cell-address="Tabellenblatt1.A1"/>
    </style:style>
    <style:style style:name="ce9" style:family="table-cell" style:parent-style-name="Default">
      <style:map style:condition="is-true-formula([.$R$1:.$R$1048576]=&quot;TRUE&quot;)" style:apply-style-name="ConditionalStyle_5f_1" style:base-cell-address="Tabellenblatt1.A1"/>
    </style:style>
    <style:style style:name="ce10" style:family="table-cell" style:parent-style-name="Default">
      <style:table-cell-properties fo:background-color="#b7b7b7"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b7b7b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ackground-color="#00ff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ackground-color="#00ff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fo:background-color="#ff0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ackground-color="#ff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ackground-color="#b7b7b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ackground-color="#b7b7b7"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quot;Times New Roman&quot;" fo:font-size="12pt" fo:font-style="normal" fo:text-shadow="none" style:text-underline-style="none" fo:font-weight="normal" style:font-size-asian="12pt" style:font-style-asian="normal" style:font-weight-asian="normal" style:font-name-complex="&quot;Times New Roman&quot;" style:font-size-complex="12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ellenblatt1"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8" table:default-cell-style-name="Default"/>
        <table:table-column table:style-name="co1" table:number-columns-repeated="1007" table:default-cell-style-name="Default"/>
        <table:table-row table:style-name="ro1">
          <table:table-cell table:style-name="ce1" office:value-type="string" calcext:value-type="string">
            <text:p>Final ID</text:p>
          </table:table-cell>
          <table:table-cell table:style-name="ce3" office:value-type="string" calcext:value-type="string">
            <text:p>Original ID</text:p>
          </table:table-cell>
          <table:table-cell table:style-name="ce10" office:value-type="string" calcext:value-type="string">
            <text:p>Source/Origin</text:p>
          </table:table-cell>
          <table:table-cell table:style-name="ce10" office:value-type="string" calcext:value-type="string">
            <text:p>Iteration</text:p>
          </table:table-cell>
          <table:table-cell table:style-name="ce10" office:value-type="string" calcext:value-type="string">
            <text:p>Snowballing Direction</text:p>
          </table:table-cell>
          <table:table-cell table:style-name="ce10" office:value-type="string" calcext:value-type="string">
            <text:p>Title</text:p>
          </table:table-cell>
          <table:table-cell table:style-name="ce10" office:value-type="string" calcext:value-type="string">
            <text:p>Authors</text:p>
          </table:table-cell>
          <table:table-cell table:style-name="ce10" office:value-type="string" calcext:value-type="string">
            <text:p>Venue</text:p>
          </table:table-cell>
          <table:table-cell table:style-name="ce20" office:value-type="string" calcext:value-type="string">
            <text:p>Year</text:p>
          </table:table-cell>
          <table:table-cell table:style-name="ce23" office:value-type="string" calcext:value-type="string">
            <text:p>IC1</text:p>
          </table:table-cell>
          <table:table-cell table:style-name="ce23" office:value-type="string" calcext:value-type="string">
            <text:p>IC2</text:p>
          </table:table-cell>
          <table:table-cell table:style-name="ce26" office:value-type="string" calcext:value-type="string">
            <text:p>EC1</text:p>
          </table:table-cell>
          <table:table-cell table:style-name="ce26" office:value-type="string" calcext:value-type="string">
            <text:p>EC2</text:p>
          </table:table-cell>
          <table:table-cell table:style-name="ce26" office:value-type="string" calcext:value-type="string">
            <text:p>EC3</text:p>
          </table:table-cell>
          <table:table-cell table:style-name="ce26" office:value-type="string" calcext:value-type="string">
            <text:p>EC4</text:p>
          </table:table-cell>
          <table:table-cell table:style-name="ce26" office:value-type="string" calcext:value-type="string">
            <text:p>EC5</text:p>
          </table:table-cell>
          <table:table-cell table:style-name="ce26" office:value-type="string" calcext:value-type="string">
            <text:p>EC6</text:p>
          </table:table-cell>
          <table:table-cell table:style-name="ce29" office:value-type="string" calcext:value-type="string">
            <text:p>Included</text:p>
          </table:table-cell>
          <table:table-cell table:style-name="ce31" office:value-type="string" calcext:value-type="string">
            <text:p>Notice</text:p>
          </table:table-cell>
          <table:table-cell/>
          <table:table-cell table:style-name="ce35"/>
          <table:table-cell table:number-columns-repeated="1003"/>
        </table:table-row>
        <table:table-row table:style-name="ro1">
          <table:table-cell table:style-name="ce2" office:value-type="float" office:value="1" calcext:value-type="float">
            <text:p>1</text:p>
          </table:table-cell>
          <table:table-cell table:style-name="ce4" office:value-type="string" calcext:value-type="string">
            <text:p>P1</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Software engineering for machine learning: A case study</text:p>
          </table:table-cell>
          <table:table-cell table:style-name="ce11" office:value-type="string" calcext:value-type="string">
            <text:p>Amershi, Saleema and Begel, Andrew and Bird, Christian and DeLine, Robert and Gall, Harald and Kamar, Ece and Nagappan, Nachiappan and Nushi, Besmira and Zimmermann, Thomas</text:p>
          </table:table-cell>
          <table:table-cell table:style-name="ce11" office:value-type="string" calcext:value-type="string">
            <text:p>2019 IEEE/ACM 41st International Conference on Software Engineering: Software Engineering in Practice (ICSE-SEIP)</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NOT(ISBLANK([.K2]));ISBLANK([.L2]);ISBLANK([.M2]);ISBLANK([.N2]);ISBLANK([.O2]);ISBLANK([.P2]);ISBLANK([.Q2]));&quot;TRUE&quot;;&quot;FALSE&quot;)" office:value-type="string" office:string-value="TRUE" calcext:value-type="string">
            <text:p>TRUE</text:p>
          </table:table-cell>
          <table:table-cell table:style-name="ce11"/>
          <table:table-cell table:style-name="ce33" office:value-type="string" calcext:value-type="string">
            <text:p><text:a xlink:href="https://doi.org/10.1109/ICSE-SEIP.2019.00042" xlink:type="simple">https://doi.org/10.1109/ICSE-SEIP.2019.00042</text:a></text:p>
          </table:table-cell>
          <table:table-cell table:number-columns-repeated="1004"/>
        </table:table-row>
        <table:table-row table:style-name="ro1">
          <table:table-cell table:style-name="ce2"/>
          <table:table-cell table:style-name="ce5" office:value-type="string" calcext:value-type="string">
            <text:p>P2</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Software engineering for machine-learning applications: The road ahead</text:p>
          </table:table-cell>
          <table:table-cell table:style-name="ce11" office:value-type="string" calcext:value-type="string">
            <text:p>Khomh, Foutse and Adams, Bram and Cheng, Jinghui and Fokaefs, Marios and Antoniol, Giuliano</text:p>
          </table:table-cell>
          <table:table-cell table:style-name="ce11" office:value-type="string" calcext:value-type="string">
            <text:p>IEEE Software</text:p>
          </table:table-cell>
          <table:table-cell table:style-name="ce21" office:value-type="float" office:value="2018" calcext:value-type="float">
            <text:p>2018</text:p>
          </table:table-cell>
          <table:table-cell table:style-name="ce24"/>
          <table:table-cell table:style-name="ce24" office:value-type="string" calcext:value-type="string">
            <text:p>X</text:p>
          </table:table-cell>
          <table:table-cell table:style-name="ce27" table:number-columns-repeated="6"/>
          <table:table-cell table:style-name="ce30" table:formula="of:=IF(AND(NOT(ISBLANK([.J3]));NOT(ISBLANK([.K3]));ISBLANK([.L3]);ISBLANK([.M3]);ISBLANK([.N3]);ISBLANK([.O3]);ISBLANK([.P3]);ISBLANK([.Q3]));&quot;TRUE&quot;;&quot;FALSE&quot;)" office:value-type="string" office:string-value="FALSE" calcext:value-type="string">
            <text:p>FALSE</text:p>
          </table:table-cell>
          <table:table-cell table:style-name="ce11" office:value-type="string" calcext:value-type="string">
            <text:p>An Article about presantations</text:p>
          </table:table-cell>
          <table:table-cell table:style-name="ce33" office:value-type="string" calcext:value-type="string">
            <text:p><text:a xlink:href="https://doi.org/10.1109/MS.2018.3571224" xlink:type="simple">https://doi.org/10.1109/MS.2018.3571224</text:a></text:p>
          </table:table-cell>
          <table:table-cell table:number-columns-repeated="1004"/>
        </table:table-row>
        <table:table-row table:style-name="ro1">
          <table:table-cell table:style-name="ce2" office:value-type="float" office:value="2" calcext:value-type="float">
            <text:p>2</text:p>
          </table:table-cell>
          <table:table-cell table:style-name="ce5" office:value-type="string" calcext:value-type="string">
            <text:p>P3</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A taxonomy of software engineering challenges for machine learning systems: An empirical investigation</text:p>
          </table:table-cell>
          <table:table-cell table:style-name="ce11" office:value-type="string" calcext:value-type="string">
            <text:p>Lwakatare, Lucy Ellen and Raj, Aiswarya and Bosch, Jan and Olsson, Helena Holmström and Crnkovic, Ivica</text:p>
          </table:table-cell>
          <table:table-cell table:style-name="ce11" office:value-type="string" calcext:value-type="string">
            <text:p>International Conference on Agile Software Development</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4]));NOT(ISBLANK([.K4]));ISBLANK([.L4]);ISBLANK([.M4]);ISBLANK([.N4]);ISBLANK([.O4]);ISBLANK([.P4]);ISBLANK([.Q4]));&quot;TRUE&quot;;&quot;FALSE&quot;)" office:value-type="string" office:string-value="TRUE" calcext:value-type="string">
            <text:p>TRUE</text:p>
          </table:table-cell>
          <table:table-cell table:style-name="ce11"/>
          <table:table-cell table:style-name="ce33" office:value-type="string" calcext:value-type="string">
            <text:p><text:a xlink:href="https://library.oapen.org/bitstream/handle/20.500.12657/23099/1007059.pdf?sequence=1#page=233" xlink:type="simple">https://doi.org/10.1007/978-3-030-19034-7_14</text:a></text:p>
          </table:table-cell>
          <table:table-cell table:number-columns-repeated="1004"/>
        </table:table-row>
        <table:table-row table:style-name="ro1">
          <table:table-cell table:style-name="ce2" office:value-type="float" office:value="3" calcext:value-type="float">
            <text:p>3</text:p>
          </table:table-cell>
          <table:table-cell table:style-name="ce5" office:value-type="string" calcext:value-type="string">
            <text:p>P4</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Machine learning and software engineering in health informatics</text:p>
          </table:table-cell>
          <table:table-cell table:style-name="ce11" office:value-type="string" calcext:value-type="string">
            <text:p>Clifton, David A and Gibbons, Jeremy and Davies, Jim and Tarassenko, Lionel</text:p>
          </table:table-cell>
          <table:table-cell table:style-name="ce11" office:value-type="string" calcext:value-type="string">
            <text:p>2012 First International Workshop on Realizing AI Synergies in Software Engineering (RAISE) from IEEE</text:p>
          </table:table-cell>
          <table:table-cell table:style-name="ce21" office:value-type="float" office:value="2012" calcext:value-type="float">
            <text:p>2012</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5]));NOT(ISBLANK([.K5]));ISBLANK([.L5]);ISBLANK([.M5]);ISBLANK([.N5]);ISBLANK([.O5]);ISBLANK([.P5]);ISBLANK([.Q5]));&quot;TRUE&quot;;&quot;FALSE&quot;)" office:value-type="string" office:string-value="TRUE" calcext:value-type="string">
            <text:p>TRUE</text:p>
          </table:table-cell>
          <table:table-cell table:style-name="ce11" office:value-type="string" calcext:value-type="string">
            <text:p>shows practical things</text:p>
          </table:table-cell>
          <table:table-cell table:style-name="ce33" office:value-type="string" calcext:value-type="string">
            <text:p><text:a xlink:href="https://doi.org/10.1109/RAISE.2012.6227968" xlink:type="simple">https://doi.org/10.1109/RAISE.2012.6227968</text:a></text:p>
          </table:table-cell>
          <table:table-cell table:number-columns-repeated="1004"/>
        </table:table-row>
        <table:table-row table:style-name="ro1">
          <table:table-cell table:style-name="ce2"/>
          <table:table-cell table:style-name="ce5" office:value-type="string" calcext:value-type="string">
            <text:p>P5</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On the use of machine learning and search-based software engineering for ill-defined fitness function: a case study on software refactoring</text:p>
          </table:table-cell>
          <table:table-cell table:style-name="ce11" office:value-type="string" calcext:value-type="string">
            <text:p>Amal, Boukhdhir and Kessentini, Marouane and Bechikh, Slim and Dea, Josselin and Said, Lamjed Ben</text:p>
          </table:table-cell>
          <table:table-cell table:style-name="ce11" office:value-type="string" calcext:value-type="string">
            <text:p>International Symposium on Search Based Software Engineering by Springer</text:p>
          </table:table-cell>
          <table:table-cell table:style-name="ce21" office:value-type="float" office:value="2014" calcext:value-type="float">
            <text:p>2014</text:p>
          </table:table-cell>
          <table:table-cell table:style-name="ce24" table:number-columns-repeated="2"/>
          <table:table-cell table:style-name="ce27" table:number-columns-repeated="6"/>
          <table:table-cell table:style-name="ce30" table:formula="of:=IF(AND(NOT(ISBLANK([.J6]));NOT(ISBLANK([.K6]));ISBLANK([.L6]);ISBLANK([.M6]);ISBLANK([.N6]);ISBLANK([.O6]);ISBLANK([.P6]);ISBLANK([.Q6]));&quot;TRUE&quot;;&quot;FALSE&quot;)" office:value-type="string" office:string-value="FALSE" calcext:value-type="string">
            <text:p>FALSE</text:p>
          </table:table-cell>
          <table:table-cell table:style-name="ce11"/>
          <table:table-cell table:style-name="ce33" office:value-type="string" calcext:value-type="string">
            <text:p><text:a xlink:href="https://link.springer.com/chapter/10.1007/978-3-319-09940-8_3" xlink:type="simple">https://link.springer.com/chapter/10.1007/978-3-319-09940-8_3</text:a></text:p>
          </table:table-cell>
          <table:table-cell table:number-columns-repeated="1004"/>
        </table:table-row>
        <table:table-row table:style-name="ro1">
          <table:table-cell table:style-name="ce2"/>
          <table:table-cell table:style-name="ce5" office:value-type="string" calcext:value-type="string">
            <text:p>P6</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Machine learning software engineering in practice: An industrial case study</text:p>
          </table:table-cell>
          <table:table-cell table:style-name="ce11" office:value-type="string" calcext:value-type="string">
            <text:p>Rahman, Md Saidur and Rivera, Emilio and Khomh, Foutse and Guéhéneuc, Yann-Ga{\"e}l and Lehnert, Bernd</text:p>
          </table:table-cell>
          <table:table-cell table:style-name="ce11" office:value-type="string" calcext:value-type="string">
            <text:p>arXiv preprint arXiv:1906.07154</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2"/>
          <table:table-cell table:style-name="ce27" office:value-type="string" calcext:value-type="string">
            <text:p>X</text:p>
          </table:table-cell>
          <table:table-cell table:style-name="ce27" table:number-columns-repeated="3"/>
          <table:table-cell table:style-name="ce30" table:formula="of:=IF(AND(NOT(ISBLANK([.J7]));NOT(ISBLANK([.K7]));ISBLANK([.L7]);ISBLANK([.M7]);ISBLANK([.N7]);ISBLANK([.O7]);ISBLANK([.P7]);ISBLANK([.Q7]));&quot;TRUE&quot;;&quot;FALSE&quot;)" office:value-type="string" office:string-value="FALSE" calcext:value-type="string">
            <text:p>FALSE</text:p>
          </table:table-cell>
          <table:table-cell table:style-name="ce11" office:value-type="string" calcext:value-type="string">
            <text:p>Case Study and challenges</text:p>
          </table:table-cell>
          <table:table-cell table:style-name="ce33" office:value-type="string" calcext:value-type="string">
            <text:p><text:a xlink:href="https://arxiv.org/abs/1906.07154" xlink:type="simple">https://arxiv.org/abs/1906.07154</text:a></text:p>
          </table:table-cell>
          <table:table-cell table:number-columns-repeated="1004"/>
        </table:table-row>
        <table:table-row table:style-name="ro1">
          <table:table-cell table:style-name="ce2" office:value-type="float" office:value="4" calcext:value-type="float">
            <text:p>4</text:p>
          </table:table-cell>
          <table:table-cell table:style-name="ce5" office:value-type="string" calcext:value-type="string">
            <text:p>P7</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Studying software engineering patterns for designing machine learning systems</text:p>
          </table:table-cell>
          <table:table-cell table:style-name="ce11" office:value-type="string" calcext:value-type="string">
            <text:p>Washizaki, Hironori and Uchida, Hiromu and Khomh, Foutse and Gu{\'e}h{\'e}neuc, Yann-Ga{\"e}l</text:p>
          </table:table-cell>
          <table:table-cell table:style-name="ce11" office:value-type="string" calcext:value-type="string">
            <text:p>2019 10th International Workshop on Empirical Software Engineering in Practice (IWESEP) by IEEE</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8]));NOT(ISBLANK([.K8]));ISBLANK([.L8]);ISBLANK([.M8]);ISBLANK([.N8]);ISBLANK([.O8]);ISBLANK([.P8]);ISBLANK([.Q8]));&quot;TRUE&quot;;&quot;FALSE&quot;)" office:value-type="string" office:string-value="TRUE" calcext:value-type="string">
            <text:p>TRUE</text:p>
          </table:table-cell>
          <table:table-cell table:style-name="ce11" office:value-type="string" calcext:value-type="string">
            <text:p>Survey about challenges</text:p>
          </table:table-cell>
          <table:table-cell table:style-name="ce34" office:value-type="string" calcext:value-type="string">
            <text:p><text:a xlink:href="https://doi.org/10.1109/IWESEP49350.2019.00017" xlink:type="simple">https://doi.org/10.1109/IWESEP49350.2019.00017</text:a></text:p>
          </table:table-cell>
          <table:table-cell table:number-columns-repeated="1004"/>
        </table:table-row>
        <table:table-row table:style-name="ro1">
          <table:table-cell table:style-name="ce2"/>
          <table:table-cell table:style-name="ce5" office:value-type="string" calcext:value-type="string">
            <text:p>P8</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Impact of Discretization Noise of the Dependent variable on Machine Learning Classifiers in Software Engineering</text:p>
          </table:table-cell>
          <table:table-cell table:style-name="ce11" office:value-type="string" calcext:value-type="string">
            <text:p>Rajbahadur, Gopi Krishnan and Wang, Shaowei and Kamei, Yasutaka and Hassan, Ahmed E</text:p>
          </table:table-cell>
          <table:table-cell table:style-name="ce11" office:value-type="string" calcext:value-type="string">
            <text:p>IEEE Transactions on Software Engineering</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9]));NOT(ISBLANK([.K9]));ISBLANK([.L9]);ISBLANK([.M9]);ISBLANK([.N9]);ISBLANK([.O9]);ISBLANK([.P9]);ISBLANK([.Q9]));&quot;TRUE&quot;;&quot;FALSE&quot;)" office:value-type="string" office:string-value="FALSE" calcext:value-type="string">
            <text:p>FALSE</text:p>
          </table:table-cell>
          <table:table-cell table:style-name="ce11"/>
          <table:table-cell table:style-name="ce34" office:value-type="string" calcext:value-type="string">
            <text:p><text:a xlink:href="https://ieeexplore.ieee.org/abstract/document/8744330?casa_token=nr-w1szbSRQAAAAA:hQhRz71nhfztRhMRA_y_mX4Yg2P2MHECRrkowXxMsmtSz42qQxAdtrVWwl0HFvw6tZTKo9va6Q" xlink:type="simple">https://ieeexplore.ieee.org/abstract/document/8744330?casa_token=nr-w1szbSRQAAAAA:hQhRz71nhfztRhMRA_y_mX4Yg2P2MHECRrkowXxMsmtSz42qQxAdtrVWwl0HFvw6tZTKo9va6Q</text:a></text:p>
          </table:table-cell>
          <table:table-cell table:number-columns-repeated="1004"/>
        </table:table-row>
        <table:table-row table:style-name="ro1">
          <table:table-cell table:style-name="ce2"/>
          <table:table-cell table:style-name="ce5" office:value-type="string" calcext:value-type="string">
            <text:p>P9</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Setap: Software engineering teamwork assessment and prediction using machine learning</text:p>
          </table:table-cell>
          <table:table-cell table:style-name="ce11" office:value-type="string" calcext:value-type="string">
            <text:p>Petkovic, Dragutin and Sosnick-P{\'e}rez, Marc and Huang, Shihong and Todtenhoefer, Rainer and Okada, Kazunori and Arora, Swati and Sreenivasen, Ramasubramanian and Flores, Lorenzo and Dubey, Sonai</text:p>
          </table:table-cell>
          <table:table-cell table:style-name="ce11" office:value-type="string" calcext:value-type="string">
            <text:p>2014 IEEE Frontiers in Education Conference (FIE) Proceedings</text:p>
          </table:table-cell>
          <table:table-cell table:style-name="ce21" office:value-type="float" office:value="2014" calcext:value-type="float">
            <text:p>2014</text:p>
          </table:table-cell>
          <table:table-cell table:style-name="ce24" table:number-columns-repeated="2"/>
          <table:table-cell table:style-name="ce27" table:number-columns-repeated="6"/>
          <table:table-cell table:style-name="ce30" table:formula="of:=IF(AND(NOT(ISBLANK([.J10]));NOT(ISBLANK([.K10]));ISBLANK([.L10]);ISBLANK([.M10]);ISBLANK([.N10]);ISBLANK([.O10]);ISBLANK([.P10]);ISBLANK([.Q10]));&quot;TRUE&quot;;&quot;FALSE&quot;)" office:value-type="string" office:string-value="FALSE" calcext:value-type="string">
            <text:p>FALSE</text:p>
          </table:table-cell>
          <table:table-cell table:style-name="ce11" office:value-type="string" calcext:value-type="string">
            <text:p>wrong topic</text:p>
          </table:table-cell>
          <table:table-cell table:style-name="ce34" office:value-type="string" calcext:value-type="string">
            <text:p><text:a xlink:href="https://ieeexplore.ieee.org/abstract/document/7044199/" xlink:type="simple">https://ieeexplore.ieee.org/abstract/document/7044199/</text:a></text:p>
          </table:table-cell>
          <table:table-cell table:number-columns-repeated="1004"/>
        </table:table-row>
        <table:table-row table:style-name="ro1">
          <table:table-cell table:style-name="ce2"/>
          <table:table-cell table:style-name="ce5" office:value-type="string" calcext:value-type="string">
            <text:p>P10</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Work in progress: A machine learning approach for assessment and prediction of teamwork effectiveness in software engineering education</text:p>
          </table:table-cell>
          <table:table-cell table:style-name="ce11" office:value-type="string" calcext:value-type="string">
            <text:p>Petkovic, Dragutin and Okada, Kazunori and Sosnick, Marc and Iyer, Aishwarya and Zhu, Shenhaochen and Todtenhoefer, Rainer and Huang, Shihong</text:p>
          </table:table-cell>
          <table:table-cell table:style-name="ce11" office:value-type="string" calcext:value-type="string">
            <text:p>2012 Frontiers in Education Conference Proceedings by IEEE</text:p>
          </table:table-cell>
          <table:table-cell table:style-name="ce21" office:value-type="float" office:value="2012" calcext:value-type="float">
            <text:p>2012</text:p>
          </table:table-cell>
          <table:table-cell table:style-name="ce24" table:number-columns-repeated="2"/>
          <table:table-cell table:style-name="ce27" table:number-columns-repeated="6"/>
          <table:table-cell table:style-name="ce30" table:formula="of:=IF(AND(NOT(ISBLANK([.J11]));NOT(ISBLANK([.K11]));ISBLANK([.L11]);ISBLANK([.M11]);ISBLANK([.N11]);ISBLANK([.O11]);ISBLANK([.P11]);ISBLANK([.Q11]));&quot;TRUE&quot;;&quot;FALSE&quot;)" office:value-type="string" office:string-value="FALSE" calcext:value-type="string">
            <text:p>FALSE</text:p>
          </table:table-cell>
          <table:table-cell table:style-name="ce11" office:value-type="string" calcext:value-type="string">
            <text:p>Eductaional things</text:p>
          </table:table-cell>
          <table:table-cell table:style-name="ce34" office:value-type="string" calcext:value-type="string">
            <text:p><text:a xlink:href="https://ieeexplore.ieee.org/abstract/document/6462205/" xlink:type="simple">https://ieeexplore.ieee.org/abstract/document/6462205/</text:a></text:p>
          </table:table-cell>
          <table:table-cell table:number-columns-repeated="1004"/>
        </table:table-row>
        <table:table-row table:style-name="ro1">
          <table:table-cell table:style-name="ce2"/>
          <table:table-cell table:style-name="ce5" office:value-type="string" calcext:value-type="string">
            <text:p>P11</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Machine learning for software engineering: models, methods, and applications</text:p>
          </table:table-cell>
          <table:table-cell table:style-name="ce11" office:value-type="string" calcext:value-type="string">
            <text:p>Meinke, Karl and Bennaceur, Amel</text:p>
          </table:table-cell>
          <table:table-cell table:style-name="ce11" office:value-type="string" calcext:value-type="string">
            <text:p>2018 IEEE/ACM 40th International Conference on Software Engineering: Companion (ICSE-Companion)</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12]));NOT(ISBLANK([.K12]));NOT(ISBLANK([.L12]));ISBLANK([.M12]);ISBLANK([.N12]);ISBLANK([.O12]);ISBLANK([.P12]));&quot;TRUE&quot;;&quot;FALSE&quot;)" office:value-type="string" office:string-value="FALSE" calcext:value-type="string">
            <text:p>FALSE</text:p>
          </table:table-cell>
          <table:table-cell table:style-name="ce11" office:value-type="string" calcext:value-type="string">
            <text:p>title suggests the wrong direction</text:p>
          </table:table-cell>
          <table:table-cell table:style-name="ce34" office:value-type="string" calcext:value-type="string">
            <text:p><text:a xlink:href="https://ieeexplore.ieee.org/abstract/document/8449656/" xlink:type="simple">https://ieeexplore.ieee.org/abstract/document/8449656/</text:a></text:p>
          </table:table-cell>
          <table:table-cell table:number-columns-repeated="1004"/>
        </table:table-row>
        <table:table-row table:style-name="ro1">
          <table:table-cell table:style-name="ce2"/>
          <table:table-cell table:style-name="ce5" office:value-type="string" calcext:value-type="string">
            <text:p>P12</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A case study on machine learning model for code review expert system in software engineering</text:p>
          </table:table-cell>
          <table:table-cell table:style-name="ce11" office:value-type="string" calcext:value-type="string">
            <text:p>Madera, Micha{\l} and Tomo{\'n}, Rafa{\l}</text:p>
          </table:table-cell>
          <table:table-cell table:style-name="ce11" office:value-type="string" calcext:value-type="string">
            <text:p>2017 Federated Conference on Computer Science and Information Systems (FedCSIS) by IEE</text:p>
          </table:table-cell>
          <table:table-cell table:style-name="ce21" office:value-type="float" office:value="2017" calcext:value-type="float">
            <text:p>2017</text:p>
          </table:table-cell>
          <table:table-cell table:style-name="ce24" table:number-columns-repeated="2"/>
          <table:table-cell table:style-name="ce27" table:number-columns-repeated="6"/>
          <table:table-cell table:style-name="ce30" table:formula="of:=IF(AND(NOT(ISBLANK([.J13]));NOT(ISBLANK([.K13]));NOT(ISBLANK([.L13]));ISBLANK([.M13]);ISBLANK([.N13]);ISBLANK([.O13]);ISBLANK([.P13]));&quot;TRUE&quot;;&quot;FALSE&quot;)" office:value-type="string" office:string-value="FALSE" calcext:value-type="string">
            <text:p>FALSE</text:p>
          </table:table-cell>
          <table:table-cell table:style-name="ce11" office:value-type="string" calcext:value-type="string">
            <text:p>wrong direction</text:p>
          </table:table-cell>
          <table:table-cell table:style-name="ce34" office:value-type="string" calcext:value-type="string">
            <text:p><text:a xlink:href="https://ieeexplore.ieee.org/abstract/document/8104731/" xlink:type="simple">https://ieeexplore.ieee.org/abstract/document/8104731/</text:a></text:p>
          </table:table-cell>
          <table:table-cell table:number-columns-repeated="1004"/>
        </table:table-row>
        <table:table-row table:style-name="ro1">
          <table:table-cell table:style-name="ce2"/>
          <table:table-cell table:style-name="ce5" office:value-type="string" calcext:value-type="string">
            <text:p>P13</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Applications of machine learning techniques for software engineering learning and early prediction of students’ performance</text:p>
          </table:table-cell>
          <table:table-cell table:style-name="ce11" office:value-type="string" calcext:value-type="string">
            <text:p>Alloghani, Mohamed and Al-Jumeily, Dhiya and Baker, Thar and Hussain, Abir and Mustafina, Jamila and Aljaaf, Ahmed J</text:p>
          </table:table-cell>
          <table:table-cell table:style-name="ce11" office:value-type="string" calcext:value-type="string">
            <text:p>International Conference on Soft Computing in Data Science by Springer</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14]));NOT(ISBLANK([.K14]));NOT(ISBLANK([.L14]));ISBLANK([.M14]);ISBLANK([.N14]);ISBLANK([.O14]);ISBLANK([.P14]));&quot;TRUE&quot;;&quot;FALSE&quot;)" office:value-type="string" office:string-value="FALSE" calcext:value-type="string">
            <text:p>FALSE</text:p>
          </table:table-cell>
          <table:table-cell table:style-name="ce11" office:value-type="string" calcext:value-type="string">
            <text:p>wrong direction</text:p>
          </table:table-cell>
          <table:table-cell table:style-name="ce34" office:value-type="string" calcext:value-type="string">
            <text:p><text:a xlink:href="https://link.springer.com/chapter/10.1007/978-981-13-3441-2_19" xlink:type="simple">https://link.springer.com/chapter/10.1007/978-981-13-3441-2_19</text:a></text:p>
          </table:table-cell>
          <table:table-cell table:number-columns-repeated="1004"/>
        </table:table-row>
        <table:table-row table:style-name="ro1">
          <table:table-cell table:style-name="ce2"/>
          <table:table-cell table:style-name="ce5" office:value-type="string" calcext:value-type="string">
            <text:p>P14</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The Knowledge Repository Management System Architecture of Digital Knowledge Engineering using Machine Learning to Promote Software Engineering Competencies</text:p>
          </table:table-cell>
          <table:table-cell table:style-name="ce11" office:value-type="string" calcext:value-type="string">
            <text:p>Thanachawengsakul, Nattaphol and Wannapiroon, Panita and Nilsook, Prachyanun</text:p>
          </table:table-cell>
          <table:table-cell table:style-name="ce11" office:value-type="string" calcext:value-type="string">
            <text:p>International Journal of Emerging Technologies in Learning (iJET)</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15]));NOT(ISBLANK([.K15]));NOT(ISBLANK([.L15]));ISBLANK([.M15]);ISBLANK([.N15]);ISBLANK([.O15]);ISBLANK([.P15]));&quot;TRUE&quot;;&quot;FALSE&quot;)" office:value-type="string" office:string-value="FALSE" calcext:value-type="string">
            <text:p>FALSE</text:p>
          </table:table-cell>
          <table:table-cell table:style-name="ce11" office:value-type="string" calcext:value-type="string">
            <text:p>wrong direction</text:p>
          </table:table-cell>
          <table:table-cell table:style-name="ce34" office:value-type="string" calcext:value-type="string">
            <text:p><text:a xlink:href="https://onlinejour.journals.publicknowledgeproject.org/index.php/i-jet/article/view/10444" xlink:type="simple">https://onlinejour.journals.publicknowledgeproject.org/index.php/i-jet/article/view/10444</text:a></text:p>
          </table:table-cell>
          <table:table-cell table:number-columns-repeated="1004"/>
        </table:table-row>
        <table:table-row table:style-name="ro1">
          <table:table-cell table:style-name="ce2"/>
          <table:table-cell table:style-name="ce5" office:value-type="string" calcext:value-type="string">
            <text:p>P15</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2" office:value-type="string" calcext:value-type="string">
            <text:p>Automation of software application engineering using machine learning and reasoning</text:p>
          </table:table-cell>
          <table:table-cell table:style-name="ce11" office:value-type="string" calcext:value-type="string">
            <text:p>Coldicott, Peter Alan and Ellis, Raymond Walter and Gonzalez, Celso and Lane, Eoin</text:p>
          </table:table-cell>
          <table:table-cell table:style-name="ce11" office:value-type="string" calcext:value-type="string">
            <text:p>google patents</text:p>
          </table:table-cell>
          <table:table-cell table:style-name="ce21" office:value-type="float" office:value="2013" calcext:value-type="float">
            <text:p>2013</text:p>
          </table:table-cell>
          <table:table-cell table:style-name="ce24" table:number-columns-repeated="2"/>
          <table:table-cell table:style-name="ce27" table:number-columns-repeated="6"/>
          <table:table-cell table:style-name="ce30" table:formula="of:=IF(AND(NOT(ISBLANK([.J16]));NOT(ISBLANK([.K16]));NOT(ISBLANK([.L16]));ISBLANK([.M16]);ISBLANK([.N16]);ISBLANK([.O16]);ISBLANK([.P16]));&quot;TRUE&quot;;&quot;FALSE&quot;)" office:value-type="string" office:string-value="FALSE" calcext:value-type="string">
            <text:p>FALSE</text:p>
          </table:table-cell>
          <table:table-cell table:style-name="ce11" office:value-type="string" calcext:value-type="string">
            <text:p>wrong direction and no scientific</text:p>
          </table:table-cell>
          <table:table-cell table:style-name="ce34" office:value-type="string" calcext:value-type="string">
            <text:p><text:a xlink:href="https://patents.google.com/patent/US8607190B2/en" xlink:type="simple">https://patents.google.com/patent/US8607190B2/en</text:a></text:p>
          </table:table-cell>
          <table:table-cell table:number-columns-repeated="1004"/>
        </table:table-row>
        <table:table-row table:style-name="ro1">
          <table:table-cell table:style-name="ce2"/>
          <table:table-cell table:style-name="ce5" office:value-type="string" calcext:value-type="string">
            <text:p>P16</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Software Engineering Practices for Machine Learning</text:p>
          </table:table-cell>
          <table:table-cell table:style-name="ce11" office:value-type="string" calcext:value-type="string">
            <text:p>Kriens, Peter and Verbelen, Tim</text:p>
          </table:table-cell>
          <table:table-cell table:style-name="ce11" office:value-type="string" calcext:value-type="string">
            <text:p>arXiv preprint arXiv:1906.10366</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2"/>
          <table:table-cell table:style-name="ce27" office:value-type="string" calcext:value-type="string">
            <text:p>X</text:p>
          </table:table-cell>
          <table:table-cell table:style-name="ce27" table:number-columns-repeated="3"/>
          <table:table-cell table:style-name="ce30" table:formula="of:=IF(AND(NOT(ISBLANK([.J17]));NOT(ISBLANK([.K17]));ISBLANK([.L17]);ISBLANK([.M17]);ISBLANK([.N17]);ISBLANK([.O17]);ISBLANK([.P17]);ISBLANK([.Q17]));&quot;TRUE&quot;;&quot;FALSE&quot;)" office:value-type="string" office:string-value="FALSE" calcext:value-type="string">
            <text:p>FALSE</text:p>
          </table:table-cell>
          <table:table-cell table:style-name="ce11"/>
          <table:table-cell table:style-name="ce34" office:value-type="string" calcext:value-type="string">
            <text:p><text:a xlink:href="https://arxiv.org/abs/1906.10366" xlink:type="simple">https://arxiv.org/abs/1906.10366</text:a></text:p>
          </table:table-cell>
          <table:table-cell table:number-columns-repeated="1004"/>
        </table:table-row>
        <table:table-row table:style-name="ro1">
          <table:table-cell table:style-name="ce2"/>
          <table:table-cell table:style-name="ce5" office:value-type="string" calcext:value-type="string">
            <text:p>P17</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Software engineering approach to bug prediction models using machine learning as a service (MLaaS)</text:p>
          </table:table-cell>
          <table:table-cell table:style-name="ce11" office:value-type="string" calcext:value-type="string">
            <text:p>Subbiah, Uma and Ramachandran, Muthu and Mahmood, Zaigham</text:p>
          </table:table-cell>
          <table:table-cell table:style-name="ce11" office:value-type="string" calcext:value-type="string">
            <text:p>ICSOFT 2018-Proceedings of the 13th International Conference on Software Technologies</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18]));NOT(ISBLANK([.K18]));ISBLANK([.L18]);ISBLANK([.M18]);ISBLANK([.N18]);ISBLANK([.O18]);ISBLANK([.P18]);ISBLANK([.Q18]));&quot;TRUE&quot;;&quot;FALSE&quot;)" office:value-type="string" office:string-value="FALSE" calcext:value-type="string">
            <text:p>FALSE</text:p>
          </table:table-cell>
          <table:table-cell table:style-name="ce11"/>
          <table:table-cell table:style-name="ce34" office:value-type="string" calcext:value-type="string">
            <text:p><text:a xlink:href="http://eprints.leedsbeckett.ac.uk/6191/1/SoftwareEngineeringApproachBugPredictionModelsUsingMachineLearningServiceMLaaSPV-RAMACHANDRAN.pdf" xlink:type="simple">http://eprints.leedsbeckett.ac.uk/6191/1/SoftwareEngineeringApproachBugPredictionModelsUsingMachineLearningServiceMLaaSPV-RAMACHANDRAN.pdf</text:a></text:p>
          </table:table-cell>
          <table:table-cell table:number-columns-repeated="1004"/>
        </table:table-row>
        <table:table-row table:style-name="ro1">
          <table:table-cell table:style-name="ce2"/>
          <table:table-cell table:style-name="ce5" office:value-type="string" calcext:value-type="string">
            <text:p>P18</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Evaluating the performance of machine learning sentiment analysis algorithms in software engineering</text:p>
          </table:table-cell>
          <table:table-cell table:style-name="ce11" office:value-type="string" calcext:value-type="string">
            <text:p>Shen, Jingyi and Baysal, Olga and Shafiq, M Omair</text:p>
          </table:table-cell>
          <table:table-cell table:style-name="ce11" office:value-type="string" calcext:value-type="string">
            <text:p>2019 IEEE Intl Conf on Dependable, Autonomic and Secure Computing, Intl Conf on Pervasive Intelligence and Computing, Intl Conf on Cloud and Big Data Computing, Intl Conf on Cyber Science and Technology Congress (DASC/PiCom/CBDCom/CyberSciTech)</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19]));NOT(ISBLANK([.K19]));ISBLANK([.L19]);ISBLANK([.M19]);ISBLANK([.N19]);ISBLANK([.O19]);ISBLANK([.P19]);ISBLANK([.Q19]));&quot;TRUE&quot;;&quot;FALSE&quot;)" office:value-type="string" office:string-value="FALSE" calcext:value-type="string">
            <text:p>FALSE</text:p>
          </table:table-cell>
          <table:table-cell table:style-name="ce11" office:value-type="string" calcext:value-type="string">
            <text:p>sentiment analysis for software engineering dacuments</text:p>
          </table:table-cell>
          <table:table-cell table:style-name="ce33" office:value-type="string" calcext:value-type="string">
            <text:p><text:a xlink:href="https://doi.org/10.1109/DASC/PiCom/CBDCom/CyberSciTech.2019.00185" xlink:type="simple">https://doi.org/10.1109/DASC/PiCom/CBDCom/CyberSciTech.2019.00185</text:a></text:p>
          </table:table-cell>
          <table:table-cell table:number-columns-repeated="1004"/>
        </table:table-row>
        <table:table-row table:style-name="ro1">
          <table:table-cell table:style-name="ce2"/>
          <table:table-cell table:style-name="ce5" office:value-type="string" calcext:value-type="string">
            <text:p>P19</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Applications of Genetic Algorithm in Software Engineering, Distributed Computing and Machine Learning</text:p>
          </table:table-cell>
          <table:table-cell table:style-name="ce11" office:value-type="string" calcext:value-type="string">
            <text:p>Sharma, Samriti</text:p>
          </table:table-cell>
          <table:table-cell table:style-name="ce11" office:value-type="string" calcext:value-type="string">
            <text:p>International Journal of Computer Applications and Information Technology (IJCAIT)</text:p>
          </table:table-cell>
          <table:table-cell table:style-name="ce21" office:value-type="float" office:value="2017" calcext:value-type="float">
            <text:p>2017</text:p>
          </table:table-cell>
          <table:table-cell table:style-name="ce24" table:number-columns-repeated="2"/>
          <table:table-cell table:style-name="ce27" table:number-columns-repeated="6"/>
          <table:table-cell table:style-name="ce30" table:formula="of:=IF(AND(NOT(ISBLANK([.J20]));NOT(ISBLANK([.K20]));ISBLANK([.L20]);ISBLANK([.M20]);ISBLANK([.N20]);ISBLANK([.O20]);ISBLANK([.P20]);ISBLANK([.Q20]));&quot;TRUE&quot;;&quot;FALSE&quot;)" office:value-type="string" office:string-value="FALSE" calcext:value-type="string">
            <text:p>FALSE</text:p>
          </table:table-cell>
          <table:table-cell table:style-name="ce11" office:value-type="string" calcext:value-type="string">
            <text:p>wrong direction</text:p>
          </table:table-cell>
          <table:table-cell table:style-name="ce34" office:value-type="string" calcext:value-type="string">
            <text:p><text:a xlink:href="http://www.ijcait.com/IJCAIT/92/924.pdf" xlink:type="simple">http://www.ijcait.com/IJCAIT/92/924.pdf</text:a></text:p>
          </table:table-cell>
          <table:table-cell table:number-columns-repeated="1004"/>
        </table:table-row>
        <table:table-row table:style-name="ro1">
          <table:table-cell table:style-name="ce2"/>
          <table:table-cell table:style-name="ce5" office:value-type="string" calcext:value-type="string">
            <text:p>P20</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MarValous: machine learning based detection of emotions in the valence-arousal space in software engineering text</text:p>
          </table:table-cell>
          <table:table-cell table:style-name="ce11" office:value-type="string" calcext:value-type="string">
            <text:p>Islam, Md Rakibul and Ahmmed, Md Kauser and Zibran, Minhaz F</text:p>
          </table:table-cell>
          <table:table-cell table:style-name="ce11" office:value-type="string" calcext:value-type="string">
            <text:p>Proceedings of the 34th ACM/SIGAPP Symposium on Applied Computing</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21]));NOT(ISBLANK([.K21]));ISBLANK([.L21]);ISBLANK([.M21]);ISBLANK([.N21]);ISBLANK([.O21]);ISBLANK([.P21]);ISBLANK([.Q21]));&quot;TRUE&quot;;&quot;FALSE&quot;)" office:value-type="string" office:string-value="FALSE" calcext:value-type="string">
            <text:p>FALSE</text:p>
          </table:table-cell>
          <table:table-cell table:style-name="ce11" office:value-type="string" calcext:value-type="string">
            <text:p>emotion detection in Software engineerin texts</text:p>
          </table:table-cell>
          <table:table-cell table:style-name="ce34" office:value-type="string" calcext:value-type="string">
            <text:p><text:a xlink:href="https://dl.acm.org/doi/abs/10.1145/3297280.3297455" xlink:type="simple">https://dl.acm.org/doi/abs/10.1145/3297280.3297455</text:a></text:p>
          </table:table-cell>
          <table:table-cell table:number-columns-repeated="1004"/>
        </table:table-row>
        <table:table-row table:style-name="ro1">
          <table:table-cell table:style-name="ce2"/>
          <table:table-cell table:style-name="ce5" office:value-type="string" calcext:value-type="string">
            <text:p>P21</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Automatic generation of software interfaces for supporting decision-making processes. An application of domain engineering and machine learning</text:p>
          </table:table-cell>
          <table:table-cell table:style-name="ce11" office:value-type="string" calcext:value-type="string">
            <text:p>V{\'a}zquez-Ingelmo, Andrea and Garc{\'\i}a-Pe{\~n}alvo, Francisco J and Ther{\'o}n, Roberto</text:p>
          </table:table-cell>
          <table:table-cell table:style-name="ce11" office:value-type="string" calcext:value-type="string">
            <text:p>Proceedings of the Seventh International Conference on Technological Ecosystems for Enhancing Multiculturality</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22]));NOT(ISBLANK([.K22]));ISBLANK([.L22]);ISBLANK([.M22]);ISBLANK([.N22]);ISBLANK([.O22]);ISBLANK([.P22]);ISBLANK([.Q22]));&quot;TRUE&quot;;&quot;FALSE&quot;)" office:value-type="string" office:string-value="FALSE" calcext:value-type="string">
            <text:p>FALSE</text:p>
          </table:table-cell>
          <table:table-cell table:style-name="ce11" office:value-type="string" calcext:value-type="string">
            <text:p>Out of Topic</text:p>
          </table:table-cell>
          <table:table-cell table:style-name="ce34" office:value-type="string" calcext:value-type="string">
            <text:p><text:a xlink:href="https://dl.acm.org/doi/abs/10.1145/3362789.3362923" xlink:type="simple">https://dl.acm.org/doi/abs/10.1145/3362789.3362923</text:a></text:p>
          </table:table-cell>
          <table:table-cell table:number-columns-repeated="1004"/>
        </table:table-row>
        <table:table-row table:style-name="ro1">
          <table:table-cell table:style-name="ce2"/>
          <table:table-cell table:style-name="ce5" office:value-type="string" calcext:value-type="string">
            <text:p>P22</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Review on Code Examination Proficient System in Software Engineering by Using Machine Learning Approach</text:p>
          </table:table-cell>
          <table:table-cell table:style-name="ce11" office:value-type="string" calcext:value-type="string">
            <text:p>Ayesha, Noor and Yethiraj, NG</text:p>
          </table:table-cell>
          <table:table-cell table:style-name="ce11" office:value-type="string" calcext:value-type="string">
            <text:p>2018 International Conference on Inventive Research in Computing Applications (ICIRCA) by IEEE</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23]));NOT(ISBLANK([.K23]));ISBLANK([.L23]);ISBLANK([.M23]);ISBLANK([.N23]);ISBLANK([.O23]);ISBLANK([.P23]);ISBLANK([.Q23]));&quot;TRUE&quot;;&quot;FALSE&quot;)" office:value-type="string" office:string-value="FALSE" calcext:value-type="string">
            <text:p>FALSE</text:p>
          </table:table-cell>
          <table:table-cell table:style-name="ce11" office:value-type="string" calcext:value-type="string">
            <text:p>wrong them</text:p>
          </table:table-cell>
          <table:table-cell table:style-name="ce33" office:value-type="string" calcext:value-type="string">
            <text:p><text:a xlink:href="https://doi.rog/10.1109/ICIRCA.2018.8597382" xlink:type="simple">https://doi.rog/10.1109/ICIRCA.2018.8597382</text:a></text:p>
          </table:table-cell>
          <table:table-cell table:number-columns-repeated="1004"/>
        </table:table-row>
        <table:table-row table:style-name="ro1">
          <table:table-cell table:style-name="ce2"/>
          <table:table-cell table:style-name="ce5" office:value-type="string" calcext:value-type="string">
            <text:p>P23</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SP-J48: a novel optimization and machine-learning-based approach for solving complex problems: special application in software engineering for detecting code smells</text:p>
          </table:table-cell>
          <table:table-cell table:style-name="ce11" office:value-type="string" calcext:value-type="string">
            <text:p>Kaur, Amandeep and Jain, Sushma and Goel, Shivani</text:p>
          </table:table-cell>
          <table:table-cell table:style-name="ce11" office:value-type="string" calcext:value-type="string">
            <text:p>Neural Computing and Applications by Springer</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24]));NOT(ISBLANK([.K24]));ISBLANK([.L24]);ISBLANK([.M24]);ISBLANK([.N24]);ISBLANK([.O24]);ISBLANK([.P24]);ISBLANK([.Q24]));&quot;TRUE&quot;;&quot;FALSE&quot;)" office:value-type="string" office:string-value="FALSE" calcext:value-type="string">
            <text:p>FALSE</text:p>
          </table:table-cell>
          <table:table-cell table:style-name="ce11" office:value-type="string" calcext:value-type="string">
            <text:p>Machine learning for Software engineering</text:p>
          </table:table-cell>
          <table:table-cell table:style-name="ce34" office:value-type="string" calcext:value-type="string">
            <text:p><text:a xlink:href="https://link.springer.com/content/pdf/10.1007/s00521-019-04175-z.pdf" xlink:type="simple">https://link.springer.com/content/pdf/10.1007/s00521-019-04175-z.pdf</text:a></text:p>
          </table:table-cell>
          <table:table-cell table:number-columns-repeated="1004"/>
        </table:table-row>
        <table:table-row table:style-name="ro1">
          <table:table-cell table:style-name="ce2"/>
          <table:table-cell table:style-name="ce5" office:value-type="string" calcext:value-type="string">
            <text:p>P24</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Traffic engineering framework with machine learning based meta-layer in software-defined networks</text:p>
          </table:table-cell>
          <table:table-cell table:style-name="ce11" office:value-type="string" calcext:value-type="string">
            <text:p>Yanjun, Li and Xiaobo, Li and Osamu, Yoshie</text:p>
          </table:table-cell>
          <table:table-cell table:style-name="ce11" office:value-type="string" calcext:value-type="string">
            <text:p>2014 4th IEEE International Conference on Network Infrastructure and Digital Content</text:p>
          </table:table-cell>
          <table:table-cell table:style-name="ce21" office:value-type="float" office:value="2014" calcext:value-type="float">
            <text:p>2014</text:p>
          </table:table-cell>
          <table:table-cell table:style-name="ce24" table:number-columns-repeated="2"/>
          <table:table-cell table:style-name="ce27" table:number-columns-repeated="6"/>
          <table:table-cell table:style-name="ce30" table:formula="of:=IF(AND(NOT(ISBLANK([.J25]));NOT(ISBLANK([.K25]));ISBLANK([.L25]);ISBLANK([.M25]);ISBLANK([.N25]);ISBLANK([.O25]);ISBLANK([.P25]);ISBLANK([.Q25]));&quot;TRUE&quot;;&quot;FALSE&quot;)" office:value-type="string" office:string-value="FALSE" calcext:value-type="string">
            <text:p>FALSE</text:p>
          </table:table-cell>
          <table:table-cell table:style-name="ce11" office:value-type="string" calcext:value-type="string">
            <text:p>Out of Topic</text:p>
          </table:table-cell>
          <table:table-cell table:style-name="ce33" office:value-type="string" calcext:value-type="string">
            <text:p><text:a xlink:href="https://doi.org/10.1109/ICNIDC.2014.7000278" xlink:type="simple">https://doi.org/10.1109/ICNIDC.2014.7000278</text:a></text:p>
          </table:table-cell>
          <table:table-cell table:number-columns-repeated="1004"/>
        </table:table-row>
        <table:table-row table:style-name="ro1">
          <table:table-cell table:style-name="ce2"/>
          <table:table-cell table:style-name="ce5" office:value-type="string" calcext:value-type="string">
            <text:p>P25</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Integrating AI and machine learning in software engineering course for high school students</text:p>
          </table:table-cell>
          <table:table-cell table:style-name="ce11" office:value-type="string" calcext:value-type="string">
            <text:p>Sperling, Ahuva and Lickerman, Dorit</text:p>
          </table:table-cell>
          <table:table-cell table:style-name="ce11" office:value-type="string" calcext:value-type="string">
            <text:p>Proceedings of the 17th ACM annual conference on Innovation and technology in computer science education</text:p>
          </table:table-cell>
          <table:table-cell table:style-name="ce21" office:value-type="float" office:value="2012" calcext:value-type="float">
            <text:p>2012</text:p>
          </table:table-cell>
          <table:table-cell table:style-name="ce24" table:number-columns-repeated="2"/>
          <table:table-cell table:style-name="ce27" table:number-columns-repeated="6"/>
          <table:table-cell table:style-name="ce30" table:formula="of:=IF(AND(NOT(ISBLANK([.J26]));NOT(ISBLANK([.K26]));ISBLANK([.L26]);ISBLANK([.M26]);ISBLANK([.N26]);ISBLANK([.O26]);ISBLANK([.P26]);ISBLANK([.Q26]));&quot;TRUE&quot;;&quot;FALSE&quot;)" office:value-type="string" office:string-value="FALSE" calcext:value-type="string">
            <text:p>FALSE</text:p>
          </table:table-cell>
          <table:table-cell table:style-name="ce11" office:value-type="string" calcext:value-type="string">
            <text:p>Out of topic</text:p>
          </table:table-cell>
          <table:table-cell table:style-name="ce34" office:value-type="string" calcext:value-type="string">
            <text:p><text:a xlink:href="https://dl.acm.org/doi/abs/10.1145/2325296.2325354" xlink:type="simple">https://dl.acm.org/doi/abs/10.1145/2325296.2325354</text:a></text:p>
          </table:table-cell>
          <table:table-cell table:number-columns-repeated="1004"/>
        </table:table-row>
        <table:table-row table:style-name="ro1">
          <table:table-cell table:style-name="ce2"/>
          <table:table-cell table:style-name="ce5" office:value-type="string" calcext:value-type="string">
            <text:p>P26</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Application of machine learning in software engineering: an overview</text:p>
          </table:table-cell>
          <table:table-cell table:style-name="ce11" office:value-type="string" calcext:value-type="string">
            <text:p>Moroz, OH and Moroz, HB</text:p>
          </table:table-cell>
          <table:table-cell table:style-name="ce11" office:value-type="string" calcext:value-type="string">
            <text:p>PROBLEMS IN PROGRAMMING</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27]));NOT(ISBLANK([.K27]));ISBLANK([.L27]);ISBLANK([.M27]);ISBLANK([.N27]);ISBLANK([.O27]);ISBLANK([.P27]);ISBLANK([.Q27]));&quot;TRUE&quot;;&quot;FALSE&quot;)" office:value-type="string" office:string-value="FALSE" calcext:value-type="string">
            <text:p>FALSE</text:p>
          </table:table-cell>
          <table:table-cell table:style-name="ce11" office:value-type="string" calcext:value-type="string">
            <text:p>wrong direction</text:p>
          </table:table-cell>
          <table:table-cell table:style-name="ce34" office:value-type="string" calcext:value-type="string">
            <text:p><text:a xlink:href="http://pp.isofts.kiev.ua/ojs1/article/view/381" xlink:type="simple">http://pp.isofts.kiev.ua/ojs1/article/view/381</text:a></text:p>
          </table:table-cell>
          <table:table-cell table:number-columns-repeated="1004"/>
        </table:table-row>
        <table:table-row table:style-name="ro1">
          <table:table-cell table:style-name="ce2"/>
          <table:table-cell table:style-name="ce5" office:value-type="string" calcext:value-type="string">
            <text:p>P27</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Software Engineering for Machine Learning in Health Informatics</text:p>
          </table:table-cell>
          <table:table-cell table:style-name="ce11" office:value-type="string" calcext:value-type="string">
            <text:p>Moreb, Mohammed and Ata, Oguz</text:p>
          </table:table-cell>
          <table:table-cell table:style-name="ce11" office:value-type="string" calcext:value-type="string">
            <text:p>IEEE Access</text:p>
          </table:table-cell>
          <table:table-cell table:style-name="ce21" office:value-type="float" office:value="2019" calcext:value-type="float">
            <text:p>2019</text:p>
          </table:table-cell>
          <table:table-cell table:style-name="ce24"/>
          <table:table-cell table:style-name="ce24" office:value-type="string" calcext:value-type="string">
            <text:p>X</text:p>
          </table:table-cell>
          <table:table-cell table:style-name="ce27" table:number-columns-repeated="6"/>
          <table:table-cell table:style-name="ce30" table:formula="of:=IF(AND(NOT(ISBLANK([.J28]));NOT(ISBLANK([.K28]));ISBLANK([.L28]);ISBLANK([.M28]);ISBLANK([.N28]);ISBLANK([.O28]);ISBLANK([.P28]);ISBLANK([.Q28]));&quot;TRUE&quot;;&quot;FALSE&quot;)" office:value-type="string" office:string-value="FALSE" calcext:value-type="string">
            <text:p>FALSE</text:p>
          </table:table-cell>
          <table:table-cell table:style-name="ce11"/>
          <table:table-cell table:style-name="ce34" office:value-type="string" calcext:value-type="string">
            <text:p><text:a xlink:href="http://www.academia.edu/download/61453934/Manuscript_published_Dec_201920191208-81290-12two4d.pdf" xlink:type="simple">http://www.academia.edu/download/61453934/Manuscript_published_Dec_201920191208-81290-12two4d.pdf</text:a></text:p>
          </table:table-cell>
          <table:table-cell table:number-columns-repeated="1004"/>
        </table:table-row>
        <table:table-row table:style-name="ro1">
          <table:table-cell table:style-name="ce2"/>
          <table:table-cell table:style-name="ce5" office:value-type="string" calcext:value-type="string">
            <text:p>P28</text:p>
          </table:table-cell>
          <table:table-cell table:style-name="ce12" office:value-type="string" calcext:value-type="string">
            <text:p>Google Scholar</text:p>
          </table:table-cell>
          <table:table-cell table:style-name="ce12" office:value-type="float" office:value="0" calcext:value-type="float">
            <text:p>0</text:p>
          </table:table-cell>
          <table:table-cell table:style-name="ce12"/>
          <table:table-cell table:style-name="ce12" office:value-type="string" calcext:value-type="string">
            <text:p>Towards a Software Engineering Framework for the Design, Construction and Deployment of Machine Learning-Based Solutions in Digitalization Processes</text:p>
          </table:table-cell>
          <table:table-cell table:style-name="ce11" office:value-type="string" calcext:value-type="string">
            <text:p>Colomo-Palacios, Ricardo</text:p>
          </table:table-cell>
          <table:table-cell table:style-name="ce11" office:value-type="string" calcext:value-type="string">
            <text:p>The International Research \&amp; Innovation Forum by Springer</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29]));NOT(ISBLANK([.K29]));ISBLANK([.L29]);ISBLANK([.M29]);ISBLANK([.N29]);ISBLANK([.O29]);ISBLANK([.P29]);ISBLANK([.Q29]));&quot;TRUE&quot;;&quot;FALSE&quot;)" office:value-type="string" office:string-value="FALSE" calcext:value-type="string">
            <text:p>FALSE</text:p>
          </table:table-cell>
          <table:table-cell table:style-name="ce11" office:value-type="string" calcext:value-type="string">
            <text:p>wrong</text:p>
          </table:table-cell>
          <table:table-cell table:style-name="ce33" office:value-type="string" calcext:value-type="string">
            <text:p><text:a xlink:href="https://ieeexplore.ieee.org/abstract/document/8597382?casa_token=usNiA1w9bXcAAAAA:-LS7w42atnJV9s8eWM44WIHd-UzwIlCgD-_MIqWNeTNwPDlUWFiG1N0zYnjIXZN_d4F8rx9gkg" xlink:type="simple">https://ieeexplore.ieee.org/abstract/document/8597382?casa_token=usNiA1w9bXcAAAAA:-LS7w42atnJV9s8eWM44WIHd-UzwIlCgD-_MIqWNeTNwPDlUWFiG1N0zYnjIXZN_d4F8rx9gkg</text:a></text:p>
          </table:table-cell>
          <table:table-cell table:number-columns-repeated="1004"/>
        </table:table-row>
        <table:table-row table:style-name="ro1">
          <table:table-cell table:style-name="ce2"/>
          <table:table-cell table:style-name="ce5" office:value-type="string" calcext:value-type="string">
            <text:p>P29</text:p>
          </table:table-cell>
          <table:table-cell table:style-name="ce12" office:value-type="string" calcext:value-type="string">
            <text:p>Google Scholar</text:p>
          </table:table-cell>
          <table:table-cell table:style-name="ce12" office:value-type="float" office:value="0" calcext:value-type="float">
            <text:p>0</text:p>
          </table:table-cell>
          <table:table-cell table:style-name="ce12"/>
          <table:table-cell table:style-name="ce12" office:value-type="string" calcext:value-type="string">
            <text:p>Machine Learning Software Engineering in Practice: An Industrial Case Study</text:p>
          </table:table-cell>
          <table:table-cell table:style-name="ce11" office:value-type="string" calcext:value-type="string">
            <text:p>Saidur Rahman, Md and Rivera, Emilio and Khomh, Foutse and Gu{\'e}h{\'e}neuc, Yann-Ga{\"e}l and Lehnert, Bernd</text:p>
          </table:table-cell>
          <table:table-cell table:style-name="ce11" office:value-type="string" calcext:value-type="string">
            <text:p>arXiv</text:p>
          </table:table-cell>
          <table:table-cell table:style-name="ce21" office:value-type="float" office:value="2019" calcext:value-type="float">
            <text:p>2019</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30]));NOT(ISBLANK([.K30]));ISBLANK([.L30]);ISBLANK([.M30]);ISBLANK([.N30]);ISBLANK([.O30]);ISBLANK([.P30]);ISBLANK([.Q30]));&quot;TRUE&quot;;&quot;FALSE&quot;)" office:value-type="string" office:string-value="FALSE" calcext:value-type="string">
            <text:p>FALSE</text:p>
          </table:table-cell>
          <table:table-cell table:style-name="ce11" office:value-type="string" calcext:value-type="string">
            <text:p>Challenges Could be an article</text:p>
          </table:table-cell>
          <table:table-cell table:style-name="ce34" office:value-type="string" calcext:value-type="string">
            <text:p><text:a xlink:href="https://ui.adsabs.harvard.edu/abs/2019arXiv190607154S/abstract" xlink:type="simple">https://ui.adsabs.harvard.edu/abs/2019arXiv190607154S/abstract</text:a></text:p>
          </table:table-cell>
          <table:table-cell table:number-columns-repeated="1004"/>
        </table:table-row>
        <table:table-row table:style-name="ro1">
          <table:table-cell table:style-name="ce2" office:value-type="float" office:value="5" calcext:value-type="float">
            <text:p>5</text:p>
          </table:table-cell>
          <table:table-cell table:style-name="ce5" office:value-type="string" calcext:value-type="string">
            <text:p>P30</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Analysis of Software Engineering for Agile Machine Learning Projects</text:p>
          </table:table-cell>
          <table:table-cell table:style-name="ce11" office:value-type="string" calcext:value-type="string">
            <text:p>Singla, Kushal and Bose, Joy and Naik, Chetan</text:p>
          </table:table-cell>
          <table:table-cell table:style-name="ce11" office:value-type="string" calcext:value-type="string">
            <text:p>2018 15th IEEE India Council International Conference (INDICON)</text:p>
          </table:table-cell>
          <table:table-cell table:style-name="ce21" office:value-type="float" office:value="2018" calcext:value-type="float">
            <text:p>2018</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31]));NOT(ISBLANK([.K31]));ISBLANK([.L31]);ISBLANK([.M31]);ISBLANK([.N31]);ISBLANK([.O31]);ISBLANK([.P31]);ISBLANK([.Q31]));&quot;TRUE&quot;;&quot;FALSE&quot;)" office:value-type="string" office:string-value="TRUE" calcext:value-type="string">
            <text:p>TRUE</text:p>
          </table:table-cell>
          <table:table-cell table:style-name="ce11" office:value-type="string" calcext:value-type="string">
            <text:p>perfect</text:p>
          </table:table-cell>
          <table:table-cell table:style-name="ce34" office:value-type="string" calcext:value-type="string">
            <text:p><text:a xlink:href="https://doi.org/10.1109/INDICON45594.2018.8987154" xlink:type="simple">https://doi.org/10.1109/INDICON45594.2018.8987154</text:a></text:p>
          </table:table-cell>
          <table:table-cell table:number-columns-repeated="1004"/>
        </table:table-row>
        <table:table-row table:style-name="ro1">
          <table:table-cell table:style-name="ce2"/>
          <table:table-cell table:style-name="ce5" office:value-type="string" calcext:value-type="string">
            <text:p>P31</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Literature Reviews on Applying Artificial Intelligence/Machine Learning to Software Engineering Research Problems: Preliminary</text:p>
          </table:table-cell>
          <table:table-cell table:style-name="ce11" office:value-type="string" calcext:value-type="string">
            <text:p>Muenchaisri, Pornsiri</text:p>
          </table:table-cell>
          <table:table-cell table:style-name="ce11"/>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32]));NOT(ISBLANK([.K32]));ISBLANK([.L32]);ISBLANK([.M32]);ISBLANK([.N32]);ISBLANK([.O32]);ISBLANK([.P32]);ISBLANK([.Q32]));&quot;TRUE&quot;;&quot;FALSE&quot;)" office:value-type="string" office:string-value="FALSE" calcext:value-type="string">
            <text:p>FALSE</text:p>
          </table:table-cell>
          <table:table-cell table:style-name="ce11" office:value-type="string" calcext:value-type="string">
            <text:p>Wrong topic</text:p>
          </table:table-cell>
          <table:table-cell table:style-name="ce34" office:value-type="string" calcext:value-type="string">
            <text:p><text:a xlink:href="http://ceur-ws.org/Vol-2506/Paper5-seed2019.pdf" xlink:type="simple">http://ceur-ws.org/Vol-2506/Paper5-seed2019.pdf</text:a></text:p>
          </table:table-cell>
          <table:table-cell table:number-columns-repeated="1004"/>
        </table:table-row>
        <table:table-row table:style-name="ro1">
          <table:table-cell table:style-name="ce2"/>
          <table:table-cell table:style-name="ce5" office:value-type="string" calcext:value-type="string">
            <text:p>P32</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Software Engineering with Computational Intelligence and Machine Learning A Novel Software Metric Selection Technique Using the Area Under ROC Curves.</text:p>
          </table:table-cell>
          <table:table-cell table:style-name="ce11" office:value-type="string" calcext:value-type="string">
            <text:p>Khoshgoftaar, Taghi M and Gao, Kehan</text:p>
          </table:table-cell>
          <table:table-cell table:style-name="ce11" office:value-type="string" calcext:value-type="string">
            <text:p>SEKE</text:p>
          </table:table-cell>
          <table:table-cell table:style-name="ce21" office:value-type="float" office:value="2010" calcext:value-type="float">
            <text:p>2010</text:p>
          </table:table-cell>
          <table:table-cell table:style-name="ce24" table:number-columns-repeated="2"/>
          <table:table-cell table:style-name="ce27" table:number-columns-repeated="6"/>
          <table:table-cell table:style-name="ce30" table:formula="of:=IF(AND(NOT(ISBLANK([.J33]));NOT(ISBLANK([.K33]));ISBLANK([.L33]);ISBLANK([.M33]);ISBLANK([.N33]);ISBLANK([.O33]);ISBLANK([.P33]);ISBLANK([.Q33]));&quot;TRUE&quot;;&quot;FALSE&quot;)" office:value-type="string" office:string-value="FALSE" calcext:value-type="string">
            <text:p>FALSE</text:p>
          </table:table-cell>
          <table:table-cell table:style-name="ce11" office:value-type="string" calcext:value-type="string">
            <text:p>seems like wrong direction</text:p>
          </table:table-cell>
          <table:table-cell table:style-name="ce33" office:value-type="string" calcext:value-type="string">
            <text:p><text:a xlink:href="https://www.researchgate.net/publication/221390062_Software_Engineering_with_Computational_Intelligence_and_Machine_Learning_A_Novel_Software_Metric_Selection_Technique_Using_the_Area_Under_ROC_Curves" xlink:type="simple">https://www.researchgate.net/publication/221390062_Software_Engineering_with_Computational_Intelligence_and_Machine_Learning_A_Novel_Software_Metric_Selection_Technique_Using_the_Area_Under_ROC_Curves</text:a></text:p>
          </table:table-cell>
          <table:table-cell table:number-columns-repeated="1004"/>
        </table:table-row>
        <table:table-row table:style-name="ro1">
          <table:table-cell table:style-name="ce2"/>
          <table:table-cell table:style-name="ce5" office:value-type="string" calcext:value-type="string">
            <text:p>P33</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Software engineering for machine learning applications</text:p>
          </table:table-cell>
          <table:table-cell table:style-name="ce11" office:value-type="string" calcext:value-type="string">
            <text:p>Heck, Petra</text:p>
          </table:table-cell>
          <table:table-cell table:style-name="ce11" office:value-type="string" calcext:value-type="string">
            <text:p>Fontys Blogt</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2"/>
          <table:table-cell table:style-name="ce27" office:value-type="string" calcext:value-type="string">
            <text:p>X</text:p>
          </table:table-cell>
          <table:table-cell table:style-name="ce27" table:number-columns-repeated="3"/>
          <table:table-cell table:style-name="ce30" table:formula="of:=IF(AND(NOT(ISBLANK([.J34]));NOT(ISBLANK([.K34]));ISBLANK([.L34]);ISBLANK([.M34]);ISBLANK([.N34]);ISBLANK([.O34]);ISBLANK([.P34]);ISBLANK([.Q34]));&quot;TRUE&quot;;&quot;FALSE&quot;)" office:value-type="string" office:string-value="FALSE" calcext:value-type="string">
            <text:p>FALSE</text:p>
          </table:table-cell>
          <table:table-cell table:style-name="ce11" office:value-type="string" calcext:value-type="string">
            <text:p>Blog of a docent</text:p>
          </table:table-cell>
          <table:table-cell table:style-name="ce34" office:value-type="string" calcext:value-type="string">
            <text:p><text:a xlink:href="https://fontysblogt.nl/software-engineering-for-machine-learning-applications/" xlink:type="simple">https://fontysblogt.nl/software-engineering-for-machine-learning-applications/</text:a></text:p>
          </table:table-cell>
          <table:table-cell table:number-columns-repeated="1004"/>
        </table:table-row>
        <table:table-row table:style-name="ro1">
          <table:table-cell table:style-name="ce2"/>
          <table:table-cell table:style-name="ce5" office:value-type="string" calcext:value-type="string">
            <text:p>P34</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A Case Study of the Challenges with Applying Machine Learning in Industry: A Software Engineering Perspective</text:p>
          </table:table-cell>
          <table:table-cell table:style-name="ce11" office:value-type="string" calcext:value-type="string">
            <text:p>Eksmo, Samuel and Liu, Hanyan</text:p>
          </table:table-cell>
          <table:table-cell table:style-name="ce11" office:value-type="string" calcext:value-type="string">
            <text:p>CHALMERS UNIVERSITY OF TECHNOLOGY</text:p>
            <text:p>, UNIVERSITY OF GOTHENBURG</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2"/>
          <table:table-cell table:style-name="ce27" office:value-type="string" calcext:value-type="string">
            <text:p>X</text:p>
          </table:table-cell>
          <table:table-cell table:style-name="ce27" table:number-columns-repeated="3"/>
          <table:table-cell table:style-name="ce30" table:formula="of:=IF(AND(NOT(ISBLANK([.J35]));NOT(ISBLANK([.K35]));ISBLANK([.L35]);ISBLANK([.M35]);ISBLANK([.N35]);ISBLANK([.O35]);ISBLANK([.P35]);ISBLANK([.Q35]));&quot;TRUE&quot;;&quot;FALSE&quot;)" office:value-type="string" office:string-value="FALSE" calcext:value-type="string">
            <text:p>FALSE</text:p>
          </table:table-cell>
          <table:table-cell table:style-name="ce11" office:value-type="string" calcext:value-type="string">
            <text:p>challenges</text:p>
          </table:table-cell>
          <table:table-cell table:style-name="ce33" office:value-type="string" calcext:value-type="string">
            <text:p><text:a xlink:href="https://odr.chalmers.se/handle/20.500.12380/300272" xlink:type="simple">https://odr.chalmers.se/handle/20.500.12380/300272</text:a></text:p>
          </table:table-cell>
          <table:table-cell table:number-columns-repeated="1004"/>
        </table:table-row>
        <table:table-row table:style-name="ro1">
          <table:table-cell table:style-name="ce2"/>
          <table:table-cell table:style-name="ce5" office:value-type="string" calcext:value-type="string">
            <text:p>P35</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2" office:value-type="string" calcext:value-type="string">
            <text:p>Application of Machine Learning in Software Engineering</text:p>
          </table:table-cell>
          <table:table-cell table:style-name="ce11" office:value-type="string" calcext:value-type="string">
            <text:p>Krstev, Aleksandar and Beqiri, Lavdim and Krstev, Boris and Krstev, Dejan and Zlatev, Darko and Donev, Aleksandar</text:p>
          </table:table-cell>
          <table:table-cell table:style-name="ce11" office:value-type="string" calcext:value-type="string">
            <text:p>UNIVERSITY OF NOVI SAD</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36]));NOT(ISBLANK([.K36]));ISBLANK([.L36]);ISBLANK([.M36]);ISBLANK([.N36]);ISBLANK([.O36]);ISBLANK([.P36]);ISBLANK([.Q36]));&quot;TRUE&quot;;&quot;FALSE&quot;)" office:value-type="string" office:string-value="FALSE" calcext:value-type="string">
            <text:p>FALSE</text:p>
          </table:table-cell>
          <table:table-cell table:style-name="ce11" office:value-type="string" calcext:value-type="string">
            <text:p>Wrong direction</text:p>
          </table:table-cell>
          <table:table-cell table:style-name="ce33" office:value-type="string" calcext:value-type="string">
            <text:p><text:a xlink:href="http://eprints.ugd.edu.mk/20359/1/Application%20of%20Machine%20Learning%20in%20Software%20Engineering%20-%20ITRO%202018.pdf" xlink:type="simple">http://eprints.ugd.edu.mk/20359/1/Application%20of%20Machine%20Learning%20in%20Software%20Engineering%20-%20ITRO%202018.pdf</text:a></text:p>
          </table:table-cell>
          <table:table-cell table:number-columns-repeated="1004"/>
        </table:table-row>
        <table:table-row table:style-name="ro1">
          <table:table-cell table:style-name="ce2"/>
          <table:table-cell table:style-name="ce5" office:value-type="string" calcext:value-type="string">
            <text:p>P36</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Machine Learning Applications in Software Engineering</text:p>
          </table:table-cell>
          <table:table-cell table:style-name="ce11" office:value-type="string" calcext:value-type="string">
            <text:p>Session, Special</text:p>
          </table:table-cell>
          <table:table-cell table:style-name="ce11" office:value-type="string" calcext:value-type="string">
            <text:p> 12th International Conference on Machine Learning and</text:p>
            <text:p>Applications (ICMLA-2013)</text:p>
          </table:table-cell>
          <table:table-cell table:style-name="ce21" office:value-type="float" office:value="2018" calcext:value-type="float">
            <text:p>2018</text:p>
          </table:table-cell>
          <table:table-cell table:style-name="ce24" table:number-columns-repeated="2"/>
          <table:table-cell table:style-name="ce27" table:number-columns-repeated="2"/>
          <table:table-cell table:style-name="ce27" office:value-type="string" calcext:value-type="string">
            <text:p>X</text:p>
          </table:table-cell>
          <table:table-cell table:style-name="ce27" table:number-columns-repeated="3"/>
          <table:table-cell table:style-name="ce30" table:formula="of:=IF(AND(NOT(ISBLANK([.J37]));NOT(ISBLANK([.K37]));ISBLANK([.L37]);ISBLANK([.M37]);ISBLANK([.N37]);ISBLANK([.O37]);ISBLANK([.P37]);ISBLANK([.Q37]));&quot;TRUE&quot;;&quot;FALSE&quot;)" office:value-type="string" office:string-value="FALSE" calcext:value-type="string">
            <text:p>FALSE</text:p>
          </table:table-cell>
          <table:table-cell table:style-name="ce11" office:value-type="string" calcext:value-type="string">
            <text:p>It's a call for papers</text:p>
          </table:table-cell>
          <table:table-cell table:style-name="ce33" office:value-type="string" calcext:value-type="string">
            <text:p><text:a xlink:href="https://www.icmla-conference.org/icmla13/S04.pdf" xlink:type="simple">https://www.icmla-conference.org/icmla13/S04.pdf</text:a></text:p>
          </table:table-cell>
          <table:table-cell table:number-columns-repeated="1004"/>
        </table:table-row>
        <table:table-row table:style-name="ro1">
          <table:table-cell table:style-name="ce2"/>
          <table:table-cell table:style-name="ce5" office:value-type="string" calcext:value-type="string">
            <text:p>P37</text:p>
          </table:table-cell>
          <table:table-cell table:style-name="ce12" office:value-type="string" calcext:value-type="string">
            <text:p>Google Scholar</text:p>
          </table:table-cell>
          <table:table-cell table:style-name="ce12" office:value-type="float" office:value="0" calcext:value-type="float">
            <text:p>0</text:p>
          </table:table-cell>
          <table:table-cell table:style-name="ce12"/>
          <table:table-cell table:style-name="ce12" office:value-type="string" calcext:value-type="string">
            <text:p>QMiner: Data Analytics Platform for Processing Streams of Structured and Unstructured Data {\guillemotleft}, Software Engineering for Machine Learning Workshop</text:p>
          </table:table-cell>
          <table:table-cell table:style-name="ce11" office:value-type="string" calcext:value-type="string">
            <text:p>Fortuna, Blaz and Rupnik, J and Brank, J and Fortuna, C and Jovanoski, V and Karlovcec, M and Kazic, B and Kenda, K and Leban, G and Muhic, A and others</text:p>
          </table:table-cell>
          <table:table-cell table:style-name="ce11" office:value-type="string" calcext:value-type="string">
            <text:p>Neural Information Processing Systems</text:p>
          </table:table-cell>
          <table:table-cell table:style-name="ce21" office:value-type="float" office:value="2014" calcext:value-type="float">
            <text:p>2014</text:p>
          </table:table-cell>
          <table:table-cell table:style-name="ce24" table:number-columns-repeated="2"/>
          <table:table-cell table:style-name="ce27" table:number-columns-repeated="6"/>
          <table:table-cell table:style-name="ce30" table:formula="of:=IF(AND(NOT(ISBLANK([.J38]));NOT(ISBLANK([.K38]));ISBLANK([.L38]);ISBLANK([.M38]);ISBLANK([.N38]);ISBLANK([.O38]);ISBLANK([.P38]);ISBLANK([.Q38]));&quot;TRUE&quot;;&quot;FALSE&quot;)" office:value-type="string" office:string-value="FALSE" calcext:value-type="string">
            <text:p>FALSE</text:p>
          </table:table-cell>
          <table:table-cell table:style-name="ce11" office:value-type="string" calcext:value-type="string">
            <text:p>Wrong Topic</text:p>
          </table:table-cell>
          <table:table-cell table:style-name="ce33" office:value-type="string" calcext:value-type="string">
            <text:p><text:a xlink:href="http://sensorlab.ijs.si/files/publications/Fortuna_QMiner_Data_Analytics_Platform.pdf" xlink:type="simple">http://sensorlab.ijs.si/files/publications/Fortuna_QMiner_Data_Analytics_Platform.pdf</text:a></text:p>
          </table:table-cell>
          <table:table-cell table:number-columns-repeated="1004"/>
        </table:table-row>
        <table:table-row table:style-name="ro1">
          <table:table-cell table:style-name="ce2"/>
          <table:table-cell table:style-name="ce5" office:value-type="string" calcext:value-type="string">
            <text:p>P38</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2" office:value-type="string" calcext:value-type="string">
            <text:p>A model for mapping graduates’ skills to industry roles using machine learning techniques: A case of software engineering</text:p>
          </table:table-cell>
          <table:table-cell table:style-name="ce11" office:value-type="string" calcext:value-type="string">
            <text:p>Mwakondo, Fullgence M</text:p>
          </table:table-cell>
          <table:table-cell table:style-name="ce11" office:value-type="string" calcext:value-type="string">
            <text:p>University of Nairobi</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39]));NOT(ISBLANK([.K39]));ISBLANK([.L39]);ISBLANK([.M39]);ISBLANK([.N39]);ISBLANK([.O39]);ISBLANK([.P39]);ISBLANK([.Q39]));&quot;TRUE&quot;;&quot;FALSE&quot;)" office:value-type="string" office:string-value="FALSE" calcext:value-type="string">
            <text:p>FALSE</text:p>
          </table:table-cell>
          <table:table-cell table:style-name="ce11" office:value-type="string" calcext:value-type="string">
            <text:p>wrong topic</text:p>
          </table:table-cell>
          <table:table-cell table:style-name="ce34" office:value-type="string" calcext:value-type="string">
            <text:p><text:a xlink:href="http://erepository.uonbi.ac.ke/handle/11295/104125" xlink:type="simple">http://erepository.uonbi.ac.ke/handle/11295/104125</text:a></text:p>
          </table:table-cell>
          <table:table-cell table:number-columns-repeated="1004"/>
        </table:table-row>
        <table:table-row table:style-name="ro1">
          <table:table-cell table:style-name="ce2"/>
          <table:table-cell table:style-name="ce5" office:value-type="string" calcext:value-type="string">
            <text:p>P39</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Understanding Source Code through Machine Learning to Create Smart Software Engineering Tools (Keynote)</text:p>
          </table:table-cell>
          <table:table-cell table:style-name="ce11" office:value-type="string" calcext:value-type="string">
            <text:p>Allamanis, Miltiadis</text:p>
          </table:table-cell>
          <table:table-cell table:style-name="ce11" office:value-type="string" calcext:value-type="string">
            <text:p>IEEE Xplore</text:p>
          </table:table-cell>
          <table:table-cell table:style-name="ce21"/>
          <table:table-cell table:style-name="ce24" table:number-columns-repeated="2"/>
          <table:table-cell table:style-name="ce27" table:number-columns-repeated="2"/>
          <table:table-cell table:style-name="ce27" office:value-type="string" calcext:value-type="string">
            <text:p>X</text:p>
          </table:table-cell>
          <table:table-cell table:style-name="ce27" table:number-columns-repeated="3"/>
          <table:table-cell table:style-name="ce30" table:formula="of:=IF(AND(NOT(ISBLANK([.J40]));NOT(ISBLANK([.K40]));ISBLANK([.L40]);ISBLANK([.M40]);ISBLANK([.N40]);ISBLANK([.O40]);ISBLANK([.P40]);ISBLANK([.Q40]));&quot;TRUE&quot;;&quot;FALSE&quot;)" office:value-type="string" office:string-value="FALSE" calcext:value-type="string">
            <text:p>FALSE</text:p>
          </table:table-cell>
          <table:table-cell table:style-name="ce11"/>
          <table:table-cell table:style-name="ce34" office:value-type="string" calcext:value-type="string">
            <text:p><text:a xlink:href="https://ieeexplore.ieee.org/stamp/stamp.jsp?arnumber=7464543" xlink:type="simple">https://ieeexplore.ieee.org/stamp/stamp.jsp?arnumber=7464543</text:a></text:p>
          </table:table-cell>
          <table:table-cell table:number-columns-repeated="1004"/>
        </table:table-row>
        <table:table-row table:style-name="ro1">
          <table:table-cell table:style-name="ce2"/>
          <table:table-cell table:style-name="ce5" office:value-type="string" calcext:value-type="string">
            <text:p>P40</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Machine Learning Based Approach for Predicting Fault in Software Engineering by GMFPA: A Survey</text:p>
          </table:table-cell>
          <table:table-cell table:style-name="ce11" office:value-type="string" calcext:value-type="string">
            <text:p>Patchaiammal, P and Thirumalaiselvi, R</text:p>
          </table:table-cell>
          <table:table-cell table:style-name="ce11" office:value-type="string" calcext:value-type="string">
            <text:p>journal: Machine Learning</text:p>
          </table:table-cell>
          <table:table-cell table:style-name="ce21" office:value-type="float" office:value="2015" calcext:value-type="float">
            <text:p>2015</text:p>
          </table:table-cell>
          <table:table-cell table:style-name="ce24" table:number-columns-repeated="2"/>
          <table:table-cell table:style-name="ce27" table:number-columns-repeated="6"/>
          <table:table-cell table:style-name="ce30" table:formula="of:=IF(AND(NOT(ISBLANK([.J41]));NOT(ISBLANK([.K41]));ISBLANK([.L41]);ISBLANK([.M41]);ISBLANK([.N41]);ISBLANK([.O41]);ISBLANK([.P41]);ISBLANK([.Q41]));&quot;TRUE&quot;;&quot;FALSE&quot;)" office:value-type="string" office:string-value="FALSE" calcext:value-type="string">
            <text:p>FALSE</text:p>
          </table:table-cell>
          <table:table-cell table:style-name="ce11" office:value-type="string" calcext:value-type="string">
            <text:p>Wrong direction</text:p>
          </table:table-cell>
          <table:table-cell table:style-name="ce33" office:value-type="string" calcext:value-type="string">
            <text:p><text:a xlink:href="http://www.ijbui.com/documents/%20Paper6.pdf" xlink:type="simple">http://www.ijbui.com/documents/%20Paper6.pdf</text:a></text:p>
          </table:table-cell>
          <table:table-cell table:number-columns-repeated="1004"/>
        </table:table-row>
        <table:table-row table:style-name="ro1">
          <table:table-cell table:style-name="ce2"/>
          <table:table-cell table:style-name="ce5" office:value-type="string" calcext:value-type="string">
            <text:p>P41</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Applications of Genetic Algorithm in Distributed Computing, Machine Learning and Software Engineering</text:p>
          </table:table-cell>
          <table:table-cell table:style-name="ce11" office:value-type="string" calcext:value-type="string">
            <text:p>Ahmad, Faheem and Abedin, Shafiqul</text:p>
          </table:table-cell>
          <table:table-cell table:style-name="ce11" office:value-type="string" calcext:value-type="string">
            <text:p>International Refereed Journal of Engineering and Science (IRJES)</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42]));NOT(ISBLANK([.K42]));ISBLANK([.L42]);ISBLANK([.M42]);ISBLANK([.N42]);ISBLANK([.O42]);ISBLANK([.P42]);ISBLANK([.Q42]));&quot;TRUE&quot;;&quot;FALSE&quot;)" office:value-type="string" office:string-value="FALSE" calcext:value-type="string">
            <text:p>FALSE</text:p>
          </table:table-cell>
          <table:table-cell table:style-name="ce11" office:value-type="string" calcext:value-type="string">
            <text:p>Wrong direction</text:p>
          </table:table-cell>
          <table:table-cell table:style-name="ce33" office:value-type="string" calcext:value-type="string">
            <text:p><text:a xlink:href="http://www.irjes.com/Papers/vol8-issue2/B0802010912.pdf" xlink:type="simple">http://www.irjes.com/Papers/vol8-issue2/B0802010912.pdf</text:a></text:p>
          </table:table-cell>
          <table:table-cell table:number-columns-repeated="1004"/>
        </table:table-row>
        <table:table-row table:style-name="ro1">
          <table:table-cell table:style-name="ce2" office:value-type="float" office:value="6" calcext:value-type="float">
            <text:p>6</text:p>
          </table:table-cell>
          <table:table-cell table:style-name="ce5" office:value-type="string" calcext:value-type="string">
            <text:p>P42</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An empirical study on real bugs for machine learning programs.</text:p>
          </table:table-cell>
          <table:table-cell table:style-name="ce11" office:value-type="string" calcext:value-type="string">
            <text:p>Sun, Xiaobing and Zhou, Tianchi and Li, Gengjie and Hu, Jiajun and Yang, Hui and Li, Bin</text:p>
          </table:table-cell>
          <table:table-cell table:style-name="ce11" office:value-type="string" calcext:value-type="string">
            <text:p>IEEE</text:p>
          </table:table-cell>
          <table:table-cell table:style-name="ce21" office:value-type="float" office:value="2017" calcext:value-type="float">
            <text:p>2017</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43]));NOT(ISBLANK([.K43]));ISBLANK([.L43]);ISBLANK([.M43]);ISBLANK([.N43]);ISBLANK([.O43]);ISBLANK([.P43]);ISBLANK([.Q43]));&quot;TRUE&quot;;&quot;FALSE&quot;)" office:value-type="string" office:string-value="TRUE" calcext:value-type="string">
            <text:p>TRUE</text:p>
          </table:table-cell>
          <table:table-cell table:style-name="ce11" office:value-type="string" calcext:value-type="string">
            <text:p>bugs and patterns of a project</text:p>
          </table:table-cell>
          <table:table-cell table:style-name="ce33" office:value-type="string" calcext:value-type="string">
            <text:p><text:a xlink:href="https://doi.org/10.1109/APSEC.2017.41" xlink:type="simple">https://doi.org/10.1109/APSEC.2017.41</text:a></text:p>
          </table:table-cell>
          <table:table-cell table:number-columns-repeated="1004"/>
        </table:table-row>
        <table:table-row table:style-name="ro1">
          <table:table-cell table:style-name="ce2"/>
          <table:table-cell table:style-name="ce5" office:value-type="string" calcext:value-type="string">
            <text:p>P43</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Software Requirements Engineering through Machine Learning Techniques: A Literature Review</text:p>
          </table:table-cell>
          <table:table-cell table:style-name="ce11" office:value-type="string" calcext:value-type="string">
            <text:p>Gramajo, Mar{\'\i}a Guadalupe and Ballejos, Luciana and Ale, Mariel</text:p>
          </table:table-cell>
          <table:table-cell table:style-name="ce11" office:value-type="string" calcext:value-type="string">
            <text:p>2018 IEEE Biennial Congress of Argentina (ARGENCON)</text:p>
          </table:table-cell>
          <table:table-cell table:style-name="ce21" office:value-type="float" office:value="2018" calcext:value-type="float">
            <text:p>2018</text:p>
          </table:table-cell>
          <table:table-cell table:style-name="ce24" table:number-columns-repeated="2"/>
          <table:table-cell table:style-name="ce27"/>
          <table:table-cell table:style-name="ce27" office:value-type="string" calcext:value-type="string">
            <text:p>X</text:p>
          </table:table-cell>
          <table:table-cell table:style-name="ce27" table:number-columns-repeated="4"/>
          <table:table-cell table:style-name="ce30" table:formula="of:=IF(AND(NOT(ISBLANK([.J44]));NOT(ISBLANK([.K44]));ISBLANK([.L44]);ISBLANK([.M44]);ISBLANK([.N44]);ISBLANK([.O44]);ISBLANK([.P44]);ISBLANK([.Q44]));&quot;TRUE&quot;;&quot;FALSE&quot;)" office:value-type="string" office:string-value="FALSE" calcext:value-type="string">
            <text:p>FALSE</text:p>
          </table:table-cell>
          <table:table-cell table:style-name="ce11"/>
          <table:table-cell table:style-name="ce33" office:value-type="string" calcext:value-type="string">
            <text:p><text:a xlink:href="https://doi.org/10.1109/ARGENCON.2018.8646010" xlink:type="simple">https://doi.org/10.1109/ARGENCON.2018.8646010</text:a></text:p>
          </table:table-cell>
          <table:table-cell table:number-columns-repeated="1004"/>
        </table:table-row>
        <table:table-row table:style-name="ro1">
          <table:table-cell table:style-name="ce2"/>
          <table:table-cell table:style-name="ce5" office:value-type="string" calcext:value-type="string">
            <text:p>P44</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Dataset coverage for testing machine learning computer programs.</text:p>
          </table:table-cell>
          <table:table-cell table:style-name="ce11" office:value-type="string" calcext:value-type="string">
            <text:p>Nakajima, Shin and Bui, Hai Ngoc</text:p>
          </table:table-cell>
          <table:table-cell table:style-name="ce18" office:value-type="string" calcext:value-type="string">
            <text:p>2016 23rd Asia-Pacific Software Engineering Conference (APSEC) by IEEE</text:p>
          </table:table-cell>
          <table:table-cell table:style-name="ce21" office:value-type="float" office:value="2016" calcext:value-type="float">
            <text:p>2016</text:p>
          </table:table-cell>
          <table:table-cell table:style-name="ce24"/>
          <table:table-cell table:style-name="ce24" office:value-type="string" calcext:value-type="string">
            <text:p>X</text:p>
          </table:table-cell>
          <table:table-cell table:style-name="ce27" table:number-columns-repeated="6"/>
          <table:table-cell table:style-name="ce30" table:formula="of:=IF(AND(NOT(ISBLANK([.J45]));NOT(ISBLANK([.K45]));ISBLANK([.L45]);ISBLANK([.M45]);ISBLANK([.N45]);ISBLANK([.O45]);ISBLANK([.P45]);ISBLANK([.Q45]));&quot;TRUE&quot;;&quot;FALSE&quot;)" office:value-type="string" office:string-value="FALSE" calcext:value-type="string">
            <text:p>FALSE</text:p>
          </table:table-cell>
          <table:table-cell table:style-name="ce11" office:value-type="string" calcext:value-type="string">
            <text:p>Title was wrong. About testing ML but only theory</text:p>
          </table:table-cell>
          <table:table-cell table:style-name="ce34" office:value-type="string" calcext:value-type="string">
            <text:p><text:a xlink:href="https://ieeexplore.ieee.org/document/7890601" xlink:type="simple">https://ieeexplore.ieee.org/document/7890601</text:a></text:p>
          </table:table-cell>
          <table:table-cell table:number-columns-repeated="1004"/>
        </table:table-row>
        <table:table-row table:style-name="ro1">
          <table:table-cell table:style-name="ce2"/>
          <table:table-cell table:style-name="ce5" office:value-type="string" calcext:value-type="string">
            <text:p>P45</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Opinion extracting and classification from questionnaire comments using HMM-POS Tagger and machine learning techniques</text:p>
          </table:table-cell>
          <table:table-cell table:style-name="ce11" office:value-type="string" calcext:value-type="string">
            <text:p>Hamzah, Amir</text:p>
          </table:table-cell>
          <table:table-cell table:style-name="ce11" office:value-type="string" calcext:value-type="string">
            <text:p>2016 International Conference on Data and Software Engineering (ICoDSE)</text:p>
          </table:table-cell>
          <table:table-cell table:style-name="ce21" office:value-type="float" office:value="2016" calcext:value-type="float">
            <text:p>2016</text:p>
          </table:table-cell>
          <table:table-cell table:style-name="ce24" table:number-columns-repeated="2"/>
          <table:table-cell table:style-name="ce27" table:number-columns-repeated="6"/>
          <table:table-cell table:style-name="ce30" table:formula="of:=IF(AND(NOT(ISBLANK([.J46]));NOT(ISBLANK([.K46]));ISBLANK([.L46]);ISBLANK([.M46]);ISBLANK([.N46]);ISBLANK([.O46]);ISBLANK([.P46]);ISBLANK([.Q46]));&quot;TRUE&quot;;&quot;FALSE&quot;)" office:value-type="string" office:string-value="FALSE" calcext:value-type="string">
            <text:p>FALSE</text:p>
          </table:table-cell>
          <table:table-cell table:style-name="ce32" office:value-type="string" calcext:value-type="string">
            <text:p>Title was wrong</text:p>
          </table:table-cell>
          <table:table-cell table:style-name="ce34" office:value-type="string" calcext:value-type="string">
            <text:p><text:a xlink:href="https://ieeexplore.ieee.org/document/7936121" xlink:type="simple">https://ieeexplore.ieee.org/document/7936121</text:a></text:p>
          </table:table-cell>
          <table:table-cell table:number-columns-repeated="1004"/>
        </table:table-row>
        <table:table-row table:style-name="ro1">
          <table:table-cell table:style-name="ce2"/>
          <table:table-cell table:style-name="ce5" office:value-type="string" calcext:value-type="string">
            <text:p>P46</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2" office:value-type="string" calcext:value-type="string">
            <text:p>ThingML+: Augmenting Model-Driven Software Engineering for the Internet of Things with Machine Learning.</text:p>
          </table:table-cell>
          <table:table-cell table:style-name="ce11" office:value-type="string" calcext:value-type="string">
            <text:p>Rössler, Armin Moin Stephan and Günnemann, Stephan</text:p>
          </table:table-cell>
          <table:table-cell table:style-name="ce11" office:value-type="string" calcext:value-type="string">
            <text:p>MODELS Workshops</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47]));NOT(ISBLANK([.K47]));ISBLANK([.L47]);ISBLANK([.M47]);ISBLANK([.N47]);ISBLANK([.O47]);ISBLANK([.P47]);ISBLANK([.Q47]));&quot;TRUE&quot;;&quot;FALSE&quot;)" office:value-type="string" office:string-value="FALSE" calcext:value-type="string">
            <text:p>FALSE</text:p>
          </table:table-cell>
          <table:table-cell table:style-name="ce11" office:value-type="string" calcext:value-type="string">
            <text:p>Modeling Tool in Practice</text:p>
          </table:table-cell>
          <table:table-cell table:style-name="ce34" office:value-type="string" calcext:value-type="string">
            <text:p><text:a xlink:href="https://pdfs.semanticscholar.org/54d9/6ad2d3e7da9c9e9e1746a8bd1907ae3f28ee.pdf?_ga=2.241365440.339599046.1595356161-898516638.1595356161" xlink:type="simple">https://pdfs.semanticscholar.org/54d9/6ad2d3e7da9c9e9e1746a8bd1907ae3f28ee.pdf?_ga=2.241365440.339599046.1595356161-898516638.1595356161</text:a></text:p>
          </table:table-cell>
          <table:table-cell table:number-columns-repeated="1004"/>
        </table:table-row>
        <table:table-row table:style-name="ro1">
          <table:table-cell table:style-name="ce2"/>
          <table:table-cell table:style-name="ce5" office:value-type="string" calcext:value-type="string">
            <text:p>P47</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Machine Learning in Cybersecurity (SEI Insights, Software Engineering Institute, Carnegie Mellon University)</text:p>
          </table:table-cell>
          <table:table-cell table:style-name="ce11" office:value-type="string" calcext:value-type="string">
            <text:p>Kanal, E</text:p>
          </table:table-cell>
          <table:table-cell table:style-name="ce11"/>
          <table:table-cell table:style-name="ce21" office:value-type="float" office:value="2017" calcext:value-type="float">
            <text:p>2017</text:p>
          </table:table-cell>
          <table:table-cell table:style-name="ce24" table:number-columns-repeated="2"/>
          <table:table-cell table:style-name="ce27" table:number-columns-repeated="2"/>
          <table:table-cell table:style-name="ce27" office:value-type="string" calcext:value-type="string">
            <text:p>X</text:p>
          </table:table-cell>
          <table:table-cell table:style-name="ce27" table:number-columns-repeated="3"/>
          <table:table-cell table:style-name="ce30" table:formula="of:=IF(AND(NOT(ISBLANK([.J48]));NOT(ISBLANK([.K48]));ISBLANK([.L48]);ISBLANK([.M48]);ISBLANK([.N48]);ISBLANK([.O48]);ISBLANK([.P48]);ISBLANK([.Q48]));&quot;TRUE&quot;;&quot;FALSE&quot;)" office:value-type="string" office:string-value="FALSE" calcext:value-type="string">
            <text:p>FALSE</text:p>
          </table:table-cell>
          <table:table-cell table:style-name="ce11" office:value-type="string" calcext:value-type="string">
            <text:p>It's a blog</text:p>
          </table:table-cell>
          <table:table-cell table:style-name="ce34" office:value-type="string" calcext:value-type="string">
            <text:p><text:a xlink:href="https://insights.sei.cmu.edu/sei_blog/2017/06/machine-learning-in-cybersecurity.html" xlink:type="simple">https://insights.sei.cmu.edu/sei_blog/2017/06/machine-learning-in-cybersecurity.html</text:a></text:p>
          </table:table-cell>
          <table:table-cell table:number-columns-repeated="1004"/>
        </table:table-row>
        <table:table-row table:style-name="ro1">
          <table:table-cell table:style-name="ce2"/>
          <table:table-cell table:style-name="ce5" office:value-type="string" calcext:value-type="string">
            <text:p>P48</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Software Engineering practices in Machine Learning</text:p>
          </table:table-cell>
          <table:table-cell table:style-name="ce11" office:value-type="string" calcext:value-type="string">
            <text:p>Jaitly, Shivam and Bhamidipati, VVS Aditya</text:p>
          </table:table-cell>
          <table:table-cell table:style-name="ce11"/>
          <table:table-cell table:style-name="ce21" office:value-type="float" office:value="2019" calcext:value-type="float">
            <text:p>2019</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49]));NOT(ISBLANK([.K49]));ISBLANK([.L49]);ISBLANK([.M49]);ISBLANK([.N49]);ISBLANK([.O49]);ISBLANK([.P49]);ISBLANK([.Q49]));&quot;TRUE&quot;;&quot;FALSE&quot;)" office:value-type="string" office:string-value="FALSE" calcext:value-type="string">
            <text:p>FALSE</text:p>
          </table:table-cell>
          <table:table-cell table:style-name="ce11"/>
          <table:table-cell table:style-name="ce35" office:value-type="string" calcext:value-type="string">
            <text:p>not available</text:p>
          </table:table-cell>
          <table:table-cell table:number-columns-repeated="1004"/>
        </table:table-row>
        <table:table-row table:style-name="ro1">
          <table:table-cell table:style-name="ce2"/>
          <table:table-cell table:style-name="ce5" office:value-type="string" calcext:value-type="string">
            <text:p>P49</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Engineering System Design for Automated Space Weather Forecast. Designing Automatic Software Systems for the Large-Scale Analysis of Solar Data, Knowledge Extraction and the Prediction of Solar Activities Using Machine Learning Techniques.</text:p>
          </table:table-cell>
          <table:table-cell table:style-name="ce11" office:value-type="string" calcext:value-type="string">
            <text:p>Alomari, Mohammad H</text:p>
          </table:table-cell>
          <table:table-cell table:style-name="ce11" office:value-type="string" calcext:value-type="string">
            <text:p>University of Bradford</text:p>
          </table:table-cell>
          <table:table-cell table:style-name="ce21" office:value-type="float" office:value="2010" calcext:value-type="float">
            <text:p>2010</text:p>
          </table:table-cell>
          <table:table-cell table:style-name="ce24" table:number-columns-repeated="2"/>
          <table:table-cell table:style-name="ce27" table:number-columns-repeated="6"/>
          <table:table-cell table:style-name="ce30" table:formula="of:=IF(AND(NOT(ISBLANK([.J50]));NOT(ISBLANK([.K50]));ISBLANK([.L50]);ISBLANK([.M50]);ISBLANK([.N50]);ISBLANK([.O50]);ISBLANK([.P50]);ISBLANK([.Q50]));&quot;TRUE&quot;;&quot;FALSE&quot;)" office:value-type="string" office:string-value="FALSE" calcext:value-type="string">
            <text:p>FALSE</text:p>
          </table:table-cell>
          <table:table-cell table:style-name="ce11" office:value-type="string" calcext:value-type="string">
            <text:p>Definitely wrong topic (title)</text:p>
          </table:table-cell>
          <table:table-cell table:style-name="ce34" office:value-type="string" calcext:value-type="string">
            <text:p><text:a xlink:href="https://bradscholars.brad.ac.uk/handle/10454/4248" xlink:type="simple">https://bradscholars.brad.ac.uk/handle/10454/4248</text:a></text:p>
          </table:table-cell>
          <table:table-cell table:number-columns-repeated="1004"/>
        </table:table-row>
        <table:table-row table:style-name="ro1">
          <table:table-cell table:style-name="ce2"/>
          <table:table-cell table:style-name="ce5" office:value-type="string" calcext:value-type="string">
            <text:p>P50</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Determining specific factors that predict student learning effecitveness of software engineering teamwork using machine learning</text:p>
          </table:table-cell>
          <table:table-cell table:style-name="ce11" office:value-type="string" calcext:value-type="string">
            <text:p>Petkovic, Dragutin and Sosnick-P{\'e}rez, Marc and Okada, Kazunori and Huang, Shihong and Todtenhoefer, Rainer and Arora, Swati</text:p>
          </table:table-cell>
          <table:table-cell table:style-name="ce11"/>
          <table:table-cell table:style-name="ce21"/>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51]));NOT(ISBLANK([.K51]));ISBLANK([.L51]);ISBLANK([.M51]);ISBLANK([.N51]);ISBLANK([.O51]);ISBLANK([.P51]);ISBLANK([.Q51]));&quot;TRUE&quot;;&quot;FALSE&quot;)" office:value-type="string" office:string-value="FALSE" calcext:value-type="string">
            <text:p>FALSE</text:p>
          </table:table-cell>
          <table:table-cell table:style-name="ce11"/>
          <table:table-cell table:style-name="ce35" office:value-type="string" calcext:value-type="string">
            <text:p>not available</text:p>
          </table:table-cell>
          <table:table-cell table:number-columns-repeated="1004"/>
        </table:table-row>
        <table:table-row table:style-name="ro1">
          <table:table-cell table:style-name="ce2"/>
          <table:table-cell table:style-name="ce5" office:value-type="string" calcext:value-type="string">
            <text:p>P51</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Inductive Logic Programming: From Machine Learning to Software Engineering Inductive Logic Programming: From Machine Learning to Software Engineering, 1995</text:p>
          </table:table-cell>
          <table:table-cell table:style-name="ce11" office:value-type="string" calcext:value-type="string">
            <text:p>MUKAI, Tomohiko and WAKISAKA, Ken-ichi and KURIYAMA, Shigeru</text:p>
          </table:table-cell>
          <table:table-cell table:style-name="ce11" office:value-type="string" calcext:value-type="string">
            <text:p>IEICE transactions on information and systems</text:p>
          </table:table-cell>
          <table:table-cell table:style-name="ce21" office:value-type="float" office:value="1995" calcext:value-type="float">
            <text:p>1995</text:p>
          </table:table-cell>
          <table:table-cell table:style-name="ce24" table:number-columns-repeated="2"/>
          <table:table-cell table:style-name="ce27" office:value-type="string" calcext:value-type="string">
            <text:p>X</text:p>
          </table:table-cell>
          <table:table-cell table:style-name="ce27" table:number-columns-repeated="5"/>
          <table:table-cell table:style-name="ce30" table:formula="of:=IF(AND(NOT(ISBLANK([.J52]));NOT(ISBLANK([.K52]));ISBLANK([.L52]);ISBLANK([.M52]);ISBLANK([.N52]);ISBLANK([.O52]);ISBLANK([.P52]);ISBLANK([.Q52]));&quot;TRUE&quot;;&quot;FALSE&quot;)" office:value-type="string" office:string-value="FALSE" calcext:value-type="string">
            <text:p>FALSE</text:p>
          </table:table-cell>
          <table:table-cell table:style-name="ce11" office:value-type="string" calcext:value-type="string">
            <text:p>It's a book</text:p>
          </table:table-cell>
          <table:table-cell table:number-columns-repeated="1005"/>
        </table:table-row>
        <table:table-row table:style-name="ro1">
          <table:table-cell table:style-name="ce2"/>
          <table:table-cell table:style-name="ce5" office:value-type="string" calcext:value-type="string">
            <text:p>P52</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Preface: Special section: Applications of computational intelligence and machine learning to software engineering</text:p>
          </table:table-cell>
          <table:table-cell table:style-name="ce11" office:value-type="string" calcext:value-type="string">
            <text:p>Reformat, Marek</text:p>
          </table:table-cell>
          <table:table-cell table:style-name="ce11" office:value-type="string" calcext:value-type="string">
            <text:p>Information Sciences—Informatics and Computer Science, Intelligent Systems, Applications: An International Journal</text:p>
          </table:table-cell>
          <table:table-cell table:style-name="ce21" office:value-type="float" office:value="2014" calcext:value-type="float">
            <text:p>2014</text:p>
          </table:table-cell>
          <table:table-cell table:style-name="ce24" table:number-columns-repeated="2"/>
          <table:table-cell table:style-name="ce27" table:number-columns-repeated="2"/>
          <table:table-cell table:number-columns-repeated="2" table:style-name="ce27" office:value-type="string" calcext:value-type="string">
            <text:p>X</text:p>
          </table:table-cell>
          <table:table-cell table:style-name="ce27" table:number-columns-repeated="2"/>
          <table:table-cell table:style-name="ce30" table:formula="of:=IF(AND(NOT(ISBLANK([.J53]));NOT(ISBLANK([.K53]));ISBLANK([.L53]);ISBLANK([.M53]);ISBLANK([.N53]);ISBLANK([.O53]);ISBLANK([.P53]);ISBLANK([.Q53]));&quot;TRUE&quot;;&quot;FALSE&quot;)" office:value-type="string" office:string-value="FALSE" calcext:value-type="string">
            <text:p>FALSE</text:p>
          </table:table-cell>
          <table:table-cell table:style-name="ce11" office:value-type="string" calcext:value-type="string">
            <text:p>It's an Article</text:p>
          </table:table-cell>
          <table:table-cell table:style-name="ce33" office:value-type="string" calcext:value-type="string">
            <text:p><text:a xlink:href="https://dl.acm.org/doi/abs/10.1016/j.ins.2013.11.019" xlink:type="simple">https://dl.acm.org/doi/abs/10.1016/j.ins.2013.11.019</text:a></text:p>
          </table:table-cell>
          <table:table-cell table:number-columns-repeated="1004"/>
        </table:table-row>
        <table:table-row table:style-name="ro1">
          <table:table-cell table:style-name="ce2"/>
          <table:table-cell table:style-name="ce5" office:value-type="string" calcext:value-type="string">
            <text:p>P53</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Software College, Nanchang University; School of Information Engineering, Nanchang University;; Hybrid Algorithm Framework for Sentiment Classification of Chinese Based on Semantic Comprehension and Machine Learning</text:p>
          </table:table-cell>
          <table:table-cell table:style-name="ce11" office:value-type="string" calcext:value-type="string">
            <text:p>XU, Jian-feng and XU, Yuan and XU, Yuan-chen and ZHANG, Yuan-jian and LIU, Qing</text:p>
          </table:table-cell>
          <table:table-cell table:style-name="ce11" office:value-type="string" calcext:value-type="string">
            <text:p>计算机科学</text:p>
          </table:table-cell>
          <table:table-cell table:style-name="ce21" office:value-type="float" office:value="2015" calcext:value-type="float">
            <text:p>2015</text:p>
          </table:table-cell>
          <table:table-cell table:style-name="ce24" table:number-columns-repeated="2"/>
          <table:table-cell table:style-name="ce27" table:number-columns-repeated="6"/>
          <table:table-cell table:style-name="ce30" table:formula="of:=IF(AND(NOT(ISBLANK([.J54]));NOT(ISBLANK([.K54]));ISBLANK([.L54]);ISBLANK([.M54]);ISBLANK([.N54]);ISBLANK([.O54]);ISBLANK([.P54]);ISBLANK([.Q54]));&quot;TRUE&quot;;&quot;FALSE&quot;)" office:value-type="string" office:string-value="FALSE" calcext:value-type="string">
            <text:p>FALSE</text:p>
          </table:table-cell>
          <table:table-cell table:style-name="ce11"/>
          <table:table-cell table:style-name="ce35" office:value-type="string" calcext:value-type="string">
            <text:p>not available</text:p>
          </table:table-cell>
          <table:table-cell table:number-columns-repeated="1004"/>
        </table:table-row>
        <table:table-row table:style-name="ro1">
          <table:table-cell table:style-name="ce2"/>
          <table:table-cell table:style-name="ce5" office:value-type="string" calcext:value-type="string">
            <text:p>P54</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Software engineering &amp; machine learning</text:p>
          </table:table-cell>
          <table:table-cell table:style-name="ce11" office:value-type="string" calcext:value-type="string">
            <text:p>Blok, Johan</text:p>
          </table:table-cell>
          <table:table-cell table:style-name="ce11"/>
          <table:table-cell table:style-name="ce21" office:value-type="float" office:value="2017" calcext:value-type="float">
            <text:p>2017</text:p>
          </table:table-cell>
          <table:table-cell table:style-name="ce24" table:number-columns-repeated="2"/>
          <table:table-cell table:style-name="ce27" table:number-columns-repeated="3"/>
          <table:table-cell table:style-name="ce27" office:value-type="string" calcext:value-type="string">
            <text:p>X</text:p>
          </table:table-cell>
          <table:table-cell table:style-name="ce27" table:number-columns-repeated="2"/>
          <table:table-cell table:style-name="ce30" table:formula="of:=IF(AND(NOT(ISBLANK([.J55]));NOT(ISBLANK([.K55]));ISBLANK([.L55]);ISBLANK([.M55]);ISBLANK([.N55]);ISBLANK([.O55]);ISBLANK([.P55]);ISBLANK([.Q55]));&quot;TRUE&quot;;&quot;FALSE&quot;)" office:value-type="string" office:string-value="FALSE" calcext:value-type="string">
            <text:p>FALSE</text:p>
          </table:table-cell>
          <table:table-cell table:style-name="ce11" office:value-type="string" calcext:value-type="string">
            <text:p>no access</text:p>
          </table:table-cell>
          <table:table-cell table:style-name="ce33" office:value-type="string" calcext:value-type="string">
            <text:p><text:a xlink:href="https://www.narcis.nl/publication/RecordID/oai:hbokennisbank.nl:hanze_pure_rest%3A63f9867d-29b4-4b42-99a3-3faffffd08ef" xlink:type="simple">https://www.narcis.nl/publication/RecordID/oai:hbokennisbank.nl:hanze_pure_rest%3A63f9867d-29b4-4b42-99a3-3faffffd08ef</text:a></text:p>
          </table:table-cell>
          <table:table-cell table:number-columns-repeated="1004"/>
        </table:table-row>
        <table:table-row table:style-name="ro1">
          <table:table-cell table:style-name="ce2"/>
          <table:table-cell table:style-name="ce5" office:value-type="string" calcext:value-type="string">
            <text:p>P55</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Software Engineering et Machine Learning pour la R{\'e}tro-ing{\'e}nierie de mod{\`e}les comportementaux de syst{\`e}mes patrimoniaux {\`a} partir de traces d’ex{\'e}cution</text:p>
          </table:table-cell>
          <table:table-cell table:style-name="ce11" office:value-type="string" calcext:value-type="string">
            <text:p>BASKIOTIS, Nicolas and HILLAH, Lom Messan and LAMPRIER, Sylvain and ZIADI, Tewfik</text:p>
          </table:table-cell>
          <table:table-cell table:style-name="ce11"/>
          <table:table-cell table:style-name="ce21" office:value-type="float" office:value="2011" calcext:value-type="float">
            <text:p>2011</text:p>
          </table:table-cell>
          <table:table-cell table:style-name="ce24" table:number-columns-repeated="2"/>
          <table:table-cell table:style-name="ce27"/>
          <table:table-cell table:style-name="ce27" office:value-type="string" calcext:value-type="string">
            <text:p>X</text:p>
          </table:table-cell>
          <table:table-cell table:style-name="ce27" table:number-columns-repeated="4"/>
          <table:table-cell table:style-name="ce30" table:formula="of:=IF(AND(NOT(ISBLANK([.J56]));NOT(ISBLANK([.K56]));ISBLANK([.L56]);ISBLANK([.M56]);ISBLANK([.N56]);ISBLANK([.O56]);ISBLANK([.P56]);ISBLANK([.Q56]));&quot;TRUE&quot;;&quot;FALSE&quot;)" office:value-type="string" office:string-value="FALSE" calcext:value-type="string">
            <text:p>FALSE</text:p>
          </table:table-cell>
          <table:table-cell table:style-name="ce11"/>
          <table:table-cell table:style-name="ce35" office:value-type="string" calcext:value-type="string">
            <text:p>not available</text:p>
          </table:table-cell>
          <table:table-cell table:number-columns-repeated="1004"/>
        </table:table-row>
        <table:table-row table:style-name="ro1">
          <table:table-cell table:style-name="ce2"/>
          <table:table-cell table:style-name="ce5" office:value-type="string" calcext:value-type="string">
            <text:p>P56</text:p>
          </table:table-cell>
          <table:table-cell table:style-name="ce11" office:value-type="string" calcext:value-type="string">
            <text:p>Google Scholar</text:p>
          </table:table-cell>
          <table:table-cell table:style-name="ce11" office:value-type="float" office:value="0" calcext:value-type="float">
            <text:p>0</text:p>
          </table:table-cell>
          <table:table-cell table:style-name="ce11"/>
          <table:table-cell table:style-name="ce11" office:value-type="string" calcext:value-type="string">
            <text:p>Advances in Machine Learning Applications in Software Engineering</text:p>
          </table:table-cell>
          <table:table-cell table:style-name="ce11" office:value-type="string" calcext:value-type="string">
            <text:p>Dolado, JJ and Rodr{\'\i}guez, D and Riquelme, J and Ferrer-Troyano, F and Cuadrado, JJ and Reformat, Marek and Musilek, Petr and Igbide, Efe and Boetticher, Gary D</text:p>
          </table:table-cell>
          <table:table-cell table:style-name="ce11"/>
          <table:table-cell table:style-name="ce21"/>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57]));NOT(ISBLANK([.K57]));ISBLANK([.L57]);ISBLANK([.M57]);ISBLANK([.N57]);ISBLANK([.O57]);ISBLANK([.P57]);ISBLANK([.Q57]));&quot;TRUE&quot;;&quot;FALSE&quot;)" office:value-type="string" office:string-value="FALSE" calcext:value-type="string">
            <text:p>FALSE</text:p>
          </table:table-cell>
          <table:table-cell table:style-name="ce11"/>
          <table:table-cell table:style-name="ce35" office:value-type="string" calcext:value-type="string">
            <text:p>not available</text:p>
          </table:table-cell>
          <table:table-cell table:number-columns-repeated="1004"/>
        </table:table-row>
        <table:table-row table:style-name="ro1">
          <table:table-cell table:style-name="ce2"/>
          <table:table-cell table:style-name="ce5" office:value-type="string" calcext:value-type="string">
            <text:p>P57</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Software Engineering for Machine Learning: A Case Study</text:p>
          </table:table-cell>
          <table:table-cell table:style-name="ce11" office:value-type="string" calcext:value-type="string">
            <text:p>Amershi, Saleema and Begel, Andrew and Bird, Christian and DeLine, Robert and Gall, Harald and Kamar, Ece and Nagappan, Nachiappan and Nushi, Besmira and Zimmermann, Thomas</text:p>
          </table:table-cell>
          <table:table-cell table:style-name="ce11" office:value-type="string" calcext:value-type="string">
            <text:p>Proceedings of the 41st International Conference on Software Engineering: Software Engineering in Practice</text:p>
          </table:table-cell>
          <table:table-cell table:style-name="ce21" office:value-type="float" office:value="2019" calcext:value-type="float">
            <text:p>2019</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58]));NOT(ISBLANK([.K58]));ISBLANK([.L58]);ISBLANK([.M58]);ISBLANK([.N58]);ISBLANK([.O58]);ISBLANK([.P58]);ISBLANK([.Q58]));&quot;TRUE&quot;;&quot;FALSE&quot;)" office:value-type="string" office:string-value="FALSE" calcext:value-type="string">
            <text:p>FALSE</text:p>
          </table:table-cell>
          <table:table-cell table:style-name="ce11"/>
          <table:table-cell table:style-name="ce33" office:value-type="string" calcext:value-type="string">
            <text:p><text:a xlink:href="https://dl.acm.org/doi/10.1109/ICSE-SEIP.2019.00042" xlink:type="simple">https://dl.acm.org/doi/10.1109/ICSE-SEIP.2019.00042</text:a></text:p>
          </table:table-cell>
          <table:table-cell table:number-columns-repeated="1004"/>
        </table:table-row>
        <table:table-row table:style-name="ro1">
          <table:table-cell table:style-name="ce2"/>
          <table:table-cell table:style-name="ce5" office:value-type="string" calcext:value-type="string">
            <text:p>P58</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Machine Learning for Software Engineering: Models, Methods, and Applications</text:p>
          </table:table-cell>
          <table:table-cell table:style-name="ce11" office:value-type="string" calcext:value-type="string">
            <text:p>Meinke, Karl and Bennaceur, Amel</text:p>
          </table:table-cell>
          <table:table-cell table:style-name="ce11" office:value-type="string" calcext:value-type="string">
            <text:p>2018 IEEE/ACM 40th International Conference on Software Engineering: Companion (ICSE-Companion)</text:p>
          </table:table-cell>
          <table:table-cell table:style-name="ce21" office:value-type="float" office:value="2018" calcext:value-type="float">
            <text:p>2018</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59]));NOT(ISBLANK([.K59]));ISBLANK([.L59]);ISBLANK([.M59]);ISBLANK([.N59]);ISBLANK([.O59]);ISBLANK([.P59]);ISBLANK([.Q59]));&quot;TRUE&quot;;&quot;FALSE&quot;)" office:value-type="string" office:string-value="FALSE" calcext:value-type="string">
            <text:p>FALSE</text:p>
          </table:table-cell>
          <table:table-cell table:style-name="ce11"/>
          <table:table-cell table:style-name="ce34" office:value-type="string" calcext:value-type="string">
            <text:p><text:a xlink:href="https://doi.org/10.1145/3183440.3183461" xlink:type="simple">https://doi.org/10.1145/3183440.3183461</text:a></text:p>
          </table:table-cell>
          <table:table-cell table:number-columns-repeated="1004"/>
        </table:table-row>
        <table:table-row table:style-name="ro1">
          <table:table-cell table:style-name="ce2"/>
          <table:table-cell table:style-name="ce5" office:value-type="string" calcext:value-type="string">
            <text:p>P59</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Machine Learning and Software Engineering in Health Informatics</text:p>
          </table:table-cell>
          <table:table-cell table:style-name="ce11" office:value-type="string" calcext:value-type="string">
            <text:p>Clifton, David A and Gibbons, Jeremy and Davies, Jim and Tarassenko, Lionel</text:p>
          </table:table-cell>
          <table:table-cell table:style-name="ce11" office:value-type="string" calcext:value-type="string">
            <text:p>2012 First International Workshop on Realizing AI Synergies in Software Engineering (RAISE) from IEEE</text:p>
          </table:table-cell>
          <table:table-cell table:style-name="ce21" office:value-type="float" office:value="2012" calcext:value-type="float">
            <text:p>2012</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60]));NOT(ISBLANK([.K60]));ISBLANK([.L60]);ISBLANK([.M60]);ISBLANK([.N60]);ISBLANK([.O60]);ISBLANK([.P60]);ISBLANK([.Q60]));&quot;TRUE&quot;;&quot;FALSE&quot;)" office:value-type="string" office:string-value="FALSE" calcext:value-type="string">
            <text:p>FALSE</text:p>
          </table:table-cell>
          <table:table-cell table:style-name="ce11" office:value-type="string" calcext:value-type="string">
            <text:p>dublicate</text:p>
          </table:table-cell>
          <table:table-cell table:style-name="ce33" office:value-type="string" calcext:value-type="string">
            <text:p><text:a xlink:href="https://ieeexplore.ieee.org/abstract/document/6227968" xlink:type="simple">https://ieeexplore.ieee.org/abstract/document/6227968</text:a></text:p>
          </table:table-cell>
          <table:table-cell table:number-columns-repeated="1004"/>
        </table:table-row>
        <table:table-row table:style-name="ro1">
          <table:table-cell table:style-name="ce2"/>
          <table:table-cell table:style-name="ce5" office:value-type="string" calcext:value-type="string">
            <text:p>P60</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MALETS ’11: Proceedings of the International Workshop on Machine Learning Technologies in Software Engineering</text:p>
          </table:table-cell>
          <table:table-cell table:style-name="ce11" office:value-type="string" calcext:value-type="string">
            <text:p>Alrajeh, Dalal and Menzies, Tim and Russo, Alessandra</text:p>
          </table:table-cell>
          <table:table-cell table:style-name="ce11" office:value-type="string" calcext:value-type="string">
            <text:p>Association for Computing Machinery</text:p>
          </table:table-cell>
          <table:table-cell table:style-name="ce21" office:value-type="float" office:value="2011" calcext:value-type="float">
            <text:p>2011</text:p>
          </table:table-cell>
          <table:table-cell table:style-name="ce24" table:number-columns-repeated="2"/>
          <table:table-cell table:style-name="ce27" table:number-columns-repeated="6"/>
          <table:table-cell table:style-name="ce30" table:formula="of:=IF(AND(NOT(ISBLANK([.J61]));NOT(ISBLANK([.K61]));ISBLANK([.L61]);ISBLANK([.M61]);ISBLANK([.N61]);ISBLANK([.O61]);ISBLANK([.P61]);ISBLANK([.Q61]));&quot;TRUE&quot;;&quot;FALSE&quot;)" office:value-type="string" office:string-value="FALSE" calcext:value-type="string">
            <text:p>FALSE</text:p>
          </table:table-cell>
          <table:table-cell table:style-name="ce11" office:value-type="string" calcext:value-type="string">
            <text:p>wrong topics</text:p>
          </table:table-cell>
          <table:table-cell table:style-name="ce34" office:value-type="string" calcext:value-type="string">
            <text:p><text:a xlink:href="https://dl.acm.org/doi/proceedings/10.1145/2070821" xlink:type="simple">https://dl.acm.org/doi/proceedings/10.1145/2070821</text:a></text:p>
          </table:table-cell>
          <table:table-cell table:number-columns-repeated="1004"/>
        </table:table-row>
        <table:table-row table:style-name="ro1">
          <table:table-cell table:style-name="ce2"/>
          <table:table-cell table:style-name="ce5" office:value-type="string" calcext:value-type="string">
            <text:p>P61</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MASES 2018: Proceedings of the 1st International Workshop on Machine Learning and Software Engineering in Symbiosis</text:p>
          </table:table-cell>
          <table:table-cell table:style-name="ce11" office:value-type="string" calcext:value-type="string">
            <text:p>Perrouin, Gilles and Acher, Mathieu and Cordy, Maxim and Devroey, Xavier</text:p>
          </table:table-cell>
          <table:table-cell table:style-name="ce11" office:value-type="string" calcext:value-type="string">
            <text:p>Association for Computing Machinery</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62]));NOT(ISBLANK([.K62]));ISBLANK([.L62]);ISBLANK([.M62]);ISBLANK([.N62]);ISBLANK([.O62]);ISBLANK([.P62]);ISBLANK([.Q62]));&quot;TRUE&quot;;&quot;FALSE&quot;)" office:value-type="string" office:string-value="FALSE" calcext:value-type="string">
            <text:p>FALSE</text:p>
          </table:table-cell>
          <table:table-cell table:style-name="ce11" office:value-type="string" calcext:value-type="string">
            <text:p>wrong topics</text:p>
          </table:table-cell>
          <table:table-cell table:style-name="ce34" office:value-type="string" calcext:value-type="string">
            <text:p><text:a xlink:href="https://dl.acm.org/doi/proceedings/10.1145/3243127" xlink:type="simple">https://dl.acm.org/doi/proceedings/10.1145/3243127</text:a></text:p>
          </table:table-cell>
          <table:table-cell table:number-columns-repeated="1004"/>
        </table:table-row>
        <table:table-row table:style-name="ro1">
          <table:table-cell table:style-name="ce2"/>
          <table:table-cell table:style-name="ce5" office:value-type="string" calcext:value-type="string">
            <text:p>P62</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5" office:value-type="string" calcext:value-type="string">
            <text:p>Integrating AI and Machine Learning in Software Engineering Course for High School Students</text:p>
          </table:table-cell>
          <table:table-cell table:style-name="ce11" office:value-type="string" calcext:value-type="string">
            <text:p>Sperling, Ahuva and Lickerman, Dorit</text:p>
          </table:table-cell>
          <table:table-cell table:style-name="ce11" office:value-type="string" calcext:value-type="string">
            <text:p>Association for Computing Machinery</text:p>
          </table:table-cell>
          <table:table-cell table:style-name="ce21" office:value-type="float" office:value="2012" calcext:value-type="float">
            <text:p>2012</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63]));NOT(ISBLANK([.K63]));ISBLANK([.L63]);ISBLANK([.M63]);ISBLANK([.N63]);ISBLANK([.O63]);ISBLANK([.P63]);ISBLANK([.Q63]));&quot;TRUE&quot;;&quot;FALSE&quot;)" office:value-type="string" office:string-value="FALSE" calcext:value-type="string">
            <text:p>FALSE</text:p>
          </table:table-cell>
          <table:table-cell table:style-name="ce11"/>
          <table:table-cell table:style-name="ce34" office:value-type="string" calcext:value-type="string">
            <text:p><text:a xlink:href="https://doi.org/10.1145/2325296.2325354" xlink:type="simple">https://doi.org/10.1145/2325296.2325354</text:a></text:p>
          </table:table-cell>
          <table:table-cell table:number-columns-repeated="1004"/>
        </table:table-row>
        <table:table-row table:style-name="ro1">
          <table:table-cell table:style-name="ce2"/>
          <table:table-cell table:style-name="ce5" office:value-type="string" calcext:value-type="string">
            <text:p>P63</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The Inductive Software Engineering Manifesto: Principles for Industrial Data Mining</text:p>
          </table:table-cell>
          <table:table-cell table:style-name="ce11" office:value-type="string" calcext:value-type="string">
            <text:p>Menzies, Tim and Bird, Christian and Zimmermann, Thomas and Schulte, Wolfram and Kocaganeli, Ekrem</text:p>
          </table:table-cell>
          <table:table-cell table:style-name="ce11" office:value-type="string" calcext:value-type="string">
            <text:p>Association for Computing Machinery</text:p>
          </table:table-cell>
          <table:table-cell table:style-name="ce21" office:value-type="float" office:value="2011" calcext:value-type="float">
            <text:p>2011</text:p>
          </table:table-cell>
          <table:table-cell table:style-name="ce24" table:number-columns-repeated="2"/>
          <table:table-cell table:style-name="ce27" table:number-columns-repeated="6"/>
          <table:table-cell table:style-name="ce30" table:formula="of:=IF(AND(NOT(ISBLANK([.J64]));NOT(ISBLANK([.K64]));ISBLANK([.L64]);ISBLANK([.M64]);ISBLANK([.N64]);ISBLANK([.O64]);ISBLANK([.P64]);ISBLANK([.Q64]));&quot;TRUE&quot;;&quot;FALSE&quot;)" office:value-type="string" office:string-value="FALSE" calcext:value-type="string">
            <text:p>FALSE</text:p>
          </table:table-cell>
          <table:table-cell table:style-name="ce11" office:value-type="string" calcext:value-type="string">
            <text:p>Data mining</text:p>
          </table:table-cell>
          <table:table-cell table:style-name="ce34" office:value-type="string" calcext:value-type="string">
            <text:p><text:a xlink:href="https://doi.org/10.1145/2070821.2070824" xlink:type="simple">https://doi.org/10.1145/2070821.2070824</text:a></text:p>
          </table:table-cell>
          <table:table-cell table:number-columns-repeated="1004"/>
        </table:table-row>
        <table:table-row table:style-name="ro1">
          <table:table-cell table:style-name="ce2"/>
          <table:table-cell table:style-name="ce5" office:value-type="string" calcext:value-type="string">
            <text:p>P64</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Machine Learning-Assisted Performance Testing</text:p>
          </table:table-cell>
          <table:table-cell table:style-name="ce11" office:value-type="string" calcext:value-type="string">
            <text:p>Moghadam, Mahshid Helali</text:p>
          </table:table-cell>
          <table:table-cell table:style-name="ce11" office:value-type="string" calcext:value-type="string">
            <text:p>Association for Computing Machinery</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65]));NOT(ISBLANK([.K65]));ISBLANK([.L65]);ISBLANK([.M65]);ISBLANK([.N65]);ISBLANK([.O65]);ISBLANK([.P65]);ISBLANK([.Q65]));&quot;TRUE&quot;;&quot;FALSE&quot;)" office:value-type="string" office:string-value="FALSE" calcext:value-type="string">
            <text:p>FALSE</text:p>
          </table:table-cell>
          <table:table-cell table:style-name="ce11" office:value-type="string" calcext:value-type="string">
            <text:p>wrong direction</text:p>
          </table:table-cell>
          <table:table-cell table:style-name="ce34" office:value-type="string" calcext:value-type="string">
            <text:p><text:a xlink:href="https://doi.org/10.1145/3338906.3342484" xlink:type="simple">https://doi.org/10.1145/3338906.3342484</text:a></text:p>
          </table:table-cell>
          <table:table-cell table:number-columns-repeated="1004"/>
        </table:table-row>
        <table:table-row table:style-name="ro1">
          <table:table-cell table:style-name="ce2"/>
          <table:table-cell table:style-name="ce5" office:value-type="string" calcext:value-type="string">
            <text:p>P65</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GUI Reverse Engineering with Machine Learning</text:p>
          </table:table-cell>
          <table:table-cell table:style-name="ce11" office:value-type="string" calcext:value-type="string">
            <text:p>Morgado, In\^{e}s Coimbra and Paiva, Ana C. R. and Faria, Jo\~{a}o Pascoal and Camacho, Rui</text:p>
          </table:table-cell>
          <table:table-cell table:style-name="ce11" office:value-type="string" calcext:value-type="string">
            <text:p>Proceedings of the First International Workshop on Realizing AI Synergies in Software Engineering by IEEE Press</text:p>
          </table:table-cell>
          <table:table-cell table:style-name="ce21" office:value-type="float" office:value="2012" calcext:value-type="float">
            <text:p>2012</text:p>
          </table:table-cell>
          <table:table-cell table:style-name="ce24" table:number-columns-repeated="2"/>
          <table:table-cell table:style-name="ce27" table:number-columns-repeated="6"/>
          <table:table-cell table:style-name="ce30" table:formula="of:=IF(AND(NOT(ISBLANK([.J66]));NOT(ISBLANK([.K66]));ISBLANK([.L66]);ISBLANK([.M66]);ISBLANK([.N66]);ISBLANK([.O66]);ISBLANK([.P66]);ISBLANK([.Q66]));&quot;TRUE&quot;;&quot;FALSE&quot;)" office:value-type="string" office:string-value="FALSE" calcext:value-type="string">
            <text:p>FALSE</text:p>
          </table:table-cell>
          <table:table-cell table:style-name="ce11" office:value-type="string" calcext:value-type="string">
            <text:p>wrong topic</text:p>
          </table:table-cell>
          <table:table-cell table:style-name="ce33" office:value-type="string" calcext:value-type="string">
            <text:p><text:a xlink:href="https://dl.acm.org/doi/10.5555/2666527.2666533" xlink:type="simple">https://dl.acm.org/doi/10.5555/2666527.2666533</text:a></text:p>
          </table:table-cell>
          <table:table-cell table:number-columns-repeated="1004"/>
        </table:table-row>
        <table:table-row table:style-name="ro1">
          <table:table-cell table:style-name="ce2"/>
          <table:table-cell table:style-name="ce5" office:value-type="string" calcext:value-type="string">
            <text:p>P66</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Software Effort Estimation Using Machine Learning Techniques</text:p>
          </table:table-cell>
          <table:table-cell table:style-name="ce11" office:value-type="string" calcext:value-type="string">
            <text:p>Shivhare, Jyoti and Rath, Santanu Ku.</text:p>
          </table:table-cell>
          <table:table-cell table:style-name="ce11" office:value-type="string" calcext:value-type="string">
            <text:p>Proceedings of the 7th India Software Engineering Conference by ACM</text:p>
          </table:table-cell>
          <table:table-cell table:style-name="ce21" office:value-type="float" office:value="2014" calcext:value-type="float">
            <text:p>2014</text:p>
          </table:table-cell>
          <table:table-cell table:style-name="ce24" table:number-columns-repeated="2"/>
          <table:table-cell table:style-name="ce27" table:number-columns-repeated="6"/>
          <table:table-cell table:style-name="ce30" table:formula="of:=IF(AND(NOT(ISBLANK([.J67]));NOT(ISBLANK([.K67]));ISBLANK([.L67]);ISBLANK([.M67]);ISBLANK([.N67]);ISBLANK([.O67]);ISBLANK([.P67]);ISBLANK([.Q67]));&quot;TRUE&quot;;&quot;FALSE&quot;)" office:value-type="string" office:string-value="FALSE" calcext:value-type="string">
            <text:p>FALSE</text:p>
          </table:table-cell>
          <table:table-cell table:style-name="ce11" office:value-type="string" calcext:value-type="string">
            <text:p>wrong direction</text:p>
          </table:table-cell>
          <table:table-cell table:style-name="ce34" office:value-type="string" calcext:value-type="string">
            <text:p><text:a xlink:href="https://doi.org/10.1145/2590748.2590767" xlink:type="simple">https://doi.org/10.1145/2590748.2590767</text:a></text:p>
          </table:table-cell>
          <table:table-cell table:number-columns-repeated="1004"/>
        </table:table-row>
        <table:table-row table:style-name="ro1">
          <table:table-cell table:style-name="ce2"/>
          <table:table-cell table:style-name="ce5" office:value-type="string" calcext:value-type="string">
            <text:p>P67</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Machine-Learning-Guided Selectively Unsound Static Analysis</text:p>
          </table:table-cell>
          <table:table-cell table:style-name="ce17" office:value-type="string" calcext:value-type="string">
            <text:p>Heo, Kihong and Oh, Hakjoo and Yi, Kwangkeun</text:p>
          </table:table-cell>
          <table:table-cell table:style-name="ce11" office:value-type="string" calcext:value-type="string">
            <text:p>Proceedings of the 39th International Conference on Software Engineering by ACM</text:p>
          </table:table-cell>
          <table:table-cell table:style-name="ce21" office:value-type="float" office:value="2017" calcext:value-type="float">
            <text:p>2017</text:p>
          </table:table-cell>
          <table:table-cell table:style-name="ce24" table:number-columns-repeated="2"/>
          <table:table-cell table:style-name="ce27" table:number-columns-repeated="6"/>
          <table:table-cell table:style-name="ce30" table:formula="of:=IF(AND(NOT(ISBLANK([.J68]));NOT(ISBLANK([.K68]));ISBLANK([.L68]);ISBLANK([.M68]);ISBLANK([.N68]);ISBLANK([.O68]);ISBLANK([.P68]);ISBLANK([.Q68]));&quot;TRUE&quot;;&quot;FALSE&quot;)" office:value-type="string" office:string-value="FALSE" calcext:value-type="string">
            <text:p>FALSE</text:p>
          </table:table-cell>
          <table:table-cell table:style-name="ce11"/>
          <table:table-cell table:style-name="ce34" office:value-type="string" calcext:value-type="string">
            <text:p><text:a xlink:href="https://doi.org/10.1109/ICSE.2017.54" xlink:type="simple">https://doi.org/10.1109/ICSE.2017.54</text:a></text:p>
          </table:table-cell>
          <table:table-cell table:number-columns-repeated="1004"/>
        </table:table-row>
        <table:table-row table:style-name="ro1">
          <table:table-cell table:style-name="ce2"/>
          <table:table-cell table:style-name="ce5" office:value-type="string" calcext:value-type="string">
            <text:p>P68</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Software Reliability via Machine Learning (Invited Talk)</text:p>
          </table:table-cell>
          <table:table-cell table:style-name="ce11" office:value-type="string" calcext:value-type="string">
            <text:p>Nori, Aditya V.</text:p>
          </table:table-cell>
          <table:table-cell table:style-name="ce11" office:value-type="string" calcext:value-type="string">
            <text:p>Proceedings of the 2nd FME Workshop on Formal Methods in Software Engineering by ACM</text:p>
          </table:table-cell>
          <table:table-cell table:style-name="ce21" office:value-type="float" office:value="2014" calcext:value-type="float">
            <text:p>2014</text:p>
          </table:table-cell>
          <table:table-cell table:style-name="ce24" table:number-columns-repeated="2"/>
          <table:table-cell table:style-name="ce27" table:number-columns-repeated="6"/>
          <table:table-cell table:style-name="ce30" table:formula="of:=IF(AND(NOT(ISBLANK([.J69]));NOT(ISBLANK([.K69]));ISBLANK([.L69]);ISBLANK([.M69]);ISBLANK([.N69]);ISBLANK([.O69]);ISBLANK([.P69]);ISBLANK([.Q69]));&quot;TRUE&quot;;&quot;FALSE&quot;)" office:value-type="string" office:string-value="FALSE" calcext:value-type="string">
            <text:p>FALSE</text:p>
          </table:table-cell>
          <table:table-cell table:style-name="ce11" office:value-type="string" calcext:value-type="string">
            <text:p>no scientific Paper and wrong topic</text:p>
          </table:table-cell>
          <table:table-cell table:style-name="ce34" office:value-type="string" calcext:value-type="string">
            <text:p><text:a xlink:href="https://doi.org/10.1145/2593489.2593490" xlink:type="simple">https://doi.org/10.1145/2593489.2593490</text:a></text:p>
          </table:table-cell>
          <table:table-cell table:number-columns-repeated="1004"/>
        </table:table-row>
        <table:table-row table:style-name="ro1">
          <table:table-cell table:style-name="ce2"/>
          <table:table-cell table:style-name="ce5" office:value-type="string" calcext:value-type="string">
            <text:p>P69</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Evaluating Music Mastering Quality Using Machine Learning</text:p>
          </table:table-cell>
          <table:table-cell table:style-name="ce11" office:value-type="string" calcext:value-type="string">
            <text:p>Shtern, Mark and Casas, Pedro and Tzerpos, Vassilios</text:p>
          </table:table-cell>
          <table:table-cell table:style-name="ce11" office:value-type="string" calcext:value-type="string">
            <text:p>Proceedings of the 28th Annual International Conference on Computer Science and Software Engineering by IBM</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70]));NOT(ISBLANK([.K70]));ISBLANK([.L70]);ISBLANK([.M70]);ISBLANK([.N70]);ISBLANK([.O70]);ISBLANK([.P70]);ISBLANK([.Q70]));&quot;TRUE&quot;;&quot;FALSE&quot;)" office:value-type="string" office:string-value="FALSE" calcext:value-type="string">
            <text:p>FALSE</text:p>
          </table:table-cell>
          <table:table-cell table:style-name="ce11" office:value-type="string" calcext:value-type="string">
            <text:p>wrong topic</text:p>
          </table:table-cell>
          <table:table-cell table:style-name="ce33" office:value-type="string" calcext:value-type="string">
            <text:p><text:a xlink:href="https://dl.acm.org/doi/10.5555/3291291.3291305" xlink:type="simple">https://dl.acm.org/doi/10.5555/3291291.3291305</text:a></text:p>
          </table:table-cell>
          <table:table-cell table:number-columns-repeated="1004"/>
        </table:table-row>
        <table:table-row table:style-name="ro1">
          <table:table-cell table:style-name="ce2"/>
          <table:table-cell table:style-name="ce5" office:value-type="string" calcext:value-type="string">
            <text:p>P70</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Practical Machine Learning with Python on DSX</text:p>
          </table:table-cell>
          <table:table-cell table:style-name="ce11" office:value-type="string" calcext:value-type="string">
            <text:p>Quader, Shaikh and Ryan, Mark and Dong, Eric and Suleymanova, Safura and Salehin, Rounok and Apu, Shahidul Haque</text:p>
          </table:table-cell>
          <table:table-cell table:style-name="ce11" office:value-type="string" calcext:value-type="string">
            <text:p>Proceedings of the 28th Annual International Conference on Computer Science and Software Engineering by IBM</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71]));NOT(ISBLANK([.K71]));ISBLANK([.L71]);ISBLANK([.M71]);ISBLANK([.N71]);ISBLANK([.O71]);ISBLANK([.P71]);ISBLANK([.Q71]));&quot;TRUE&quot;;&quot;FALSE&quot;)" office:value-type="string" office:string-value="FALSE" calcext:value-type="string">
            <text:p>FALSE</text:p>
          </table:table-cell>
          <table:table-cell table:style-name="ce11" office:value-type="string" calcext:value-type="string">
            <text:p>no scientific paper</text:p>
          </table:table-cell>
          <table:table-cell table:style-name="ce33" office:value-type="string" calcext:value-type="string">
            <text:p><text:a xlink:href="https://dl.acm.org/doi/10.5555/3291291.3291358" xlink:type="simple">https://dl.acm.org/doi/10.5555/3291291.3291358</text:a></text:p>
          </table:table-cell>
          <table:table-cell table:number-columns-repeated="1004"/>
        </table:table-row>
        <table:table-row table:style-name="ro1">
          <table:table-cell table:style-name="ce2"/>
          <table:table-cell table:style-name="ce5" office:value-type="string" calcext:value-type="string">
            <text:p>P71</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A Context-Aware Machine Learning-Based Approach</text:p>
          </table:table-cell>
          <table:table-cell table:style-name="ce11" office:value-type="string" calcext:value-type="string">
            <text:p>Nascimento, Nathalia and Alencar, Paulo and Lucena, Carlos and Cowan, Donald</text:p>
          </table:table-cell>
          <table:table-cell table:style-name="ce11" office:value-type="string" calcext:value-type="string">
            <text:p>Proceedings of the 28th Annual International Conference on Computer Science and Software Engineering by IBM</text:p>
          </table:table-cell>
          <table:table-cell table:style-name="ce21" office:value-type="float" office:value="2018" calcext:value-type="float">
            <text:p>2018</text:p>
          </table:table-cell>
          <table:table-cell table:style-name="ce24"/>
          <table:table-cell table:style-name="ce24" office:value-type="string" calcext:value-type="string">
            <text:p>X</text:p>
          </table:table-cell>
          <table:table-cell table:style-name="ce27" table:number-columns-repeated="6"/>
          <table:table-cell table:style-name="ce30" table:formula="of:=IF(AND(NOT(ISBLANK([.J72]));NOT(ISBLANK([.K72]));ISBLANK([.L72]);ISBLANK([.M72]);ISBLANK([.N72]);ISBLANK([.O72]);ISBLANK([.P72]);ISBLANK([.Q72]));&quot;TRUE&quot;;&quot;FALSE&quot;)" office:value-type="string" office:string-value="FALSE" calcext:value-type="string">
            <text:p>FALSE</text:p>
          </table:table-cell>
          <table:table-cell table:style-name="ce11" office:value-type="string" calcext:value-type="string">
            <text:p>not practice</text:p>
          </table:table-cell>
          <table:table-cell table:style-name="ce33" office:value-type="string" calcext:value-type="string">
            <text:p><text:a xlink:href="https://dl.acm.org/doi/10.5555/3291291.3291297" xlink:type="simple">https://dl.acm.org/doi/10.5555/3291291.3291297</text:a></text:p>
          </table:table-cell>
          <table:table-cell table:number-columns-repeated="1004"/>
        </table:table-row>
        <table:table-row table:style-name="ro1">
          <table:table-cell table:style-name="ce2"/>
          <table:table-cell table:style-name="ce5" office:value-type="string" calcext:value-type="string">
            <text:p>P72</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Machine Learning Meets Quantitative Planning: Enabling Self-Adaptation in Autonomous Robots</text:p>
          </table:table-cell>
          <table:table-cell table:style-name="ce11" office:value-type="string" calcext:value-type="string">
            <text:p>Jamshidi, Pooyan and C\'{a}mara, Javier and Schmerl, Bradley and K\"{a}stner, Christian and Garlan, David</text:p>
          </table:table-cell>
          <table:table-cell table:style-name="ce11" office:value-type="string" calcext:value-type="string">
            <text:p>Proceedings of the 14th International Symposium on Software Engineering for Adaptive and Self-Managing Systems by IEEE Press</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73]));NOT(ISBLANK([.K73]));ISBLANK([.L73]);ISBLANK([.M73]);ISBLANK([.N73]);ISBLANK([.O73]);ISBLANK([.P73]);ISBLANK([.Q73]));&quot;TRUE&quot;;&quot;FALSE&quot;)" office:value-type="string" office:string-value="FALSE" calcext:value-type="string">
            <text:p>FALSE</text:p>
          </table:table-cell>
          <table:table-cell table:style-name="ce11"/>
          <table:table-cell table:style-name="ce33" office:value-type="string" calcext:value-type="string">
            <text:p><text:a xlink:href="https://doi.org/10.1109/SEAMS.2019.00015" xlink:type="simple">https://doi.org/10.1109/SEAMS.2019.00015</text:a></text:p>
          </table:table-cell>
          <table:table-cell table:number-columns-repeated="1004"/>
        </table:table-row>
        <table:table-row table:style-name="ro1">
          <table:table-cell table:style-name="ce2"/>
          <table:table-cell table:style-name="ce5" office:value-type="string" calcext:value-type="string">
            <text:p>P73</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Machine-Learning Supported Vulnerability Detection in Source Code</text:p>
          </table:table-cell>
          <table:table-cell table:style-name="ce11" office:value-type="string" calcext:value-type="string">
            <text:p>Sonnekalb, Tim</text:p>
          </table:table-cell>
          <table:table-cell table:style-name="ce11" office:value-type="string" calcext:value-type="string">
            <text:p>Proceedings of the 2019 27th ACM Joint Meeting on European Software Engineering Conference and Symposium on the Foundations of Software Engineering by ACM</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74]));NOT(ISBLANK([.K74]));ISBLANK([.L74]);ISBLANK([.M74]);ISBLANK([.N74]);ISBLANK([.O74]);ISBLANK([.P74]);ISBLANK([.Q74]));&quot;TRUE&quot;;&quot;FALSE&quot;)" office:value-type="string" office:string-value="FALSE" calcext:value-type="string">
            <text:p>FALSE</text:p>
          </table:table-cell>
          <table:table-cell table:style-name="ce11" office:value-type="string" calcext:value-type="string">
            <text:p>wrong topic</text:p>
          </table:table-cell>
          <table:table-cell table:style-name="ce33" office:value-type="string" calcext:value-type="string">
            <text:p><text:a xlink:href="https://doi.org/10.1145/3338906.3341466" xlink:type="simple">https://doi.org/10.1145/3338906.3341466</text:a></text:p>
          </table:table-cell>
          <table:table-cell table:number-columns-repeated="1004"/>
        </table:table-row>
        <table:table-row table:style-name="ro1">
          <table:table-cell table:style-name="ce2"/>
          <table:table-cell table:style-name="ce5" office:value-type="string" calcext:value-type="string">
            <text:p>P74</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Black Box Fairness Testing of Machine Learning Models</text:p>
          </table:table-cell>
          <table:table-cell table:style-name="ce11" office:value-type="string" calcext:value-type="string">
            <text:p>Aggarwal, Aniya and Lohia, Pranay and Nagar, Seema and Dey, Kuntal and Saha, Diptikalyan</text:p>
          </table:table-cell>
          <table:table-cell table:style-name="ce11" office:value-type="string" calcext:value-type="string">
            <text:p>Proceedings of the 2019 27th ACM Joint Meeting on European Software Engineering Conference and Symposium on the Foundations of Software Engineering by ACM</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75]));NOT(ISBLANK([.K75]));ISBLANK([.L75]);ISBLANK([.M75]);ISBLANK([.N75]);ISBLANK([.O75]);ISBLANK([.P75]);ISBLANK([.Q75]));&quot;TRUE&quot;;&quot;FALSE&quot;)" office:value-type="string" office:string-value="FALSE" calcext:value-type="string">
            <text:p>FALSE</text:p>
          </table:table-cell>
          <table:table-cell table:style-name="ce11" office:value-type="string" calcext:value-type="string">
            <text:p>Testing, but no state of practice</text:p>
          </table:table-cell>
          <table:table-cell table:style-name="ce33" office:value-type="string" calcext:value-type="string">
            <text:p><text:a xlink:href="https://doi.org/10.1145/3338906.3338937" xlink:type="simple">https://doi.org/10.1145/3338906.3338937</text:a></text:p>
          </table:table-cell>
          <table:table-cell table:number-columns-repeated="1004"/>
        </table:table-row>
        <table:table-row table:style-name="ro1">
          <table:table-cell table:style-name="ce2"/>
          <table:table-cell table:style-name="ce5" office:value-type="string" calcext:value-type="string">
            <text:p>P75</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A Machine Learning Approach to Generate Test Oracles</text:p>
          </table:table-cell>
          <table:table-cell table:style-name="ce11" office:value-type="string" calcext:value-type="string">
            <text:p>Braga, Rony\'{e}rison and Neto, Pedro Santos and Rab\^{e}lo, Ricardo and Santiago, Jos\'{e} and Souza, Matheus</text:p>
          </table:table-cell>
          <table:table-cell table:style-name="ce11" office:value-type="string" calcext:value-type="string">
            <text:p>Proceedings of the XXXII Brazilian Symposium on Software Engineering by ACM</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76]));NOT(ISBLANK([.K76]));ISBLANK([.L76]);ISBLANK([.M76]);ISBLANK([.N76]);ISBLANK([.O76]);ISBLANK([.P76]);ISBLANK([.Q76]));&quot;TRUE&quot;;&quot;FALSE&quot;)" office:value-type="string" office:string-value="FALSE" calcext:value-type="string">
            <text:p>FALSE</text:p>
          </table:table-cell>
          <table:table-cell table:style-name="ce11" office:value-type="string" calcext:value-type="string">
            <text:p>test oracles wrong topic</text:p>
          </table:table-cell>
          <table:table-cell table:style-name="ce33" office:value-type="string" calcext:value-type="string">
            <text:p><text:a xlink:href="https://doi.org/10.1145/3266237.3266273" xlink:type="simple">https://doi.org/10.1145/3266237.3266273</text:a></text:p>
          </table:table-cell>
          <table:table-cell table:number-columns-repeated="1004"/>
        </table:table-row>
        <table:table-row table:style-name="ro1">
          <table:table-cell table:style-name="ce2"/>
          <table:table-cell table:style-name="ce5" office:value-type="string" calcext:value-type="string">
            <text:p>P76</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CloneCognition: Machine Learning Based Code Clone Validation Tool</text:p>
          </table:table-cell>
          <table:table-cell table:style-name="ce11" office:value-type="string" calcext:value-type="string">
            <text:p>Mostaeen, Golam and Svajlenko, Jeffrey and Roy, Banani and Roy, Chanchal K. and Schneider, Kevin A.</text:p>
          </table:table-cell>
          <table:table-cell table:style-name="ce11" office:value-type="string" calcext:value-type="string">
            <text:p>Proceedings of the 2019 27th ACM Joint Meeting on European Software Engineering Conference and Symposium on the Foundations of Software Engineering by ACM</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77]));NOT(ISBLANK([.K77]));ISBLANK([.L77]);ISBLANK([.M77]);ISBLANK([.N77]);ISBLANK([.O77]);ISBLANK([.P77]);ISBLANK([.Q77]));&quot;TRUE&quot;;&quot;FALSE&quot;)" office:value-type="string" office:string-value="FALSE" calcext:value-type="string">
            <text:p>FALSE</text:p>
          </table:table-cell>
          <table:table-cell table:style-name="ce11"/>
          <table:table-cell table:style-name="ce33" office:value-type="string" calcext:value-type="string">
            <text:p><text:a xlink:href="https://doi.org/10.1145/3338906.3341182" xlink:type="simple">https://doi.org/10.1145/3338906.3341182</text:a></text:p>
          </table:table-cell>
          <table:table-cell table:number-columns-repeated="1004"/>
        </table:table-row>
        <table:table-row table:style-name="ro1">
          <table:table-cell table:style-name="ce2"/>
          <table:table-cell table:style-name="ce5" office:value-type="string" calcext:value-type="string">
            <text:p>P77</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Machine Learning Based Code Smell Detection through WekaNose</text:p>
          </table:table-cell>
          <table:table-cell table:style-name="ce11" office:value-type="string" calcext:value-type="string">
            <text:p>Azadi, Umberto and Fontana, Francesca Arcelli and Zanoni, Marco</text:p>
          </table:table-cell>
          <table:table-cell table:style-name="ce11" office:value-type="string" calcext:value-type="string">
            <text:p>Proceedings of the 40th International Conference on Software Engineering: Companion Proceeedings by ACM</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78]));NOT(ISBLANK([.K78]));ISBLANK([.L78]);ISBLANK([.M78]);ISBLANK([.N78]);ISBLANK([.O78]);ISBLANK([.P78]);ISBLANK([.Q78]));&quot;TRUE&quot;;&quot;FALSE&quot;)" office:value-type="string" office:string-value="FALSE" calcext:value-type="string">
            <text:p>FALSE</text:p>
          </table:table-cell>
          <table:table-cell table:style-name="ce11"/>
          <table:table-cell table:style-name="ce33" office:value-type="string" calcext:value-type="string">
            <text:p><text:a xlink:href="https://doi.org/10.1145/3183440.3194974" xlink:type="simple">https://doi.org/10.1145/3183440.3194974</text:a></text:p>
          </table:table-cell>
          <table:table-cell table:number-columns-repeated="1004"/>
        </table:table-row>
        <table:table-row table:style-name="ro1">
          <table:table-cell table:style-name="ce2"/>
          <table:table-cell table:style-name="ce5" office:value-type="string" calcext:value-type="string">
            <text:p>P78</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Optimizing Seed Inputs in Fuzzing with Machine Learning</text:p>
          </table:table-cell>
          <table:table-cell table:style-name="ce11" office:value-type="string" calcext:value-type="string">
            <text:p>Cheng, Liang and Zhang, Yang and Zhang, Yi and Wu, Chen and Li, Zhangtan and Fu, Yu and Li, Haisheng</text:p>
          </table:table-cell>
          <table:table-cell table:style-name="ce11" office:value-type="string" calcext:value-type="string">
            <text:p>Proceedings of the 41st International Conference on Software Engineering: Companion Proceedings by IEEE Press</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79]));NOT(ISBLANK([.K79]));ISBLANK([.L79]);ISBLANK([.M79]);ISBLANK([.N79]);ISBLANK([.O79]);ISBLANK([.P79]);ISBLANK([.Q79]));&quot;TRUE&quot;;&quot;FALSE&quot;)" office:value-type="string" office:string-value="FALSE" calcext:value-type="string">
            <text:p>FALSE</text:p>
          </table:table-cell>
          <table:table-cell table:style-name="ce11"/>
          <table:table-cell table:style-name="ce33" office:value-type="string" calcext:value-type="string">
            <text:p><text:a xlink:href="https://doi.org/10.1109/ICSE-Companion.2019.00096" xlink:type="simple">https://doi.org/10.1109/ICSE-Companion.2019.00096</text:a></text:p>
          </table:table-cell>
          <table:table-cell table:number-columns-repeated="1004"/>
        </table:table-row>
        <table:table-row table:style-name="ro1">
          <table:table-cell table:style-name="ce2"/>
          <table:table-cell table:style-name="ce5" office:value-type="string" calcext:value-type="string">
            <text:p>P79</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Towards Comprehensible Representation of Controllers Using Machine Learning</text:p>
          </table:table-cell>
          <table:table-cell table:style-name="ce11" office:value-type="string" calcext:value-type="string">
            <text:p>Balasubramaniam, Gargi</text:p>
          </table:table-cell>
          <table:table-cell table:style-name="ce11" office:value-type="string" calcext:value-type="string">
            <text:p>Proceedings of the 34th IEEE/ACM International Conference on Automated Software Engineering by IEEE Press</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80]));NOT(ISBLANK([.K80]));ISBLANK([.L80]);ISBLANK([.M80]);ISBLANK([.N80]);ISBLANK([.O80]);ISBLANK([.P80]);ISBLANK([.Q80]));&quot;TRUE&quot;;&quot;FALSE&quot;)" office:value-type="string" office:string-value="FALSE" calcext:value-type="string">
            <text:p>FALSE</text:p>
          </table:table-cell>
          <table:table-cell table:style-name="ce11"/>
          <table:table-cell table:style-name="ce33" office:value-type="string" calcext:value-type="string">
            <text:p><text:a xlink:href="https://doi.org/10.1109/ASE.2019.00163" xlink:type="simple">https://doi.org/10.1109/ASE.2019.00163</text:a></text:p>
          </table:table-cell>
          <table:table-cell table:number-columns-repeated="1004"/>
        </table:table-row>
        <table:table-row table:style-name="ro1">
          <table:table-cell table:style-name="ce2"/>
          <table:table-cell table:style-name="ce5" office:value-type="string" calcext:value-type="string">
            <text:p>P80</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Machine Learning Basics with IBM Data Science Experience</text:p>
          </table:table-cell>
          <table:table-cell table:style-name="ce11" office:value-type="string" calcext:value-type="string">
            <text:p>Fan, Xueqi and Iacob, Mihai and Nicolae, Mihai and Dong, Eric</text:p>
          </table:table-cell>
          <table:table-cell table:style-name="ce11" office:value-type="string" calcext:value-type="string">
            <text:p>Proceedings of the 27th Annual International Conference on Computer Science and Software Engineering by IBM</text:p>
          </table:table-cell>
          <table:table-cell table:style-name="ce21" office:value-type="float" office:value="2017" calcext:value-type="float">
            <text:p>2017</text:p>
          </table:table-cell>
          <table:table-cell table:style-name="ce24" table:number-columns-repeated="2"/>
          <table:table-cell table:style-name="ce27" table:number-columns-repeated="6"/>
          <table:table-cell table:style-name="ce30" table:formula="of:=IF(AND(NOT(ISBLANK([.J81]));NOT(ISBLANK([.K81]));ISBLANK([.L81]);ISBLANK([.M81]);ISBLANK([.N81]);ISBLANK([.O81]);ISBLANK([.P81]);ISBLANK([.Q81]));&quot;TRUE&quot;;&quot;FALSE&quot;)" office:value-type="string" office:string-value="FALSE" calcext:value-type="string">
            <text:p>FALSE</text:p>
          </table:table-cell>
          <table:table-cell table:style-name="ce11"/>
          <table:table-cell table:style-name="ce33" office:value-type="string" calcext:value-type="string">
            <text:p><text:a xlink:href="https://dl.acm.org/doi/10.5555/3172795.3172853" xlink:type="simple">https://dl.acm.org/doi/10.5555/3172795.3172853</text:a></text:p>
          </table:table-cell>
          <table:table-cell table:number-columns-repeated="1004"/>
        </table:table-row>
        <table:table-row table:style-name="ro1">
          <table:table-cell table:style-name="ce2"/>
          <table:table-cell table:style-name="ce5" office:value-type="string" calcext:value-type="string">
            <text:p>P81</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Application of Machine Learning Methods for Software Effort Prediction</text:p>
          </table:table-cell>
          <table:table-cell table:style-name="ce11" office:value-type="string" calcext:value-type="string">
            <text:p>Malhotra, Ruchika and Kaur, Arvinder and Singh, Yogesh</text:p>
          </table:table-cell>
          <table:table-cell table:style-name="ce11" office:value-type="string" calcext:value-type="string">
            <text:p>ACM</text:p>
          </table:table-cell>
          <table:table-cell table:style-name="ce21" office:value-type="float" office:value="2010" calcext:value-type="float">
            <text:p>2010</text:p>
          </table:table-cell>
          <table:table-cell table:style-name="ce24" table:number-columns-repeated="2"/>
          <table:table-cell table:style-name="ce27" table:number-columns-repeated="6"/>
          <table:table-cell table:style-name="ce30" table:formula="of:=IF(AND(NOT(ISBLANK([.J82]));NOT(ISBLANK([.K82]));ISBLANK([.L82]);ISBLANK([.M82]);ISBLANK([.N82]);ISBLANK([.O82]);ISBLANK([.P82]);ISBLANK([.Q82]));&quot;TRUE&quot;;&quot;FALSE&quot;)" office:value-type="string" office:string-value="FALSE" calcext:value-type="string">
            <text:p>FALSE</text:p>
          </table:table-cell>
          <table:table-cell table:style-name="ce11"/>
          <table:table-cell table:style-name="ce34" office:value-type="string" calcext:value-type="string">
            <text:p><text:a xlink:href="https://doi.org/10.1145/1764810.1764825" xlink:type="simple">https://doi.org/10.1145/1764810.1764825</text:a></text:p>
          </table:table-cell>
          <table:table-cell table:number-columns-repeated="1004"/>
        </table:table-row>
        <table:table-row table:style-name="ro1">
          <table:table-cell table:style-name="ce2"/>
          <table:table-cell table:style-name="ce5" office:value-type="string" calcext:value-type="string">
            <text:p>P82</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Machine Learning Based Recommendation of Method Names: How Far Are We</text:p>
          </table:table-cell>
          <table:table-cell table:style-name="ce11" office:value-type="string" calcext:value-type="string">
            <text:p>Jiang, Lin and Liu, Hui and Jiang, He</text:p>
          </table:table-cell>
          <table:table-cell table:style-name="ce11" office:value-type="string" calcext:value-type="string">
            <text:p>Proceedings of the 34th IEEE/ACM International Conference on Automated Software Engineering by IEEE Press</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83]));NOT(ISBLANK([.K83]));ISBLANK([.L83]);ISBLANK([.M83]);ISBLANK([.N83]);ISBLANK([.O83]);ISBLANK([.P83]);ISBLANK([.Q83]));&quot;TRUE&quot;;&quot;FALSE&quot;)" office:value-type="string" office:string-value="FALSE" calcext:value-type="string">
            <text:p>FALSE</text:p>
          </table:table-cell>
          <table:table-cell table:style-name="ce11"/>
          <table:table-cell table:style-name="ce33" office:value-type="string" calcext:value-type="string">
            <text:p><text:a xlink:href="https://doi.org/10.1109/ASE.2019.00062" xlink:type="simple">https://doi.org/10.1109/ASE.2019.00062</text:a></text:p>
          </table:table-cell>
          <table:table-cell table:number-columns-repeated="1004"/>
        </table:table-row>
        <table:table-row table:style-name="ro1">
          <table:table-cell table:style-name="ce2"/>
          <table:table-cell table:style-name="ce5" office:value-type="string" calcext:value-type="string">
            <text:p>P83</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Machine Learning-Based Detection of Open Source License Exceptions</text:p>
          </table:table-cell>
          <table:table-cell table:style-name="ce11" office:value-type="string" calcext:value-type="string">
            <text:p>Vendome, Christopher and Linares-V\'{a}squez, Mario and Bavota, Gabriele and Di Penta, Massimiliano and German, Daniel and Poshyvanyk, Denys</text:p>
          </table:table-cell>
          <table:table-cell table:style-name="ce11" office:value-type="string" calcext:value-type="string">
            <text:p>Proceedings of the 39th International Conference on Software Engineering by IEEE Press</text:p>
          </table:table-cell>
          <table:table-cell table:style-name="ce21" office:value-type="float" office:value="2017" calcext:value-type="float">
            <text:p>2017</text:p>
          </table:table-cell>
          <table:table-cell table:style-name="ce24" table:number-columns-repeated="2"/>
          <table:table-cell table:style-name="ce27" table:number-columns-repeated="6"/>
          <table:table-cell table:style-name="ce30" table:formula="of:=IF(AND(NOT(ISBLANK([.J84]));NOT(ISBLANK([.K84]));ISBLANK([.L84]);ISBLANK([.M84]);ISBLANK([.N84]);ISBLANK([.O84]);ISBLANK([.P84]);ISBLANK([.Q84]));&quot;TRUE&quot;;&quot;FALSE&quot;)" office:value-type="string" office:string-value="FALSE" calcext:value-type="string">
            <text:p>FALSE</text:p>
          </table:table-cell>
          <table:table-cell table:style-name="ce11"/>
          <table:table-cell table:style-name="ce33" office:value-type="string" calcext:value-type="string">
            <text:p><text:a xlink:href="https://doi.org/10.1109/ICSE.2017.19" xlink:type="simple">https://doi.org/10.1109/ICSE.2017.19</text:a></text:p>
          </table:table-cell>
          <table:table-cell table:number-columns-repeated="1004"/>
        </table:table-row>
        <table:table-row table:style-name="ro1">
          <table:table-cell table:style-name="ce2"/>
          <table:table-cell table:style-name="ce5" office:value-type="string" calcext:value-type="string">
            <text:p>P84</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Using Machine Learning to Enhance Automated Requirements Model Transformation</text:p>
          </table:table-cell>
          <table:table-cell table:style-name="ce11" office:value-type="string" calcext:value-type="string">
            <text:p>Chioa\c{s}c\u{a}, Erol-Valeriu</text:p>
          </table:table-cell>
          <table:table-cell table:style-name="ce11" office:value-type="string" calcext:value-type="string">
            <text:p>Proceedings of the 34th International Conference on Software Engineering by IEEE Press</text:p>
          </table:table-cell>
          <table:table-cell table:style-name="ce21" office:value-type="float" office:value="2012" calcext:value-type="float">
            <text:p>2012</text:p>
          </table:table-cell>
          <table:table-cell table:style-name="ce24" table:number-columns-repeated="2"/>
          <table:table-cell table:style-name="ce27" table:number-columns-repeated="6"/>
          <table:table-cell table:style-name="ce30" table:formula="of:=IF(AND(NOT(ISBLANK([.J85]));NOT(ISBLANK([.K85]));ISBLANK([.L85]);ISBLANK([.M85]);ISBLANK([.N85]);ISBLANK([.O85]);ISBLANK([.P85]);ISBLANK([.Q85]));&quot;TRUE&quot;;&quot;FALSE&quot;)" office:value-type="string" office:string-value="FALSE" calcext:value-type="string">
            <text:p>FALSE</text:p>
          </table:table-cell>
          <table:table-cell table:style-name="ce11"/>
          <table:table-cell table:style-name="ce33" office:value-type="string" calcext:value-type="string">
            <text:p><text:a xlink:href="https://dl.acm.org/doi/10.5555/2337223.2337463" xlink:type="simple">https://dl.acm.org/doi/10.5555/2337223.2337463</text:a></text:p>
          </table:table-cell>
          <table:table-cell table:number-columns-repeated="1004"/>
        </table:table-row>
        <table:table-row table:style-name="ro1">
          <table:table-cell table:style-name="ce2" office:value-type="float" office:value="7" calcext:value-type="float">
            <text:p>7</text:p>
          </table:table-cell>
          <table:table-cell table:style-name="ce5" office:value-type="string" calcext:value-type="string">
            <text:p>P85</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Automotive Safety and Machine Learning: Initial Results from a Study on How to Adapt the ISO 26262 Safety Standard</text:p>
          </table:table-cell>
          <table:table-cell table:style-name="ce11" office:value-type="string" calcext:value-type="string">
            <text:p>Henriksson, Jens and Borg, Markus and Englund, Cristofer</text:p>
          </table:table-cell>
          <table:table-cell table:style-name="ce11" office:value-type="string" calcext:value-type="string">
            <text:p>Proceedings of the 1st International Workshop on Software Engineering for AI in Autonomous Systems by ACM</text:p>
          </table:table-cell>
          <table:table-cell table:style-name="ce21" office:value-type="float" office:value="2018" calcext:value-type="float">
            <text:p>2018</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86]));NOT(ISBLANK([.K86]));ISBLANK([.L86]);ISBLANK([.M86]);ISBLANK([.N86]);ISBLANK([.O86]);ISBLANK([.P86]);ISBLANK([.Q86]));&quot;TRUE&quot;;&quot;FALSE&quot;)" office:value-type="string" office:string-value="TRUE" calcext:value-type="string">
            <text:p>TRUE</text:p>
          </table:table-cell>
          <table:table-cell table:style-name="ce11"/>
          <table:table-cell table:style-name="ce33" office:value-type="string" calcext:value-type="string">
            <text:p><text:a xlink:href="https://doi.org/10.1145/3194085.3194090" xlink:type="simple">https://doi.org/10.1145/3194085.3194090</text:a></text:p>
          </table:table-cell>
          <table:table-cell table:number-columns-repeated="1004"/>
        </table:table-row>
        <table:table-row table:style-name="ro1">
          <table:table-cell table:style-name="ce2"/>
          <table:table-cell table:style-name="ce5" office:value-type="string" calcext:value-type="string">
            <text:p>P86</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Automated Classification of Class Role-Stereotypes via Machine Learning</text:p>
          </table:table-cell>
          <table:table-cell table:style-name="ce11" office:value-type="string" calcext:value-type="string">
            <text:p>Nurwidyantoro, Arif and Ho-Quang, Truong and Chaudron, Michel R. V.</text:p>
          </table:table-cell>
          <table:table-cell table:style-name="ce11" office:value-type="string" calcext:value-type="string">
            <text:p>Proceedings of the Evaluation and Assessment on Software Engineering by ACM</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87]));NOT(ISBLANK([.K87]));ISBLANK([.L87]);ISBLANK([.M87]);ISBLANK([.N87]);ISBLANK([.O87]);ISBLANK([.P87]);ISBLANK([.Q87]));&quot;TRUE&quot;;&quot;FALSE&quot;)" office:value-type="string" office:string-value="FALSE" calcext:value-type="string">
            <text:p>FALSE</text:p>
          </table:table-cell>
          <table:table-cell table:style-name="ce11"/>
          <table:table-cell table:style-name="ce33" office:value-type="string" calcext:value-type="string">
            <text:p><text:a xlink:href="https://doi.org/10.1145/3319008.3319016" xlink:type="simple">https://doi.org/10.1145/3319008.3319016</text:a></text:p>
          </table:table-cell>
          <table:table-cell table:number-columns-repeated="1004"/>
        </table:table-row>
        <table:table-row table:style-name="ro1">
          <table:table-cell table:style-name="ce2"/>
          <table:table-cell table:style-name="ce5" office:value-type="string" calcext:value-type="string">
            <text:p>P87</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Machine Learning Techniques for Energy Theft Detection in AMI</text:p>
          </table:table-cell>
          <table:table-cell table:style-name="ce11" office:value-type="string" calcext:value-type="string">
            <text:p>Maamar, Assia and Benahmed, Khelifa</text:p>
          </table:table-cell>
          <table:table-cell table:style-name="ce11" office:value-type="string" calcext:value-type="string">
            <text:p>Proceedings of the 2018 International Conference on Software Engineering and Information Management by ACM</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88]));NOT(ISBLANK([.K88]));ISBLANK([.L88]);ISBLANK([.M88]);ISBLANK([.N88]);ISBLANK([.O88]);ISBLANK([.P88]);ISBLANK([.Q88]));&quot;TRUE&quot;;&quot;FALSE&quot;)" office:value-type="string" office:string-value="FALSE" calcext:value-type="string">
            <text:p>FALSE</text:p>
          </table:table-cell>
          <table:table-cell table:style-name="ce11"/>
          <table:table-cell table:style-name="ce34" office:value-type="string" calcext:value-type="string">
            <text:p><text:a xlink:href="https://doi.org/10.1145/3178461.3178484" xlink:type="simple">https://doi.org/10.1145/3178461.3178484</text:a></text:p>
          </table:table-cell>
          <table:table-cell table:number-columns-repeated="1004"/>
        </table:table-row>
        <table:table-row table:style-name="ro1">
          <table:table-cell table:style-name="ce2"/>
          <table:table-cell table:style-name="ce5" office:value-type="string" calcext:value-type="string">
            <text:p>P88</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Challenging Machine Learning Algorithms in Predicting Vulnerable JavaScript Functions</text:p>
          </table:table-cell>
          <table:table-cell table:style-name="ce11" office:value-type="string" calcext:value-type="string">
            <text:p>Ferenc, Rudolf and Hegedundefineds, P\'{e}ter and Gyimesi, P\'{e}ter and Antal, G\'{a}bor and B\'{a}n, D\'{e}nes and Gyim\'{o}thy, Tibor</text:p>
          </table:table-cell>
          <table:table-cell table:style-name="ce11" office:value-type="string" calcext:value-type="string">
            <text:p>Proceedings of the 7th International Workshop on Realizing Artificial Intelligence Synergies in Software Engineering by IEEE Press</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89]));NOT(ISBLANK([.K89]));ISBLANK([.L89]);ISBLANK([.M89]);ISBLANK([.N89]);ISBLANK([.O89]);ISBLANK([.P89]);ISBLANK([.Q89]));&quot;TRUE&quot;;&quot;FALSE&quot;)" office:value-type="string" office:string-value="FALSE" calcext:value-type="string">
            <text:p>FALSE</text:p>
          </table:table-cell>
          <table:table-cell table:style-name="ce11"/>
          <table:table-cell table:style-name="ce34" office:value-type="string" calcext:value-type="string">
            <text:p><text:a xlink:href="https://doi.org/10.1109/RAISE.2019.00010" xlink:type="simple">https://doi.org/10.1109/RAISE.2019.00010</text:a></text:p>
          </table:table-cell>
          <table:table-cell table:number-columns-repeated="1004"/>
        </table:table-row>
        <table:table-row table:style-name="ro1">
          <table:table-cell table:style-name="ce2"/>
          <table:table-cell table:style-name="ce5" office:value-type="string" calcext:value-type="string">
            <text:p>P89</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Dynamic Permissions Based Android Malware Detection Using Machine Learning Techniques</text:p>
          </table:table-cell>
          <table:table-cell table:style-name="ce11" office:value-type="string" calcext:value-type="string">
            <text:p>Mahindru, Arvind and Singh, Paramvir</text:p>
          </table:table-cell>
          <table:table-cell table:style-name="ce11" office:value-type="string" calcext:value-type="string">
            <text:p>Proceedings of the 10th Innovations in Software Engineering Conference by ACM</text:p>
          </table:table-cell>
          <table:table-cell table:style-name="ce21" office:value-type="float" office:value="2017" calcext:value-type="float">
            <text:p>2017</text:p>
          </table:table-cell>
          <table:table-cell table:style-name="ce24" table:number-columns-repeated="2"/>
          <table:table-cell table:style-name="ce27" table:number-columns-repeated="6"/>
          <table:table-cell table:style-name="ce30" table:formula="of:=IF(AND(NOT(ISBLANK([.J90]));NOT(ISBLANK([.K90]));ISBLANK([.L90]);ISBLANK([.M90]);ISBLANK([.N90]);ISBLANK([.O90]);ISBLANK([.P90]);ISBLANK([.Q90]));&quot;TRUE&quot;;&quot;FALSE&quot;)" office:value-type="string" office:string-value="FALSE" calcext:value-type="string">
            <text:p>FALSE</text:p>
          </table:table-cell>
          <table:table-cell table:style-name="ce11"/>
          <table:table-cell table:style-name="ce33" office:value-type="string" calcext:value-type="string">
            <text:p><text:a xlink:href="https://doi.org/10.1145/3021460.3021485" xlink:type="simple">https://doi.org/10.1145/3021460.3021485</text:a></text:p>
          </table:table-cell>
          <table:table-cell table:number-columns-repeated="1004"/>
        </table:table-row>
        <table:table-row table:style-name="ro1">
          <table:table-cell table:style-name="ce2"/>
          <table:table-cell table:style-name="ce5" office:value-type="string" calcext:value-type="string">
            <text:p>P90</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AppFlow: Using Machine Learning to Synthesize Robust, Reusable UI Tests</text:p>
          </table:table-cell>
          <table:table-cell table:style-name="ce11" office:value-type="string" calcext:value-type="string">
            <text:p>Hu, Gang and Zhu, Linjie and Yang, Junfeng</text:p>
          </table:table-cell>
          <table:table-cell table:style-name="ce11" office:value-type="string" calcext:value-type="string">
            <text:p>Proceedings of the 2018 26th ACM Joint Meeting on European Software Engineering Conference and Symposium on the Foundations of Software Engineering by ACM</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91]));NOT(ISBLANK([.K91]));ISBLANK([.L91]);ISBLANK([.M91]);ISBLANK([.N91]);ISBLANK([.O91]);ISBLANK([.P91]);ISBLANK([.Q91]));&quot;TRUE&quot;;&quot;FALSE&quot;)" office:value-type="string" office:string-value="FALSE" calcext:value-type="string">
            <text:p>FALSE</text:p>
          </table:table-cell>
          <table:table-cell table:style-name="ce11"/>
          <table:table-cell table:style-name="ce34" office:value-type="string" calcext:value-type="string">
            <text:p><text:a xlink:href="https://doi.org/10.1145/3236024.3236055" xlink:type="simple">https://doi.org/10.1145/3236024.3236055</text:a></text:p>
          </table:table-cell>
          <table:table-cell table:number-columns-repeated="1004"/>
        </table:table-row>
        <table:table-row table:style-name="ro1">
          <table:table-cell table:style-name="ce2"/>
          <table:table-cell table:style-name="ce5" office:value-type="string" calcext:value-type="string">
            <text:p>P91</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Combining Machine-Learning with Invariants Assurance Techniques for Autonomous Systems</text:p>
          </table:table-cell>
          <table:table-cell table:style-name="ce11" office:value-type="string" calcext:value-type="string">
            <text:p>Mallozzi, Piergiuseppe</text:p>
          </table:table-cell>
          <table:table-cell table:style-name="ce11" office:value-type="string" calcext:value-type="string">
            <text:p>Proceedings of the 39th International Conference on Software Engineering Companion by IEEE Press</text:p>
          </table:table-cell>
          <table:table-cell table:style-name="ce21" office:value-type="float" office:value="2017" calcext:value-type="float">
            <text:p>2017</text:p>
          </table:table-cell>
          <table:table-cell table:style-name="ce24" table:number-columns-repeated="2"/>
          <table:table-cell table:style-name="ce27" table:number-columns-repeated="6"/>
          <table:table-cell table:style-name="ce30" table:formula="of:=IF(AND(NOT(ISBLANK([.J92]));NOT(ISBLANK([.K92]));ISBLANK([.L92]);ISBLANK([.M92]);ISBLANK([.N92]);ISBLANK([.O92]);ISBLANK([.P92]);ISBLANK([.Q92]));&quot;TRUE&quot;;&quot;FALSE&quot;)" office:value-type="string" office:string-value="FALSE" calcext:value-type="string">
            <text:p>FALSE</text:p>
          </table:table-cell>
          <table:table-cell table:style-name="ce11"/>
          <table:table-cell table:style-name="ce33" office:value-type="string" calcext:value-type="string">
            <text:p><text:a xlink:href="https://doi.org/10.1109/ICSE-C.2017.40" xlink:type="simple">https://doi.org/10.1109/ICSE-C.2017.40</text:a></text:p>
          </table:table-cell>
          <table:table-cell table:number-columns-repeated="1004"/>
        </table:table-row>
        <table:table-row table:style-name="ro1">
          <table:table-cell table:style-name="ce2"/>
          <table:table-cell table:style-name="ce5" office:value-type="string" calcext:value-type="string">
            <text:p>P92</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Extracting Conceptual Interoperability Constraints from API Documentation Using Machine Learning</text:p>
          </table:table-cell>
          <table:table-cell table:style-name="ce11" office:value-type="string" calcext:value-type="string">
            <text:p>Abukwaik, Hadil and Abujayyab, Mohammed and Humayoun, Shah Rukh and Rombach, Dieter</text:p>
          </table:table-cell>
          <table:table-cell table:style-name="ce11" office:value-type="string" calcext:value-type="string">
            <text:p>Proceedings of the 38th International Conference on Software Engineering Companion by ACM</text:p>
          </table:table-cell>
          <table:table-cell table:style-name="ce21" office:value-type="float" office:value="2016" calcext:value-type="float">
            <text:p>2016</text:p>
          </table:table-cell>
          <table:table-cell table:style-name="ce24" table:number-columns-repeated="2"/>
          <table:table-cell table:style-name="ce27" table:number-columns-repeated="6"/>
          <table:table-cell table:style-name="ce30" table:formula="of:=IF(AND(NOT(ISBLANK([.J93]));NOT(ISBLANK([.K93]));ISBLANK([.L93]);ISBLANK([.M93]);ISBLANK([.N93]);ISBLANK([.O93]);ISBLANK([.P93]);ISBLANK([.Q93]));&quot;TRUE&quot;;&quot;FALSE&quot;)" office:value-type="string" office:string-value="FALSE" calcext:value-type="string">
            <text:p>FALSE</text:p>
          </table:table-cell>
          <table:table-cell table:style-name="ce11"/>
          <table:table-cell table:style-name="ce33" office:value-type="string" calcext:value-type="string">
            <text:p><text:a xlink:href="https://doi.org/10.1145/2889160.2892642" xlink:type="simple">https://doi.org/10.1145/2889160.2892642</text:a></text:p>
          </table:table-cell>
          <table:table-cell table:number-columns-repeated="1004"/>
        </table:table-row>
        <table:table-row table:style-name="ro1">
          <table:table-cell table:style-name="ce2"/>
          <table:table-cell table:style-name="ce5" office:value-type="string" calcext:value-type="string">
            <text:p>P93</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Complementing Machine Learning Classifiers via Dynamic Symbolic Execution: “Human vs. Bot Generated” Tweets</text:p>
          </table:table-cell>
          <table:table-cell table:style-name="ce11" office:value-type="string" calcext:value-type="string">
            <text:p>Shrestha, Sohil L. and Panda, Saroj and Csallner, Christoph</text:p>
          </table:table-cell>
          <table:table-cell table:style-name="ce11" office:value-type="string" calcext:value-type="string">
            <text:p>Proceedings of the 6th International Workshop on Realizing Artificial Intelligence Synergies in Software Engineering by ACM</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94]));NOT(ISBLANK([.K94]));ISBLANK([.L94]);ISBLANK([.M94]);ISBLANK([.N94]);ISBLANK([.O94]);ISBLANK([.P94]);ISBLANK([.Q94]));&quot;TRUE&quot;;&quot;FALSE&quot;)" office:value-type="string" office:string-value="FALSE" calcext:value-type="string">
            <text:p>FALSE</text:p>
          </table:table-cell>
          <table:table-cell table:style-name="ce11"/>
          <table:table-cell table:style-name="ce33" office:value-type="string" calcext:value-type="string">
            <text:p><text:a xlink:href="https://doi.org/10.1145/3194104.3194111" xlink:type="simple">https://doi.org/10.1145/3194104.3194111</text:a></text:p>
          </table:table-cell>
          <table:table-cell table:number-columns-repeated="1004"/>
        </table:table-row>
        <table:table-row table:style-name="ro1">
          <table:table-cell table:style-name="ce2"/>
          <table:table-cell table:style-name="ce5" office:value-type="string" calcext:value-type="string">
            <text:p>P94</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A Machine Learning Based Approach to Identify SQL Injection Vulnerabilities</text:p>
          </table:table-cell>
          <table:table-cell table:style-name="ce11" office:value-type="string" calcext:value-type="string">
            <text:p>Zhang, Kevin</text:p>
          </table:table-cell>
          <table:table-cell table:style-name="ce11" office:value-type="string" calcext:value-type="string">
            <text:p>Proceedings of the 34th IEEE/ACM International Conference on Automated Software Engineerin IEEE Press</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95]));NOT(ISBLANK([.K95]));ISBLANK([.L95]);ISBLANK([.M95]);ISBLANK([.N95]);ISBLANK([.O95]);ISBLANK([.P95]);ISBLANK([.Q95]));&quot;TRUE&quot;;&quot;FALSE&quot;)" office:value-type="string" office:string-value="FALSE" calcext:value-type="string">
            <text:p>FALSE</text:p>
          </table:table-cell>
          <table:table-cell table:style-name="ce11"/>
          <table:table-cell table:style-name="ce34" office:value-type="string" calcext:value-type="string">
            <text:p><text:a xlink:href="https://doi.org/10.1109/ASE.2019.00164" xlink:type="simple">https://doi.org/10.1109/ASE.2019.00164</text:a></text:p>
          </table:table-cell>
          <table:table-cell table:number-columns-repeated="1004"/>
        </table:table-row>
        <table:table-row table:style-name="ro1">
          <table:table-cell table:style-name="ce2"/>
          <table:table-cell table:style-name="ce5" office:value-type="string" calcext:value-type="string">
            <text:p>P95</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Using Machine Learning to Recommend Correctness Checks for Geographic Map Data</text:p>
          </table:table-cell>
          <table:table-cell table:style-name="ce11" office:value-type="string" calcext:value-type="string">
            <text:p>Parthy, Abhaya and Silberstein, Leo and Kowalczyk, Emily and High, John-Paul and Nagarajan, Adithya and Memon, Atif</text:p>
          </table:table-cell>
          <table:table-cell table:style-name="ce11" office:value-type="string" calcext:value-type="string">
            <text:p>Proceedings of the 41st International Conference on Software Engineering: Software Engineering in Practic by IEEE Press</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96]));NOT(ISBLANK([.K96]));ISBLANK([.L96]);ISBLANK([.M96]);ISBLANK([.N96]);ISBLANK([.O96]);ISBLANK([.P96]);ISBLANK([.Q96]));&quot;TRUE&quot;;&quot;FALSE&quot;)" office:value-type="string" office:string-value="FALSE" calcext:value-type="string">
            <text:p>FALSE</text:p>
          </table:table-cell>
          <table:table-cell table:style-name="ce11"/>
          <table:table-cell table:style-name="ce33" office:value-type="string" calcext:value-type="string">
            <text:p><text:a xlink:href="https://doi.org/10.1109/ICSE-SEIP.2019.00032" xlink:type="simple">https://doi.org/10.1109/ICSE-SEIP.2019.00032</text:a></text:p>
          </table:table-cell>
          <table:table-cell table:number-columns-repeated="1004"/>
        </table:table-row>
        <table:table-row table:style-name="ro1">
          <table:table-cell table:style-name="ce2"/>
          <table:table-cell table:style-name="ce5" office:value-type="string" calcext:value-type="string">
            <text:p>P96</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On Using Machine Learning to Identify Knowledge in API Reference Documentation</text:p>
          </table:table-cell>
          <table:table-cell table:style-name="ce11" office:value-type="string" calcext:value-type="string">
            <text:p>Fucci, Davide and Mollaalizadehbahnemiri, Alireza and Maalej, Walid</text:p>
          </table:table-cell>
          <table:table-cell table:style-name="ce11" office:value-type="string" calcext:value-type="string">
            <text:p>Proceedings of the 2019 27th ACM Joint Meeting on European Software Engineering Conference and Symposium on the Foundations of Software Engineerin by ACM</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97]));NOT(ISBLANK([.K97]));ISBLANK([.L97]);ISBLANK([.M97]);ISBLANK([.N97]);ISBLANK([.O97]);ISBLANK([.P97]);ISBLANK([.Q97]));&quot;TRUE&quot;;&quot;FALSE&quot;)" office:value-type="string" office:string-value="FALSE" calcext:value-type="string">
            <text:p>FALSE</text:p>
          </table:table-cell>
          <table:table-cell table:style-name="ce11"/>
          <table:table-cell table:style-name="ce34" office:value-type="string" calcext:value-type="string">
            <text:p><text:a xlink:href="https://doi.org/10.1145/3338906.3338943" xlink:type="simple">https://doi.org/10.1145/3338906.3338943</text:a></text:p>
          </table:table-cell>
          <table:table-cell table:number-columns-repeated="1004"/>
        </table:table-row>
        <table:table-row table:style-name="ro1">
          <table:table-cell table:style-name="ce2"/>
          <table:table-cell table:style-name="ce5" office:value-type="string" calcext:value-type="string">
            <text:p>P97</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Increasing Anomaly Handling Efficiency in Large Organizations Using Applied Machine Learning</text:p>
          </table:table-cell>
          <table:table-cell table:style-name="ce11" office:value-type="string" calcext:value-type="string">
            <text:p>Jonsson, Leif</text:p>
          </table:table-cell>
          <table:table-cell table:style-name="ce11" office:value-type="string" calcext:value-type="string">
            <text:p>Proceedings of the 2013 International Conference on Software Engineering by IEEE Press</text:p>
          </table:table-cell>
          <table:table-cell table:style-name="ce21" office:value-type="float" office:value="2013" calcext:value-type="float">
            <text:p>2013</text:p>
          </table:table-cell>
          <table:table-cell table:style-name="ce24" table:number-columns-repeated="2"/>
          <table:table-cell table:style-name="ce27" table:number-columns-repeated="6"/>
          <table:table-cell table:style-name="ce30" table:formula="of:=IF(AND(NOT(ISBLANK([.J98]));NOT(ISBLANK([.K98]));ISBLANK([.L98]);ISBLANK([.M98]);ISBLANK([.N98]);ISBLANK([.O98]);ISBLANK([.P98]);ISBLANK([.Q98]));&quot;TRUE&quot;;&quot;FALSE&quot;)" office:value-type="string" office:string-value="FALSE" calcext:value-type="string">
            <text:p>FALSE</text:p>
          </table:table-cell>
          <table:table-cell table:style-name="ce11"/>
          <table:table-cell table:style-name="ce33" office:value-type="string" calcext:value-type="string">
            <text:p><text:a xlink:href="https://dl.acm.org/doi/10.5555/2486788.2487006" xlink:type="simple">https://dl.acm.org/doi/10.5555/2486788.2487006</text:a></text:p>
          </table:table-cell>
          <table:table-cell table:number-columns-repeated="1004"/>
        </table:table-row>
        <table:table-row table:style-name="ro1">
          <table:table-cell table:style-name="ce2"/>
          <table:table-cell table:style-name="ce5" office:value-type="string" calcext:value-type="string">
            <text:p>P98</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Detecting Memory Leaks through Introspective Dynamic Behavior Modelling Using Machine Learning</text:p>
          </table:table-cell>
          <table:table-cell table:style-name="ce11" office:value-type="string" calcext:value-type="string">
            <text:p>Lee, Sangho and Jung, Changhee and Pande, Santosh</text:p>
          </table:table-cell>
          <table:table-cell table:style-name="ce11" office:value-type="string" calcext:value-type="string">
            <text:p>Proceedings of the 36th International Conference on Software Engineering by ACM</text:p>
          </table:table-cell>
          <table:table-cell table:style-name="ce21" office:value-type="float" office:value="2014" calcext:value-type="float">
            <text:p>2014</text:p>
          </table:table-cell>
          <table:table-cell table:style-name="ce24" table:number-columns-repeated="2"/>
          <table:table-cell table:style-name="ce27" table:number-columns-repeated="6"/>
          <table:table-cell table:style-name="ce30" table:formula="of:=IF(AND(NOT(ISBLANK([.J99]));NOT(ISBLANK([.K99]));ISBLANK([.L99]);ISBLANK([.M99]);ISBLANK([.N99]);ISBLANK([.O99]);ISBLANK([.P99]);ISBLANK([.Q99]));&quot;TRUE&quot;;&quot;FALSE&quot;)" office:value-type="string" office:string-value="FALSE" calcext:value-type="string">
            <text:p>FALSE</text:p>
          </table:table-cell>
          <table:table-cell table:style-name="ce11"/>
          <table:table-cell table:style-name="ce34" office:value-type="string" calcext:value-type="string">
            <text:p><text:a xlink:href="https://doi.org/10.1145/2568225.2568307" xlink:type="simple">https://doi.org/10.1145/2568225.2568307</text:a></text:p>
          </table:table-cell>
          <table:table-cell table:number-columns-repeated="1004"/>
        </table:table-row>
        <table:table-row table:style-name="ro1">
          <table:table-cell table:style-name="ce2"/>
          <table:table-cell table:style-name="ce5" office:value-type="string" calcext:value-type="string">
            <text:p>P99</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A Machine Learning Approach for Determining the Validity of Traceability Links</text:p>
          </table:table-cell>
          <table:table-cell table:style-name="ce11" office:value-type="string" calcext:value-type="string">
            <text:p>Mills, Chris and Haiduc, Sonia</text:p>
          </table:table-cell>
          <table:table-cell table:style-name="ce11" office:value-type="string" calcext:value-type="string">
            <text:p>Proceedings of the 39th International Conference on Software Engineering Companio by IEEE Press</text:p>
          </table:table-cell>
          <table:table-cell table:style-name="ce21" office:value-type="float" office:value="2017" calcext:value-type="float">
            <text:p>2017</text:p>
          </table:table-cell>
          <table:table-cell table:style-name="ce24" table:number-columns-repeated="2"/>
          <table:table-cell table:style-name="ce27" table:number-columns-repeated="6"/>
          <table:table-cell table:style-name="ce30" table:formula="of:=IF(AND(NOT(ISBLANK([.J100]));NOT(ISBLANK([.K100]));ISBLANK([.L100]);ISBLANK([.M100]);ISBLANK([.N100]);ISBLANK([.O100]);ISBLANK([.P100]);ISBLANK([.Q100]));&quot;TRUE&quot;;&quot;FALSE&quot;)" office:value-type="string" office:string-value="FALSE" calcext:value-type="string">
            <text:p>FALSE</text:p>
          </table:table-cell>
          <table:table-cell table:style-name="ce11"/>
          <table:table-cell table:style-name="ce33" office:value-type="string" calcext:value-type="string">
            <text:p><text:a xlink:href="https://doi.org/10.1109/ICSE-C.2017.86" xlink:type="simple">https://doi.org/10.1109/ICSE-C.2017.86</text:a></text:p>
          </table:table-cell>
          <table:table-cell table:number-columns-repeated="1004"/>
        </table:table-row>
        <table:table-row table:style-name="ro1">
          <table:table-cell table:style-name="ce2"/>
          <table:table-cell table:style-name="ce5" office:value-type="string" calcext:value-type="string">
            <text:p>P100</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Automation of Android Applications Functional Testing Using Machine Learning Activities Classification</text:p>
          </table:table-cell>
          <table:table-cell table:style-name="ce11" office:value-type="string" calcext:value-type="string">
            <text:p>Rosenfeld, Ariel and Kardashov, Odaya and Zang, Orel</text:p>
          </table:table-cell>
          <table:table-cell table:style-name="ce11" office:value-type="string" calcext:value-type="string">
            <text:p>Proceedings of the 5th International Conference on Mobile Software Engineering and Systems by ACM</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101]));NOT(ISBLANK([.K101]));ISBLANK([.L101]);ISBLANK([.M101]);ISBLANK([.N101]);ISBLANK([.O101]);ISBLANK([.P101]);ISBLANK([.Q101]));&quot;TRUE&quot;;&quot;FALSE&quot;)" office:value-type="string" office:string-value="FALSE" calcext:value-type="string">
            <text:p>FALSE</text:p>
          </table:table-cell>
          <table:table-cell table:style-name="ce11"/>
          <table:table-cell table:style-name="ce33" office:value-type="string" calcext:value-type="string">
            <text:p><text:a xlink:href="https://doi.org/10.1145/3197231.3197241" xlink:type="simple">https://doi.org/10.1145/3197231.3197241</text:a></text:p>
          </table:table-cell>
          <table:table-cell table:number-columns-repeated="1004"/>
        </table:table-row>
        <table:table-row table:style-name="ro1">
          <table:table-cell table:style-name="ce2"/>
          <table:table-cell table:style-name="ce5" office:value-type="string" calcext:value-type="string">
            <text:p>P101</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Machine Learning for Constituency Test of Coordinating Conjunctions in Requirements Specifications</text:p>
          </table:table-cell>
          <table:table-cell table:style-name="ce11" office:value-type="string" calcext:value-type="string">
            <text:p>Sharma, Richa and Bhatia, Jaspreet and Biswas, K. K.</text:p>
          </table:table-cell>
          <table:table-cell table:style-name="ce11" office:value-type="string" calcext:value-type="string">
            <text:p>Proceedings of the 3rd International Workshop on Realizing Artificial Intelligence Synergies in Software Engineering by ACM</text:p>
          </table:table-cell>
          <table:table-cell table:style-name="ce21" office:value-type="float" office:value="2014" calcext:value-type="float">
            <text:p>2014</text:p>
          </table:table-cell>
          <table:table-cell table:style-name="ce24" table:number-columns-repeated="2"/>
          <table:table-cell table:style-name="ce27" table:number-columns-repeated="6"/>
          <table:table-cell table:style-name="ce30" table:formula="of:=IF(AND(NOT(ISBLANK([.J102]));NOT(ISBLANK([.K102]));ISBLANK([.L102]);ISBLANK([.M102]);ISBLANK([.N102]);ISBLANK([.O102]);ISBLANK([.P102]);ISBLANK([.Q102]));&quot;TRUE&quot;;&quot;FALSE&quot;)" office:value-type="string" office:string-value="FALSE" calcext:value-type="string">
            <text:p>FALSE</text:p>
          </table:table-cell>
          <table:table-cell table:style-name="ce11"/>
          <table:table-cell table:style-name="ce34" office:value-type="string" calcext:value-type="string">
            <text:p><text:a xlink:href="https://doi.org/10.1145/2593801.2593806" xlink:type="simple">https://doi.org/10.1145/2593801.2593806</text:a></text:p>
          </table:table-cell>
          <table:table-cell table:number-columns-repeated="1004"/>
        </table:table-row>
        <table:table-row table:style-name="ro1">
          <table:table-cell table:style-name="ce2"/>
          <table:table-cell table:style-name="ce5" office:value-type="string" calcext:value-type="string">
            <text:p>P102</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Effective Collaboration across the Globe through Digital Dash Boards and Machine Learning</text:p>
          </table:table-cell>
          <table:table-cell table:style-name="ce11" office:value-type="string" calcext:value-type="string">
            <text:p>Reddy, Prabhulinga Manik and Iyer, Jaikrishna</text:p>
          </table:table-cell>
          <table:table-cell table:style-name="ce11" office:value-type="string" calcext:value-type="string">
            <text:p>Proceedings of the 13th International Conference on Global Software Engineering by ACM</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103]));NOT(ISBLANK([.K103]));ISBLANK([.L103]);ISBLANK([.M103]);ISBLANK([.N103]);ISBLANK([.O103]);ISBLANK([.P103]);ISBLANK([.Q103]));&quot;TRUE&quot;;&quot;FALSE&quot;)" office:value-type="string" office:string-value="FALSE" calcext:value-type="string">
            <text:p>FALSE</text:p>
          </table:table-cell>
          <table:table-cell table:style-name="ce11"/>
          <table:table-cell table:style-name="ce33" office:value-type="string" calcext:value-type="string">
            <text:p><text:a xlink:href="https://doi.org/10.1145/3196369.3196391" xlink:type="simple">https://doi.org/10.1145/3196369.3196391</text:a></text:p>
          </table:table-cell>
          <table:table-cell table:number-columns-repeated="1004"/>
        </table:table-row>
        <table:table-row table:style-name="ro1">
          <table:table-cell table:style-name="ce2"/>
          <table:table-cell table:style-name="ce5" office:value-type="string" calcext:value-type="string">
            <text:p>P103</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Symbolic Execution of Complex Program Driven by Machine Learning Based Constraint Solving</text:p>
          </table:table-cell>
          <table:table-cell table:style-name="ce11" office:value-type="string" calcext:value-type="string">
            <text:p>Li, Xin and Liang, Yongjuan and Qian, Hong and Hu, Yi-Qi and Bu, Lei and Yu, Yang and Chen, Xin and Li, Xuandong</text:p>
          </table:table-cell>
          <table:table-cell table:style-name="ce11" office:value-type="string" calcext:value-type="string">
            <text:p>Proceedings of the 31st IEEE/ACM International Conference on Automated Software Engineering by ACM</text:p>
          </table:table-cell>
          <table:table-cell table:style-name="ce21" office:value-type="float" office:value="2016" calcext:value-type="float">
            <text:p>2016</text:p>
          </table:table-cell>
          <table:table-cell table:style-name="ce24" table:number-columns-repeated="2"/>
          <table:table-cell table:style-name="ce27" table:number-columns-repeated="6"/>
          <table:table-cell table:style-name="ce30" table:formula="of:=IF(AND(NOT(ISBLANK([.J104]));NOT(ISBLANK([.K104]));ISBLANK([.L104]);ISBLANK([.M104]);ISBLANK([.N104]);ISBLANK([.O104]);ISBLANK([.P104]);ISBLANK([.Q104]));&quot;TRUE&quot;;&quot;FALSE&quot;)" office:value-type="string" office:string-value="FALSE" calcext:value-type="string">
            <text:p>FALSE</text:p>
          </table:table-cell>
          <table:table-cell table:style-name="ce11"/>
          <table:table-cell table:style-name="ce34" office:value-type="string" calcext:value-type="string">
            <text:p><text:a xlink:href="https://doi.org/10.1145/2970276.2970364" xlink:type="simple">https://doi.org/10.1145/2970276.2970364</text:a></text:p>
          </table:table-cell>
          <table:table-cell table:number-columns-repeated="1004"/>
        </table:table-row>
        <table:table-row table:style-name="ro1">
          <table:table-cell table:style-name="ce2"/>
          <table:table-cell table:style-name="ce5" office:value-type="string" calcext:value-type="string">
            <text:p>P104</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LAMP: Data Provenance for Graph Based Machine Learning Algorithms through Derivative Computation</text:p>
          </table:table-cell>
          <table:table-cell table:style-name="ce11" office:value-type="string" calcext:value-type="string">
            <text:p>Ma, Shiqing and Aafer, Yousra and Xu, Zhaogui and Lee, Wen-Chuan and Zhai, Juan and Liu, Yingqi and Zhang, Xiangyu</text:p>
          </table:table-cell>
          <table:table-cell table:style-name="ce11" office:value-type="string" calcext:value-type="string">
            <text:p>Proceedings of the 2017 11th Joint Meeting on Foundations of Software Engineering by ACM</text:p>
          </table:table-cell>
          <table:table-cell table:style-name="ce21" office:value-type="float" office:value="2017" calcext:value-type="float">
            <text:p>2017</text:p>
          </table:table-cell>
          <table:table-cell table:style-name="ce24" table:number-columns-repeated="2"/>
          <table:table-cell table:style-name="ce27" table:number-columns-repeated="6"/>
          <table:table-cell table:style-name="ce30" table:formula="of:=IF(AND(NOT(ISBLANK([.J105]));NOT(ISBLANK([.K105]));ISBLANK([.L105]);ISBLANK([.M105]);ISBLANK([.N105]);ISBLANK([.O105]);ISBLANK([.P105]);ISBLANK([.Q105]));&quot;TRUE&quot;;&quot;FALSE&quot;)" office:value-type="string" office:string-value="FALSE" calcext:value-type="string">
            <text:p>FALSE</text:p>
          </table:table-cell>
          <table:table-cell table:style-name="ce11"/>
          <table:table-cell table:style-name="ce34" office:value-type="string" calcext:value-type="string">
            <text:p><text:a xlink:href="https://doi.org/10.1145/3106237.3106291" xlink:type="simple">https://doi.org/10.1145/3106237.3106291</text:a></text:p>
          </table:table-cell>
          <table:table-cell table:number-columns-repeated="1004"/>
        </table:table-row>
        <table:table-row table:style-name="ro1">
          <table:table-cell table:style-name="ce2"/>
          <table:table-cell table:style-name="ce5" office:value-type="string" calcext:value-type="string">
            <text:p>P105</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A Machine Learning Approach for Tracing Regulatory Codes to Product Specific Requirements</text:p>
          </table:table-cell>
          <table:table-cell table:style-name="ce11" office:value-type="string" calcext:value-type="string">
            <text:p>Cleland-Huang, Jane and Czauderna, Adam and Gibiec, Marek and Emenecker, John</text:p>
          </table:table-cell>
          <table:table-cell table:style-name="ce11" office:value-type="string" calcext:value-type="string">
            <text:p>Proceedings of the 32nd ACM/IEEE International Conference on Software Engineering - Volume 1 by ACM</text:p>
          </table:table-cell>
          <table:table-cell table:style-name="ce21" office:value-type="float" office:value="2010" calcext:value-type="float">
            <text:p>2010</text:p>
          </table:table-cell>
          <table:table-cell table:style-name="ce24" table:number-columns-repeated="2"/>
          <table:table-cell table:style-name="ce27" table:number-columns-repeated="6"/>
          <table:table-cell table:style-name="ce30" table:formula="of:=IF(AND(NOT(ISBLANK([.J106]));NOT(ISBLANK([.K106]));ISBLANK([.L106]);ISBLANK([.M106]);ISBLANK([.N106]);ISBLANK([.O106]);ISBLANK([.P106]);ISBLANK([.Q106]));&quot;TRUE&quot;;&quot;FALSE&quot;)" office:value-type="string" office:string-value="FALSE" calcext:value-type="string">
            <text:p>FALSE</text:p>
          </table:table-cell>
          <table:table-cell table:style-name="ce11"/>
          <table:table-cell table:style-name="ce33" office:value-type="string" calcext:value-type="string">
            <text:p><text:a xlink:href="https://doi.org/10.1145/1806799.1806825" xlink:type="simple">https://doi.org/10.1145/1806799.1806825</text:a></text:p>
          </table:table-cell>
          <table:table-cell table:number-columns-repeated="1004"/>
        </table:table-row>
        <table:table-row table:style-name="ro1">
          <table:table-cell table:style-name="ce2"/>
          <table:table-cell table:style-name="ce5" office:value-type="string" calcext:value-type="string">
            <text:p>P106</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Impact Analysis of SCRs Using Single and Multi-Label Machine Learning Classification</text:p>
          </table:table-cell>
          <table:table-cell table:style-name="ce11" office:value-type="string" calcext:value-type="string">
            <text:p>Ahsan, Syed Nadeem and Wotawa, Franz</text:p>
          </table:table-cell>
          <table:table-cell table:style-name="ce11" office:value-type="string" calcext:value-type="string">
            <text:p>Proceedings of the 2010 ACM-IEEE International Symposium on Empirical Software Engineering and Measurement by ACM</text:p>
          </table:table-cell>
          <table:table-cell table:style-name="ce21" office:value-type="float" office:value="2010" calcext:value-type="float">
            <text:p>2010</text:p>
          </table:table-cell>
          <table:table-cell table:style-name="ce24" table:number-columns-repeated="2"/>
          <table:table-cell table:style-name="ce27" table:number-columns-repeated="6"/>
          <table:table-cell table:style-name="ce30" table:formula="of:=IF(AND(NOT(ISBLANK([.J107]));NOT(ISBLANK([.K107]));ISBLANK([.L107]);ISBLANK([.M107]);ISBLANK([.N107]);ISBLANK([.O107]);ISBLANK([.P107]);ISBLANK([.Q107]));&quot;TRUE&quot;;&quot;FALSE&quot;)" office:value-type="string" office:string-value="FALSE" calcext:value-type="string">
            <text:p>FALSE</text:p>
          </table:table-cell>
          <table:table-cell table:style-name="ce11"/>
          <table:table-cell table:style-name="ce33" office:value-type="string" calcext:value-type="string">
            <text:p><text:a xlink:href="https://doi.org/10.1145/1852786.1852851" xlink:type="simple">https://doi.org/10.1145/1852786.1852851</text:a></text:p>
          </table:table-cell>
          <table:table-cell table:number-columns-repeated="1004"/>
        </table:table-row>
        <table:table-row table:style-name="ro1">
          <table:table-cell table:style-name="ce2"/>
          <table:table-cell table:style-name="ce5" office:value-type="string" calcext:value-type="string">
            <text:p>P107</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Reporting Statistical Validity and Model Complexity in Machine Learning Based Computational Studies</text:p>
          </table:table-cell>
          <table:table-cell table:style-name="ce11" office:value-type="string" calcext:value-type="string">
            <text:p>Olorisade, Babatunde Kazeem and Brereton, Pearl and Andras, Peter</text:p>
          </table:table-cell>
          <table:table-cell table:style-name="ce11" office:value-type="string" calcext:value-type="string">
            <text:p>Proceedings of the 21st International Conference on Evaluation and Assessment in Software Engineering by ACM</text:p>
          </table:table-cell>
          <table:table-cell table:style-name="ce21" office:value-type="float" office:value="2017" calcext:value-type="float">
            <text:p>2017</text:p>
          </table:table-cell>
          <table:table-cell table:style-name="ce24" table:number-columns-repeated="2"/>
          <table:table-cell table:style-name="ce27" table:number-columns-repeated="6"/>
          <table:table-cell table:style-name="ce30" table:formula="of:=IF(AND(NOT(ISBLANK([.J108]));NOT(ISBLANK([.K108]));ISBLANK([.L108]);ISBLANK([.M108]);ISBLANK([.N108]);ISBLANK([.O108]);ISBLANK([.P108]);ISBLANK([.Q108]));&quot;TRUE&quot;;&quot;FALSE&quot;)" office:value-type="string" office:string-value="FALSE" calcext:value-type="string">
            <text:p>FALSE</text:p>
          </table:table-cell>
          <table:table-cell table:style-name="ce11"/>
          <table:table-cell table:style-name="ce34" office:value-type="string" calcext:value-type="string">
            <text:p><text:a xlink:href="https://doi.org/10.1145/3084226.3084283" xlink:type="simple">https://doi.org/10.1145/3084226.3084283</text:a></text:p>
          </table:table-cell>
          <table:table-cell table:number-columns-repeated="1004"/>
        </table:table-row>
        <table:table-row table:style-name="ro1">
          <table:table-cell table:style-name="ce2"/>
          <table:table-cell table:style-name="ce5" office:value-type="string" calcext:value-type="string">
            <text:p>P108</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Leveraging Machine Learning and Information Retrieval Techniques in Software Evolution Tasks: Summary of the First MALIR-SE Workshop, at ASE 2013</text:p>
          </table:table-cell>
          <table:table-cell table:style-name="ce11" office:value-type="string" calcext:value-type="string">
            <text:p>Lucia and Lo, David and Scanniello, Giuseppe and Marchetto, Alessandro and Ali, Nasir and McMillan, Collin</text:p>
          </table:table-cell>
          <table:table-cell table:style-name="ce11" office:value-type="string" calcext:value-type="string">
            <text:p>ACM</text:p>
          </table:table-cell>
          <table:table-cell table:style-name="ce21" office:value-type="float" office:value="2014" calcext:value-type="float">
            <text:p>2014</text:p>
          </table:table-cell>
          <table:table-cell table:style-name="ce24" table:number-columns-repeated="2"/>
          <table:table-cell table:style-name="ce27" table:number-columns-repeated="6"/>
          <table:table-cell table:style-name="ce30" table:formula="of:=IF(AND(NOT(ISBLANK([.J109]));NOT(ISBLANK([.K109]));ISBLANK([.L109]);ISBLANK([.M109]);ISBLANK([.N109]);ISBLANK([.O109]);ISBLANK([.P109]);ISBLANK([.Q109]));&quot;TRUE&quot;;&quot;FALSE&quot;)" office:value-type="string" office:string-value="FALSE" calcext:value-type="string">
            <text:p>FALSE</text:p>
          </table:table-cell>
          <table:table-cell table:style-name="ce11"/>
          <table:table-cell table:style-name="ce34" office:value-type="string" calcext:value-type="string">
            <text:p><text:a xlink:href="https://doi.org/10.1145/2557833.2560584" xlink:type="simple">https://doi.org/10.1145/2557833.2560584</text:a></text:p>
          </table:table-cell>
          <table:table-cell table:number-columns-repeated="1004"/>
        </table:table-row>
        <table:table-row table:style-name="ro1">
          <table:table-cell table:style-name="ce2"/>
          <table:table-cell table:style-name="ce5" office:value-type="string" calcext:value-type="string">
            <text:p>P109</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Empirical Assessment of Machine Learning Models for Effort Estimation of Web-Based Applications</text:p>
          </table:table-cell>
          <table:table-cell table:style-name="ce11" office:value-type="string" calcext:value-type="string">
            <text:p>Satapathy, Shashank Mouli and Rath, Santanu Kumar</text:p>
          </table:table-cell>
          <table:table-cell table:style-name="ce11" office:value-type="string" calcext:value-type="string">
            <text:p>Proceedings of the 10th Innovations in Software Engineering Conference by ACM</text:p>
          </table:table-cell>
          <table:table-cell table:style-name="ce21" office:value-type="float" office:value="2017" calcext:value-type="float">
            <text:p>2017</text:p>
          </table:table-cell>
          <table:table-cell table:style-name="ce24" table:number-columns-repeated="2"/>
          <table:table-cell table:style-name="ce27" table:number-columns-repeated="6"/>
          <table:table-cell table:style-name="ce30" table:formula="of:=IF(AND(NOT(ISBLANK([.J110]));NOT(ISBLANK([.K110]));ISBLANK([.L110]);ISBLANK([.M110]);ISBLANK([.N110]);ISBLANK([.O110]);ISBLANK([.P110]);ISBLANK([.Q110]));&quot;TRUE&quot;;&quot;FALSE&quot;)" office:value-type="string" office:string-value="FALSE" calcext:value-type="string">
            <text:p>FALSE</text:p>
          </table:table-cell>
          <table:table-cell table:style-name="ce11"/>
          <table:table-cell table:style-name="ce33" office:value-type="string" calcext:value-type="string">
            <text:p><text:a xlink:href="https://doi.org/10.1145/3021460.3021468" xlink:type="simple">https://doi.org/10.1145/3021460.3021468</text:a></text:p>
          </table:table-cell>
          <table:table-cell table:number-columns-repeated="1004"/>
        </table:table-row>
        <table:table-row table:style-name="ro1">
          <table:table-cell table:style-name="ce2" office:value-type="float" office:value="8" calcext:value-type="float">
            <text:p>8</text:p>
          </table:table-cell>
          <table:table-cell table:style-name="ce5" office:value-type="string" calcext:value-type="string">
            <text:p>P110</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How Do Engineers Perceive Difficulties in Engineering of Machine-Learning Systems? Questionnaire Survey</text:p>
          </table:table-cell>
          <table:table-cell table:style-name="ce11" office:value-type="string" calcext:value-type="string">
            <text:p>Ishikawa, Fuyuki and Yoshioka, Nobukazu</text:p>
          </table:table-cell>
          <table:table-cell table:style-name="ce11" office:value-type="string" calcext:value-type="string">
            <text:p>Proceedings of the Joint 7th International Workshop on Conducting Empirical Studies in Industry and 6th International Workshop on Software Engineering Research and Industrial Practice by IEEE Press</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111]));NOT(ISBLANK([.K111]));ISBLANK([.L111]);ISBLANK([.M111]);ISBLANK([.N111]);ISBLANK([.O111]);ISBLANK([.P111]);ISBLANK([.Q111]));&quot;TRUE&quot;;&quot;FALSE&quot;)" office:value-type="string" office:string-value="TRUE" calcext:value-type="string">
            <text:p>TRUE</text:p>
          </table:table-cell>
          <table:table-cell table:style-name="ce11"/>
          <table:table-cell table:style-name="ce34" office:value-type="string" calcext:value-type="string">
            <text:p><text:a xlink:href="https://doi.org/10.1109/CESSER-IP.2019.00009" xlink:type="simple">https://doi.org/10.1109/CESSER-IP.2019.00009</text:a></text:p>
          </table:table-cell>
          <table:table-cell table:number-columns-repeated="1004"/>
        </table:table-row>
        <table:table-row table:style-name="ro1">
          <table:table-cell table:style-name="ce2"/>
          <table:table-cell table:style-name="ce5" office:value-type="string" calcext:value-type="string">
            <text:p>P111</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A Machine Learning Approach for Text Categorization of Fixing-Issue Commits on CVS</text:p>
          </table:table-cell>
          <table:table-cell table:style-name="ce11" office:value-type="string" calcext:value-type="string">
            <text:p>Murgia, Alessandro and Concas, Giulio and Marchesi, Michele and Tonelli, Roberto</text:p>
          </table:table-cell>
          <table:table-cell table:style-name="ce11" office:value-type="string" calcext:value-type="string">
            <text:p>Proceedings of the 2010 ACM-IEEE International Symposium on Empirical Software Engineering and Measuremen by ACM</text:p>
          </table:table-cell>
          <table:table-cell table:style-name="ce21" office:value-type="float" office:value="2010" calcext:value-type="float">
            <text:p>2010</text:p>
          </table:table-cell>
          <table:table-cell table:style-name="ce24" table:number-columns-repeated="2"/>
          <table:table-cell table:style-name="ce27" table:number-columns-repeated="6"/>
          <table:table-cell table:style-name="ce30" table:formula="of:=IF(AND(NOT(ISBLANK([.J112]));NOT(ISBLANK([.K112]));ISBLANK([.L112]);ISBLANK([.M112]);ISBLANK([.N112]);ISBLANK([.O112]);ISBLANK([.P112]);ISBLANK([.Q112]));&quot;TRUE&quot;;&quot;FALSE&quot;)" office:value-type="string" office:string-value="FALSE" calcext:value-type="string">
            <text:p>FALSE</text:p>
          </table:table-cell>
          <table:table-cell table:style-name="ce11"/>
          <table:table-cell table:style-name="ce34" office:value-type="string" calcext:value-type="string">
            <text:p><text:a xlink:href="https://doi.org/10.1145/1852786.1852794" xlink:type="simple">https://doi.org/10.1145/1852786.1852794</text:a></text:p>
          </table:table-cell>
          <table:table-cell table:number-columns-repeated="1004"/>
        </table:table-row>
        <table:table-row table:style-name="ro1">
          <table:table-cell table:style-name="ce2"/>
          <table:table-cell table:style-name="ce5" office:value-type="string" calcext:value-type="string">
            <text:p>P112</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A Machine Learning Approach for Semi-Automated Search and Selection in Literature Studies</text:p>
          </table:table-cell>
          <table:table-cell table:style-name="ce11" office:value-type="string" calcext:value-type="string">
            <text:p>Ros, Rasmus and Bjarnason, Elizabeth and Runeson, Per</text:p>
          </table:table-cell>
          <table:table-cell table:style-name="ce11" office:value-type="string" calcext:value-type="string">
            <text:p>Proceedings of the 21st International Conference on Evaluation and Assessment in Software Engineerin by ACM</text:p>
          </table:table-cell>
          <table:table-cell table:style-name="ce21" office:value-type="float" office:value="2017" calcext:value-type="float">
            <text:p>2017</text:p>
          </table:table-cell>
          <table:table-cell table:style-name="ce24" table:number-columns-repeated="2"/>
          <table:table-cell table:style-name="ce27" table:number-columns-repeated="6"/>
          <table:table-cell table:style-name="ce30" table:formula="of:=IF(AND(NOT(ISBLANK([.J113]));NOT(ISBLANK([.K113]));ISBLANK([.L113]);ISBLANK([.M113]);ISBLANK([.N113]);ISBLANK([.O113]);ISBLANK([.P113]);ISBLANK([.Q113]));&quot;TRUE&quot;;&quot;FALSE&quot;)" office:value-type="string" office:string-value="FALSE" calcext:value-type="string">
            <text:p>FALSE</text:p>
          </table:table-cell>
          <table:table-cell table:style-name="ce11"/>
          <table:table-cell table:style-name="ce33" office:value-type="string" calcext:value-type="string">
            <text:p><text:a xlink:href="https://doi.org/10.1145/3084226.3084243" xlink:type="simple">https://doi.org/10.1145/3084226.3084243</text:a></text:p>
          </table:table-cell>
          <table:table-cell table:number-columns-repeated="1004"/>
        </table:table-row>
        <table:table-row table:style-name="ro1">
          <table:table-cell table:style-name="ce2"/>
          <table:table-cell table:style-name="ce5" office:value-type="string" calcext:value-type="string">
            <text:p>P113</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Method Level Refactoring Prediction on Five Open Source Java Projects Using Machine Learning Techniques</text:p>
          </table:table-cell>
          <table:table-cell table:style-name="ce11" office:value-type="string" calcext:value-type="string">
            <text:p>Kumar, Lov and Satapathy, Shashank Mouli and Murthy, Lalita Bhanu</text:p>
          </table:table-cell>
          <table:table-cell table:style-name="ce11" office:value-type="string" calcext:value-type="string">
            <text:p>Proceedings of the 12th Innovations on Software Engineering Conference (Formerly Known as India Software Engineering Conference) by ACM</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114]));NOT(ISBLANK([.K114]));ISBLANK([.L114]);ISBLANK([.M114]);ISBLANK([.N114]);ISBLANK([.O114]);ISBLANK([.P114]);ISBLANK([.Q114]));&quot;TRUE&quot;;&quot;FALSE&quot;)" office:value-type="string" office:string-value="FALSE" calcext:value-type="string">
            <text:p>FALSE</text:p>
          </table:table-cell>
          <table:table-cell table:style-name="ce11"/>
          <table:table-cell table:style-name="ce33" office:value-type="string" calcext:value-type="string">
            <text:p><text:a xlink:href="https://doi.org/10.1145/3299771.3299777" xlink:type="simple">https://doi.org/10.1145/3299771.3299777</text:a></text:p>
          </table:table-cell>
          <table:table-cell table:number-columns-repeated="1004"/>
        </table:table-row>
        <table:table-row table:style-name="ro1">
          <table:table-cell table:style-name="ce2"/>
          <table:table-cell table:style-name="ce5" office:value-type="string" calcext:value-type="string">
            <text:p>P114</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Efficient Analysis of Large Adaptation Spaces in Self-Adaptive Systems Using Machine Learning</text:p>
          </table:table-cell>
          <table:table-cell table:style-name="ce11" office:value-type="string" calcext:value-type="string">
            <text:p>Quin, Federico and Weyns, Danny and Bamelis, Thomas and Buttar, Sarpreet Singh and Michiels, Sam</text:p>
          </table:table-cell>
          <table:table-cell table:style-name="ce11" office:value-type="string" calcext:value-type="string">
            <text:p>Proceedings of the 14th International Symposium on Software Engineering for Adaptive and Self-Managing System by IEEE Press</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115]));NOT(ISBLANK([.K115]));ISBLANK([.L115]);ISBLANK([.M115]);ISBLANK([.N115]);ISBLANK([.O115]);ISBLANK([.P115]);ISBLANK([.Q115]));&quot;TRUE&quot;;&quot;FALSE&quot;)" office:value-type="string" office:string-value="FALSE" calcext:value-type="string">
            <text:p>FALSE</text:p>
          </table:table-cell>
          <table:table-cell table:style-name="ce11"/>
          <table:table-cell table:style-name="ce33" office:value-type="string" calcext:value-type="string">
            <text:p><text:a xlink:href="https://doi.org/10.1109/SEAMS.2019.00011" xlink:type="simple">https://doi.org/10.1109/SEAMS.2019.00011</text:a></text:p>
          </table:table-cell>
          <table:table-cell table:number-columns-repeated="1004"/>
        </table:table-row>
        <table:table-row table:style-name="ro1">
          <table:table-cell table:style-name="ce2"/>
          <table:table-cell table:style-name="ce5" office:value-type="string" calcext:value-type="string">
            <text:p>P115</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A Survey in the Area of Machine Learning and Its Application for Software Quality Prediction</text:p>
          </table:table-cell>
          <table:table-cell table:style-name="ce11" office:value-type="string" calcext:value-type="string">
            <text:p>Rashid, Ekbal and Patnayak, Srikanta and Bhattacherjee, Vandana</text:p>
          </table:table-cell>
          <table:table-cell table:style-name="ce11" office:value-type="string" calcext:value-type="string">
            <text:p>SIGSOFT Softw. Eng. Notes by ACM</text:p>
          </table:table-cell>
          <table:table-cell table:style-name="ce21" office:value-type="float" office:value="2012" calcext:value-type="float">
            <text:p>2012</text:p>
          </table:table-cell>
          <table:table-cell table:style-name="ce24" table:number-columns-repeated="2"/>
          <table:table-cell table:style-name="ce27" table:number-columns-repeated="6"/>
          <table:table-cell table:style-name="ce30" table:formula="of:=IF(AND(NOT(ISBLANK([.J116]));NOT(ISBLANK([.K116]));ISBLANK([.L116]);ISBLANK([.M116]);ISBLANK([.N116]);ISBLANK([.O116]);ISBLANK([.P116]);ISBLANK([.Q116]));&quot;TRUE&quot;;&quot;FALSE&quot;)" office:value-type="string" office:string-value="FALSE" calcext:value-type="string">
            <text:p>FALSE</text:p>
          </table:table-cell>
          <table:table-cell table:style-name="ce11"/>
          <table:table-cell table:style-name="ce33" office:value-type="string" calcext:value-type="string">
            <text:p><text:a xlink:href="https://doi.org/10.1145/2347696.2347709" xlink:type="simple">https://doi.org/10.1145/2347696.2347709</text:a></text:p>
          </table:table-cell>
          <table:table-cell table:number-columns-repeated="1004"/>
        </table:table-row>
        <table:table-row table:style-name="ro1">
          <table:table-cell table:style-name="ce2"/>
          <table:table-cell table:style-name="ce5" office:value-type="string" calcext:value-type="string">
            <text:p>P116</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A State-of-the-Art Review of Machine Learning Techniques for Fraud Detection Research</text:p>
          </table:table-cell>
          <table:table-cell table:style-name="ce11" office:value-type="string" calcext:value-type="string">
            <text:p>Omar, Sinayobye Janvier and Fred, Kiwanuka and Swaib, Kaawaase Kyanda</text:p>
          </table:table-cell>
          <table:table-cell table:style-name="ce11" office:value-type="string" calcext:value-type="string">
            <text:p>Proceedings of the 2018 International Conference on Software Engineering in Africa by ACM</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117]));NOT(ISBLANK([.K117]));ISBLANK([.L117]);ISBLANK([.M117]);ISBLANK([.N117]);ISBLANK([.O117]);ISBLANK([.P117]);ISBLANK([.Q117]));&quot;TRUE&quot;;&quot;FALSE&quot;)" office:value-type="string" office:string-value="FALSE" calcext:value-type="string">
            <text:p>FALSE</text:p>
          </table:table-cell>
          <table:table-cell table:style-name="ce11"/>
          <table:table-cell table:style-name="ce33" office:value-type="string" calcext:value-type="string">
            <text:p><text:a xlink:href="https://doi.org/10.1145/3195528.3195534" xlink:type="simple">https://doi.org/10.1145/3195528.3195534</text:a></text:p>
          </table:table-cell>
          <table:table-cell table:number-columns-repeated="1004"/>
        </table:table-row>
        <table:table-row table:style-name="ro1">
          <table:table-cell table:style-name="ce2"/>
          <table:table-cell table:style-name="ce5" office:value-type="string" calcext:value-type="string">
            <text:p>P117</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Software Programmer Management: A Machine Learning and Human Computer Interaction Framework for Optimal Task Assignment</text:p>
          </table:table-cell>
          <table:table-cell table:style-name="ce11" office:value-type="string" calcext:value-type="string">
            <text:p>Joseph, Harry Raymond</text:p>
          </table:table-cell>
          <table:table-cell table:style-name="ce11" office:value-type="string" calcext:value-type="string">
            <text:p>Proceedings of the 22nd ACM SIGSOFT International Symposium on Foundations of Software Engineering by ACM</text:p>
          </table:table-cell>
          <table:table-cell table:style-name="ce21" office:value-type="float" office:value="2014" calcext:value-type="float">
            <text:p>2014</text:p>
          </table:table-cell>
          <table:table-cell table:style-name="ce24" table:number-columns-repeated="2"/>
          <table:table-cell table:style-name="ce27" table:number-columns-repeated="6"/>
          <table:table-cell table:style-name="ce30" table:formula="of:=IF(AND(NOT(ISBLANK([.J118]));NOT(ISBLANK([.K118]));ISBLANK([.L118]);ISBLANK([.M118]);ISBLANK([.N118]);ISBLANK([.O118]);ISBLANK([.P118]);ISBLANK([.Q118]));&quot;TRUE&quot;;&quot;FALSE&quot;)" office:value-type="string" office:string-value="FALSE" calcext:value-type="string">
            <text:p>FALSE</text:p>
          </table:table-cell>
          <table:table-cell table:style-name="ce11"/>
          <table:table-cell table:style-name="ce33" office:value-type="string" calcext:value-type="string">
            <text:p><text:a xlink:href="https://doi.org/10.1145/2635868.2661684" xlink:type="simple">https://doi.org/10.1145/2635868.2661684</text:a></text:p>
          </table:table-cell>
          <table:table-cell table:number-columns-repeated="1004"/>
        </table:table-row>
        <table:table-row table:style-name="ro1">
          <table:table-cell table:style-name="ce2"/>
          <table:table-cell table:style-name="ce5" office:value-type="string" calcext:value-type="string">
            <text:p>P118</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It Looks like You’Re Writing a Parallel Loop”: A Machine Learning Based Parallelization Assistant</text:p>
          </table:table-cell>
          <table:table-cell table:style-name="ce11" office:value-type="string" calcext:value-type="string">
            <text:p>Maramzin, Aleksandr and Vasiladiotis, Christos and Lozano, Roberto Casta\~{n}eda and Cole, Murray and Franke, Bj\"{o}rn</text:p>
          </table:table-cell>
          <table:table-cell table:style-name="ce11" office:value-type="string" calcext:value-type="string">
            <text:p>Proceedings of the 6th ACM SIGPLAN International Workshop on AI-Inspired and Empirical Methods for Software Engineering on Parallel Computing Systems by ACM</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119]));NOT(ISBLANK([.K119]));ISBLANK([.L119]);ISBLANK([.M119]);ISBLANK([.N119]);ISBLANK([.O119]);ISBLANK([.P119]);ISBLANK([.Q119]));&quot;TRUE&quot;;&quot;FALSE&quot;)" office:value-type="string" office:string-value="FALSE" calcext:value-type="string">
            <text:p>FALSE</text:p>
          </table:table-cell>
          <table:table-cell table:style-name="ce11"/>
          <table:table-cell table:style-name="ce33" office:value-type="string" calcext:value-type="string">
            <text:p><text:a xlink:href="https://doi.org/10.1145/3358500.3361567" xlink:type="simple">https://doi.org/10.1145/3358500.3361567</text:a></text:p>
          </table:table-cell>
          <table:table-cell table:number-columns-repeated="1004"/>
        </table:table-row>
        <table:table-row table:style-name="ro1">
          <table:table-cell table:style-name="ce2"/>
          <table:table-cell table:style-name="ce5" office:value-type="string" calcext:value-type="string">
            <text:p>P119</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MarValous: Machine Learning Based Detection of Emotions in the Valence-Arousal Space in Software Engineering Text</text:p>
          </table:table-cell>
          <table:table-cell table:style-name="ce11" office:value-type="string" calcext:value-type="string">
            <text:p>Islam, Md Rakibul and Ahmmed, Md Kauser and Zibran, Minhaz F.</text:p>
          </table:table-cell>
          <table:table-cell table:style-name="ce11" office:value-type="string" calcext:value-type="string">
            <text:p>Proceedings of the 34th ACM/SIGAPP Symposium on Applied Computing by ACM</text:p>
          </table:table-cell>
          <table:table-cell table:style-name="ce21" office:value-type="float" office:value="2019" calcext:value-type="float">
            <text:p>2019</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20]));NOT(ISBLANK([.K120]));ISBLANK([.L120]);ISBLANK([.M120]);ISBLANK([.N120]);ISBLANK([.O120]);ISBLANK([.P120]);ISBLANK([.Q120]));&quot;TRUE&quot;;&quot;FALSE&quot;)" office:value-type="string" office:string-value="FALSE" calcext:value-type="string">
            <text:p>FALSE</text:p>
          </table:table-cell>
          <table:table-cell table:style-name="ce11"/>
          <table:table-cell table:style-name="ce33" office:value-type="string" calcext:value-type="string">
            <text:p><text:a xlink:href="https://doi.org/10.1145/3297280.3297455" xlink:type="simple">https://doi.org/10.1145/3297280.3297455</text:a></text:p>
          </table:table-cell>
          <table:table-cell table:number-columns-repeated="1004"/>
        </table:table-row>
        <table:table-row table:style-name="ro1">
          <table:table-cell table:style-name="ce2"/>
          <table:table-cell table:style-name="ce5" office:value-type="string" calcext:value-type="string">
            <text:p>P120</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Towards the Use of Machine Learning Algorithms to Enhance the Effectiveness of Search Strings in Secondary Studies</text:p>
          </table:table-cell>
          <table:table-cell table:style-name="ce11" office:value-type="string" calcext:value-type="string">
            <text:p>Cairo, Leonardo and de F. Carneiro, Glauco and Monteiro, Miguel P. and e Abreu, Fernando Brito</text:p>
          </table:table-cell>
          <table:table-cell table:style-name="ce11" office:value-type="string" calcext:value-type="string">
            <text:p>Proceedings of the XXXIII Brazilian Symposium on Software Engineering by ACM</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121]));NOT(ISBLANK([.K121]));ISBLANK([.L121]);ISBLANK([.M121]);ISBLANK([.N121]);ISBLANK([.O121]);ISBLANK([.P121]);ISBLANK([.Q121]));&quot;TRUE&quot;;&quot;FALSE&quot;)" office:value-type="string" office:string-value="FALSE" calcext:value-type="string">
            <text:p>FALSE</text:p>
          </table:table-cell>
          <table:table-cell table:style-name="ce11"/>
          <table:table-cell table:style-name="ce33" office:value-type="string" calcext:value-type="string">
            <text:p><text:a xlink:href="https://doi.org/10.1145/3350768.3350772" xlink:type="simple">https://doi.org/10.1145/3350768.3350772</text:a></text:p>
          </table:table-cell>
          <table:table-cell table:number-columns-repeated="1004"/>
        </table:table-row>
        <table:table-row table:style-name="ro1">
          <table:table-cell table:style-name="ce2"/>
          <table:table-cell table:style-name="ce5" office:value-type="string" calcext:value-type="string">
            <text:p>P121</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Hybrid Model of Correlation Based Filter Feature Selection and Machine Learning Classifiers Applied on Smart Meter Data Set</text:p>
          </table:table-cell>
          <table:table-cell table:style-name="ce11" office:value-type="string" calcext:value-type="string">
            <text:p>Omar, Sinayobye Janvier and Fred, Kiwanuka N. and Swaib, Kaawaase Kyanda and Richard, Musabe</text:p>
          </table:table-cell>
          <table:table-cell table:style-name="ce11" office:value-type="string" calcext:value-type="string">
            <text:p>Proceedings of the 2nd Symposium on Software Engineering in Africa by IEEE Press</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122]));NOT(ISBLANK([.K122]));ISBLANK([.L122]);ISBLANK([.M122]);ISBLANK([.N122]);ISBLANK([.O122]);ISBLANK([.P122]);ISBLANK([.Q122]));&quot;TRUE&quot;;&quot;FALSE&quot;)" office:value-type="string" office:string-value="FALSE" calcext:value-type="string">
            <text:p>FALSE</text:p>
          </table:table-cell>
          <table:table-cell table:style-name="ce11"/>
          <table:table-cell table:style-name="ce33" office:value-type="string" calcext:value-type="string">
            <text:p><text:a xlink:href="https://doi.org/10.1109/SEiA.2019.00009" xlink:type="simple">https://doi.org/10.1109/SEiA.2019.00009</text:a></text:p>
          </table:table-cell>
          <table:table-cell table:number-columns-repeated="1004"/>
        </table:table-row>
        <table:table-row table:style-name="ro1">
          <table:table-cell table:style-name="ce2"/>
          <table:table-cell table:style-name="ce5" office:value-type="string" calcext:value-type="string">
            <text:p>P122</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Software Process Evaluation: A Machine Learning Approach</text:p>
          </table:table-cell>
          <table:table-cell table:style-name="ce11" office:value-type="string" calcext:value-type="string">
            <text:p>Chen, Ning and Hoi, Steven C. H. and Xiao, Xiaokui</text:p>
          </table:table-cell>
          <table:table-cell table:style-name="ce11" office:value-type="string" calcext:value-type="string">
            <text:p>Proceedings of the 2011 26th IEEE/ACM International Conference on Automated Software Engineering by IEEE</text:p>
          </table:table-cell>
          <table:table-cell table:style-name="ce21" office:value-type="float" office:value="2011" calcext:value-type="float">
            <text:p>2011</text:p>
          </table:table-cell>
          <table:table-cell table:style-name="ce24" table:number-columns-repeated="2"/>
          <table:table-cell table:style-name="ce27" table:number-columns-repeated="6"/>
          <table:table-cell table:style-name="ce30" table:formula="of:=IF(AND(NOT(ISBLANK([.J123]));NOT(ISBLANK([.K123]));ISBLANK([.L123]);ISBLANK([.M123]);ISBLANK([.N123]);ISBLANK([.O123]);ISBLANK([.P123]);ISBLANK([.Q123]));&quot;TRUE&quot;;&quot;FALSE&quot;)" office:value-type="string" office:string-value="FALSE" calcext:value-type="string">
            <text:p>FALSE</text:p>
          </table:table-cell>
          <table:table-cell table:style-name="ce11"/>
          <table:table-cell table:style-name="ce34" office:value-type="string" calcext:value-type="string">
            <text:p><text:a xlink:href="https://doi.org/10.1109/ASE.2011.6100070" xlink:type="simple">https://doi.org/10.1109/ASE.2011.6100070</text:a></text:p>
          </table:table-cell>
          <table:table-cell table:number-columns-repeated="1004"/>
        </table:table-row>
        <table:table-row table:style-name="ro1">
          <table:table-cell table:style-name="ce2"/>
          <table:table-cell table:style-name="ce5" office:value-type="string" calcext:value-type="string">
            <text:p>P123</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A Study on ELM(Election Pledge Management for Local Governors Model) Based on Machine Learning -Focused on On-Nara Document System-</text:p>
          </table:table-cell>
          <table:table-cell table:style-name="ce11" office:value-type="string" calcext:value-type="string">
            <text:p>Lee, Hong-Jae and Han, Kyeong-Seok and Kwon, Tae-Hyun and Han, Sang-Ung</text:p>
          </table:table-cell>
          <table:table-cell table:style-name="ce11" office:value-type="string" calcext:value-type="string">
            <text:p>Proceedings of the 2nd International Conference on Software Engineering and Information Management by ACM</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124]));NOT(ISBLANK([.K124]));ISBLANK([.L124]);ISBLANK([.M124]);ISBLANK([.N124]);ISBLANK([.O124]);ISBLANK([.P124]);ISBLANK([.Q124]));&quot;TRUE&quot;;&quot;FALSE&quot;)" office:value-type="string" office:string-value="FALSE" calcext:value-type="string">
            <text:p>FALSE</text:p>
          </table:table-cell>
          <table:table-cell table:style-name="ce11"/>
          <table:table-cell table:style-name="ce34" office:value-type="string" calcext:value-type="string">
            <text:p><text:a xlink:href="https://doi.org/10.1145/3305160.3305208" xlink:type="simple">https://doi.org/10.1145/3305160.3305208</text:a></text:p>
          </table:table-cell>
          <table:table-cell table:number-columns-repeated="1004"/>
        </table:table-row>
        <table:table-row table:style-name="ro1">
          <table:table-cell table:style-name="ce2"/>
          <table:table-cell table:style-name="ce5" office:value-type="string" calcext:value-type="string">
            <text:p>P124</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Validating Requirements Reviews by Introducing Fault-Type Level Granularity: A Machine Learning Approach</text:p>
          </table:table-cell>
          <table:table-cell table:style-name="ce11" office:value-type="string" calcext:value-type="string">
            <text:p>Singh, Maninder and Anu, Vaibhav and Walia, Gursimran S. and Goswami, Anurag</text:p>
          </table:table-cell>
          <table:table-cell table:style-name="ce11" office:value-type="string" calcext:value-type="string">
            <text:p>Proceedings of the 11th Innovations in Software Engineering Conference by ACM</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125]));NOT(ISBLANK([.K125]));ISBLANK([.L125]);ISBLANK([.M125]);ISBLANK([.N125]);ISBLANK([.O125]);ISBLANK([.P125]);ISBLANK([.Q125]));&quot;TRUE&quot;;&quot;FALSE&quot;)" office:value-type="string" office:string-value="FALSE" calcext:value-type="string">
            <text:p>FALSE</text:p>
          </table:table-cell>
          <table:table-cell table:style-name="ce11"/>
          <table:table-cell table:style-name="ce34" office:value-type="string" calcext:value-type="string">
            <text:p><text:a xlink:href="https://doi.org/10.1145/3172871.3172880" xlink:type="simple">https://doi.org/10.1145/3172871.3172880</text:a></text:p>
          </table:table-cell>
          <table:table-cell table:number-columns-repeated="1004"/>
        </table:table-row>
        <table:table-row table:style-name="ro1">
          <table:table-cell table:style-name="ce2"/>
          <table:table-cell table:style-name="ce5" office:value-type="string" calcext:value-type="string">
            <text:p>P125</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Smart Face Control: Machine Learning Algorithms for Efficient SSD Caching</text:p>
          </table:table-cell>
          <table:table-cell table:style-name="ce11" office:value-type="string" calcext:value-type="string">
            <text:p>Lazareva, Svetlana and Kirgizov, Grigorii and Ragimov, Ruslan</text:p>
          </table:table-cell>
          <table:table-cell table:style-name="ce11" office:value-type="string" calcext:value-type="string">
            <text:p>Proceedings of the 13th Central &amp; Eastern European Software Engineering Conference in Russia by ACM</text:p>
          </table:table-cell>
          <table:table-cell table:style-name="ce21" office:value-type="float" office:value="2017" calcext:value-type="float">
            <text:p>2017</text:p>
          </table:table-cell>
          <table:table-cell table:style-name="ce24" table:number-columns-repeated="2"/>
          <table:table-cell table:style-name="ce27" table:number-columns-repeated="6"/>
          <table:table-cell table:style-name="ce30" table:formula="of:=IF(AND(NOT(ISBLANK([.J126]));NOT(ISBLANK([.K126]));ISBLANK([.L126]);ISBLANK([.M126]);ISBLANK([.N126]);ISBLANK([.O126]);ISBLANK([.P126]);ISBLANK([.Q126]));&quot;TRUE&quot;;&quot;FALSE&quot;)" office:value-type="string" office:string-value="FALSE" calcext:value-type="string">
            <text:p>FALSE</text:p>
          </table:table-cell>
          <table:table-cell table:style-name="ce11"/>
          <table:table-cell table:style-name="ce34" office:value-type="string" calcext:value-type="string">
            <text:p><text:a xlink:href="https://doi.org/10.1145/3166094.3166109" xlink:type="simple">https://doi.org/10.1145/3166094.3166109</text:a></text:p>
          </table:table-cell>
          <table:table-cell table:number-columns-repeated="1004"/>
        </table:table-row>
        <table:table-row table:style-name="ro1">
          <table:table-cell table:style-name="ce2"/>
          <table:table-cell table:style-name="ce5" office:value-type="string" calcext:value-type="string">
            <text:p>P126</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Software Development Risk Management: Using Machine Learning for Generating Risk Prompts</text:p>
          </table:table-cell>
          <table:table-cell table:style-name="ce11" office:value-type="string" calcext:value-type="string">
            <text:p>Joseph, Harry Raymond</text:p>
          </table:table-cell>
          <table:table-cell table:style-name="ce11" office:value-type="string" calcext:value-type="string">
            <text:p>Proceedings of the 37th International Conference on Software Engineering - Volume 2 by IEEE Press</text:p>
          </table:table-cell>
          <table:table-cell table:style-name="ce21" office:value-type="float" office:value="2015" calcext:value-type="float">
            <text:p>2015</text:p>
          </table:table-cell>
          <table:table-cell table:style-name="ce24" table:number-columns-repeated="2"/>
          <table:table-cell table:style-name="ce27" table:number-columns-repeated="6"/>
          <table:table-cell table:style-name="ce30" table:formula="of:=IF(AND(NOT(ISBLANK([.J127]));NOT(ISBLANK([.K127]));ISBLANK([.L127]);ISBLANK([.M127]);ISBLANK([.N127]);ISBLANK([.O127]);ISBLANK([.P127]);ISBLANK([.Q127]));&quot;TRUE&quot;;&quot;FALSE&quot;)" office:value-type="string" office:string-value="FALSE" calcext:value-type="string">
            <text:p>FALSE</text:p>
          </table:table-cell>
          <table:table-cell table:style-name="ce11"/>
          <table:table-cell table:style-name="ce33" office:value-type="string" calcext:value-type="string">
            <text:p><text:a xlink:href="https://dl.acm.org/doi/10.5555/2819009.2819190" xlink:type="simple">https://dl.acm.org/doi/10.5555/2819009.2819190</text:a></text:p>
          </table:table-cell>
          <table:table-cell table:number-columns-repeated="1004"/>
        </table:table-row>
        <table:table-row table:style-name="ro1">
          <table:table-cell table:style-name="ce2"/>
          <table:table-cell table:style-name="ce5" office:value-type="string" calcext:value-type="string">
            <text:p>P127</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Data Science and Development Team Remote Communication: The Use of the Machine Learning Canvas</text:p>
          </table:table-cell>
          <table:table-cell table:style-name="ce11" office:value-type="string" calcext:value-type="string">
            <text:p>Marin, Ivan</text:p>
          </table:table-cell>
          <table:table-cell table:style-name="ce11" office:value-type="string" calcext:value-type="string">
            <text:p>Proceedings of the 14th International Conference on Global Software Engineering by IEEE Press</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128]));NOT(ISBLANK([.K128]));ISBLANK([.L128]);ISBLANK([.M128]);ISBLANK([.N128]);ISBLANK([.O128]);ISBLANK([.P128]);ISBLANK([.Q128]));&quot;TRUE&quot;;&quot;FALSE&quot;)" office:value-type="string" office:string-value="FALSE" calcext:value-type="string">
            <text:p>FALSE</text:p>
          </table:table-cell>
          <table:table-cell table:style-name="ce11"/>
          <table:table-cell table:style-name="ce33" office:value-type="string" calcext:value-type="string">
            <text:p><text:a xlink:href="https://doi.org/10.1109/ICGSE.2019.00-12" xlink:type="simple">https://doi.org/10.1109/ICGSE.2019.00-12</text:a></text:p>
          </table:table-cell>
          <table:table-cell table:number-columns-repeated="1004"/>
        </table:table-row>
        <table:table-row table:style-name="ro1">
          <table:table-cell table:style-name="ce2"/>
          <table:table-cell table:style-name="ce5" office:value-type="string" calcext:value-type="string">
            <text:p>P128</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Domain-Specific Modelware: To Make the Machine Learning Model Reusable and Reproducible</text:p>
          </table:table-cell>
          <table:table-cell table:style-name="ce11" office:value-type="string" calcext:value-type="string">
            <text:p>Zhao, Hui and Liang, Jimin and Yin, Xuezhen and Yang, Lingfeng and Yang, Peili and Wang, Yuhang</text:p>
          </table:table-cell>
          <table:table-cell table:style-name="ce11" office:value-type="string" calcext:value-type="string">
            <text:p>Proceedings of the 12th ACM/IEEE International Symposium on Empirical Software Engineering and Measurement by ACM</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129]));NOT(ISBLANK([.K129]));ISBLANK([.L129]);ISBLANK([.M129]);ISBLANK([.N129]);ISBLANK([.O129]);ISBLANK([.P129]);ISBLANK([.Q129]));&quot;TRUE&quot;;&quot;FALSE&quot;)" office:value-type="string" office:string-value="FALSE" calcext:value-type="string">
            <text:p>FALSE</text:p>
          </table:table-cell>
          <table:table-cell table:style-name="ce11"/>
          <table:table-cell table:style-name="ce34" office:value-type="string" calcext:value-type="string">
            <text:p><text:a xlink:href="https://doi.org/10.1145/3239235.3267439" xlink:type="simple">https://doi.org/10.1145/3239235.3267439</text:a></text:p>
          </table:table-cell>
          <table:table-cell table:number-columns-repeated="1004"/>
        </table:table-row>
        <table:table-row table:style-name="ro1">
          <table:table-cell table:style-name="ce2"/>
          <table:table-cell table:style-name="ce5" office:value-type="string" calcext:value-type="string">
            <text:p>P129</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Gender Bias in Artificial Intelligence: The Need for Diversity and Gender Theory in Machine Learning</text:p>
          </table:table-cell>
          <table:table-cell table:style-name="ce11" office:value-type="string" calcext:value-type="string">
            <text:p>Leavy, Susan</text:p>
          </table:table-cell>
          <table:table-cell table:style-name="ce11" office:value-type="string" calcext:value-type="string">
            <text:p>Proceedings of the 1st International Workshop on Gender Equality in Software Engineering by ACM</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130]));NOT(ISBLANK([.K130]));ISBLANK([.L130]);ISBLANK([.M130]);ISBLANK([.N130]);ISBLANK([.O130]);ISBLANK([.P130]);ISBLANK([.Q130]));&quot;TRUE&quot;;&quot;FALSE&quot;)" office:value-type="string" office:string-value="FALSE" calcext:value-type="string">
            <text:p>FALSE</text:p>
          </table:table-cell>
          <table:table-cell table:style-name="ce11"/>
          <table:table-cell table:style-name="ce33" office:value-type="string" calcext:value-type="string">
            <text:p><text:a xlink:href="https://doi.org/10.1145/3195570.3195580" xlink:type="simple">https://doi.org/10.1145/3195570.3195580</text:a></text:p>
          </table:table-cell>
          <table:table-cell table:number-columns-repeated="1004"/>
        </table:table-row>
        <table:table-row table:style-name="ro1">
          <table:table-cell table:style-name="ce2"/>
          <table:table-cell table:style-name="ce5" office:value-type="string" calcext:value-type="string">
            <text:p>P130</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Data Mining: Practical Machine Learning Tools and Technique, Third Edition by Ian H. Witten, Eibe Frank, Mark A. Hell</text:p>
          </table:table-cell>
          <table:table-cell table:style-name="ce11" office:value-type="string" calcext:value-type="string">
            <text:p>Ngo, Terry</text:p>
          </table:table-cell>
          <table:table-cell table:style-name="ce11" office:value-type="string" calcext:value-type="string">
            <text:p>SIGSOFT Softw. Eng. Note by ACM</text:p>
          </table:table-cell>
          <table:table-cell table:style-name="ce21" office:value-type="float" office:value="2011" calcext:value-type="float">
            <text:p>2011</text:p>
          </table:table-cell>
          <table:table-cell table:style-name="ce24" table:number-columns-repeated="2"/>
          <table:table-cell table:style-name="ce27" table:number-columns-repeated="6"/>
          <table:table-cell table:style-name="ce30" table:formula="of:=IF(AND(NOT(ISBLANK([.J131]));NOT(ISBLANK([.K131]));ISBLANK([.L131]);ISBLANK([.M131]);ISBLANK([.N131]);ISBLANK([.O131]);ISBLANK([.P131]);ISBLANK([.Q131]));&quot;TRUE&quot;;&quot;FALSE&quot;)" office:value-type="string" office:string-value="FALSE" calcext:value-type="string">
            <text:p>FALSE</text:p>
          </table:table-cell>
          <table:table-cell table:style-name="ce11"/>
          <table:table-cell table:style-name="ce33" office:value-type="string" calcext:value-type="string">
            <text:p><text:a xlink:href="https://doi.org/10.1145/2020976.2021004" xlink:type="simple">https://doi.org/10.1145/2020976.2021004</text:a></text:p>
          </table:table-cell>
          <table:table-cell table:number-columns-repeated="1004"/>
        </table:table-row>
        <table:table-row table:style-name="ro1">
          <table:table-cell table:style-name="ce2"/>
          <table:table-cell table:style-name="ce5" office:value-type="string" calcext:value-type="string">
            <text:p>P131</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The Standard Coder: A Machine Learning Approach to Measuring the Effort Required to Produce Source Code Change</text:p>
          </table:table-cell>
          <table:table-cell table:style-name="ce11" office:value-type="string" calcext:value-type="string">
            <text:p>Wright, Ian and Ziegler, Albert</text:p>
          </table:table-cell>
          <table:table-cell table:style-name="ce11" office:value-type="string" calcext:value-type="string">
            <text:p>Proceedings of the 7th International Workshop on Realizing Artificial Intelligence Synergies in Software Engineerin by IEEE Press</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132]));NOT(ISBLANK([.K132]));ISBLANK([.L132]);ISBLANK([.M132]);ISBLANK([.N132]);ISBLANK([.O132]);ISBLANK([.P132]);ISBLANK([.Q132]));&quot;TRUE&quot;;&quot;FALSE&quot;)" office:value-type="string" office:string-value="FALSE" calcext:value-type="string">
            <text:p>FALSE</text:p>
          </table:table-cell>
          <table:table-cell table:style-name="ce11"/>
          <table:table-cell table:style-name="ce34" office:value-type="string" calcext:value-type="string">
            <text:p><text:a xlink:href="https://doi.org/10.1109/RAISE.2019.00009" xlink:type="simple">https://doi.org/10.1109/RAISE.2019.00009</text:a></text:p>
          </table:table-cell>
          <table:table-cell table:number-columns-repeated="1004"/>
        </table:table-row>
        <table:table-row table:style-name="ro1">
          <table:table-cell table:style-name="ce2"/>
          <table:table-cell table:style-name="ce5" office:value-type="string" calcext:value-type="string">
            <text:p>P132</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All versus One: An Empirical Comparison on Retrained and Incremental Machine Learning for Modeling Performance of Adaptable Software</text:p>
          </table:table-cell>
          <table:table-cell table:style-name="ce11" office:value-type="string" calcext:value-type="string">
            <text:p>Chen, Tao</text:p>
          </table:table-cell>
          <table:table-cell table:style-name="ce11" office:value-type="string" calcext:value-type="string">
            <text:p>Proceedings of the 14th International Symposium on Software Engineering for Adaptive and Self-Managing Systems by IEEE Press</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133]));NOT(ISBLANK([.K133]));ISBLANK([.L133]);ISBLANK([.M133]);ISBLANK([.N133]);ISBLANK([.O133]);ISBLANK([.P133]);ISBLANK([.Q133]));&quot;TRUE&quot;;&quot;FALSE&quot;)" office:value-type="string" office:string-value="FALSE" calcext:value-type="string">
            <text:p>FALSE</text:p>
          </table:table-cell>
          <table:table-cell table:style-name="ce11"/>
          <table:table-cell table:style-name="ce33" office:value-type="string" calcext:value-type="string">
            <text:p><text:a xlink:href="https://doi.org/10.1109/SEAMS.2019.00029" xlink:type="simple">https://doi.org/10.1109/SEAMS.2019.00029</text:a></text:p>
          </table:table-cell>
          <table:table-cell table:number-columns-repeated="1004"/>
        </table:table-row>
        <table:table-row table:style-name="ro1">
          <table:table-cell table:style-name="ce2"/>
          <table:table-cell table:style-name="ce5" office:value-type="string" calcext:value-type="string">
            <text:p>P133</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Software Analytics as a Learning Case in Practice: Approaches and Experiences</text:p>
          </table:table-cell>
          <table:table-cell table:style-name="ce11" office:value-type="string" calcext:value-type="string">
            <text:p>Zhang, Dongmei and Dang, Yingnong and Lou, Jian-Guang and Han, Shi and Zhang, Haidong and Xie, Tao</text:p>
          </table:table-cell>
          <table:table-cell table:style-name="ce11" office:value-type="string" calcext:value-type="string">
            <text:p>Proceedings of the International Workshop on Machine Learning Technologies in Software Engineering by ACM</text:p>
          </table:table-cell>
          <table:table-cell table:style-name="ce21" office:value-type="float" office:value="2011" calcext:value-type="float">
            <text:p>2011</text:p>
          </table:table-cell>
          <table:table-cell table:style-name="ce24" table:number-columns-repeated="2"/>
          <table:table-cell table:style-name="ce27" table:number-columns-repeated="6"/>
          <table:table-cell table:style-name="ce30" table:formula="of:=IF(AND(NOT(ISBLANK([.J134]));NOT(ISBLANK([.K134]));ISBLANK([.L134]);ISBLANK([.M134]);ISBLANK([.N134]);ISBLANK([.O134]);ISBLANK([.P134]);ISBLANK([.Q134]));&quot;TRUE&quot;;&quot;FALSE&quot;)" office:value-type="string" office:string-value="FALSE" calcext:value-type="string">
            <text:p>FALSE</text:p>
          </table:table-cell>
          <table:table-cell table:style-name="ce11"/>
          <table:table-cell table:style-name="ce33" office:value-type="string" calcext:value-type="string">
            <text:p><text:a xlink:href="https://doi.org/10.1145/2070821.2070829" xlink:type="simple">https://doi.org/10.1145/2070821.2070829</text:a></text:p>
          </table:table-cell>
          <table:table-cell table:number-columns-repeated="1004"/>
        </table:table-row>
        <table:table-row table:style-name="ro1">
          <table:table-cell table:style-name="ce2"/>
          <table:table-cell table:style-name="ce5" office:value-type="string" calcext:value-type="string">
            <text:p>P134</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Software Fault Localization Using Feature Selection</text:p>
          </table:table-cell>
          <table:table-cell table:style-name="ce11" office:value-type="string" calcext:value-type="string">
            <text:p>Roychowdhury, Shounak and Khurshid, Sarfraz</text:p>
          </table:table-cell>
          <table:table-cell table:style-name="ce11" office:value-type="string" calcext:value-type="string">
            <text:p>Proceedings of the International Workshop on Machine Learning Technologies in Software Engineerin by ACM</text:p>
          </table:table-cell>
          <table:table-cell table:style-name="ce21" office:value-type="float" office:value="2011" calcext:value-type="float">
            <text:p>2011</text:p>
          </table:table-cell>
          <table:table-cell table:style-name="ce24" table:number-columns-repeated="2"/>
          <table:table-cell table:style-name="ce27" table:number-columns-repeated="6"/>
          <table:table-cell table:style-name="ce30" table:formula="of:=IF(AND(NOT(ISBLANK([.J135]));NOT(ISBLANK([.K135]));ISBLANK([.L135]);ISBLANK([.M135]);ISBLANK([.N135]);ISBLANK([.O135]);ISBLANK([.P135]);ISBLANK([.Q135]));&quot;TRUE&quot;;&quot;FALSE&quot;)" office:value-type="string" office:string-value="FALSE" calcext:value-type="string">
            <text:p>FALSE</text:p>
          </table:table-cell>
          <table:table-cell table:style-name="ce11"/>
          <table:table-cell table:style-name="ce33" office:value-type="string" calcext:value-type="string">
            <text:p><text:a xlink:href="https://doi.org/10.1145/2070821.2070823" xlink:type="simple">https://doi.org/10.1145/2070821.2070823</text:a></text:p>
          </table:table-cell>
          <table:table-cell table:number-columns-repeated="1004"/>
        </table:table-row>
        <table:table-row table:style-name="ro1">
          <table:table-cell table:style-name="ce2"/>
          <table:table-cell table:style-name="ce5" office:value-type="string" calcext:value-type="string">
            <text:p>P135</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Towards Learning to Detect Meaningful Changes in Software</text:p>
          </table:table-cell>
          <table:table-cell table:style-name="ce11" office:value-type="string" calcext:value-type="string">
            <text:p>Yu, Yijun and Bandara, Arosha and Tun, Thein Than and Nuseibeh, Bashar</text:p>
          </table:table-cell>
          <table:table-cell table:style-name="ce11" office:value-type="string" calcext:value-type="string">
            <text:p>Proceedings of the International Workshop on Machine Learning Technologies in Software Engineering by ACM</text:p>
          </table:table-cell>
          <table:table-cell table:style-name="ce21" office:value-type="float" office:value="2011" calcext:value-type="float">
            <text:p>2011</text:p>
          </table:table-cell>
          <table:table-cell table:style-name="ce24" table:number-columns-repeated="2"/>
          <table:table-cell table:style-name="ce27" table:number-columns-repeated="6"/>
          <table:table-cell table:style-name="ce30" table:formula="of:=IF(AND(NOT(ISBLANK([.J136]));NOT(ISBLANK([.K136]));ISBLANK([.L136]);ISBLANK([.M136]);ISBLANK([.N136]);ISBLANK([.O136]);ISBLANK([.P136]);ISBLANK([.Q136]));&quot;TRUE&quot;;&quot;FALSE&quot;)" office:value-type="string" office:string-value="FALSE" calcext:value-type="string">
            <text:p>FALSE</text:p>
          </table:table-cell>
          <table:table-cell table:style-name="ce11"/>
          <table:table-cell table:style-name="ce34" office:value-type="string" calcext:value-type="string">
            <text:p><text:a xlink:href="https://doi.org/10.1145/2070821.2070828" xlink:type="simple">https://doi.org/10.1145/2070821.2070828</text:a></text:p>
          </table:table-cell>
          <table:table-cell table:number-columns-repeated="1004"/>
        </table:table-row>
        <table:table-row table:style-name="ro1">
          <table:table-cell table:style-name="ce2"/>
          <table:table-cell table:style-name="ce5" office:value-type="string" calcext:value-type="string">
            <text:p>P136</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Do Better IR Tools Improve the Accuracy of Engineers’ Traceability Recovery?</text:p>
          </table:table-cell>
          <table:table-cell table:style-name="ce11" office:value-type="string" calcext:value-type="string">
            <text:p>Borg, Markus and Pfahl, Dietmar</text:p>
          </table:table-cell>
          <table:table-cell table:style-name="ce11" office:value-type="string" calcext:value-type="string">
            <text:p>Proceedings of the International Workshop on Machine Learning Technologies in Software Engineering by ACM</text:p>
          </table:table-cell>
          <table:table-cell table:style-name="ce21" office:value-type="float" office:value="2011" calcext:value-type="float">
            <text:p>2011</text:p>
          </table:table-cell>
          <table:table-cell table:style-name="ce24" table:number-columns-repeated="2"/>
          <table:table-cell table:style-name="ce27" table:number-columns-repeated="6"/>
          <table:table-cell table:style-name="ce30" table:formula="of:=IF(AND(NOT(ISBLANK([.J137]));NOT(ISBLANK([.K137]));ISBLANK([.L137]);ISBLANK([.M137]);ISBLANK([.N137]);ISBLANK([.O137]);ISBLANK([.P137]);ISBLANK([.Q137]));&quot;TRUE&quot;;&quot;FALSE&quot;)" office:value-type="string" office:string-value="FALSE" calcext:value-type="string">
            <text:p>FALSE</text:p>
          </table:table-cell>
          <table:table-cell table:style-name="ce11"/>
          <table:table-cell table:style-name="ce33" office:value-type="string" calcext:value-type="string">
            <text:p><text:a xlink:href="https://doi.org/10.1145/2070821.2070825" xlink:type="simple">https://doi.org/10.1145/2070821.2070825</text:a></text:p>
          </table:table-cell>
          <table:table-cell table:number-columns-repeated="1004"/>
        </table:table-row>
        <table:table-row table:style-name="ro1">
          <table:table-cell table:style-name="ce2"/>
          <table:table-cell table:style-name="ce5" office:value-type="string" calcext:value-type="string">
            <text:p>P137</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ProbPoly: A Probabilistic Inductive Logic Programming Framework with Application in Model Checking</text:p>
          </table:table-cell>
          <table:table-cell table:style-name="ce11" office:value-type="string" calcext:value-type="string">
            <text:p>Turliuc, C\u{a}lin-Rare\c{s}</text:p>
          </table:table-cell>
          <table:table-cell table:style-name="ce11" office:value-type="string" calcext:value-type="string">
            <text:p>Proceedings of the International Workshop on Machine Learning Technologies in Software Engineering by ACM</text:p>
          </table:table-cell>
          <table:table-cell table:style-name="ce21" office:value-type="float" office:value="2011" calcext:value-type="float">
            <text:p>2011</text:p>
          </table:table-cell>
          <table:table-cell table:style-name="ce24" table:number-columns-repeated="2"/>
          <table:table-cell table:style-name="ce27" table:number-columns-repeated="6"/>
          <table:table-cell table:style-name="ce30" table:formula="of:=IF(AND(NOT(ISBLANK([.J138]));NOT(ISBLANK([.K138]));ISBLANK([.L138]);ISBLANK([.M138]);ISBLANK([.N138]);ISBLANK([.O138]);ISBLANK([.P138]);ISBLANK([.Q138]));&quot;TRUE&quot;;&quot;FALSE&quot;)" office:value-type="string" office:string-value="FALSE" calcext:value-type="string">
            <text:p>FALSE</text:p>
          </table:table-cell>
          <table:table-cell table:style-name="ce11" office:value-type="string" calcext:value-type="string">
            <text:p>wrong topic</text:p>
          </table:table-cell>
          <table:table-cell table:style-name="ce33" office:value-type="string" calcext:value-type="string">
            <text:p><text:a xlink:href="https://doi.org/10.1145/2070821.2070827" xlink:type="simple">https://doi.org/10.1145/2070821.2070827</text:a></text:p>
          </table:table-cell>
          <table:table-cell table:number-columns-repeated="1004"/>
        </table:table-row>
        <table:table-row table:style-name="ro1">
          <table:table-cell table:style-name="ce2"/>
          <table:table-cell table:style-name="ce5" office:value-type="string" calcext:value-type="string">
            <text:p>P138</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Evolution of Legacy System Comprehensibility through Automated Refactoring</text:p>
          </table:table-cell>
          <table:table-cell table:style-name="ce11" office:value-type="string" calcext:value-type="string">
            <text:p>Griffith, Isaac and Wahl, Scott and Izurieta, Clemente</text:p>
          </table:table-cell>
          <table:table-cell table:style-name="ce11" office:value-type="string" calcext:value-type="string">
            <text:p>Proceedings of the International Workshop on Machine Learning Technologies in Software Engineerin by ACM</text:p>
          </table:table-cell>
          <table:table-cell table:style-name="ce21" office:value-type="float" office:value="2011" calcext:value-type="float">
            <text:p>2011</text:p>
          </table:table-cell>
          <table:table-cell table:style-name="ce24" table:number-columns-repeated="2"/>
          <table:table-cell table:style-name="ce27" table:number-columns-repeated="6"/>
          <table:table-cell table:style-name="ce30" table:formula="of:=IF(AND(NOT(ISBLANK([.J139]));NOT(ISBLANK([.K139]));ISBLANK([.L139]);ISBLANK([.M139]);ISBLANK([.N139]);ISBLANK([.O139]);ISBLANK([.P139]);ISBLANK([.Q139]));&quot;TRUE&quot;;&quot;FALSE&quot;)" office:value-type="string" office:string-value="FALSE" calcext:value-type="string">
            <text:p>FALSE</text:p>
          </table:table-cell>
          <table:table-cell table:style-name="ce11" office:value-type="string" calcext:value-type="string">
            <text:p>wrong topic</text:p>
          </table:table-cell>
          <table:table-cell table:style-name="ce34" office:value-type="string" calcext:value-type="string">
            <text:p><text:a xlink:href="https://doi.org/10.1145/2070821.2070826" xlink:type="simple">https://doi.org/10.1145/2070821.2070826</text:a></text:p>
          </table:table-cell>
          <table:table-cell table:number-columns-repeated="1004"/>
        </table:table-row>
        <table:table-row table:style-name="ro1">
          <table:table-cell table:style-name="ce2"/>
          <table:table-cell table:style-name="ce5" office:value-type="string" calcext:value-type="string">
            <text:p>P139</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Learning System Abstractions for Human Operators</text:p>
          </table:table-cell>
          <table:table-cell table:style-name="ce11" office:value-type="string" calcext:value-type="string">
            <text:p>Comb\'{e}fis, S\'{e}bastien and Giannakopoulou, Dimitra and Pecheur, Charles and Feary, Michael</text:p>
          </table:table-cell>
          <table:table-cell table:style-name="ce11" office:value-type="string" calcext:value-type="string">
            <text:p>Proceedings of the International Workshop on Machine Learning Technologies in Software Engineerin by ACM</text:p>
          </table:table-cell>
          <table:table-cell table:style-name="ce21" office:value-type="float" office:value="2011" calcext:value-type="float">
            <text:p>2011</text:p>
          </table:table-cell>
          <table:table-cell table:style-name="ce24" table:number-columns-repeated="2"/>
          <table:table-cell table:style-name="ce27" table:number-columns-repeated="6"/>
          <table:table-cell table:style-name="ce30" table:formula="of:=IF(AND(NOT(ISBLANK([.J140]));NOT(ISBLANK([.K140]));ISBLANK([.L140]);ISBLANK([.M140]);ISBLANK([.N140]);ISBLANK([.O140]);ISBLANK([.P140]);ISBLANK([.Q140]));&quot;TRUE&quot;;&quot;FALSE&quot;)" office:value-type="string" office:string-value="FALSE" calcext:value-type="string">
            <text:p>FALSE</text:p>
          </table:table-cell>
          <table:table-cell table:style-name="ce11" office:value-type="string" calcext:value-type="string">
            <text:p>wrong topic</text:p>
          </table:table-cell>
          <table:table-cell table:style-name="ce34" office:value-type="string" calcext:value-type="string">
            <text:p><text:a xlink:href="https://doi.org/10.1145/2070821.2070822" xlink:type="simple">https://doi.org/10.1145/2070821.2070822</text:a></text:p>
          </table:table-cell>
          <table:table-cell table:number-columns-repeated="1004"/>
        </table:table-row>
        <table:table-row table:style-name="ro1">
          <table:table-cell table:style-name="ce2"/>
          <table:table-cell table:style-name="ce5" office:value-type="string" calcext:value-type="string">
            <text:p>P140</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A Deep Learning Approach to Program Similarity</text:p>
          </table:table-cell>
          <table:table-cell table:style-name="ce11" office:value-type="string" calcext:value-type="string">
            <text:p>Marastoni, Niccol\`{o} and Giacobazzi, Roberto and Dalla Preda, Mila</text:p>
          </table:table-cell>
          <table:table-cell table:style-name="ce11" office:value-type="string" calcext:value-type="string">
            <text:p>Proceedings of the 1st International Workshop on Machine Learning and Software Engineering in Symbiosis by ACM</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141]));NOT(ISBLANK([.K141]));ISBLANK([.L141]);ISBLANK([.M141]);ISBLANK([.N141]);ISBLANK([.O141]);ISBLANK([.P141]);ISBLANK([.Q141]));&quot;TRUE&quot;;&quot;FALSE&quot;)" office:value-type="string" office:string-value="FALSE" calcext:value-type="string">
            <text:p>FALSE</text:p>
          </table:table-cell>
          <table:table-cell table:style-name="ce11" office:value-type="string" calcext:value-type="string">
            <text:p>wrong topic</text:p>
          </table:table-cell>
          <table:table-cell table:style-name="ce34" office:value-type="string" calcext:value-type="string">
            <text:p><text:a xlink:href="https://doi.org/10.1145/3243127.3243131" xlink:type="simple">https://doi.org/10.1145/3243127.3243131</text:a></text:p>
          </table:table-cell>
          <table:table-cell table:number-columns-repeated="1004"/>
        </table:table-row>
        <table:table-row table:style-name="ro1">
          <table:table-cell table:style-name="ce2"/>
          <table:table-cell table:style-name="ce5" office:value-type="string" calcext:value-type="string">
            <text:p>P141</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A Language-Agnostic Model for Semantic Source Code Labeling</text:p>
          </table:table-cell>
          <table:table-cell table:style-name="ce11" office:value-type="string" calcext:value-type="string">
            <text:p>Gelman, Ben and Hoyle, Bryan and Moore, Jessica and Saxe, Joshua and Slater, David</text:p>
          </table:table-cell>
          <table:table-cell table:style-name="ce11" office:value-type="string" calcext:value-type="string">
            <text:p>Proceedings of the 1st International Workshop on Machine Learning and Software Engineering in Symbiosi by ACM</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142]));NOT(ISBLANK([.K142]));ISBLANK([.L142]);ISBLANK([.M142]);ISBLANK([.N142]);ISBLANK([.O142]);ISBLANK([.P142]);ISBLANK([.Q142]));&quot;TRUE&quot;;&quot;FALSE&quot;)" office:value-type="string" office:string-value="FALSE" calcext:value-type="string">
            <text:p>FALSE</text:p>
          </table:table-cell>
          <table:table-cell table:style-name="ce11" office:value-type="string" calcext:value-type="string">
            <text:p>wrong topic</text:p>
          </table:table-cell>
          <table:table-cell table:style-name="ce34" office:value-type="string" calcext:value-type="string">
            <text:p><text:a xlink:href="https://doi.org/10.1145/3243127.3243132" xlink:type="simple">https://doi.org/10.1145/3243127.3243132</text:a></text:p>
          </table:table-cell>
          <table:table-cell table:number-columns-repeated="1004"/>
        </table:table-row>
        <table:table-row table:style-name="ro1">
          <table:table-cell table:style-name="ce2"/>
          <table:table-cell table:style-name="ce5" office:value-type="string" calcext:value-type="string">
            <text:p>P142</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Applying Graph Kernels to Model-Driven Engineering Problems</text:p>
          </table:table-cell>
          <table:table-cell table:style-name="ce11" office:value-type="string" calcext:value-type="string">
            <text:p>Claris\'{o}, Robert and Cabot, Jordi</text:p>
          </table:table-cell>
          <table:table-cell table:style-name="ce11" office:value-type="string" calcext:value-type="string">
            <text:p>Proceedings of the 1st International Workshop on Machine Learning and Software Engineering in Symbiosis by ACM</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143]));NOT(ISBLANK([.K143]));ISBLANK([.L143]);ISBLANK([.M143]);ISBLANK([.N143]);ISBLANK([.O143]);ISBLANK([.P143]);ISBLANK([.Q143]));&quot;TRUE&quot;;&quot;FALSE&quot;)" office:value-type="string" office:string-value="FALSE" calcext:value-type="string">
            <text:p>FALSE</text:p>
          </table:table-cell>
          <table:table-cell table:style-name="ce11" office:value-type="string" calcext:value-type="string">
            <text:p>wrong direction</text:p>
          </table:table-cell>
          <table:table-cell table:style-name="ce34" office:value-type="string" calcext:value-type="string">
            <text:p><text:a xlink:href="https://doi.org/10.1145/3243127.3243128" xlink:type="simple">https://doi.org/10.1145/3243127.3243128</text:a></text:p>
          </table:table-cell>
          <table:table-cell table:number-columns-repeated="1004"/>
        </table:table-row>
        <table:table-row table:style-name="ro1">
          <table:table-cell table:style-name="ce2"/>
          <table:table-cell table:style-name="ce5" office:value-type="string" calcext:value-type="string">
            <text:p>P143</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Fast Deployment and Scoring of Support Vector Machine Models in CPU and GPU</text:p>
          </table:table-cell>
          <table:table-cell table:style-name="ce11" office:value-type="string" calcext:value-type="string">
            <text:p>Castro-Lopez, Oscar and Vega-Lopez, Ines F.</text:p>
          </table:table-cell>
          <table:table-cell table:style-name="ce11" office:value-type="string" calcext:value-type="string">
            <text:p>Proceedings of the 1st International Workshop on Machine Learning and Software Engineering in Symbiosis by ACM</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144]));NOT(ISBLANK([.K144]));ISBLANK([.L144]);ISBLANK([.M144]);ISBLANK([.N144]);ISBLANK([.O144]);ISBLANK([.P144]);ISBLANK([.Q144]));&quot;TRUE&quot;;&quot;FALSE&quot;)" office:value-type="string" office:string-value="FALSE" calcext:value-type="string">
            <text:p>FALSE</text:p>
          </table:table-cell>
          <table:table-cell table:style-name="ce11" office:value-type="string" calcext:value-type="string">
            <text:p>wrong topic</text:p>
          </table:table-cell>
          <table:table-cell table:style-name="ce33" office:value-type="string" calcext:value-type="string">
            <text:p><text:a xlink:href="https://doi.org/10.1145/3243127.3243133" xlink:type="simple">https://doi.org/10.1145/3243127.3243133</text:a></text:p>
          </table:table-cell>
          <table:table-cell table:number-columns-repeated="1004"/>
        </table:table-row>
        <table:table-row table:style-name="ro1">
          <table:table-cell table:style-name="ce2"/>
          <table:table-cell table:style-name="ce5" office:value-type="string" calcext:value-type="string">
            <text:p>P144</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Automatically Assessing Vulnerabilities Discovered by Compositional Analysis</text:p>
          </table:table-cell>
          <table:table-cell table:style-name="ce11" office:value-type="string" calcext:value-type="string">
            <text:p>Ognawala, Saahil and Amato, Ricardo Nales and Pretschner, Alexander and Kulkarni, Pooja</text:p>
          </table:table-cell>
          <table:table-cell table:style-name="ce11" office:value-type="string" calcext:value-type="string">
            <text:p>Proceedings of the 1st International Workshop on Machine Learning and Software Engineering in Symbiosis by ACM</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145]));NOT(ISBLANK([.K145]));ISBLANK([.L145]);ISBLANK([.M145]);ISBLANK([.N145]);ISBLANK([.O145]);ISBLANK([.P145]);ISBLANK([.Q145]));&quot;TRUE&quot;;&quot;FALSE&quot;)" office:value-type="string" office:string-value="FALSE" calcext:value-type="string">
            <text:p>FALSE</text:p>
          </table:table-cell>
          <table:table-cell table:style-name="ce11" office:value-type="string" calcext:value-type="string">
            <text:p>about a tool (wrong direction)</text:p>
          </table:table-cell>
          <table:table-cell table:style-name="ce34" office:value-type="string" calcext:value-type="string">
            <text:p><text:a xlink:href="https://doi.org/10.1145/3243127.3243130" xlink:type="simple">https://doi.org/10.1145/3243127.3243130</text:a></text:p>
          </table:table-cell>
          <table:table-cell table:number-columns-repeated="1004"/>
        </table:table-row>
        <table:table-row table:style-name="ro1">
          <table:table-cell table:style-name="ce2"/>
          <table:table-cell table:style-name="ce5" office:value-type="string" calcext:value-type="string">
            <text:p>P145</text:p>
          </table:table-cell>
          <table:table-cell table:style-name="ce11" office:value-type="string" calcext:value-type="string">
            <text:p>ACM</text:p>
          </table:table-cell>
          <table:table-cell table:style-name="ce11" office:value-type="float" office:value="0" calcext:value-type="float">
            <text:p>0</text:p>
          </table:table-cell>
          <table:table-cell table:style-name="ce11"/>
          <table:table-cell table:style-name="ce11" office:value-type="string" calcext:value-type="string">
            <text:p>Learning-Based Testing for Autonomous Systems Using Spatial and Temporal Requirements</text:p>
          </table:table-cell>
          <table:table-cell table:style-name="ce11" office:value-type="string" calcext:value-type="string">
            <text:p>Khosrowjerdi, Hojat and Meinke, Karl</text:p>
          </table:table-cell>
          <table:table-cell table:style-name="ce11" office:value-type="string" calcext:value-type="string">
            <text:p>Proceedings of the 1st International Workshop on Machine Learning and Software Engineering in Symbiosis by ACM</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146]));NOT(ISBLANK([.K146]));ISBLANK([.L146]);ISBLANK([.M146]);ISBLANK([.N146]);ISBLANK([.O146]);ISBLANK([.P146]);ISBLANK([.Q146]));&quot;TRUE&quot;;&quot;FALSE&quot;)" office:value-type="string" office:string-value="FALSE" calcext:value-type="string">
            <text:p>FALSE</text:p>
          </table:table-cell>
          <table:table-cell table:style-name="ce11" office:value-type="string" calcext:value-type="string">
            <text:p>learning based testing</text:p>
          </table:table-cell>
          <table:table-cell table:style-name="ce34" office:value-type="string" calcext:value-type="string">
            <text:p><text:a xlink:href="https://doi.org/10.1145/3243127.3243129" xlink:type="simple">https://doi.org/10.1145/3243127.3243129</text:a></text:p>
          </table:table-cell>
          <table:table-cell table:number-columns-repeated="1004"/>
        </table:table-row>
        <table:table-row table:style-name="ro1">
          <table:table-cell table:style-name="ce2"/>
          <table:table-cell table:style-name="ce5" office:value-type="string" calcext:value-type="string">
            <text:p>P146</text:p>
          </table:table-cell>
          <table:table-cell table:style-name="ce11" office:value-type="string" calcext:value-type="string">
            <text:p>IEEE Xplore</text:p>
          </table:table-cell>
          <table:table-cell table:style-name="ce11" office:value-type="float" office:value="0" calcext:value-type="float">
            <text:p>0</text:p>
          </table:table-cell>
          <table:table-cell table:style-name="ce11"/>
          <table:table-cell table:style-name="ce11" office:value-type="string" calcext:value-type="string">
            <text:p>Studying Software Engineering Patterns for Designing Machine Learning Systems</text:p>
          </table:table-cell>
          <table:table-cell table:style-name="ce11" office:value-type="string" calcext:value-type="string">
            <text:p>H. {Washizaki} and H. {Uchida} and F. {Khomh} and Y. {Guéhéneuc}</text:p>
          </table:table-cell>
          <table:table-cell table:style-name="ce11" office:value-type="string" calcext:value-type="string">
            <text:p>2019 10th International Workshop on Empirical Software Engineering in Practice (IWESEP) by IEEE</text:p>
          </table:table-cell>
          <table:table-cell table:style-name="ce21" office:value-type="float" office:value="2019" calcext:value-type="float">
            <text:p>2019</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47]));NOT(ISBLANK([.K147]));ISBLANK([.L147]);ISBLANK([.M147]);ISBLANK([.N147]);ISBLANK([.O147]);ISBLANK([.P147]);ISBLANK([.Q147]));&quot;TRUE&quot;;&quot;FALSE&quot;)" office:value-type="string" office:string-value="FALSE" calcext:value-type="string">
            <text:p>FALSE</text:p>
          </table:table-cell>
          <table:table-cell table:style-name="ce11"/>
          <table:table-cell table:style-name="ce33" office:value-type="string" calcext:value-type="string">
            <text:p><text:a xlink:href="https://doi.org/10.1109/IWESEP49350.2019.00017" xlink:type="simple">https://doi.org/10.1109/IWESEP49350.2019.00017</text:a></text:p>
          </table:table-cell>
          <table:table-cell table:number-columns-repeated="1004"/>
        </table:table-row>
        <table:table-row table:style-name="ro1">
          <table:table-cell table:style-name="ce2"/>
          <table:table-cell table:style-name="ce5" office:value-type="string" calcext:value-type="string">
            <text:p>P147</text:p>
          </table:table-cell>
          <table:table-cell table:style-name="ce11" office:value-type="string" calcext:value-type="string">
            <text:p>IEEE Xplore</text:p>
          </table:table-cell>
          <table:table-cell table:style-name="ce11" office:value-type="float" office:value="0" calcext:value-type="float">
            <text:p>0</text:p>
          </table:table-cell>
          <table:table-cell table:style-name="ce11"/>
          <table:table-cell table:style-name="ce11" office:value-type="string" calcext:value-type="string">
            <text:p>Evaluating the Performance of Machine Learning Sentiment Analysis Algorithms in Software Engineering</text:p>
          </table:table-cell>
          <table:table-cell table:style-name="ce11" office:value-type="string" calcext:value-type="string">
            <text:p>Shen, Jingyi and Baysal, Olga and Shafiq, M Omair</text:p>
          </table:table-cell>
          <table:table-cell table:style-name="ce11" office:value-type="string" calcext:value-type="string">
            <text:p>2019 IEEE Intl Conf on Dependable, Autonomic and Secure Computing, Intl Conf on Pervasive Intelligence and Computing, Intl Conf on Cloud and Big Data Computing, Intl Conf on Cyber Science and Technology Congress (DASC/PiCom/CBDCom/CyberSciTech)</text:p>
          </table:table-cell>
          <table:table-cell table:style-name="ce21" office:value-type="float" office:value="2019" calcext:value-type="float">
            <text:p>2019</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48]));NOT(ISBLANK([.K148]));ISBLANK([.L148]);ISBLANK([.M148]);ISBLANK([.N148]);ISBLANK([.O148]);ISBLANK([.P148]);ISBLANK([.Q148]));&quot;TRUE&quot;;&quot;FALSE&quot;)" office:value-type="string" office:string-value="FALSE" calcext:value-type="string">
            <text:p>FALSE</text:p>
          </table:table-cell>
          <table:table-cell table:style-name="ce11"/>
          <table:table-cell table:style-name="ce33" office:value-type="string" calcext:value-type="string">
            <text:p><text:a xlink:href="https://doi.org/10.1109/DASC/PiCom/CBDCom/CyberSciTech.2019.00185" xlink:type="simple">https://doi.org/10.1109/DASC/PiCom/CBDCom/CyberSciTech.2019.00185</text:a></text:p>
          </table:table-cell>
          <table:table-cell table:number-columns-repeated="1004"/>
        </table:table-row>
        <table:table-row table:style-name="ro1">
          <table:table-cell table:style-name="ce2"/>
          <table:table-cell table:style-name="ce5" office:value-type="string" calcext:value-type="string">
            <text:p>P148</text:p>
          </table:table-cell>
          <table:table-cell table:style-name="ce11" office:value-type="string" calcext:value-type="string">
            <text:p>IEEE Xplore</text:p>
          </table:table-cell>
          <table:table-cell table:style-name="ce11" office:value-type="float" office:value="0" calcext:value-type="float">
            <text:p>0</text:p>
          </table:table-cell>
          <table:table-cell table:style-name="ce11"/>
          <table:table-cell table:style-name="ce11" office:value-type="string" calcext:value-type="string">
            <text:p>Software Engineering for Machine Learning: A Case Study</text:p>
          </table:table-cell>
          <table:table-cell table:style-name="ce11" office:value-type="string" calcext:value-type="string">
            <text:p>Amershi, Saleema and Begel, Andrew and Bird, Christian and DeLine, Robert and Gall, Harald and Kamar, Ece and Nagappan, Nachiappan and Nushi, Besmira and Zimmermann, Thomas</text:p>
          </table:table-cell>
          <table:table-cell table:style-name="ce11" office:value-type="string" calcext:value-type="string">
            <text:p>2019 IEEE/ACM 41st International Conference on Software Engineering: Software Engineering in Practice (ICSE-SEIP)</text:p>
          </table:table-cell>
          <table:table-cell table:style-name="ce21" office:value-type="float" office:value="2019" calcext:value-type="float">
            <text:p>2019</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49]));NOT(ISBLANK([.K149]));ISBLANK([.L149]);ISBLANK([.M149]);ISBLANK([.N149]);ISBLANK([.O149]);ISBLANK([.P149]);ISBLANK([.Q149]));&quot;TRUE&quot;;&quot;FALSE&quot;)" office:value-type="string" office:string-value="FALSE" calcext:value-type="string">
            <text:p>FALSE</text:p>
          </table:table-cell>
          <table:table-cell table:style-name="ce11"/>
          <table:table-cell table:style-name="ce33" office:value-type="string" calcext:value-type="string">
            <text:p><text:a xlink:href="https://doi.org/10.1109/ICSE-SEIP.2019.00042/" xlink:type="simple">https://doi.org/10.1109/ICSE-SEIP.2019.00042/</text:a></text:p>
          </table:table-cell>
          <table:table-cell table:number-columns-repeated="1004"/>
        </table:table-row>
        <table:table-row table:style-name="ro1">
          <table:table-cell table:style-name="ce2"/>
          <table:table-cell table:style-name="ce5" office:value-type="string" calcext:value-type="string">
            <text:p>P149</text:p>
          </table:table-cell>
          <table:table-cell table:style-name="ce11" office:value-type="string" calcext:value-type="string">
            <text:p>IEEE Xplore</text:p>
          </table:table-cell>
          <table:table-cell table:style-name="ce11" office:value-type="float" office:value="0" calcext:value-type="float">
            <text:p>0</text:p>
          </table:table-cell>
          <table:table-cell table:style-name="ce11"/>
          <table:table-cell table:style-name="ce11" office:value-type="string" calcext:value-type="string">
            <text:p>Impact of Discretization Noise of the Dependent variable on Machine Learning Classifiers in Software Engineering</text:p>
          </table:table-cell>
          <table:table-cell table:style-name="ce11" office:value-type="string" calcext:value-type="string">
            <text:p>G. K. {Rajbahadur} and S. {Wang} and Y. {Kamei} and A. E. {Hassan}</text:p>
          </table:table-cell>
          <table:table-cell table:style-name="ce11" office:value-type="string" calcext:value-type="string">
            <text:p>IEEE Transactions on Software Engineering</text:p>
          </table:table-cell>
          <table:table-cell table:style-name="ce21" office:value-type="float" office:value="2019" calcext:value-type="float">
            <text:p>2019</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50]));NOT(ISBLANK([.K150]));ISBLANK([.L150]);ISBLANK([.M150]);ISBLANK([.N150]);ISBLANK([.O150]);ISBLANK([.P150]);ISBLANK([.Q150]));&quot;TRUE&quot;;&quot;FALSE&quot;)" office:value-type="string" office:string-value="FALSE" calcext:value-type="string">
            <text:p>FALSE</text:p>
          </table:table-cell>
          <table:table-cell table:style-name="ce11"/>
          <table:table-cell table:style-name="ce33" office:value-type="string" calcext:value-type="string">
            <text:p><text:a xlink:href="https://doi.org/10.1109/TSE.2019.2924371" xlink:type="simple">https://doi.org/10.1109/TSE.2019.2924371</text:a></text:p>
          </table:table-cell>
          <table:table-cell table:number-columns-repeated="1004"/>
        </table:table-row>
        <table:table-row table:style-name="ro1">
          <table:table-cell table:style-name="ce2"/>
          <table:table-cell table:style-name="ce5" office:value-type="string" calcext:value-type="string">
            <text:p>P150</text:p>
          </table:table-cell>
          <table:table-cell table:style-name="ce11" office:value-type="string" calcext:value-type="string">
            <text:p>IEEE Xplore</text:p>
          </table:table-cell>
          <table:table-cell table:style-name="ce11" office:value-type="float" office:value="0" calcext:value-type="float">
            <text:p>0</text:p>
          </table:table-cell>
          <table:table-cell table:style-name="ce11"/>
          <table:table-cell table:style-name="ce11" office:value-type="string" calcext:value-type="string">
            <text:p>Analysis of Software Engineering for Agile Machine Learning Projects</text:p>
          </table:table-cell>
          <table:table-cell table:style-name="ce11" office:value-type="string" calcext:value-type="string">
            <text:p>K. {Singla} and J. {Bose} and C. {Naik}</text:p>
          </table:table-cell>
          <table:table-cell table:style-name="ce11" office:value-type="string" calcext:value-type="string">
            <text:p>2018 15th IEEE India Council International Conference (INDICON)</text:p>
          </table:table-cell>
          <table:table-cell table:style-name="ce21" office:value-type="float" office:value="2018" calcext:value-type="float">
            <text:p>2018</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51]));NOT(ISBLANK([.K151]));ISBLANK([.L151]);ISBLANK([.M151]);ISBLANK([.N151]);ISBLANK([.O151]);ISBLANK([.P151]);ISBLANK([.Q151]));&quot;TRUE&quot;;&quot;FALSE&quot;)" office:value-type="string" office:string-value="FALSE" calcext:value-type="string">
            <text:p>FALSE</text:p>
          </table:table-cell>
          <table:table-cell table:style-name="ce11"/>
          <table:table-cell table:style-name="ce33" office:value-type="string" calcext:value-type="string">
            <text:p><text:a xlink:href="https://doi.org/10.1109/INDICON45594.2018.8987154" xlink:type="simple">https://doi.org/10.1109/INDICON45594.2018.8987154</text:a></text:p>
          </table:table-cell>
          <table:table-cell table:number-columns-repeated="1004"/>
        </table:table-row>
        <table:table-row table:style-name="ro1">
          <table:table-cell table:style-name="ce2"/>
          <table:table-cell table:style-name="ce5" office:value-type="string" calcext:value-type="string">
            <text:p>P151</text:p>
          </table:table-cell>
          <table:table-cell table:style-name="ce11" office:value-type="string" calcext:value-type="string">
            <text:p>IEEE Xplore</text:p>
          </table:table-cell>
          <table:table-cell table:style-name="ce11" office:value-type="float" office:value="0" calcext:value-type="float">
            <text:p>0</text:p>
          </table:table-cell>
          <table:table-cell table:style-name="ce11"/>
          <table:table-cell table:style-name="ce11" office:value-type="string" calcext:value-type="string">
            <text:p>Software Requirements Engineering through Machine Learning Techniques: A Literature Review</text:p>
          </table:table-cell>
          <table:table-cell table:style-name="ce11" office:value-type="string" calcext:value-type="string">
            <text:p>Gramajo, Mar{\'\i}a Guadalupe and Ballejos, Luciana and Ale, Mariel</text:p>
          </table:table-cell>
          <table:table-cell table:style-name="ce11" office:value-type="string" calcext:value-type="string">
            <text:p>2018 IEEE Biennial Congress of Argentina (ARGENCON)</text:p>
          </table:table-cell>
          <table:table-cell table:style-name="ce21" office:value-type="float" office:value="2018" calcext:value-type="float">
            <text:p>2018</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52]));NOT(ISBLANK([.K152]));ISBLANK([.L152]);ISBLANK([.M152]);ISBLANK([.N152]);ISBLANK([.O152]);ISBLANK([.P152]);ISBLANK([.Q152]));&quot;TRUE&quot;;&quot;FALSE&quot;)" office:value-type="string" office:string-value="FALSE" calcext:value-type="string">
            <text:p>FALSE</text:p>
          </table:table-cell>
          <table:table-cell table:style-name="ce11"/>
          <table:table-cell table:style-name="ce33" office:value-type="string" calcext:value-type="string">
            <text:p><text:a xlink:href="https://doi.org/10.1109/ARGENCON.2018.8646010" xlink:type="simple">https://doi.org/10.1109/ARGENCON.2018.8646010</text:a></text:p>
          </table:table-cell>
          <table:table-cell table:number-columns-repeated="1004"/>
        </table:table-row>
        <table:table-row table:style-name="ro1">
          <table:table-cell table:style-name="ce2"/>
          <table:table-cell table:style-name="ce5" office:value-type="string" calcext:value-type="string">
            <text:p>P152</text:p>
          </table:table-cell>
          <table:table-cell table:style-name="ce11" office:value-type="string" calcext:value-type="string">
            <text:p>IEEE Xplore</text:p>
          </table:table-cell>
          <table:table-cell table:style-name="ce11" office:value-type="float" office:value="0" calcext:value-type="float">
            <text:p>0</text:p>
          </table:table-cell>
          <table:table-cell table:style-name="ce11"/>
          <table:table-cell table:style-name="ce11" office:value-type="string" calcext:value-type="string">
            <text:p>Toward Human-in-the-Loop Collaboration Between Software Engineers and Machine Learning Algorithms</text:p>
          </table:table-cell>
          <table:table-cell table:style-name="ce11" office:value-type="string" calcext:value-type="string">
            <text:p>N. {Nascimento} and P. {Alencar} and C. {Lucena} and D. {Cowan}</text:p>
          </table:table-cell>
          <table:table-cell table:style-name="ce11" office:value-type="string" calcext:value-type="string">
            <text:p>2018 IEEE International Conference on Big Data (Big Data)</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153]));NOT(ISBLANK([.K153]));ISBLANK([.L153]);ISBLANK([.M153]);ISBLANK([.N153]);ISBLANK([.O153]);ISBLANK([.P153]);ISBLANK([.Q153]));&quot;TRUE&quot;;&quot;FALSE&quot;)" office:value-type="string" office:string-value="FALSE" calcext:value-type="string">
            <text:p>FALSE</text:p>
          </table:table-cell>
          <table:table-cell table:style-name="ce11" office:value-type="string" calcext:value-type="string">
            <text:p>out of Topic</text:p>
          </table:table-cell>
          <table:table-cell table:style-name="ce33" office:value-type="string" calcext:value-type="string">
            <text:p><text:a xlink:href="https://doi.org/10.1109/BigData.2018.8622107" xlink:type="simple">https://doi.org/10.1109/BigData.2018.8622107</text:a></text:p>
          </table:table-cell>
          <table:table-cell table:number-columns-repeated="1004"/>
        </table:table-row>
        <table:table-row table:style-name="ro1">
          <table:table-cell table:style-name="ce2"/>
          <table:table-cell table:style-name="ce5" office:value-type="string" calcext:value-type="string">
            <text:p>P153</text:p>
          </table:table-cell>
          <table:table-cell table:style-name="ce11" office:value-type="string" calcext:value-type="string">
            <text:p>IEEE Xplore</text:p>
          </table:table-cell>
          <table:table-cell table:style-name="ce11" office:value-type="float" office:value="0" calcext:value-type="float">
            <text:p>0</text:p>
          </table:table-cell>
          <table:table-cell table:style-name="ce11"/>
          <table:table-cell table:style-name="ce11" office:value-type="string" calcext:value-type="string">
            <text:p>Review on Code Examination Proficient System in Software Engineering by Using Machine Learning Approach</text:p>
          </table:table-cell>
          <table:table-cell table:style-name="ce11" office:value-type="string" calcext:value-type="string">
            <text:p>N. {Ayesha} and N. G. {Yethiraj}</text:p>
          </table:table-cell>
          <table:table-cell table:style-name="ce11" office:value-type="string" calcext:value-type="string">
            <text:p>2018 International Conference on Inventive Research in Computing Applications (ICIRCA)</text:p>
          </table:table-cell>
          <table:table-cell table:style-name="ce21" office:value-type="float" office:value="2018" calcext:value-type="float">
            <text:p>2018</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54]));NOT(ISBLANK([.K154]));ISBLANK([.L154]);ISBLANK([.M154]);ISBLANK([.N154]);ISBLANK([.O154]);ISBLANK([.P154]);ISBLANK([.Q154]));&quot;TRUE&quot;;&quot;FALSE&quot;)" office:value-type="string" office:string-value="FALSE" calcext:value-type="string">
            <text:p>FALSE</text:p>
          </table:table-cell>
          <table:table-cell table:style-name="ce11"/>
          <table:table-cell table:style-name="ce33" office:value-type="string" calcext:value-type="string">
            <text:p><text:a xlink:href="https://doi.rog/10.1109/ICIRCA.2018.8597382" xlink:type="simple">https://doi.org/10.1109/ICIRCA.2018.8597382</text:a></text:p>
          </table:table-cell>
          <table:table-cell table:number-columns-repeated="1004"/>
        </table:table-row>
        <table:table-row table:style-name="ro1">
          <table:table-cell table:style-name="ce2"/>
          <table:table-cell table:style-name="ce5" office:value-type="string" calcext:value-type="string">
            <text:p>P154</text:p>
          </table:table-cell>
          <table:table-cell table:style-name="ce11" office:value-type="string" calcext:value-type="string">
            <text:p>IEEE Xplore</text:p>
          </table:table-cell>
          <table:table-cell table:style-name="ce11" office:value-type="float" office:value="0" calcext:value-type="float">
            <text:p>0</text:p>
          </table:table-cell>
          <table:table-cell table:style-name="ce11"/>
          <table:table-cell table:style-name="ce11" office:value-type="string" calcext:value-type="string">
            <text:p>Software Engineering for Machine-Learning Applications: The Road Ahead</text:p>
          </table:table-cell>
          <table:table-cell table:style-name="ce11" office:value-type="string" calcext:value-type="string">
            <text:p>Khomh, Foutse and Adams, Bram and Cheng, Jinghui and Fokaefs, Marios and Antoniol, Giuliano</text:p>
          </table:table-cell>
          <table:table-cell table:style-name="ce11" office:value-type="string" calcext:value-type="string">
            <text:p>IEEE Software</text:p>
          </table:table-cell>
          <table:table-cell table:style-name="ce21" office:value-type="float" office:value="2018" calcext:value-type="float">
            <text:p>2018</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55]));NOT(ISBLANK([.K155]));ISBLANK([.L155]);ISBLANK([.M155]);ISBLANK([.N155]);ISBLANK([.O155]);ISBLANK([.P155]);ISBLANK([.Q155]));&quot;TRUE&quot;;&quot;FALSE&quot;)" office:value-type="string" office:string-value="FALSE" calcext:value-type="string">
            <text:p>FALSE</text:p>
          </table:table-cell>
          <table:table-cell table:style-name="ce11"/>
          <table:table-cell table:style-name="ce33" office:value-type="string" calcext:value-type="string">
            <text:p><text:a xlink:href="https://doi.org/10.1109/MS.2018.3571224" xlink:type="simple">https://doi.org/10.1109/MS.2018.3571224</text:a></text:p>
          </table:table-cell>
          <table:table-cell table:number-columns-repeated="1004"/>
        </table:table-row>
        <table:table-row table:style-name="ro1">
          <table:table-cell table:style-name="ce2"/>
          <table:table-cell table:style-name="ce5" office:value-type="string" calcext:value-type="string">
            <text:p>P155</text:p>
          </table:table-cell>
          <table:table-cell table:style-name="ce11" office:value-type="string" calcext:value-type="string">
            <text:p>IEEE Xplore</text:p>
          </table:table-cell>
          <table:table-cell table:style-name="ce11" office:value-type="float" office:value="0" calcext:value-type="float">
            <text:p>0</text:p>
          </table:table-cell>
          <table:table-cell table:style-name="ce11"/>
          <table:table-cell table:style-name="ce11" office:value-type="string" calcext:value-type="string">
            <text:p>Machine Learning for Software Engineering: Models, Methods, and Applications</text:p>
          </table:table-cell>
          <table:table-cell table:style-name="ce11" office:value-type="string" calcext:value-type="string">
            <text:p>K. {Meinke} and A. {Bennaceur}</text:p>
          </table:table-cell>
          <table:table-cell table:style-name="ce11" office:value-type="string" calcext:value-type="string">
            <text:p>2018 IEEE/ACM 40th International Conference on Software Engineering: Companion (ICSE-Companion)</text:p>
          </table:table-cell>
          <table:table-cell table:style-name="ce21" office:value-type="float" office:value="2018" calcext:value-type="float">
            <text:p>2018</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56]));NOT(ISBLANK([.K156]));ISBLANK([.L156]);ISBLANK([.M156]);ISBLANK([.N156]);ISBLANK([.O156]);ISBLANK([.P156]);ISBLANK([.Q156]));&quot;TRUE&quot;;&quot;FALSE&quot;)" office:value-type="string" office:string-value="FALSE" calcext:value-type="string">
            <text:p>FALSE</text:p>
          </table:table-cell>
          <table:table-cell table:style-name="ce11"/>
          <table:table-cell table:style-name="ce33" office:value-type="string" calcext:value-type="string">
            <text:p><text:a xlink:href="https://ieeexplore.ieee.org/document/8449656" xlink:type="simple">https://ieeexplore.ieee.org/document/8449656</text:a></text:p>
          </table:table-cell>
          <table:table-cell table:number-columns-repeated="1004"/>
        </table:table-row>
        <table:table-row table:style-name="ro1">
          <table:table-cell table:style-name="ce2"/>
          <table:table-cell table:style-name="ce5" office:value-type="string" calcext:value-type="string">
            <text:p>P156</text:p>
          </table:table-cell>
          <table:table-cell table:style-name="ce11" office:value-type="string" calcext:value-type="string">
            <text:p>IEEE Xplore</text:p>
          </table:table-cell>
          <table:table-cell table:style-name="ce11" office:value-type="float" office:value="0" calcext:value-type="float">
            <text:p>0</text:p>
          </table:table-cell>
          <table:table-cell table:style-name="ce11"/>
          <table:table-cell table:style-name="ce11" office:value-type="string" calcext:value-type="string">
            <text:p>A case study on machine learning model for code review expert system in software engineering</text:p>
          </table:table-cell>
          <table:table-cell table:style-name="ce11" office:value-type="string" calcext:value-type="string">
            <text:p>M. {Madera} and R. {Tomoń}</text:p>
          </table:table-cell>
          <table:table-cell table:style-name="ce11" office:value-type="string" calcext:value-type="string">
            <text:p>2017 Federated Conference on Computer Science and Information Systems (FedCSIS)</text:p>
          </table:table-cell>
          <table:table-cell table:style-name="ce21" office:value-type="float" office:value="2017" calcext:value-type="float">
            <text:p>2017</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57]));NOT(ISBLANK([.K157]));ISBLANK([.L157]);ISBLANK([.M157]);ISBLANK([.N157]);ISBLANK([.O157]);ISBLANK([.P157]);ISBLANK([.Q157]));&quot;TRUE&quot;;&quot;FALSE&quot;)" office:value-type="string" office:string-value="FALSE" calcext:value-type="string">
            <text:p>FALSE</text:p>
          </table:table-cell>
          <table:table-cell table:style-name="ce11"/>
          <table:table-cell table:style-name="ce33" office:value-type="string" calcext:value-type="string">
            <text:p><text:a xlink:href="https://doi.org/10.15439/2017F536" xlink:type="simple">https://doi.org/10.15439/2017F536</text:a></text:p>
          </table:table-cell>
          <table:table-cell table:number-columns-repeated="1004"/>
        </table:table-row>
        <table:table-row table:style-name="ro1">
          <table:table-cell table:style-name="ce2"/>
          <table:table-cell table:style-name="ce5" office:value-type="string" calcext:value-type="string">
            <text:p>P157</text:p>
          </table:table-cell>
          <table:table-cell table:style-name="ce11" office:value-type="string" calcext:value-type="string">
            <text:p>IEEE Xplore</text:p>
          </table:table-cell>
          <table:table-cell table:style-name="ce11" office:value-type="float" office:value="0" calcext:value-type="float">
            <text:p>0</text:p>
          </table:table-cell>
          <table:table-cell table:style-name="ce11"/>
          <table:table-cell table:style-name="ce11" office:value-type="string" calcext:value-type="string">
            <text:p>SETAP: Software engineering teamwork assessment and prediction using machine learning</text:p>
          </table:table-cell>
          <table:table-cell table:style-name="ce11" office:value-type="string" calcext:value-type="string">
            <text:p>D. {Petkovic} and M. {Sosnick-Pérez} and S. {Huang} and R. {Todtenhoefer} and K. {Okada} and S. {Arora} and R. {Sreenivasen} and L. {Flores} and S. {Dubey}</text:p>
          </table:table-cell>
          <table:table-cell table:style-name="ce11" office:value-type="string" calcext:value-type="string">
            <text:p>2014 IEEE Frontiers in Education Conference (FIE) Proceedings</text:p>
          </table:table-cell>
          <table:table-cell table:style-name="ce21" office:value-type="float" office:value="2014" calcext:value-type="float">
            <text:p>2014</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58]));NOT(ISBLANK([.K158]));ISBLANK([.L158]);ISBLANK([.M158]);ISBLANK([.N158]);ISBLANK([.O158]);ISBLANK([.P158]);ISBLANK([.Q158]));&quot;TRUE&quot;;&quot;FALSE&quot;)" office:value-type="string" office:string-value="FALSE" calcext:value-type="string">
            <text:p>FALSE</text:p>
          </table:table-cell>
          <table:table-cell table:style-name="ce11"/>
          <table:table-cell table:style-name="ce33" office:value-type="string" calcext:value-type="string">
            <text:p><text:a xlink:href="https://doi.org/10.1109/FIE.2014.7044199" xlink:type="simple">https://doi.org/10.1109/FIE.2014.7044199</text:a></text:p>
          </table:table-cell>
          <table:table-cell table:number-columns-repeated="1004"/>
        </table:table-row>
        <table:table-row table:style-name="ro1">
          <table:table-cell table:style-name="ce2"/>
          <table:table-cell table:style-name="ce5" office:value-type="string" calcext:value-type="string">
            <text:p>P158</text:p>
          </table:table-cell>
          <table:table-cell table:style-name="ce11" office:value-type="string" calcext:value-type="string">
            <text:p>IEEE Xplore</text:p>
          </table:table-cell>
          <table:table-cell table:style-name="ce11" office:value-type="float" office:value="0" calcext:value-type="float">
            <text:p>0</text:p>
          </table:table-cell>
          <table:table-cell table:style-name="ce11"/>
          <table:table-cell table:style-name="ce11" office:value-type="string" calcext:value-type="string">
            <text:p>Traffic engineering framework with machine learning based meta-layer in software-defined networks</text:p>
          </table:table-cell>
          <table:table-cell table:style-name="ce11" office:value-type="string" calcext:value-type="string">
            <text:p>L. {Yanjun} and L. {Xiaobo} and Y. {Osamu}</text:p>
          </table:table-cell>
          <table:table-cell table:style-name="ce11" office:value-type="string" calcext:value-type="string">
            <text:p>2014 4th IEEE International Conference on Network Infrastructure and Digital Content</text:p>
          </table:table-cell>
          <table:table-cell table:style-name="ce21" office:value-type="float" office:value="2014" calcext:value-type="float">
            <text:p>2014</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59]));NOT(ISBLANK([.K159]));ISBLANK([.L159]);ISBLANK([.M159]);ISBLANK([.N159]);ISBLANK([.O159]);ISBLANK([.P159]);ISBLANK([.Q159]));&quot;TRUE&quot;;&quot;FALSE&quot;)" office:value-type="string" office:string-value="FALSE" calcext:value-type="string">
            <text:p>FALSE</text:p>
          </table:table-cell>
          <table:table-cell table:style-name="ce11"/>
          <table:table-cell table:style-name="ce33" office:value-type="string" calcext:value-type="string">
            <text:p><text:a xlink:href="https://doi.org/10.1109/ICNIDC.2014.7000278" xlink:type="simple">https://doi.org/10.1109/ICNIDC.2014.7000278</text:a></text:p>
          </table:table-cell>
          <table:table-cell table:number-columns-repeated="1004"/>
        </table:table-row>
        <table:table-row table:style-name="ro1">
          <table:table-cell table:style-name="ce2"/>
          <table:table-cell table:style-name="ce5" office:value-type="string" calcext:value-type="string">
            <text:p>P159</text:p>
          </table:table-cell>
          <table:table-cell table:style-name="ce11" office:value-type="string" calcext:value-type="string">
            <text:p>IEEE Xplore</text:p>
          </table:table-cell>
          <table:table-cell table:style-name="ce11" office:value-type="float" office:value="0" calcext:value-type="float">
            <text:p>0</text:p>
          </table:table-cell>
          <table:table-cell table:style-name="ce11"/>
          <table:table-cell table:style-name="ce11" office:value-type="string" calcext:value-type="string">
            <text:p>Work in progress: A machine learning approach for assessment and prediction of teamwork effectiveness in software engineering education</text:p>
          </table:table-cell>
          <table:table-cell table:style-name="ce11" office:value-type="string" calcext:value-type="string">
            <text:p>D. {Petkovic} and K. {Okada} and M. {Sosnick} and A. {Iyer} and S. {Zhu} and R. {Todtenhoefer} and S. {Huang}</text:p>
          </table:table-cell>
          <table:table-cell table:style-name="ce11" office:value-type="string" calcext:value-type="string">
            <text:p>2012 Frontiers in Education Conference Proceedings</text:p>
          </table:table-cell>
          <table:table-cell table:style-name="ce21" office:value-type="float" office:value="2012" calcext:value-type="float">
            <text:p>2012</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60]));NOT(ISBLANK([.K160]));ISBLANK([.L160]);ISBLANK([.M160]);ISBLANK([.N160]);ISBLANK([.O160]);ISBLANK([.P160]);ISBLANK([.Q160]));&quot;TRUE&quot;;&quot;FALSE&quot;)" office:value-type="string" office:string-value="FALSE" calcext:value-type="string">
            <text:p>FALSE</text:p>
          </table:table-cell>
          <table:table-cell table:style-name="ce11"/>
          <table:table-cell table:style-name="ce33" office:value-type="string" calcext:value-type="string">
            <text:p><text:a xlink:href="https://doi.org/10.1109/FIE.2012.6462205" xlink:type="simple">https://doi.org/10.1109/FIE.2012.6462205</text:a></text:p>
          </table:table-cell>
          <table:table-cell table:number-columns-repeated="1004"/>
        </table:table-row>
        <table:table-row table:style-name="ro1">
          <table:table-cell table:style-name="ce2"/>
          <table:table-cell table:style-name="ce5" office:value-type="string" calcext:value-type="string">
            <text:p>P160</text:p>
          </table:table-cell>
          <table:table-cell table:style-name="ce11" office:value-type="string" calcext:value-type="string">
            <text:p>IEEE Xplore</text:p>
          </table:table-cell>
          <table:table-cell table:style-name="ce11" office:value-type="float" office:value="0" calcext:value-type="float">
            <text:p>0</text:p>
          </table:table-cell>
          <table:table-cell table:style-name="ce11"/>
          <table:table-cell table:style-name="ce11" office:value-type="string" calcext:value-type="string">
            <text:p>Machine learning and software engineering in health informatics</text:p>
          </table:table-cell>
          <table:table-cell table:style-name="ce11" office:value-type="string" calcext:value-type="string">
            <text:p>D. A. {Clifton} and J. {Gibbons} and J. {Davies} and L. {Tarassenko}</text:p>
          </table:table-cell>
          <table:table-cell table:style-name="ce11" office:value-type="string" calcext:value-type="string">
            <text:p>2012 First International Workshop on Realizing AI Synergies in Software Engineering (RAISE)</text:p>
          </table:table-cell>
          <table:table-cell table:style-name="ce21" office:value-type="float" office:value="2012" calcext:value-type="float">
            <text:p>2012</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61]));NOT(ISBLANK([.K161]));ISBLANK([.L161]);ISBLANK([.M161]);ISBLANK([.N161]);ISBLANK([.O161]);ISBLANK([.P161]);ISBLANK([.Q161]));&quot;TRUE&quot;;&quot;FALSE&quot;)" office:value-type="string" office:string-value="FALSE" calcext:value-type="string">
            <text:p>FALSE</text:p>
          </table:table-cell>
          <table:table-cell table:style-name="ce11"/>
          <table:table-cell table:style-name="ce33" office:value-type="string" calcext:value-type="string">
            <text:p><text:a xlink:href="https://doi.org/10.1109/RAISE.2012.6227968" xlink:type="simple">https://doi.org/10.1109/RAISE.2012.6227968</text:a></text:p>
          </table:table-cell>
          <table:table-cell table:number-columns-repeated="1004"/>
        </table:table-row>
        <table:table-row table:style-name="ro1">
          <table:table-cell table:style-name="ce2"/>
          <table:table-cell table:style-name="ce5" office:value-type="string" calcext:value-type="string">
            <text:p>P161</text:p>
          </table:table-cell>
          <table:table-cell table:style-name="ce11" office:value-type="string" calcext:value-type="string">
            <text:p>WorldWideScience</text:p>
          </table:table-cell>
          <table:table-cell table:style-name="ce11" office:value-type="float" office:value="0" calcext:value-type="float">
            <text:p>0</text:p>
          </table:table-cell>
          <table:table-cell table:style-name="ce11"/>
          <table:table-cell table:style-name="ce11" office:value-type="string" calcext:value-type="string">
            <text:p>Machine Learning Software Engineering in Practice: An Industrial Case Study</text:p>
          </table:table-cell>
          <table:table-cell table:style-name="ce11" office:value-type="string" calcext:value-type="string">
            <text:p>Md Saidur Rahman and Emilio Rivera and Foutse Khomh and Yann{-}Ga{\"{e}}l Gu{\'{e}}h{\'{e}}neuc and Bernd Lehnert</text:p>
          </table:table-cell>
          <table:table-cell table:style-name="ce11" office:value-type="string" calcext:value-type="string">
            <text:p>CoRR by Arxiv</text:p>
          </table:table-cell>
          <table:table-cell table:style-name="ce21" office:value-type="float" office:value="2019" calcext:value-type="float">
            <text:p>2019</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62]));NOT(ISBLANK([.K162]));ISBLANK([.L162]);ISBLANK([.M162]);ISBLANK([.N162]);ISBLANK([.O162]);ISBLANK([.P162]);ISBLANK([.Q162]));&quot;TRUE&quot;;&quot;FALSE&quot;)" office:value-type="string" office:string-value="FALSE" calcext:value-type="string">
            <text:p>FALSE</text:p>
          </table:table-cell>
          <table:table-cell table:style-name="ce11"/>
          <table:table-cell table:style-name="ce33" office:value-type="string" calcext:value-type="string">
            <text:p><text:a xlink:href="https://arxiv.org/abs/1906.07154" xlink:type="simple">https://arxiv.org/abs/1906.07154</text:a></text:p>
          </table:table-cell>
          <table:table-cell table:number-columns-repeated="1004"/>
        </table:table-row>
        <table:table-row table:style-name="ro1">
          <table:table-cell table:style-name="ce2"/>
          <table:table-cell table:style-name="ce5" office:value-type="string" calcext:value-type="string">
            <text:p>P162</text:p>
          </table:table-cell>
          <table:table-cell table:style-name="ce11" office:value-type="string" calcext:value-type="string">
            <text:p>WorldWideScience</text:p>
          </table:table-cell>
          <table:table-cell table:style-name="ce11" office:value-type="float" office:value="0" calcext:value-type="float">
            <text:p>0</text:p>
          </table:table-cell>
          <table:table-cell table:style-name="ce11"/>
          <table:table-cell table:style-name="ce11" office:value-type="string" calcext:value-type="string">
            <text:p>Machine Learning Software Engineering in</text:p>
            <text:p>Practice: An Industrial Case Study</text:p>
          </table:table-cell>
          <table:table-cell table:style-name="ce11" office:value-type="string" calcext:value-type="string">
            <text:p>Md Saidur Rahman and Emilio Rivera and Foutse Khomh and Yann{-}Ga{\"{e}}l Gu{\'{e}}h{\'{e}}neuc and Bernd Lehnert</text:p>
          </table:table-cell>
          <table:table-cell table:style-name="ce11" office:value-type="string" calcext:value-type="string">
            <text:p>CoRR by Arxiv</text:p>
          </table:table-cell>
          <table:table-cell table:style-name="ce21" office:value-type="float" office:value="2019" calcext:value-type="float">
            <text:p>2019</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63]));NOT(ISBLANK([.K163]));ISBLANK([.L163]);ISBLANK([.M163]);ISBLANK([.N163]);ISBLANK([.O163]);ISBLANK([.P163]);ISBLANK([.Q163]));&quot;TRUE&quot;;&quot;FALSE&quot;)" office:value-type="string" office:string-value="FALSE" calcext:value-type="string">
            <text:p>FALSE</text:p>
          </table:table-cell>
          <table:table-cell table:style-name="ce11"/>
          <table:table-cell table:style-name="ce33" office:value-type="string" calcext:value-type="string">
            <text:p><text:a xlink:href="https://arxiv.org/pdf/1906.07154v1.pdf" xlink:type="simple">https://arxiv.org/pdf/1906.07154v1.pdf</text:a></text:p>
          </table:table-cell>
          <table:table-cell table:number-columns-repeated="1004"/>
        </table:table-row>
        <table:table-row table:style-name="ro1">
          <table:table-cell table:style-name="ce2"/>
          <table:table-cell table:style-name="ce5" office:value-type="string" calcext:value-type="string">
            <text:p>P163</text:p>
          </table:table-cell>
          <table:table-cell table:style-name="ce11" office:value-type="string" calcext:value-type="string">
            <text:p>WorldWideScience</text:p>
          </table:table-cell>
          <table:table-cell table:style-name="ce11" office:value-type="float" office:value="0" calcext:value-type="float">
            <text:p>0</text:p>
          </table:table-cell>
          <table:table-cell table:style-name="ce11"/>
          <table:table-cell table:style-name="ce11" office:value-type="string" calcext:value-type="string">
            <text:p>Machine Learning for Software Engineering: Models, Methods, and Applications</text:p>
          </table:table-cell>
          <table:table-cell table:style-name="ce11" office:value-type="string" calcext:value-type="string">
            <text:p>Meinke, Karl and Bennaceur, Amel</text:p>
          </table:table-cell>
          <table:table-cell table:style-name="ce11" office:value-type="string" calcext:value-type="string">
            <text:p>2018 IEEE/ACM 40th International Conference on Software Engineering: Companion (ICSE-Companion)</text:p>
          </table:table-cell>
          <table:table-cell table:style-name="ce21" office:value-type="float" office:value="2018" calcext:value-type="float">
            <text:p>2018</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64]));NOT(ISBLANK([.K164]));ISBLANK([.L164]);ISBLANK([.M164]);ISBLANK([.N164]);ISBLANK([.O164]);ISBLANK([.P164]);ISBLANK([.Q164]));&quot;TRUE&quot;;&quot;FALSE&quot;)" office:value-type="string" office:string-value="FALSE" calcext:value-type="string">
            <text:p>FALSE</text:p>
          </table:table-cell>
          <table:table-cell table:style-name="ce11" office:value-type="string" calcext:value-type="string">
            <text:p>title suggests the wrong direction</text:p>
          </table:table-cell>
          <table:table-cell table:style-name="ce34" office:value-type="string" calcext:value-type="string">
            <text:p><text:a xlink:href="https://ieeexplore.ieee.org/abstract/document/8449656/" xlink:type="simple">https://ieeexplore.ieee.org/abstract/document/8449656/</text:a></text:p>
          </table:table-cell>
          <table:table-cell table:number-columns-repeated="1004"/>
        </table:table-row>
        <table:table-row table:style-name="ro1">
          <table:table-cell table:style-name="ce2"/>
          <table:table-cell table:style-name="ce5" office:value-type="string" calcext:value-type="string">
            <text:p>P164</text:p>
          </table:table-cell>
          <table:table-cell table:style-name="ce11" office:value-type="string" calcext:value-type="string">
            <text:p>WorldWideScience</text:p>
          </table:table-cell>
          <table:table-cell table:style-name="ce11" office:value-type="float" office:value="0" calcext:value-type="float">
            <text:p>0</text:p>
          </table:table-cell>
          <table:table-cell table:style-name="ce11"/>
          <table:table-cell table:style-name="ce11" office:value-type="string" calcext:value-type="string">
            <text:p>Machine Learning and Software Engineering</text:p>
            <text:p>in Health Informatics</text:p>
          </table:table-cell>
          <table:table-cell table:style-name="ce11" office:value-type="string" calcext:value-type="string">
            <text:p>David A. Clifton, Jeremy Gibbons, Jim Davies, Lionel Tarassenko</text:p>
          </table:table-cell>
          <table:table-cell table:style-name="ce11" office:value-type="string" calcext:value-type="string">
            <text:p>2012 First International Workshop on Realizing AI Synergies in Software Engineering (RAISE) <text:s/></text:p>
          </table:table-cell>
          <table:table-cell table:style-name="ce21" office:value-type="float" office:value="2012" calcext:value-type="float">
            <text:p>2012</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65]));NOT(ISBLANK([.K165]));ISBLANK([.L165]);ISBLANK([.M165]);ISBLANK([.N165]);ISBLANK([.O165]);ISBLANK([.P165]);ISBLANK([.Q165]));&quot;TRUE&quot;;&quot;FALSE&quot;)" office:value-type="string" office:string-value="FALSE" calcext:value-type="string">
            <text:p>FALSE</text:p>
          </table:table-cell>
          <table:table-cell table:style-name="ce11"/>
          <table:table-cell table:style-name="ce34" office:value-type="string" calcext:value-type="string">
            <text:p><text:a xlink:href="https://www.tib.eu/en/search/id/ieee:doi~10.1109%252FRAISE.2012.6227968/Machine-learning-and-software-engineering-in-health?cHash=84557c783027c95e5201b7bc513d3d06" xlink:type="simple">https://www.tib.eu/en/search/id/ieee:doi~10.1109%252FRAISE.2012.6227968/Machine-learning-and-software-engineering-in-health?cHash=84557c783027c95e5201b7bc513d3d06</text:a></text:p>
          </table:table-cell>
          <table:table-cell table:number-columns-repeated="1004"/>
        </table:table-row>
        <table:table-row table:style-name="ro1">
          <table:table-cell table:style-name="ce2"/>
          <table:table-cell table:style-name="ce5" office:value-type="string" calcext:value-type="string">
            <text:p>P165</text:p>
          </table:table-cell>
          <table:table-cell table:style-name="ce11" office:value-type="string" calcext:value-type="string">
            <text:p>WorldWideScience</text:p>
          </table:table-cell>
          <table:table-cell table:style-name="ce11" office:value-type="float" office:value="0" calcext:value-type="float">
            <text:p>0</text:p>
          </table:table-cell>
          <table:table-cell table:style-name="ce11"/>
          <table:table-cell table:style-name="ce11" office:value-type="string" calcext:value-type="string">
            <text:p>Software engineering &amp; machine learning</text:p>
          </table:table-cell>
          <table:table-cell table:style-name="ce11" office:value-type="string" calcext:value-type="string">
            <text:p>Blok, Johan</text:p>
          </table:table-cell>
          <table:table-cell table:style-name="ce19" office:value-type="string" calcext:value-type="string">
            <text:p><text:a xlink:href="http://narcis.nl" xlink:type="simple">narcis.nl </text:a></text:p>
          </table:table-cell>
          <table:table-cell table:style-name="ce21" office:value-type="float" office:value="2017" calcext:value-type="float">
            <text:p>2017</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66]));NOT(ISBLANK([.K166]));ISBLANK([.L166]);ISBLANK([.M166]);ISBLANK([.N166]);ISBLANK([.O166]);ISBLANK([.P166]);ISBLANK([.Q166]));&quot;TRUE&quot;;&quot;FALSE&quot;)" office:value-type="string" office:string-value="FALSE" calcext:value-type="string">
            <text:p>FALSE</text:p>
          </table:table-cell>
          <table:table-cell table:style-name="ce11" office:value-type="string" calcext:value-type="string">
            <text:p>no access</text:p>
          </table:table-cell>
          <table:table-cell table:style-name="ce33" office:value-type="string" calcext:value-type="string">
            <text:p><text:a xlink:href="https://www.narcis.nl/publication/RecordID/oai:hbokennisbank.nl:hanze_pure_rest%3A63f9867d-29b4-4b42-99a3-3faffffd08ef" xlink:type="simple">https://www.narcis.nl/publication/RecordID/oai:hbokennisbank.nl:hanze_pure_rest%3A63f9867d-29b4-4b42-99a3-3faffffd08ef</text:a></text:p>
          </table:table-cell>
          <table:table-cell table:number-columns-repeated="1004"/>
        </table:table-row>
        <table:table-row table:style-name="ro1">
          <table:table-cell table:style-name="ce2"/>
          <table:table-cell table:style-name="ce5" office:value-type="string" calcext:value-type="string">
            <text:p>P166</text:p>
          </table:table-cell>
          <table:table-cell table:style-name="ce11" office:value-type="string" calcext:value-type="string">
            <text:p>WorldWideScience</text:p>
          </table:table-cell>
          <table:table-cell table:style-name="ce11" office:value-type="float" office:value="0" calcext:value-type="float">
            <text:p>0</text:p>
          </table:table-cell>
          <table:table-cell table:style-name="ce11"/>
          <table:table-cell table:style-name="ce11" office:value-type="string" calcext:value-type="string">
            <text:p>Software Engineering Practices for Machine Learning</text:p>
          </table:table-cell>
          <table:table-cell table:style-name="ce11" office:value-type="string" calcext:value-type="string">
            <text:p>Peter Kriens and Tim Verbelen</text:p>
          </table:table-cell>
          <table:table-cell table:style-name="ce11" office:value-type="string" calcext:value-type="string">
            <text:p>CoRR by Arxiv</text:p>
          </table:table-cell>
          <table:table-cell table:style-name="ce21" office:value-type="float" office:value="2019" calcext:value-type="float">
            <text:p>2019</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67]));NOT(ISBLANK([.K167]));ISBLANK([.L167]);ISBLANK([.M167]);ISBLANK([.N167]);ISBLANK([.O167]);ISBLANK([.P167]);ISBLANK([.Q167]));&quot;TRUE&quot;;&quot;FALSE&quot;)" office:value-type="string" office:string-value="FALSE" calcext:value-type="string">
            <text:p>FALSE</text:p>
          </table:table-cell>
          <table:table-cell table:style-name="ce11"/>
          <table:table-cell table:style-name="ce33" office:value-type="string" calcext:value-type="string">
            <text:p><text:a xlink:href="https://arxiv.org/abs/1906.10366" xlink:type="simple">https://arxiv.org/abs/1906.10366</text:a></text:p>
          </table:table-cell>
          <table:table-cell table:number-columns-repeated="1004"/>
        </table:table-row>
        <table:table-row table:style-name="ro1">
          <table:table-cell table:style-name="ce2"/>
          <table:table-cell table:style-name="ce5" office:value-type="string" calcext:value-type="string">
            <text:p>P167</text:p>
          </table:table-cell>
          <table:table-cell table:style-name="ce11" office:value-type="string" calcext:value-type="string">
            <text:p>WorldWideScience</text:p>
          </table:table-cell>
          <table:table-cell table:style-name="ce11" office:value-type="float" office:value="0" calcext:value-type="float">
            <text:p>0</text:p>
          </table:table-cell>
          <table:table-cell table:style-name="ce11"/>
          <table:table-cell table:style-name="ce11" office:value-type="string" calcext:value-type="string">
            <text:p>Special section: Applications of computational intelligence and machine learning to software engineering</text:p>
          </table:table-cell>
          <table:table-cell table:style-name="ce11" office:value-type="string" calcext:value-type="string">
            <text:p>Reformat, Marek</text:p>
          </table:table-cell>
          <table:table-cell table:style-name="ce11"/>
          <table:table-cell table:style-name="ce21" office:value-type="float" office:value="2014" calcext:value-type="float">
            <text:p>2014</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68]));NOT(ISBLANK([.K168]));ISBLANK([.L168]);ISBLANK([.M168]);ISBLANK([.N168]);ISBLANK([.O168]);ISBLANK([.P168]);ISBLANK([.Q168]));&quot;TRUE&quot;;&quot;FALSE&quot;)" office:value-type="string" office:string-value="FALSE" calcext:value-type="string">
            <text:p>FALSE</text:p>
          </table:table-cell>
          <table:table-cell table:style-name="ce11"/>
          <table:table-cell table:style-name="ce33" office:value-type="string" calcext:value-type="string">
            <text:p><text:a xlink:href="https://doi.org/10.1016/j.ins.2013.11.019" xlink:type="simple">https://doi.org/10.1016/j.ins.2013.11.019</text:a></text:p>
          </table:table-cell>
          <table:table-cell table:number-columns-repeated="1004"/>
        </table:table-row>
        <table:table-row table:style-name="ro1">
          <table:table-cell table:style-name="ce2"/>
          <table:table-cell table:style-name="ce5" office:value-type="string" calcext:value-type="string">
            <text:p>P168</text:p>
          </table:table-cell>
          <table:table-cell table:style-name="ce11" office:value-type="string" calcext:value-type="string">
            <text:p>WorldWideScience</text:p>
          </table:table-cell>
          <table:table-cell table:style-name="ce11" office:value-type="float" office:value="0" calcext:value-type="float">
            <text:p>0</text:p>
          </table:table-cell>
          <table:table-cell table:style-name="ce11"/>
          <table:table-cell table:style-name="ce11" office:value-type="string" calcext:value-type="string">
            <text:p>A case study on machine learning model for code review expert system in software engineering</text:p>
          </table:table-cell>
          <table:table-cell table:style-name="ce11" office:value-type="string" calcext:value-type="string">
            <text:p>Madera, Micha{\l} and Tomo{\'n}, Rafa{\l}</text:p>
          </table:table-cell>
          <table:table-cell table:style-name="ce11" office:value-type="string" calcext:value-type="string">
            <text:p>2017 Federated Conference on Computer Science and Information Systems (FedCSIS) by IEE</text:p>
          </table:table-cell>
          <table:table-cell table:style-name="ce21" office:value-type="float" office:value="2017" calcext:value-type="float">
            <text:p>2017</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69]));NOT(ISBLANK([.K169]));ISBLANK([.L169]);ISBLANK([.M169]);ISBLANK([.N169]);ISBLANK([.O169]);ISBLANK([.P169]);ISBLANK([.Q169]));&quot;TRUE&quot;;&quot;FALSE&quot;)" office:value-type="string" office:string-value="FALSE" calcext:value-type="string">
            <text:p>FALSE</text:p>
          </table:table-cell>
          <table:table-cell table:style-name="ce11" office:value-type="string" calcext:value-type="string">
            <text:p>wrong direction</text:p>
          </table:table-cell>
          <table:table-cell table:style-name="ce34" office:value-type="string" calcext:value-type="string">
            <text:p><text:a xlink:href="https://ieeexplore.ieee.org/abstract/document/8104731/" xlink:type="simple">https://ieeexplore.ieee.org/abstract/document/8104731/</text:a></text:p>
          </table:table-cell>
          <table:table-cell table:number-columns-repeated="1004"/>
        </table:table-row>
        <table:table-row table:style-name="ro1">
          <table:table-cell table:style-name="ce2"/>
          <table:table-cell table:style-name="ce5" office:value-type="string" calcext:value-type="string">
            <text:p>P169</text:p>
          </table:table-cell>
          <table:table-cell table:style-name="ce11" office:value-type="string" calcext:value-type="string">
            <text:p>WorldWideScience</text:p>
          </table:table-cell>
          <table:table-cell table:style-name="ce11" office:value-type="float" office:value="0" calcext:value-type="float">
            <text:p>0</text:p>
          </table:table-cell>
          <table:table-cell table:style-name="ce11"/>
          <table:table-cell table:style-name="ce11" office:value-type="string" calcext:value-type="string">
            <text:p>SETAP: Software engineering teamwork assessment and prediction using machine learning</text:p>
          </table:table-cell>
          <table:table-cell table:style-name="ce11" office:value-type="string" calcext:value-type="string">
            <text:p>Petkovic, Dragutin and Sosnick-P{\'e}rez, Marc and Huang, Shihong and Todtenhoefer, Rainer and Okada, Kazunori and Arora, Swati and Sreenivasen, Ramasubramanian and Flores, Lorenzo and Dubey, Sonai</text:p>
          </table:table-cell>
          <table:table-cell table:style-name="ce11" office:value-type="string" calcext:value-type="string">
            <text:p>2014 IEEE Frontiers in Education Conference (FIE) Proceedings</text:p>
          </table:table-cell>
          <table:table-cell table:style-name="ce21" office:value-type="float" office:value="2014" calcext:value-type="float">
            <text:p>2014</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70]));NOT(ISBLANK([.K170]));NOT(ISBLANK([.L170]));ISBLANK([.M170]);ISBLANK([.N170]);ISBLANK([.O170]);ISBLANK([.P170]));&quot;TRUE&quot;;&quot;FALSE&quot;)" office:value-type="string" office:string-value="FALSE" calcext:value-type="string">
            <text:p>FALSE</text:p>
          </table:table-cell>
          <table:table-cell table:style-name="ce11" office:value-type="string" calcext:value-type="string">
            <text:p>wrong topic</text:p>
          </table:table-cell>
          <table:table-cell table:style-name="ce34" office:value-type="string" calcext:value-type="string">
            <text:p><text:a xlink:href="https://ieeexplore.ieee.org/abstract/document/7044199/" xlink:type="simple">https://ieeexplore.ieee.org/abstract/document/7044199/</text:a></text:p>
          </table:table-cell>
          <table:table-cell table:number-columns-repeated="1004"/>
        </table:table-row>
        <table:table-row table:style-name="ro1">
          <table:table-cell table:style-name="ce2"/>
          <table:table-cell table:style-name="ce5" office:value-type="string" calcext:value-type="string">
            <text:p>P170</text:p>
          </table:table-cell>
          <table:table-cell table:style-name="ce11" office:value-type="string" calcext:value-type="string">
            <text:p>WorldWideScience</text:p>
          </table:table-cell>
          <table:table-cell table:style-name="ce11" office:value-type="float" office:value="0" calcext:value-type="float">
            <text:p>0</text:p>
          </table:table-cell>
          <table:table-cell table:style-name="ce11"/>
          <table:table-cell table:style-name="ce11" office:value-type="string" calcext:value-type="string">
            <text:p>Software Engineering for Machine Learning: A Case Study</text:p>
          </table:table-cell>
          <table:table-cell table:style-name="ce11" office:value-type="string" calcext:value-type="string">
            <text:p>Amershi, Saleema and Begel, Andrew and Bird, Christian and DeLine, Robert and Gall, Harald and Kamar, Ece and Nagappan, Nachiappan and Nushi, Besmira and Zimmermann, Thomas</text:p>
          </table:table-cell>
          <table:table-cell table:style-name="ce11" office:value-type="string" calcext:value-type="string">
            <text:p>2019 IEEE/ACM 41st International Conference on Software Engineering: Software Engineering in Practice (ICSE-SEIP)</text:p>
          </table:table-cell>
          <table:table-cell table:style-name="ce21" office:value-type="float" office:value="2019" calcext:value-type="float">
            <text:p>2019</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71]));NOT(ISBLANK([.K171]));NOT(ISBLANK([.L171]));ISBLANK([.M171]);ISBLANK([.N171]);ISBLANK([.O171]);ISBLANK([.P171]));&quot;TRUE&quot;;&quot;FALSE&quot;)" office:value-type="string" office:string-value="FALSE" calcext:value-type="string">
            <text:p>FALSE</text:p>
          </table:table-cell>
          <table:table-cell table:style-name="ce11"/>
          <table:table-cell table:style-name="ce33" office:value-type="string" calcext:value-type="string">
            <text:p><text:a xlink:href="https://doi.org/10.1109/DASC/PiCom/CBDCom/CyberSciTech.2019.00185" xlink:type="simple">https://doi.org/10.1109/DASC/PiCom/CBDCom/CyberSciTech.2019.00185</text:a></text:p>
          </table:table-cell>
          <table:table-cell table:number-columns-repeated="1004"/>
        </table:table-row>
        <table:table-row table:style-name="ro1">
          <table:table-cell table:style-name="ce2"/>
          <table:table-cell table:style-name="ce5" office:value-type="string" calcext:value-type="string">
            <text:p>P171</text:p>
          </table:table-cell>
          <table:table-cell table:style-name="ce11" office:value-type="string" calcext:value-type="string">
            <text:p>WorldWideScience</text:p>
          </table:table-cell>
          <table:table-cell table:style-name="ce11" office:value-type="float" office:value="0" calcext:value-type="float">
            <text:p>0</text:p>
          </table:table-cell>
          <table:table-cell table:style-name="ce11"/>
          <table:table-cell table:style-name="ce11" office:value-type="string" calcext:value-type="string">
            <text:p>Software engineering for machine learning applications</text:p>
          </table:table-cell>
          <table:table-cell table:style-name="ce11" office:value-type="string" calcext:value-type="string">
            <text:p>Heck, Petra</text:p>
          </table:table-cell>
          <table:table-cell table:style-name="ce11" office:value-type="string" calcext:value-type="string">
            <text:p>Fontys Blogt</text:p>
          </table:table-cell>
          <table:table-cell table:style-name="ce21" office:value-type="float" office:value="2019" calcext:value-type="float">
            <text:p>2019</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72]));NOT(ISBLANK([.K172]));NOT(ISBLANK([.L172]));ISBLANK([.M172]);ISBLANK([.N172]);ISBLANK([.O172]);ISBLANK([.P172]));&quot;TRUE&quot;;&quot;FALSE&quot;)" office:value-type="string" office:string-value="FALSE" calcext:value-type="string">
            <text:p>FALSE</text:p>
          </table:table-cell>
          <table:table-cell table:style-name="ce11" office:value-type="string" calcext:value-type="string">
            <text:p>Blog of a docent</text:p>
          </table:table-cell>
          <table:table-cell table:style-name="ce34" office:value-type="string" calcext:value-type="string">
            <text:p><text:a xlink:href="https://fontysblogt.nl/software-engineering-for-machine-learning-applications/" xlink:type="simple">https://fontysblogt.nl/software-engineering-for-machine-learning-applications/</text:a></text:p>
          </table:table-cell>
          <table:table-cell table:number-columns-repeated="1004"/>
        </table:table-row>
        <table:table-row table:style-name="ro1">
          <table:table-cell table:style-name="ce2"/>
          <table:table-cell table:style-name="ce5" office:value-type="string" calcext:value-type="string">
            <text:p>P172</text:p>
          </table:table-cell>
          <table:table-cell table:style-name="ce11" office:value-type="string" calcext:value-type="string">
            <text:p>WorldWideScience</text:p>
          </table:table-cell>
          <table:table-cell table:style-name="ce11" office:value-type="float" office:value="0" calcext:value-type="float">
            <text:p>0</text:p>
          </table:table-cell>
          <table:table-cell table:style-name="ce11"/>
          <table:table-cell table:style-name="ce11" office:value-type="string" calcext:value-type="string">
            <text:p>MASES 2018: Proceedings of the 1st International Workshop on Machine Learning and Software Engineering in Symbiosis</text:p>
          </table:table-cell>
          <table:table-cell table:style-name="ce11" office:value-type="string" calcext:value-type="string">
            <text:p>Perrouin, Gilles and Acher, Mathieu and Cordy, Maxim and Devroey, Xavier</text:p>
          </table:table-cell>
          <table:table-cell table:style-name="ce11" office:value-type="string" calcext:value-type="string">
            <text:p>Association for Computing Machinery</text:p>
          </table:table-cell>
          <table:table-cell table:style-name="ce21" office:value-type="float" office:value="2018" calcext:value-type="float">
            <text:p>2018</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73]));NOT(ISBLANK([.K173]));NOT(ISBLANK([.L173]));ISBLANK([.M173]);ISBLANK([.N173]);ISBLANK([.O173]);ISBLANK([.P173]));&quot;TRUE&quot;;&quot;FALSE&quot;)" office:value-type="string" office:string-value="FALSE" calcext:value-type="string">
            <text:p>FALSE</text:p>
          </table:table-cell>
          <table:table-cell table:style-name="ce11" office:value-type="string" calcext:value-type="string">
            <text:p>collection of papers from an workshop</text:p>
          </table:table-cell>
          <table:table-cell table:style-name="ce33" office:value-type="string" calcext:value-type="string">
            <text:p><text:a xlink:href="https://doi.rog/10.1145/3243127" xlink:type="simple">https://doi.rog/10.1145/3243127</text:a></text:p>
          </table:table-cell>
          <table:table-cell table:number-columns-repeated="1004"/>
        </table:table-row>
        <table:table-row table:style-name="ro1">
          <table:table-cell table:style-name="ce2"/>
          <table:table-cell table:style-name="ce5" office:value-type="string" calcext:value-type="string">
            <text:p>P173</text:p>
          </table:table-cell>
          <table:table-cell table:style-name="ce11" office:value-type="string" calcext:value-type="string">
            <text:p>WorldWideScience</text:p>
          </table:table-cell>
          <table:table-cell table:style-name="ce11" office:value-type="float" office:value="0" calcext:value-type="float">
            <text:p>0</text:p>
          </table:table-cell>
          <table:table-cell table:style-name="ce11"/>
          <table:table-cell table:style-name="ce11" office:value-type="string" calcext:value-type="string">
            <text:p>Studying Software Engineering Patterns for Designing Machine Learning Systems</text:p>
          </table:table-cell>
          <table:table-cell table:style-name="ce11" office:value-type="string" calcext:value-type="string">
            <text:p>Washizaki, Hironori and Uchida, Hiromu and Khomh, Foutse and Gueheneuc, Yann-Gael</text:p>
          </table:table-cell>
          <table:table-cell table:style-name="ce11" office:value-type="string" calcext:value-type="string">
            <text:p>2019 10th International Workshop on Empirical Software Engineering in Practice (IWESEP)</text:p>
          </table:table-cell>
          <table:table-cell table:style-name="ce21" office:value-type="float" office:value="2019" calcext:value-type="float">
            <text:p>2019</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74]));NOT(ISBLANK([.K174]));NOT(ISBLANK([.L174]));ISBLANK([.M174]);ISBLANK([.N174]);ISBLANK([.O174]);ISBLANK([.P174]));&quot;TRUE&quot;;&quot;FALSE&quot;)" office:value-type="string" office:string-value="FALSE" calcext:value-type="string">
            <text:p>FALSE</text:p>
          </table:table-cell>
          <table:table-cell table:style-name="ce11"/>
          <table:table-cell table:style-name="ce33" office:value-type="string" calcext:value-type="string">
            <text:p><text:a xlink:href="https://doi.org/#10.1109/IWESEP49350.2019.00017" xlink:type="simple">https://doi.org/10.1109/IWESEP49350.2019.00017</text:a></text:p>
          </table:table-cell>
          <table:table-cell table:number-columns-repeated="1004"/>
        </table:table-row>
        <table:table-row table:style-name="ro1">
          <table:table-cell table:style-name="ce2"/>
          <table:table-cell table:style-name="ce5" office:value-type="string" calcext:value-type="string">
            <text:p>P174</text:p>
          </table:table-cell>
          <table:table-cell table:style-name="ce11" office:value-type="string" calcext:value-type="string">
            <text:p>WorldWideScience</text:p>
          </table:table-cell>
          <table:table-cell table:style-name="ce11" office:value-type="float" office:value="0" calcext:value-type="float">
            <text:p>0</text:p>
          </table:table-cell>
          <table:table-cell table:style-name="ce11"/>
          <table:table-cell table:style-name="ce11" office:value-type="string" calcext:value-type="string">
            <text:p>Analysis of Software Engineering for Agile Machine Learning Projects</text:p>
          </table:table-cell>
          <table:table-cell table:style-name="ce11" office:value-type="string" calcext:value-type="string">
            <text:p>K. {Singla} and J. {Bose} and C. {Naik}</text:p>
          </table:table-cell>
          <table:table-cell table:style-name="ce11" office:value-type="string" calcext:value-type="string">
            <text:p>2018 15th IEEE India Council International Conference (INDICON)</text:p>
          </table:table-cell>
          <table:table-cell table:style-name="ce21" office:value-type="float" office:value="2018" calcext:value-type="float">
            <text:p>2018</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75]));NOT(ISBLANK([.K175]));ISBLANK([.L175]);ISBLANK([.M175]);ISBLANK([.N175]);ISBLANK([.O175]);ISBLANK([.P175]);ISBLANK([.Q175]));&quot;TRUE&quot;;&quot;FALSE&quot;)" office:value-type="string" office:string-value="FALSE" calcext:value-type="string">
            <text:p>FALSE</text:p>
          </table:table-cell>
          <table:table-cell table:style-name="ce11"/>
          <table:table-cell table:style-name="ce33" office:value-type="string" calcext:value-type="string">
            <text:p><text:a xlink:href="https://doi.org/10.1109/INDICON45594.2018.8987154" xlink:type="simple">https://doi.org/10.1109/INDICON45594.2018.8987154</text:a></text:p>
          </table:table-cell>
          <table:table-cell table:number-columns-repeated="1004"/>
        </table:table-row>
        <table:table-row table:style-name="ro1">
          <table:table-cell table:style-name="ce2"/>
          <table:table-cell table:style-name="ce5" office:value-type="string" calcext:value-type="string">
            <text:p>P175</text:p>
          </table:table-cell>
          <table:table-cell table:style-name="ce11" office:value-type="string" calcext:value-type="string">
            <text:p>WorldWideScience</text:p>
          </table:table-cell>
          <table:table-cell table:style-name="ce11" office:value-type="float" office:value="0" calcext:value-type="float">
            <text:p>0</text:p>
          </table:table-cell>
          <table:table-cell table:style-name="ce11"/>
          <table:table-cell table:style-name="ce11" office:value-type="string" calcext:value-type="string">
            <text:p>Software engineering for machine-learning applications: The road ahead</text:p>
          </table:table-cell>
          <table:table-cell table:style-name="ce11" office:value-type="string" calcext:value-type="string">
            <text:p>Khomh, Foutse and Adams, Bram and Cheng, Jinghui and Fokaefs, Marios and Antoniol, Giuliano</text:p>
          </table:table-cell>
          <table:table-cell table:style-name="ce11" office:value-type="string" calcext:value-type="string">
            <text:p>IEEE Software</text:p>
          </table:table-cell>
          <table:table-cell table:style-name="ce21" office:value-type="float" office:value="2018" calcext:value-type="float">
            <text:p>2018</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76]));NOT(ISBLANK([.K176]));ISBLANK([.L176]);ISBLANK([.M176]);ISBLANK([.N176]);ISBLANK([.O176]);ISBLANK([.P176]);ISBLANK([.Q176]));&quot;TRUE&quot;;&quot;FALSE&quot;)" office:value-type="string" office:string-value="FALSE" calcext:value-type="string">
            <text:p>FALSE</text:p>
          </table:table-cell>
          <table:table-cell table:style-name="ce11" office:value-type="string" calcext:value-type="string">
            <text:p>An Article about presantations</text:p>
          </table:table-cell>
          <table:table-cell table:style-name="ce33" office:value-type="string" calcext:value-type="string">
            <text:p><text:a xlink:href="https://doi.org/10.1109/MS.2018.3571224" xlink:type="simple">https://doi.org/10.1109/MS.2018.3571224</text:a></text:p>
          </table:table-cell>
          <table:table-cell table:number-columns-repeated="1004"/>
        </table:table-row>
        <table:table-row table:style-name="ro1">
          <table:table-cell table:style-name="ce2"/>
          <table:table-cell table:style-name="ce5" office:value-type="string" calcext:value-type="string">
            <text:p>P176</text:p>
          </table:table-cell>
          <table:table-cell table:style-name="ce11" office:value-type="string" calcext:value-type="string">
            <text:p>WorldWideScience</text:p>
          </table:table-cell>
          <table:table-cell table:style-name="ce11" office:value-type="float" office:value="0" calcext:value-type="float">
            <text:p>0</text:p>
          </table:table-cell>
          <table:table-cell table:style-name="ce11"/>
          <table:table-cell table:style-name="ce11" office:value-type="string" calcext:value-type="string">
            <text:p>Technical Report - What do we know about how Machine Learning impact Software Engineering practice?}</text:p>
          </table:table-cell>
          <table:table-cell table:style-name="ce11" office:value-type="string" calcext:value-type="string">
            <text:p>Lima, Márcia and Borges, Olimar and Gadelha, Bruno and Conte, Tayana</text:p>
          </table:table-cell>
          <table:table-cell table:style-name="ce11" office:value-type="string" calcext:value-type="string">
            <text:p>figshare</text:p>
          </table:table-cell>
          <table:table-cell table:style-name="ce21" office:value-type="float" office:value="2019" calcext:value-type="float">
            <text:p>2019</text:p>
          </table:table-cell>
          <table:table-cell table:style-name="ce24" table:number-columns-repeated="2"/>
          <table:table-cell table:style-name="ce27" table:number-columns-repeated="6"/>
          <table:table-cell table:style-name="ce30" table:formula="of:=IF(AND(NOT(ISBLANK([.J177]));NOT(ISBLANK([.K177]));ISBLANK([.L177]);ISBLANK([.M177]);ISBLANK([.N177]);ISBLANK([.O177]);ISBLANK([.P177]);ISBLANK([.Q177]));&quot;TRUE&quot;;&quot;FALSE&quot;)" office:value-type="string" office:string-value="FALSE" calcext:value-type="string">
            <text:p>FALSE</text:p>
          </table:table-cell>
          <table:table-cell table:style-name="ce11" office:value-type="string" calcext:value-type="string">
            <text:p>only the procedure</text:p>
          </table:table-cell>
          <table:table-cell table:style-name="ce33" office:value-type="string" calcext:value-type="string">
            <text:p><text:a xlink:href="https://doi.org/10.6084/m9.figshare.11301713.v1" xlink:type="simple">https://doi.org/10.6084/m9.figshare.11301713.v1</text:a></text:p>
          </table:table-cell>
          <table:table-cell table:number-columns-repeated="1004"/>
        </table:table-row>
        <table:table-row table:style-name="ro1">
          <table:table-cell table:style-name="ce2"/>
          <table:table-cell table:style-name="ce5" office:value-type="string" calcext:value-type="string">
            <text:p>P177</text:p>
          </table:table-cell>
          <table:table-cell table:style-name="ce11" office:value-type="string" calcext:value-type="string">
            <text:p>WorldWideScience</text:p>
          </table:table-cell>
          <table:table-cell table:style-name="ce11" office:value-type="float" office:value="0" calcext:value-type="float">
            <text:p>0</text:p>
          </table:table-cell>
          <table:table-cell table:style-name="ce11"/>
          <table:table-cell table:style-name="ce11" office:value-type="string" calcext:value-type="string">
            <text:p>The Knowledge Repository Management System Architecture of Digital Knowledge Engineering using Machine Learning to Promote Software Engineering Competencies</text:p>
          </table:table-cell>
          <table:table-cell table:style-name="ce11" office:value-type="string" calcext:value-type="string">
            <text:p>Thanachawengsakul, Nattaphol and Wannapiroon, Panita and Nilsook, Prachyanun</text:p>
          </table:table-cell>
          <table:table-cell table:style-name="ce11" office:value-type="string" calcext:value-type="string">
            <text:p>International Journal of Emerging Technologies in Learning (iJET)</text:p>
          </table:table-cell>
          <table:table-cell table:style-name="ce21" office:value-type="float" office:value="2019" calcext:value-type="float">
            <text:p>2019</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78]));NOT(ISBLANK([.K178]));ISBLANK([.L178]);ISBLANK([.M178]);ISBLANK([.N178]);ISBLANK([.O178]);ISBLANK([.P178]);ISBLANK([.Q178]));&quot;TRUE&quot;;&quot;FALSE&quot;)" office:value-type="string" office:string-value="FALSE" calcext:value-type="string">
            <text:p>FALSE</text:p>
          </table:table-cell>
          <table:table-cell table:style-name="ce11"/>
          <table:table-cell table:style-name="ce33" office:value-type="string" calcext:value-type="string">
            <text:p><text:a xlink:href="https://doi.org/10.3991/ijet.v14i12.10444" xlink:type="simple">https://doi.org/10.3991/ijet.v14i12.10444</text:a></text:p>
          </table:table-cell>
          <table:table-cell table:number-columns-repeated="1004"/>
        </table:table-row>
        <table:table-row table:style-name="ro1">
          <table:table-cell table:style-name="ce2"/>
          <table:table-cell table:style-name="ce5" office:value-type="string" calcext:value-type="string">
            <text:p>P178</text:p>
          </table:table-cell>
          <table:table-cell table:style-name="ce11" office:value-type="string" calcext:value-type="string">
            <text:p>WorldWideScience</text:p>
          </table:table-cell>
          <table:table-cell table:style-name="ce11" office:value-type="float" office:value="0" calcext:value-type="float">
            <text:p>0</text:p>
          </table:table-cell>
          <table:table-cell table:style-name="ce11"/>
          <table:table-cell table:style-name="ce11" office:value-type="string" calcext:value-type="string">
            <text:p>MALETS ’11: Proceedings of the International Workshop on Machine Learning Technologies in Software Engineering</text:p>
          </table:table-cell>
          <table:table-cell table:style-name="ce11" office:value-type="string" calcext:value-type="string">
            <text:p>Arajeh, Dalal and Menzies, Tim and Russo, Alessandra</text:p>
          </table:table-cell>
          <table:table-cell table:style-name="ce11" office:value-type="string" calcext:value-type="string">
            <text:p>Association for Computing Machinery</text:p>
          </table:table-cell>
          <table:table-cell table:style-name="ce21" office:value-type="float" office:value="2011" calcext:value-type="float">
            <text:p>2011</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79]));NOT(ISBLANK([.K179]));ISBLANK([.L179]);ISBLANK([.M179]);ISBLANK([.N179]);ISBLANK([.O179]);ISBLANK([.P179]);ISBLANK([.Q179]));&quot;TRUE&quot;;&quot;FALSE&quot;)" office:value-type="string" office:string-value="FALSE" calcext:value-type="string">
            <text:p>FALSE</text:p>
          </table:table-cell>
          <table:table-cell table:style-name="ce11"/>
          <table:table-cell table:style-name="ce33" office:value-type="string" calcext:value-type="string">
            <text:p><text:a xlink:href="https://doi.org/10.1145/2070821" xlink:type="simple">https://doi.org/10.1145/2070821</text:a></text:p>
          </table:table-cell>
          <table:table-cell table:number-columns-repeated="1004"/>
        </table:table-row>
        <table:table-row table:style-name="ro1">
          <table:table-cell table:style-name="ce2"/>
          <table:table-cell table:style-name="ce5" office:value-type="string" calcext:value-type="string">
            <text:p>P179</text:p>
          </table:table-cell>
          <table:table-cell table:style-name="ce11" office:value-type="string" calcext:value-type="string">
            <text:p>WorldWideScience</text:p>
          </table:table-cell>
          <table:table-cell table:style-name="ce11" office:value-type="float" office:value="0" calcext:value-type="float">
            <text:p>0</text:p>
          </table:table-cell>
          <table:table-cell table:style-name="ce11"/>
          <table:table-cell table:style-name="ce11" office:value-type="string" calcext:value-type="string">
            <text:p>Software Engineers vs. Machine Learning Algorithms: An Empirical Study Assessing Performance and Reuse Tasks</text:p>
          </table:table-cell>
          <table:table-cell table:style-name="ce11" office:value-type="string" calcext:value-type="string">
            <text:p>Nathalia Nascimento and Carlos Lucena and Paulo Alencar and Donald Cowan</text:p>
          </table:table-cell>
          <table:table-cell table:style-name="ce11" office:value-type="string" calcext:value-type="string">
            <text:p>ArXiv</text:p>
          </table:table-cell>
          <table:table-cell table:style-name="ce21" office:value-type="float" office:value="2018" calcext:value-type="float">
            <text:p>2018</text:p>
          </table:table-cell>
          <table:table-cell table:style-name="ce24" table:number-columns-repeated="2"/>
          <table:table-cell table:style-name="ce27" table:number-columns-repeated="6"/>
          <table:table-cell table:style-name="ce30" table:formula="of:=IF(AND(NOT(ISBLANK([.J180]));NOT(ISBLANK([.K180]));ISBLANK([.L180]);ISBLANK([.M180]);ISBLANK([.N180]);ISBLANK([.O180]);ISBLANK([.P180]);ISBLANK([.Q180]));&quot;TRUE&quot;;&quot;FALSE&quot;)" office:value-type="string" office:string-value="FALSE" calcext:value-type="string">
            <text:p>FALSE</text:p>
          </table:table-cell>
          <table:table-cell table:style-name="ce11" office:value-type="string" calcext:value-type="string">
            <text:p>comparison software egnineer and machine learning</text:p>
          </table:table-cell>
          <table:table-cell table:style-name="ce33" office:value-type="string" calcext:value-type="string">
            <text:p><text:a xlink:href="https://arxiv.org/abs/1802.01096" xlink:type="simple">https://arxiv.org/abs/1802.01096</text:a></text:p>
          </table:table-cell>
          <table:table-cell table:number-columns-repeated="1004"/>
        </table:table-row>
        <table:table-row table:style-name="ro1">
          <table:table-cell table:style-name="ce2"/>
          <table:table-cell table:style-name="ce5" office:value-type="string" calcext:value-type="string">
            <text:p>P180</text:p>
          </table:table-cell>
          <table:table-cell table:style-name="ce11" office:value-type="string" calcext:value-type="string">
            <text:p>WorldWideScience</text:p>
          </table:table-cell>
          <table:table-cell table:style-name="ce11" office:value-type="float" office:value="0" calcext:value-type="float">
            <text:p>0</text:p>
          </table:table-cell>
          <table:table-cell table:style-name="ce11"/>
          <table:table-cell table:style-name="ce11" office:value-type="string" calcext:value-type="string">
            <text:p>Review on Code Examination Proficient System in Software Engineering by Using Machine Learning Approach</text:p>
          </table:table-cell>
          <table:table-cell table:style-name="ce11" office:value-type="string" calcext:value-type="string">
            <text:p>Ayesha, Noor and Yethiraj, NG</text:p>
          </table:table-cell>
          <table:table-cell table:style-name="ce11" office:value-type="string" calcext:value-type="string">
            <text:p>2018 International Conference on Inventive Research in Computing Applications (ICIRCA) by IEEE</text:p>
          </table:table-cell>
          <table:table-cell table:style-name="ce21" office:value-type="float" office:value="2018" calcext:value-type="float">
            <text:p>2018</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81]));NOT(ISBLANK([.K181]));ISBLANK([.L181]);ISBLANK([.M181]);ISBLANK([.N181]);ISBLANK([.O181]);ISBLANK([.P181]);ISBLANK([.Q181]));&quot;TRUE&quot;;&quot;FALSE&quot;)" office:value-type="string" office:string-value="FALSE" calcext:value-type="string">
            <text:p>FALSE</text:p>
          </table:table-cell>
          <table:table-cell table:style-name="ce11" office:value-type="string" calcext:value-type="string">
            <text:p>wrong topic</text:p>
          </table:table-cell>
          <table:table-cell table:style-name="ce33" office:value-type="string" calcext:value-type="string">
            <text:p><text:a xlink:href="https://doi.org/10.1109/ICIRCA.2018.8597382" xlink:type="simple">https://doi.org/10.1109/ICIRCA.2018.8597382</text:a></text:p>
          </table:table-cell>
          <table:table-cell table:number-columns-repeated="1004"/>
        </table:table-row>
        <table:table-row table:style-name="ro1">
          <table:table-cell table:style-name="ce2"/>
          <table:table-cell table:style-name="ce5" office:value-type="string" calcext:value-type="string">
            <text:p>P181</text:p>
          </table:table-cell>
          <table:table-cell table:style-name="ce11" office:value-type="string" calcext:value-type="string">
            <text:p>WorldWideScience</text:p>
          </table:table-cell>
          <table:table-cell table:style-name="ce11" office:value-type="float" office:value="0" calcext:value-type="float">
            <text:p>0</text:p>
          </table:table-cell>
          <table:table-cell table:style-name="ce11"/>
          <table:table-cell table:style-name="ce11" office:value-type="string" calcext:value-type="string">
            <text:p>Traffic engineering framework with machine learning based meta-layer in software-defined networks</text:p>
          </table:table-cell>
          <table:table-cell table:style-name="ce11" office:value-type="string" calcext:value-type="string">
            <text:p>Yanjun, Li and Xiaobo, Li and Osamu, Yoshie</text:p>
          </table:table-cell>
          <table:table-cell table:style-name="ce11" office:value-type="string" calcext:value-type="string">
            <text:p>2014 4th IEEE International Conference on Network Infrastructure and Digital Content</text:p>
          </table:table-cell>
          <table:table-cell table:style-name="ce21" office:value-type="float" office:value="2014" calcext:value-type="float">
            <text:p>2014</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82]));NOT(ISBLANK([.K182]));ISBLANK([.L182]);ISBLANK([.M182]);ISBLANK([.N182]);ISBLANK([.O182]);ISBLANK([.P182]);ISBLANK([.Q182]));&quot;TRUE&quot;;&quot;FALSE&quot;)" office:value-type="string" office:string-value="FALSE" calcext:value-type="string">
            <text:p>FALSE</text:p>
          </table:table-cell>
          <table:table-cell table:style-name="ce11" office:value-type="string" calcext:value-type="string">
            <text:p>Out of Topic</text:p>
          </table:table-cell>
          <table:table-cell table:style-name="ce33" office:value-type="string" calcext:value-type="string">
            <text:p><text:a xlink:href="https://doi.org/10.1109/ICNIDC.2014.7000278" xlink:type="simple">https://doi.org/10.1109/ICNIDC.2014.7000278</text:a></text:p>
          </table:table-cell>
          <table:table-cell table:number-columns-repeated="1004"/>
        </table:table-row>
        <table:table-row table:style-name="ro1">
          <table:table-cell table:style-name="ce2"/>
          <table:table-cell table:style-name="ce5" office:value-type="string" calcext:value-type="string">
            <text:p>P182</text:p>
          </table:table-cell>
          <table:table-cell table:style-name="ce11" office:value-type="string" calcext:value-type="string">
            <text:p>WorldWideScience</text:p>
          </table:table-cell>
          <table:table-cell table:style-name="ce11" office:value-type="float" office:value="0" calcext:value-type="float">
            <text:p>0</text:p>
          </table:table-cell>
          <table:table-cell table:style-name="ce11"/>
          <table:table-cell table:style-name="ce11" office:value-type="string" calcext:value-type="string">
            <text:p>Software Requirements Engineering through Machine Learning Techniques: A Literature Review</text:p>
          </table:table-cell>
          <table:table-cell table:style-name="ce11" office:value-type="string" calcext:value-type="string">
            <text:p>Gramajo, Mar{\'\i}a Guadalupe and Ballejos, Luciana and Ale, Mariel</text:p>
          </table:table-cell>
          <table:table-cell table:style-name="ce11" office:value-type="string" calcext:value-type="string">
            <text:p>2018 IEEE Biennial Congress of Argentina (ARGENCON)</text:p>
          </table:table-cell>
          <table:table-cell table:style-name="ce21" office:value-type="float" office:value="2018" calcext:value-type="float">
            <text:p>2018</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83]));NOT(ISBLANK([.K183]));ISBLANK([.L183]);ISBLANK([.M183]);ISBLANK([.N183]);ISBLANK([.O183]);ISBLANK([.P183]);ISBLANK([.Q183]));&quot;TRUE&quot;;&quot;FALSE&quot;)" office:value-type="string" office:string-value="FALSE" calcext:value-type="string">
            <text:p>FALSE</text:p>
          </table:table-cell>
          <table:table-cell table:style-name="ce11"/>
          <table:table-cell table:style-name="ce33" office:value-type="string" calcext:value-type="string">
            <text:p><text:a xlink:href="https://doi.org/10.1109/ARGENCON.2018.8646010" xlink:type="simple">https://doi.org/10.1109/ARGENCON.2018.8646010</text:a></text:p>
          </table:table-cell>
          <table:table-cell table:number-columns-repeated="1004"/>
        </table:table-row>
        <table:table-row table:style-name="ro1">
          <table:table-cell table:style-name="ce2"/>
          <table:table-cell table:style-name="ce5" office:value-type="string" calcext:value-type="string">
            <text:p>P183</text:p>
          </table:table-cell>
          <table:table-cell table:style-name="ce11" office:value-type="string" calcext:value-type="string">
            <text:p>WorldWideScience</text:p>
          </table:table-cell>
          <table:table-cell table:style-name="ce11" office:value-type="float" office:value="0" calcext:value-type="float">
            <text:p>0</text:p>
          </table:table-cell>
          <table:table-cell table:style-name="ce11"/>
          <table:table-cell table:style-name="ce11" office:value-type="string" calcext:value-type="string">
            <text:p>A Taxonomy of Software Engineering Challenges for Machine Learning Systems: An Empirical Investigation</text:p>
          </table:table-cell>
          <table:table-cell table:style-name="ce11" office:value-type="string" calcext:value-type="string">
            <text:p>Lwakatare, Lucy Ellen and Raj, Aiswarya and Bosch, Jan and Olsson, Helena Holmström and Crnkovic, Ivica</text:p>
          </table:table-cell>
          <table:table-cell table:style-name="ce11" office:value-type="string" calcext:value-type="string">
            <text:p>Agile Processes in Software Engineering and Extreme Programming</text:p>
          </table:table-cell>
          <table:table-cell table:style-name="ce21" office:value-type="float" office:value="2019" calcext:value-type="float">
            <text:p>2019</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84]));NOT(ISBLANK([.K184]));ISBLANK([.L184]);ISBLANK([.M184]);ISBLANK([.N184]);ISBLANK([.O184]);ISBLANK([.P184]);ISBLANK([.Q184]));&quot;TRUE&quot;;&quot;FALSE&quot;)" office:value-type="string" office:string-value="FALSE" calcext:value-type="string">
            <text:p>FALSE</text:p>
          </table:table-cell>
          <table:table-cell table:style-name="ce11"/>
          <table:table-cell table:style-name="ce34" office:value-type="string" calcext:value-type="string">
            <text:p><text:a xlink:href="https://doi.org/10.1007/978-3-030-19034-7_14" xlink:type="simple">https://doi.org/10.1007/978-3-030-19034-7_144</text:a></text:p>
          </table:table-cell>
          <table:table-cell table:number-columns-repeated="1004"/>
        </table:table-row>
        <table:table-row table:style-name="ro1">
          <table:table-cell table:style-name="ce2"/>
          <table:table-cell table:style-name="ce5" office:value-type="string" calcext:value-type="string">
            <text:p>P184</text:p>
          </table:table-cell>
          <table:table-cell table:style-name="ce11" office:value-type="string" calcext:value-type="string">
            <text:p>WebOfKnowledge</text:p>
          </table:table-cell>
          <table:table-cell table:style-name="ce11" office:value-type="float" office:value="0" calcext:value-type="float">
            <text:p>0</text:p>
          </table:table-cell>
          <table:table-cell table:style-name="ce11"/>
          <table:table-cell table:style-name="ce11" office:value-type="string" calcext:value-type="string">
            <text:p>The Knowledge Repository Management System Architecture of Digital Knowledge Engineering using Machine Learning to Promote Software Engineering Competencies</text:p>
          </table:table-cell>
          <table:table-cell table:style-name="ce11" office:value-type="string" calcext:value-type="string">
            <text:p>Thanachawengsakul, Nattaphol and Wannapiroon, Panita and Nilsook, Prachyanun</text:p>
          </table:table-cell>
          <table:table-cell table:style-name="ce11" office:value-type="string" calcext:value-type="string">
            <text:p>International Journal of Emerging Technologies in Learning (iJET)</text:p>
          </table:table-cell>
          <table:table-cell table:style-name="ce21" office:value-type="float" office:value="2019" calcext:value-type="float">
            <text:p>2019</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85]));NOT(ISBLANK([.K185]));ISBLANK([.L185]);ISBLANK([.M185]);ISBLANK([.N185]);ISBLANK([.O185]);ISBLANK([.P185]);ISBLANK([.Q185]));&quot;TRUE&quot;;&quot;FALSE&quot;)" office:value-type="string" office:string-value="FALSE" calcext:value-type="string">
            <text:p>FALSE</text:p>
          </table:table-cell>
          <table:table-cell table:style-name="ce11"/>
          <table:table-cell table:style-name="ce33" office:value-type="string" calcext:value-type="string">
            <text:p><text:a xlink:href="https://doi.org/10.3991/ijet.v14i12.10444" xlink:type="simple">https://doi.org/10.3991/ijet.v14i12.10444</text:a></text:p>
          </table:table-cell>
          <table:table-cell table:number-columns-repeated="1004"/>
        </table:table-row>
        <table:table-row table:style-name="ro1">
          <table:table-cell table:style-name="ce2"/>
          <table:table-cell table:style-name="ce5" office:value-type="string" calcext:value-type="string">
            <text:p>P185</text:p>
          </table:table-cell>
          <table:table-cell table:style-name="ce11" office:value-type="string" calcext:value-type="string">
            <text:p>WebOfKnowledge</text:p>
          </table:table-cell>
          <table:table-cell table:style-name="ce11" office:value-type="float" office:value="0" calcext:value-type="float">
            <text:p>0</text:p>
          </table:table-cell>
          <table:table-cell table:style-name="ce11"/>
          <table:table-cell table:style-name="ce11" office:value-type="string" calcext:value-type="string">
            <text:p>Software Engineering for Machine-Learning Applications: The road ahead</text:p>
          </table:table-cell>
          <table:table-cell table:style-name="ce11" office:value-type="string" calcext:value-type="string">
            <text:p>Khomh, Foutse and Adams, Bram and Cheng, Jinghui and Fokaefs, Marios and Antoniol, Giuliano</text:p>
          </table:table-cell>
          <table:table-cell table:style-name="ce11" office:value-type="string" calcext:value-type="string">
            <text:p>IEEE Xplore</text:p>
          </table:table-cell>
          <table:table-cell table:style-name="ce21" office:value-type="float" office:value="2018" calcext:value-type="float">
            <text:p>2018</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86]));NOT(ISBLANK([.K186]));ISBLANK([.L186]);ISBLANK([.M186]);ISBLANK([.N186]);ISBLANK([.O186]);ISBLANK([.P186]);ISBLANK([.Q186]));&quot;TRUE&quot;;&quot;FALSE&quot;)" office:value-type="string" office:string-value="FALSE" calcext:value-type="string">
            <text:p>FALSE</text:p>
          </table:table-cell>
          <table:table-cell table:style-name="ce11"/>
          <table:table-cell table:style-name="ce33" office:value-type="string" calcext:value-type="string">
            <text:p><text:a xlink:href="https://doi.org/10.1109/MS.2018.3571224" xlink:type="simple">https://doi.org/10.1109/MS.2018.3571224</text:a></text:p>
          </table:table-cell>
          <table:table-cell table:number-columns-repeated="1004"/>
        </table:table-row>
        <table:table-row table:style-name="ro1">
          <table:table-cell table:style-name="ce2"/>
          <table:table-cell table:style-name="ce5" office:value-type="string" calcext:value-type="string">
            <text:p>P186</text:p>
          </table:table-cell>
          <table:table-cell table:style-name="ce11" office:value-type="string" calcext:value-type="string">
            <text:p>WebOfKnowledge</text:p>
          </table:table-cell>
          <table:table-cell table:style-name="ce11" office:value-type="float" office:value="0" calcext:value-type="float">
            <text:p>0</text:p>
          </table:table-cell>
          <table:table-cell table:style-name="ce11"/>
          <table:table-cell table:style-name="ce11" office:value-type="string" calcext:value-type="string">
            <text:p>Preface: Special section: Applications of computational intelligence and machine learning to software engineering</text:p>
          </table:table-cell>
          <table:table-cell table:style-name="ce11" office:value-type="string" calcext:value-type="string">
            <text:p>Reformat, Marek</text:p>
          </table:table-cell>
          <table:table-cell table:style-name="ce11" office:value-type="string" calcext:value-type="string">
            <text:p>Information Sciences—Informatics and Computer Science, Intelligent Systems, Applications: An International Journal</text:p>
          </table:table-cell>
          <table:table-cell table:style-name="ce21" office:value-type="float" office:value="2014" calcext:value-type="float">
            <text:p>2014</text:p>
          </table:table-cell>
          <table:table-cell table:style-name="ce24" table:number-columns-repeated="2"/>
          <table:table-cell table:style-name="ce27" table:number-columns-repeated="4"/>
          <table:table-cell table:style-name="ce27" office:value-type="string" calcext:value-type="string">
            <text:p>X</text:p>
          </table:table-cell>
          <table:table-cell table:style-name="ce27"/>
          <table:table-cell table:style-name="ce30" table:formula="of:=IF(AND(NOT(ISBLANK([.J187]));NOT(ISBLANK([.K187]));ISBLANK([.L187]);ISBLANK([.M187]);ISBLANK([.N187]);ISBLANK([.O187]);ISBLANK([.P187]);ISBLANK([.Q187]));&quot;TRUE&quot;;&quot;FALSE&quot;)" office:value-type="string" office:string-value="FALSE" calcext:value-type="string">
            <text:p>FALSE</text:p>
          </table:table-cell>
          <table:table-cell table:style-name="ce11" office:value-type="string" calcext:value-type="string">
            <text:p>It's an Article</text:p>
          </table:table-cell>
          <table:table-cell table:style-name="ce33" office:value-type="string" calcext:value-type="string">
            <text:p><text:a xlink:href="https://dl.acm.org/doi/abs/10.1016/j.ins.2013.11.019" xlink:type="simple">https://dl.acm.org/doi/abs/10.1016/j.ins.2013.11.019</text:a></text:p>
          </table:table-cell>
          <table:table-cell table:number-columns-repeated="1004"/>
        </table:table-row>
        <table:table-row table:style-name="ro1">
          <table:table-cell table:style-name="ce2" office:value-type="float" office:value="9" calcext:value-type="float">
            <text:p>9</text:p>
          </table:table-cell>
          <table:table-cell table:style-name="ce6" office:value-type="string" calcext:value-type="string">
            <text:p>P187</text:p>
          </table:table-cell>
          <table:table-cell table:number-columns-repeated="2" table:style-name="ce11" office:value-type="float" office:value="1" calcext:value-type="float">
            <text:p>1</text:p>
          </table:table-cell>
          <table:table-cell table:style-name="ce11" office:value-type="string" calcext:value-type="string">
            <text:p>b</text:p>
          </table:table-cell>
          <table:table-cell table:style-name="ce16" office:value-type="string" calcext:value-type="string">
            <text:p>Trials and tribulations of developers of intelligent systems: A field study</text:p>
          </table:table-cell>
          <table:table-cell table:style-name="ce14" office:value-type="string" calcext:value-type="string">
            <text:p>Hill, Charles and Bellamy, Rachel and Erickson, Thomas and Burnett, Margaret</text:p>
          </table:table-cell>
          <table:table-cell table:style-name="ce14" office:value-type="string" calcext:value-type="string">
            <text:p>2016 IEEE Symposium on Visual Languages and Human-Centric Computing (VL/HCC)</text:p>
          </table:table-cell>
          <table:table-cell table:style-name="ce14" office:value-type="float" office:value="2016" calcext:value-type="float">
            <text:p>2016</text:p>
          </table:table-cell>
          <table:table-cell table:number-columns-repeated="2" table:style-name="ce25" office:value-type="string" calcext:value-type="string">
            <text:p>X</text:p>
          </table:table-cell>
          <table:table-cell table:style-name="ce28" table:number-columns-repeated="6"/>
          <table:table-cell table:style-name="ce30" table:formula="of:=IF(AND(NOT(ISBLANK([.J188]));NOT(ISBLANK([.K188]));ISBLANK([.L188]);ISBLANK([.M188]);ISBLANK([.N188]);ISBLANK([.O188]);ISBLANK([.P188]);ISBLANK([.Q188]));&quot;TRUE&quot;;&quot;FALSE&quot;)" office:value-type="string" office:string-value="TRUE" calcext:value-type="string">
            <text:p>TRUE</text:p>
          </table:table-cell>
          <table:table-cell table:style-name="ce12"/>
          <table:table-cell table:style-name="ce36" office:value-type="string" calcext:value-type="string">
            <text:p><text:a xlink:href="https://doi.org/10.1109/VLHCC.2016.7739680" xlink:type="simple">https://doi.org/10.1109/VLHCC.2016.7739680</text:a></text:p>
          </table:table-cell>
          <table:table-cell table:number-columns-repeated="1004"/>
        </table:table-row>
        <table:table-row table:style-name="ro1">
          <table:table-cell table:style-name="ce2" office:value-type="float" office:value="10" calcext:value-type="float">
            <text:p>10</text:p>
          </table:table-cell>
          <table:table-cell table:style-name="ce7" office:value-type="string" calcext:value-type="string">
            <text:p>P188</text:p>
          </table:table-cell>
          <table:table-cell table:number-columns-repeated="2" table:style-name="ce11" office:value-type="float" office:value="1" calcext:value-type="float">
            <text:p>1</text:p>
          </table:table-cell>
          <table:table-cell table:style-name="ce11" office:value-type="string" calcext:value-type="string">
            <text:p>b</text:p>
          </table:table-cell>
          <table:table-cell table:style-name="ce14" office:value-type="string" calcext:value-type="string">
            <text:p>Hidden technical debt in machine learning systems</text:p>
          </table:table-cell>
          <table:table-cell table:style-name="ce14" office:value-type="string" calcext:value-type="string">
            <text:p>Sculley, David and Holt, Gary and Golovin, Daniel and Davydov, Eugene and Phillips, Todd and Ebner, Dietmar and Chaudhary, Vinay and Young, Michael and Crespo, Jean-Francois and Dennison, Dan</text:p>
          </table:table-cell>
          <table:table-cell table:style-name="ce14" office:value-type="string" calcext:value-type="string">
            <text:p>Advances in neural information processing systems</text:p>
          </table:table-cell>
          <table:table-cell table:style-name="ce14" office:value-type="float" office:value="2015" calcext:value-type="float">
            <text:p>2015</text:p>
          </table:table-cell>
          <table:table-cell table:number-columns-repeated="2" table:style-name="ce25" office:value-type="string" calcext:value-type="string">
            <text:p>X</text:p>
          </table:table-cell>
          <table:table-cell table:style-name="ce28" table:number-columns-repeated="6"/>
          <table:table-cell table:style-name="ce30" table:formula="of:=IF(AND(NOT(ISBLANK([.J189]));NOT(ISBLANK([.K189]));ISBLANK([.L189]);ISBLANK([.M189]);ISBLANK([.N189]);ISBLANK([.O189]);ISBLANK([.P189]);ISBLANK([.Q189]));&quot;TRUE&quot;;&quot;FALSE&quot;)" office:value-type="string" office:string-value="TRUE" calcext:value-type="string">
            <text:p>TRUE</text:p>
          </table:table-cell>
          <table:table-cell table:style-name="ce12" office:value-type="string" calcext:value-type="string">
            <text:p>Includes challenges</text:p>
          </table:table-cell>
          <table:table-cell table:style-name="ce36" office:value-type="string" calcext:value-type="string">
            <text:p><text:a xlink:href="https://papers.nips.cc/paper/5656-hidden-technical-debt-in-machine-learning-systems.pdf" xlink:type="simple">https://papers.nips.cc/paper/5656-hidden-technical-debt-in-machine-learning-systems.pdf</text:a></text:p>
          </table:table-cell>
          <table:table-cell table:number-columns-repeated="1004"/>
        </table:table-row>
        <table:table-row table:style-name="ro1">
          <table:table-cell table:style-name="ce2" office:value-type="float" office:value="11" calcext:value-type="float">
            <text:p>11</text:p>
          </table:table-cell>
          <table:table-cell table:style-name="ce8" office:value-type="string" calcext:value-type="string">
            <text:p>P189</text:p>
          </table:table-cell>
          <table:table-cell table:style-name="ce11" office:value-type="float" office:value="1" calcext:value-type="float">
            <text:p>1</text:p>
          </table:table-cell>
          <table:table-cell table:style-name="ce13" office:value-type="float" office:value="1" calcext:value-type="float">
            <text:p>1</text:p>
          </table:table-cell>
          <table:table-cell table:style-name="ce11" office:value-type="string" calcext:value-type="string">
            <text:p>b</text:p>
          </table:table-cell>
          <table:table-cell table:style-name="ce11" office:value-type="string" calcext:value-type="string">
            <text:p>On human intellect and machine failures: troubleshooting integrative machine learning systems</text:p>
          </table:table-cell>
          <table:table-cell table:style-name="ce11" office:value-type="string" calcext:value-type="string">
            <text:p>Nushi, Besmira, Ece Kamar, Eric Horvitz, and Donald Kossmann</text:p>
          </table:table-cell>
          <table:table-cell table:style-name="ce11" office:value-type="string" calcext:value-type="string">
            <text:p>Proceedings of the Thirty-First AAAI Conference on Artificial Intelligence</text:p>
          </table:table-cell>
          <table:table-cell table:style-name="ce21" office:value-type="float" office:value="2017" calcext:value-type="float">
            <text:p>2017</text:p>
          </table:table-cell>
          <table:table-cell table:number-columns-repeated="2" table:style-name="ce25" office:value-type="string" calcext:value-type="string">
            <text:p>X</text:p>
          </table:table-cell>
          <table:table-cell table:style-name="ce28" table:number-columns-repeated="6"/>
          <table:table-cell table:style-name="ce30" table:formula="of:=IF(AND(NOT(ISBLANK([.J190]));NOT(ISBLANK([.K190]));ISBLANK([.L190]);ISBLANK([.M190]);ISBLANK([.N190]);ISBLANK([.O190]);ISBLANK([.P190]);ISBLANK([.Q190]));&quot;TRUE&quot;;&quot;FALSE&quot;)" office:value-type="string" office:string-value="TRUE" calcext:value-type="string">
            <text:p>TRUE</text:p>
          </table:table-cell>
          <table:table-cell table:style-name="ce12" office:value-type="string" calcext:value-type="string">
            <text:p>troubleshooting effects of component fixes on: (i)</text:p>
            <text:p>specific input instances, and (ii) the overall system output quality as effective practices</text:p>
          </table:table-cell>
          <table:table-cell table:style-name="ce33" office:value-type="string" calcext:value-type="string">
            <text:p><text:a xlink:href="https://dl.acm.org/doi/abs/10.5555/3298239.3298389" xlink:type="simple">https://www.microsoft.com/en-us/research/publication/human-intellect-machine-failures-troubleshooting-integrative-machine-learning-systems-2/</text:a></text:p>
          </table:table-cell>
          <table:table-cell table:number-columns-repeated="3"/>
          <table:table-cell table:style-name="ce35"/>
          <table:table-cell table:number-columns-repeated="1000"/>
        </table:table-row>
        <table:table-row table:style-name="ro1">
          <table:table-cell table:style-name="ce2" office:value-type="float" office:value="12" calcext:value-type="float">
            <text:p>12</text:p>
          </table:table-cell>
          <table:table-cell table:style-name="ce5" office:value-type="string" calcext:value-type="string">
            <text:p>P190</text:p>
          </table:table-cell>
          <table:table-cell table:style-name="ce11" office:value-type="float" office:value="1" calcext:value-type="float">
            <text:p>1</text:p>
          </table:table-cell>
          <table:table-cell table:style-name="ce13" office:value-type="float" office:value="1" calcext:value-type="float">
            <text:p>1</text:p>
          </table:table-cell>
          <table:table-cell table:style-name="ce11" office:value-type="string" calcext:value-type="string">
            <text:p>F</text:p>
          </table:table-cell>
          <table:table-cell table:style-name="ce11" office:value-type="string" calcext:value-type="string">
            <text:p>How does machine learning change software development practices?</text:p>
          </table:table-cell>
          <table:table-cell table:style-name="ce11" office:value-type="string" calcext:value-type="string">
            <text:p>Wan, Zhiyuan, Xin Xia, David Lo, and Gail C. Murphy</text:p>
          </table:table-cell>
          <table:table-cell table:style-name="ce11" office:value-type="string" calcext:value-type="string">
            <text:p>IEEE Transactions on Software Engineering</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191]));NOT(ISBLANK([.K191]));ISBLANK([.L191]);ISBLANK([.M191]);ISBLANK([.N191]);ISBLANK([.O191]);ISBLANK([.P191]);ISBLANK([.Q191]));&quot;TRUE&quot;;&quot;FALSE&quot;)" office:value-type="string" office:string-value="TRUE" calcext:value-type="string">
            <text:p>TRUE</text:p>
          </table:table-cell>
          <table:table-cell table:style-name="ce11"/>
          <table:table-cell table:style-name="ce34" office:value-type="string" calcext:value-type="string">
            <text:p><text:a xlink:href="https://doi.org/10.1109/TSE.2019.2937083" xlink:type="simple">https://doi.org/10.1109/TSE.2019.2937083</text:a></text:p>
          </table:table-cell>
          <table:table-cell table:number-columns-repeated="1004"/>
        </table:table-row>
        <table:table-row table:style-name="ro1">
          <table:table-cell table:style-name="ce2" office:value-type="float" office:value="13" calcext:value-type="float">
            <text:p>13</text:p>
          </table:table-cell>
          <table:table-cell table:style-name="ce5" office:value-type="string" calcext:value-type="string">
            <text:p>P191</text:p>
          </table:table-cell>
          <table:table-cell table:style-name="ce11" office:value-type="float" office:value="1" calcext:value-type="float">
            <text:p>1</text:p>
          </table:table-cell>
          <table:table-cell table:style-name="ce13" office:value-type="float" office:value="1" calcext:value-type="float">
            <text:p>1</text:p>
          </table:table-cell>
          <table:table-cell table:style-name="ce11" office:value-type="string" calcext:value-type="string">
            <text:p>F</text:p>
          </table:table-cell>
          <table:table-cell table:style-name="ce11" office:value-type="string" calcext:value-type="string">
            <text:p>An Empirical Study of Common Challenges in Developing Deep Learning Applications</text:p>
            <text:p/>
          </table:table-cell>
          <table:table-cell table:style-name="ce11" office:value-type="string" calcext:value-type="string">
            <text:p>Zhang, Tianyi, Cuiyun Gao, Lei Ma, Michael Lyu, and Miryung Kim</text:p>
          </table:table-cell>
          <table:table-cell table:style-name="ce11" office:value-type="string" calcext:value-type="string">
            <text:p>2019 IEEE 30th International Symposium on Software Reliability Engineering (ISSRE)</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192]));NOT(ISBLANK([.K192]));ISBLANK([.L192]);ISBLANK([.M192]);ISBLANK([.N192]);ISBLANK([.O192]);ISBLANK([.P192]);ISBLANK([.Q192]));&quot;TRUE&quot;;&quot;FALSE&quot;)" office:value-type="string" office:string-value="TRUE" calcext:value-type="string">
            <text:p>TRUE</text:p>
          </table:table-cell>
          <table:table-cell table:style-name="ce11" office:value-type="string" calcext:value-type="string">
            <text:p>challenges in deep leraning</text:p>
          </table:table-cell>
          <table:table-cell table:style-name="ce33" office:value-type="string" calcext:value-type="string">
            <text:p><text:a xlink:href="https://doi.org/10.1109/ISSRE.2019.00020" xlink:type="simple">https://doi.org/10.1109/ISSRE.2019.00020</text:a></text:p>
          </table:table-cell>
          <table:table-cell table:number-columns-repeated="1004"/>
        </table:table-row>
        <table:table-row table:style-name="ro1">
          <table:table-cell table:style-name="ce2" office:value-type="float" office:value="14" calcext:value-type="float">
            <text:p>14</text:p>
          </table:table-cell>
          <table:table-cell table:style-name="ce5" office:value-type="string" calcext:value-type="string">
            <text:p>P192</text:p>
          </table:table-cell>
          <table:table-cell table:style-name="ce11" office:value-type="float" office:value="1" calcext:value-type="float">
            <text:p>1</text:p>
          </table:table-cell>
          <table:table-cell table:style-name="ce13" office:value-type="float" office:value="1" calcext:value-type="float">
            <text:p>1</text:p>
          </table:table-cell>
          <table:table-cell table:style-name="ce11" office:value-type="string" calcext:value-type="string">
            <text:p>F</text:p>
          </table:table-cell>
          <table:table-cell table:style-name="ce11" office:value-type="string" calcext:value-type="string">
            <text:p>Understanding Development Process of Machine Learning Systems: Challenges and Solutions</text:p>
          </table:table-cell>
          <table:table-cell table:style-name="ce11" office:value-type="string" calcext:value-type="string">
            <text:p>de Souza Nascimento, Elizamary, Iftekhar Ahmed, Edson Oliveira, Marcio Piedade Palheta, Igor Steinmacher, and Tayana Conte</text:p>
          </table:table-cell>
          <table:table-cell table:style-name="ce11" office:value-type="string" calcext:value-type="string">
            <text:p>2019 ACM/IEEE International Symposium on Empirical Software Engineering and Measurement (ESEM)</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193]));NOT(ISBLANK([.K193]));ISBLANK([.L193]);ISBLANK([.M193]);ISBLANK([.N193]);ISBLANK([.O193]);ISBLANK([.P193]);ISBLANK([.Q193]));&quot;TRUE&quot;;&quot;FALSE&quot;)" office:value-type="string" office:string-value="TRUE" calcext:value-type="string">
            <text:p>TRUE</text:p>
          </table:table-cell>
          <table:table-cell table:style-name="ce11" office:value-type="string" calcext:value-type="string">
            <text:p>Challenges of development process</text:p>
          </table:table-cell>
          <table:table-cell table:style-name="ce33" office:value-type="string" calcext:value-type="string">
            <text:p><text:a xlink:href="https://doi.org/10.1109/ESEM.2019.8870157" xlink:type="simple">https://doi.org/10.1109/ESEM.2019.8870157</text:a></text:p>
          </table:table-cell>
          <table:table-cell table:number-columns-repeated="1004"/>
        </table:table-row>
        <table:table-row table:style-name="ro1">
          <table:table-cell table:style-name="ce2" office:value-type="float" office:value="15" calcext:value-type="float">
            <text:p>15</text:p>
          </table:table-cell>
          <table:table-cell table:style-name="ce5" office:value-type="string" calcext:value-type="string">
            <text:p>P193</text:p>
          </table:table-cell>
          <table:table-cell table:style-name="ce11" office:value-type="float" office:value="2" calcext:value-type="float">
            <text:p>2</text:p>
          </table:table-cell>
          <table:table-cell table:style-name="ce11" office:value-type="float" office:value="1" calcext:value-type="float">
            <text:p>1</text:p>
          </table:table-cell>
          <table:table-cell table:style-name="ce11" office:value-type="string" calcext:value-type="string">
            <text:p>b</text:p>
          </table:table-cell>
          <table:table-cell table:style-name="ce11" office:value-type="string" calcext:value-type="string">
            <text:p>Software Engineering challenges of deep learning</text:p>
          </table:table-cell>
          <table:table-cell table:style-name="ce11" office:value-type="string" calcext:value-type="string">
            <text:p>A. {Arpteg} and B. {Brinne} and L. {Crnkovic-Friis} and J. {Bosch}</text:p>
          </table:table-cell>
          <table:table-cell table:style-name="ce11" office:value-type="string" calcext:value-type="string">
            <text:p>2018 44th Euromicro Conference on Software Engineering and Advanced Applications (SEAA)</text:p>
          </table:table-cell>
          <table:table-cell table:style-name="ce21" office:value-type="float" office:value="2018" calcext:value-type="float">
            <text:p>2018</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194]));NOT(ISBLANK([.K194]));ISBLANK([.L194]);ISBLANK([.M194]);ISBLANK([.N194]);ISBLANK([.O194]);ISBLANK([.P194]);ISBLANK([.Q194]));&quot;TRUE&quot;;&quot;FALSE&quot;)" office:value-type="string" office:string-value="TRUE" calcext:value-type="string">
            <text:p>TRUE</text:p>
          </table:table-cell>
          <table:table-cell table:style-name="ce11" office:value-type="string" calcext:value-type="string">
            <text:p>Challenges</text:p>
          </table:table-cell>
          <table:table-cell table:style-name="ce34" office:value-type="string" calcext:value-type="string">
            <text:p><text:a xlink:href="https://doi.org/10.1109/SEAA.2018.00018" xlink:type="simple">https://doi.org/10.1109/SEAA.2018.00018</text:a></text:p>
          </table:table-cell>
          <table:table-cell table:number-columns-repeated="1004"/>
        </table:table-row>
        <table:table-row table:style-name="ro1">
          <table:table-cell table:style-name="ce2" office:value-type="float" office:value="16" calcext:value-type="float">
            <text:p>16</text:p>
          </table:table-cell>
          <table:table-cell table:style-name="ce5" office:value-type="string" calcext:value-type="string">
            <text:p>P194</text:p>
          </table:table-cell>
          <table:table-cell table:style-name="ce11" office:value-type="float" office:value="2" calcext:value-type="float">
            <text:p>2</text:p>
          </table:table-cell>
          <table:table-cell table:style-name="ce13" office:value-type="float" office:value="1" calcext:value-type="float">
            <text:p>1</text:p>
          </table:table-cell>
          <table:table-cell table:style-name="ce11" office:value-type="string" calcext:value-type="string">
            <text:p>b</text:p>
          </table:table-cell>
          <table:table-cell table:style-name="ce11" office:value-type="string" calcext:value-type="string">
            <text:p>Applied Machine Learning at Facebook: A Datacenter Infrastructure Perspective</text:p>
          </table:table-cell>
          <table:table-cell table:style-name="ce11" office:value-type="string" calcext:value-type="string">
            <text:p>Hazelwood, Kim, Sarah Bird, David Brooks, Soumith Chintala, Utku Diril, Dmytro Dzhulgakov, Mohamed Fawzy et al.</text:p>
          </table:table-cell>
          <table:table-cell table:style-name="ce11" office:value-type="string" calcext:value-type="string">
            <text:p>2018 IEEE International Symposium on High Performance Computer Architecture (HPCA)</text:p>
          </table:table-cell>
          <table:table-cell table:style-name="ce21" office:value-type="float" office:value="2018" calcext:value-type="float">
            <text:p>2018</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195]));NOT(ISBLANK([.K195]));ISBLANK([.L195]);ISBLANK([.M195]);ISBLANK([.N195]);ISBLANK([.O195]);ISBLANK([.P195]);ISBLANK([.Q195]));&quot;TRUE&quot;;&quot;FALSE&quot;)" office:value-type="string" office:string-value="TRUE" calcext:value-type="string">
            <text:p>TRUE</text:p>
          </table:table-cell>
          <table:table-cell table:style-name="ce11" office:value-type="string" calcext:value-type="string">
            <text:p>What challenges got facebook and their practices</text:p>
          </table:table-cell>
          <table:table-cell table:style-name="ce37" office:value-type="string" calcext:value-type="string">
            <text:p><text:a xlink:href="https://doi.org/10.1109/HPCA.2018.00059" xlink:type="simple">https://doi.org/10.1109/HPCA.2018.00059</text:a></text:p>
          </table:table-cell>
          <table:table-cell table:number-columns-repeated="1004"/>
        </table:table-row>
        <table:table-row table:style-name="ro1">
          <table:table-cell table:style-name="ce2" office:value-type="float" office:value="17" calcext:value-type="float">
            <text:p>17</text:p>
          </table:table-cell>
          <table:table-cell table:style-name="ce5" office:value-type="string" calcext:value-type="string">
            <text:p>P195</text:p>
          </table:table-cell>
          <table:table-cell table:style-name="ce11" office:value-type="float" office:value="2" calcext:value-type="float">
            <text:p>2</text:p>
          </table:table-cell>
          <table:table-cell table:style-name="ce13" office:value-type="float" office:value="1" calcext:value-type="float">
            <text:p>1</text:p>
          </table:table-cell>
          <table:table-cell table:style-name="ce11" office:value-type="string" calcext:value-type="string">
            <text:p>b</text:p>
          </table:table-cell>
          <table:table-cell table:style-name="ce11" office:value-type="string" calcext:value-type="string">
            <text:p>Sources of Variability in Large-scale Machine Learning Systems</text:p>
            <text:p/>
          </table:table-cell>
          <table:table-cell table:style-name="ce11" office:value-type="string" calcext:value-type="string">
            <text:p>Lefortier, Damien, Anthony Truchet, and Maarten de Rijke</text:p>
          </table:table-cell>
          <table:table-cell table:style-name="ce11" office:value-type="string" calcext:value-type="string">
            <text:p>Machine Learning Systems (NIPS 2015 Workshop)</text:p>
          </table:table-cell>
          <table:table-cell table:style-name="ce21" office:value-type="float" office:value="2015" calcext:value-type="float">
            <text:p>2015</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196]));NOT(ISBLANK([.K196]));ISBLANK([.L196]);ISBLANK([.M196]);ISBLANK([.N196]);ISBLANK([.O196]);ISBLANK([.P196]);ISBLANK([.Q196]));&quot;TRUE&quot;;&quot;FALSE&quot;)" office:value-type="string" office:string-value="TRUE" calcext:value-type="string">
            <text:p>TRUE</text:p>
          </table:table-cell>
          <table:table-cell table:style-name="ce11" office:value-type="string" calcext:value-type="string">
            <text:p>Experience report</text:p>
          </table:table-cell>
          <table:table-cell table:style-name="ce37" office:value-type="string" calcext:value-type="string">
            <text:p><text:a xlink:href="http://learningsys.org/papers/LearningSys_2015_paper_7.pdf" xlink:type="simple">http://learningsys.org/papers/LearningSys_2015_paper_7.pdf</text:a></text:p>
          </table:table-cell>
          <table:table-cell table:number-columns-repeated="1004"/>
        </table:table-row>
        <table:table-row table:style-name="ro1">
          <table:table-cell table:style-name="ce2" office:value-type="float" office:value="18" calcext:value-type="float">
            <text:p>18</text:p>
          </table:table-cell>
          <table:table-cell table:style-name="ce5" office:value-type="string" calcext:value-type="string">
            <text:p>P196</text:p>
          </table:table-cell>
          <table:table-cell table:style-name="ce11" office:value-type="float" office:value="2" calcext:value-type="float">
            <text:p>2</text:p>
          </table:table-cell>
          <table:table-cell table:style-name="ce13" office:value-type="float" office:value="1" calcext:value-type="float">
            <text:p>1</text:p>
          </table:table-cell>
          <table:table-cell table:style-name="ce11" office:value-type="string" calcext:value-type="string">
            <text:p>b</text:p>
          </table:table-cell>
          <table:table-cell table:style-name="ce11" office:value-type="string" calcext:value-type="string">
            <text:p>Large-scale machine learning at Twitter</text:p>
          </table:table-cell>
          <table:table-cell table:style-name="ce11" office:value-type="string" calcext:value-type="string">
            <text:p>Lin, J., Kolcz, A.</text:p>
          </table:table-cell>
          <table:table-cell table:style-name="ce11" office:value-type="string" calcext:value-type="string">
            <text:p>SIGMOD International Conference on Management of Data</text:p>
          </table:table-cell>
          <table:table-cell table:style-name="ce21" office:value-type="float" office:value="2012" calcext:value-type="float">
            <text:p>2012</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197]));NOT(ISBLANK([.K197]));ISBLANK([.L197]);ISBLANK([.M197]);ISBLANK([.N197]);ISBLANK([.O197]);ISBLANK([.P197]);ISBLANK([.Q197]));&quot;TRUE&quot;;&quot;FALSE&quot;)" office:value-type="string" office:string-value="TRUE" calcext:value-type="string">
            <text:p>TRUE</text:p>
          </table:table-cell>
          <table:table-cell table:style-name="ce11" office:value-type="string" calcext:value-type="string">
            <text:p>This means that machine learning is just another Pig script, which allows seamless integration with existing infrastructure</text:p>
          </table:table-cell>
          <table:table-cell table:style-name="ce37" office:value-type="string" calcext:value-type="string">
            <text:p><text:a xlink:href="https://doi.org/10.1145/2213836.2213958" xlink:type="simple">https://doi.org/10.1145/2213836.2213958</text:a></text:p>
          </table:table-cell>
          <table:table-cell table:number-columns-repeated="1004"/>
        </table:table-row>
        <table:table-row table:style-name="ro1">
          <table:table-cell table:style-name="ce2" office:value-type="float" office:value="19" calcext:value-type="float">
            <text:p>19</text:p>
          </table:table-cell>
          <table:table-cell table:style-name="ce5" office:value-type="string" calcext:value-type="string">
            <text:p>P197</text:p>
          </table:table-cell>
          <table:table-cell table:style-name="ce11" office:value-type="float" office:value="2" calcext:value-type="float">
            <text:p>2</text:p>
          </table:table-cell>
          <table:table-cell table:style-name="ce13" office:value-type="float" office:value="1" calcext:value-type="float">
            <text:p>1</text:p>
          </table:table-cell>
          <table:table-cell table:style-name="ce11" office:value-type="string" calcext:value-type="string">
            <text:p>b</text:p>
          </table:table-cell>
          <table:table-cell table:style-name="ce11" office:value-type="string" calcext:value-type="string">
            <text:p>Cascade Ranking for Operational E-commerce Search</text:p>
          </table:table-cell>
          <table:table-cell table:style-name="ce11" office:value-type="string" calcext:value-type="string">
            <text:p>Liu, S., Xiao, F., Ou, W., Si, L.</text:p>
          </table:table-cell>
          <table:table-cell table:style-name="ce11" office:value-type="string" calcext:value-type="string">
            <text:p>International Conference on Knowledge Discovery and Data Minin</text:p>
          </table:table-cell>
          <table:table-cell table:style-name="ce21" office:value-type="float" office:value="2017" calcext:value-type="float">
            <text:p>2017</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198]));NOT(ISBLANK([.K198]));ISBLANK([.L198]);ISBLANK([.M198]);ISBLANK([.N198]);ISBLANK([.O198]);ISBLANK([.P198]);ISBLANK([.Q198]));&quot;TRUE&quot;;&quot;FALSE&quot;)" office:value-type="string" office:string-value="TRUE" calcext:value-type="string">
            <text:p>TRUE</text:p>
          </table:table-cell>
          <table:table-cell table:style-name="ce11" office:value-type="string" calcext:value-type="string">
            <text:p>ML</text:p>
          </table:table-cell>
          <table:table-cell table:style-name="ce37" office:value-type="string" calcext:value-type="string">
            <text:p><text:a xlink:href="https://doi.org/10.1145/3097983.3098011" xlink:type="simple">https://doi.org/10.1145/3097983.3098011</text:a></text:p>
          </table:table-cell>
          <table:table-cell table:number-columns-repeated="1004"/>
        </table:table-row>
        <table:table-row table:style-name="ro1">
          <table:table-cell table:style-name="ce2" office:value-type="float" office:value="20" calcext:value-type="float">
            <text:p>20</text:p>
          </table:table-cell>
          <table:table-cell table:style-name="ce5" office:value-type="string" calcext:value-type="string">
            <text:p>P198</text:p>
          </table:table-cell>
          <table:table-cell table:style-name="ce11" office:value-type="float" office:value="2" calcext:value-type="float">
            <text:p>2</text:p>
          </table:table-cell>
          <table:table-cell table:style-name="ce13" office:value-type="float" office:value="1" calcext:value-type="float">
            <text:p>1</text:p>
          </table:table-cell>
          <table:table-cell table:style-name="ce11" office:value-type="string" calcext:value-type="string">
            <text:p>b</text:p>
          </table:table-cell>
          <table:table-cell table:style-name="ce11" office:value-type="string" calcext:value-type="string">
            <text:p>Design Principles of Massive, Robust Prediction Systems</text:p>
          </table:table-cell>
          <table:table-cell table:style-name="ce11" office:value-type="string" calcext:value-type="string">
            <text:p>Raeder, Troy, Ori Stitelman, Brian Dalessandro, Claudia Perlich, and Foster Provost</text:p>
          </table:table-cell>
          <table:table-cell table:style-name="ce11" office:value-type="string" calcext:value-type="string">
            <text:p>Proceedings of the 18th ACM SIGKDD international conference on Knowledge discovery and data mining</text:p>
          </table:table-cell>
          <table:table-cell table:style-name="ce21" office:value-type="float" office:value="2012" calcext:value-type="float">
            <text:p>2012</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199]));NOT(ISBLANK([.K199]));ISBLANK([.L199]);ISBLANK([.M199]);ISBLANK([.N199]);ISBLANK([.O199]);ISBLANK([.P199]);ISBLANK([.Q199]));&quot;TRUE&quot;;&quot;FALSE&quot;)" office:value-type="string" office:string-value="TRUE" calcext:value-type="string">
            <text:p>TRUE</text:p>
          </table:table-cell>
          <table:table-cell table:style-name="ce11" office:value-type="string" calcext:value-type="string">
            <text:p>no practice</text:p>
          </table:table-cell>
          <table:table-cell table:style-name="ce37" office:value-type="string" calcext:value-type="string">
            <text:p><text:a xlink:href="https://doi.org/10.1145/2339530.2339740" xlink:type="simple">https://doi.org/10.1145/2339530.2339740</text:a></text:p>
          </table:table-cell>
          <table:table-cell table:number-columns-repeated="1004"/>
        </table:table-row>
        <table:table-row table:style-name="ro1">
          <table:table-cell table:style-name="ce2" office:value-type="float" office:value="21" calcext:value-type="float">
            <text:p>21</text:p>
          </table:table-cell>
          <table:table-cell table:style-name="ce5" office:value-type="string" calcext:value-type="string">
            <text:p>P199</text:p>
          </table:table-cell>
          <table:table-cell table:style-name="ce11" office:value-type="float" office:value="2" calcext:value-type="float">
            <text:p>2</text:p>
          </table:table-cell>
          <table:table-cell table:style-name="ce13" office:value-type="float" office:value="1" calcext:value-type="float">
            <text:p>1</text:p>
          </table:table-cell>
          <table:table-cell table:style-name="ce11" office:value-type="string" calcext:value-type="string">
            <text:p>b</text:p>
          </table:table-cell>
          <table:table-cell table:style-name="ce11" office:value-type="string" calcext:value-type="string">
            <text:p>Quick Access: Building a Smart Experience for Google Drive</text:p>
          </table:table-cell>
          <table:table-cell table:style-name="ce11" office:value-type="string" calcext:value-type="string">
            <text:p>Tata, Sandeep, Alexandrin Popescul, Marc Najork, Mike Colagrosso, Julian Gibbons, Alan Green, Alexandre Mah et al.</text:p>
          </table:table-cell>
          <table:table-cell table:style-name="ce11" office:value-type="string" calcext:value-type="string">
            <text:p>Proceedings of the 23rd ACM SIGKDD International Conference on Knowledge Discovery and Data Mining</text:p>
          </table:table-cell>
          <table:table-cell table:style-name="ce21" office:value-type="float" office:value="2017" calcext:value-type="float">
            <text:p>2017</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00]));NOT(ISBLANK([.K200]));ISBLANK([.L200]);ISBLANK([.M200]);ISBLANK([.N200]);ISBLANK([.O200]);ISBLANK([.P200]);ISBLANK([.Q200]));&quot;TRUE&quot;;&quot;FALSE&quot;)" office:value-type="string" office:string-value="TRUE" calcext:value-type="string">
            <text:p>TRUE</text:p>
          </table:table-cell>
          <table:table-cell table:style-name="ce11" office:value-type="string" calcext:value-type="string">
            <text:p>Show some problems while Creating the feature</text:p>
          </table:table-cell>
          <table:table-cell table:style-name="ce37" office:value-type="string" calcext:value-type="string">
            <text:p><text:a xlink:href="https://doi.org/10.1145/3097983.3098048" xlink:type="simple">https://doi.org/10.1145/3097983.3098048</text:a></text:p>
          </table:table-cell>
          <table:table-cell table:number-columns-repeated="1004"/>
        </table:table-row>
        <table:table-row table:style-name="ro1">
          <table:table-cell table:style-name="ce2" office:value-type="float" office:value="22" calcext:value-type="float">
            <text:p>22</text:p>
          </table:table-cell>
          <table:table-cell table:style-name="ce5" office:value-type="string" calcext:value-type="string">
            <text:p>P200</text:p>
          </table:table-cell>
          <table:table-cell table:style-name="ce11" office:value-type="float" office:value="2" calcext:value-type="float">
            <text:p>2</text:p>
          </table:table-cell>
          <table:table-cell table:style-name="ce13" office:value-type="float" office:value="1" calcext:value-type="float">
            <text:p>1</text:p>
          </table:table-cell>
          <table:table-cell table:style-name="ce11" office:value-type="string" calcext:value-type="string">
            <text:p>f</text:p>
          </table:table-cell>
          <table:table-cell table:style-name="ce11" office:value-type="string" calcext:value-type="string">
            <text:p>Reusability in Artificial Neural Networks: An Empirical Study</text:p>
          </table:table-cell>
          <table:table-cell table:style-name="ce11" office:value-type="string" calcext:value-type="string">
            <text:p>Ghofrani, Javad, Ehsan Kozegar, Arezoo Bozorgmehr, and Mohammad Divband Soorati</text:p>
          </table:table-cell>
          <table:table-cell table:style-name="ce11" office:value-type="string" calcext:value-type="string">
            <text:p>Proceedings of the 23rd International Systems and Software Product Line Conference</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01]));NOT(ISBLANK([.K201]));ISBLANK([.L201]);ISBLANK([.M201]);ISBLANK([.N201]);ISBLANK([.O201]);ISBLANK([.P201]);ISBLANK([.Q201]));&quot;TRUE&quot;;&quot;FALSE&quot;)" office:value-type="string" office:string-value="TRUE" calcext:value-type="string">
            <text:p>TRUE</text:p>
          </table:table-cell>
          <table:table-cell table:style-name="ce11" office:value-type="string" calcext:value-type="string">
            <text:p>reusability</text:p>
          </table:table-cell>
          <table:table-cell table:style-name="ce37" office:value-type="string" calcext:value-type="string">
            <text:p><text:a xlink:href="https://doi.org/10.1145/3307630.3342419" xlink:type="simple">https://doi.org/10.1145/3307630.3342419</text:a></text:p>
          </table:table-cell>
          <table:table-cell table:number-columns-repeated="1004"/>
        </table:table-row>
        <table:table-row table:style-name="ro1">
          <table:table-cell table:style-name="ce2" office:value-type="float" office:value="23" calcext:value-type="float">
            <text:p>23</text:p>
          </table:table-cell>
          <table:table-cell table:style-name="ce5" office:value-type="string" calcext:value-type="string">
            <text:p>P201</text:p>
          </table:table-cell>
          <table:table-cell table:style-name="ce13" office:value-type="float" office:value="4" calcext:value-type="float">
            <text:p>4</text:p>
          </table:table-cell>
          <table:table-cell table:style-name="ce11" office:value-type="float" office:value="1" calcext:value-type="float">
            <text:p>1</text:p>
          </table:table-cell>
          <table:table-cell table:style-name="ce11" office:value-type="string" calcext:value-type="string">
            <text:p>b</text:p>
          </table:table-cell>
          <table:table-cell table:style-name="ce15" office:value-type="string" calcext:value-type="string">
            <text:p>Developing Machine Learning Products Better and Faster at Startups</text:p>
          </table:table-cell>
          <table:table-cell table:style-name="ce11" office:value-type="string" calcext:value-type="string">
            <text:p>R. {Shams}</text:p>
          </table:table-cell>
          <table:table-cell table:style-name="ce11" office:value-type="string" calcext:value-type="string">
            <text:p>IEEE Engineering Management Review</text:p>
          </table:table-cell>
          <table:table-cell table:style-name="ce21" office:value-type="float" office:value="2018" calcext:value-type="float">
            <text:p>2018</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02]));NOT(ISBLANK([.K202]));ISBLANK([.L202]);ISBLANK([.M202]);ISBLANK([.N202]);ISBLANK([.O202]);ISBLANK([.P202]);ISBLANK([.Q202]));&quot;TRUE&quot;;&quot;FALSE&quot;)" office:value-type="string" office:string-value="TRUE" calcext:value-type="string">
            <text:p>TRUE</text:p>
          </table:table-cell>
          <table:table-cell table:style-name="ce11"/>
          <table:table-cell table:style-name="ce34" office:value-type="string" calcext:value-type="string">
            <text:p><text:a xlink:href="https://doi.org/10.1109/EMR.2018.2870669" xlink:type="simple">https://doi.org/10.1109/EMR.2018.2870669</text:a></text:p>
          </table:table-cell>
          <table:table-cell table:number-columns-repeated="1004"/>
        </table:table-row>
        <table:table-row table:style-name="ro1">
          <table:table-cell table:style-name="ce2" office:value-type="float" office:value="24" calcext:value-type="float">
            <text:p>24</text:p>
          </table:table-cell>
          <table:table-cell table:style-name="ce5" office:value-type="string" calcext:value-type="string">
            <text:p>P202</text:p>
          </table:table-cell>
          <table:table-cell table:style-name="ce13" office:value-type="float" office:value="4" calcext:value-type="float">
            <text:p>4</text:p>
          </table:table-cell>
          <table:table-cell table:style-name="ce13" office:value-type="float" office:value="1" calcext:value-type="float">
            <text:p>1</text:p>
          </table:table-cell>
          <table:table-cell table:style-name="ce11" office:value-type="string" calcext:value-type="string">
            <text:p>b</text:p>
          </table:table-cell>
          <table:table-cell table:style-name="ce11" office:value-type="string" calcext:value-type="string">
            <text:p>Machine learning at facebook: Understanding inference at the edge</text:p>
          </table:table-cell>
          <table:table-cell table:style-name="ce11" office:value-type="string" calcext:value-type="string">
            <text:p>Wu, Carole-Jean, David Brooks, Kevin Chen, Douglas Chen, Sy Choudhury, Marat Dukhan, Kim Hazelwood et al.</text:p>
          </table:table-cell>
          <table:table-cell table:style-name="ce11" office:value-type="string" calcext:value-type="string">
            <text:p>2019 IEEE International Symposium on High Performance Computer Architecture (HPCA)</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03]));NOT(ISBLANK([.K203]));ISBLANK([.L203]);ISBLANK([.M203]);ISBLANK([.N203]);ISBLANK([.O203]);ISBLANK([.P203]);ISBLANK([.Q203]));&quot;TRUE&quot;;&quot;FALSE&quot;)" office:value-type="string" office:string-value="TRUE" calcext:value-type="string">
            <text:p>TRUE</text:p>
          </table:table-cell>
          <table:table-cell table:style-name="ce11"/>
          <table:table-cell table:style-name="ce33" office:value-type="string" calcext:value-type="string">
            <text:p><text:a xlink:href="https://doi.org/10.1109/HPCA.2019.00048" xlink:type="simple">https://doi.org/10.1109/HPCA.2019.00048</text:a></text:p>
          </table:table-cell>
          <table:table-cell table:number-columns-repeated="1004"/>
        </table:table-row>
        <table:table-row table:style-name="ro1">
          <table:table-cell table:style-name="ce2" office:value-type="float" office:value="25" calcext:value-type="float">
            <text:p>25</text:p>
          </table:table-cell>
          <table:table-cell table:style-name="ce5" office:value-type="string" calcext:value-type="string">
            <text:p>P203</text:p>
          </table:table-cell>
          <table:table-cell table:style-name="ce13" office:value-type="float" office:value="6" calcext:value-type="float">
            <text:p>6</text:p>
          </table:table-cell>
          <table:table-cell table:style-name="ce13" office:value-type="float" office:value="1" calcext:value-type="float">
            <text:p>1</text:p>
          </table:table-cell>
          <table:table-cell table:style-name="ce11" office:value-type="string" calcext:value-type="string">
            <text:p>b</text:p>
          </table:table-cell>
          <table:table-cell table:style-name="ce11" office:value-type="string" calcext:value-type="string">
            <text:p>An Empirical Study of Bugs in Machine Learning Systems</text:p>
          </table:table-cell>
          <table:table-cell table:style-name="ce11" office:value-type="string" calcext:value-type="string">
            <text:p>Thung, Ferdian, Shaowei Wang, David Lo, and Lingxiao Jiang</text:p>
          </table:table-cell>
          <table:table-cell table:style-name="ce11" office:value-type="string" calcext:value-type="string">
            <text:p>2012 IEEE 23rd International Symposium on Software Reliability Engineering</text:p>
          </table:table-cell>
          <table:table-cell table:style-name="ce21" office:value-type="float" office:value="2012" calcext:value-type="float">
            <text:p>2012</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04]));NOT(ISBLANK([.K204]));ISBLANK([.L204]);ISBLANK([.M204]);ISBLANK([.N204]);ISBLANK([.O204]);ISBLANK([.P204]);ISBLANK([.Q204]));&quot;TRUE&quot;;&quot;FALSE&quot;)" office:value-type="string" office:string-value="TRUE" calcext:value-type="string">
            <text:p>TRUE</text:p>
          </table:table-cell>
          <table:table-cell table:style-name="ce11" office:value-type="string" calcext:value-type="string">
            <text:p>with bugs get some challenges</text:p>
          </table:table-cell>
          <table:table-cell table:style-name="ce37" office:value-type="string" calcext:value-type="string">
            <text:p><text:a xlink:href="https://doi.org/10.1109/ISSRE.2012.22" xlink:type="simple">https://doi.org/10.1109/ISSRE.2012.22</text:a></text:p>
          </table:table-cell>
          <table:table-cell table:number-columns-repeated="1004"/>
        </table:table-row>
        <table:table-row table:style-name="ro1">
          <table:table-cell table:style-name="ce2" office:value-type="float" office:value="26" calcext:value-type="float">
            <text:p>26</text:p>
          </table:table-cell>
          <table:table-cell table:style-name="ce5" office:value-type="string" calcext:value-type="string">
            <text:p>P204</text:p>
          </table:table-cell>
          <table:table-cell table:style-name="ce13" office:value-type="float" office:value="7" calcext:value-type="float">
            <text:p>7</text:p>
          </table:table-cell>
          <table:table-cell table:style-name="ce13" office:value-type="float" office:value="1" calcext:value-type="float">
            <text:p>1</text:p>
          </table:table-cell>
          <table:table-cell table:style-name="ce11" office:value-type="string" calcext:value-type="string">
            <text:p>b</text:p>
          </table:table-cell>
          <table:table-cell table:style-name="ce11" office:value-type="string" calcext:value-type="string">
            <text:p>Paving the Roadway for Safety of Automated Vehicles: An Empirical Study on Testing Challenges</text:p>
          </table:table-cell>
          <table:table-cell table:style-name="ce11" office:value-type="string" calcext:value-type="string">
            <text:p>Knauss, Alessia, Jan Schröder, Christian Berger, and Henrik Eriksson</text:p>
          </table:table-cell>
          <table:table-cell table:style-name="ce11" office:value-type="string" calcext:value-type="string">
            <text:p>2017 IEEE Intelligent Vehicles Symposium (IV)</text:p>
          </table:table-cell>
          <table:table-cell table:style-name="ce21" office:value-type="float" office:value="2017" calcext:value-type="float">
            <text:p>2017</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05]));NOT(ISBLANK([.K205]));ISBLANK([.L205]);ISBLANK([.M205]);ISBLANK([.N205]);ISBLANK([.O205]);ISBLANK([.P205]);ISBLANK([.Q205]));&quot;TRUE&quot;;&quot;FALSE&quot;)" office:value-type="string" office:string-value="TRUE" calcext:value-type="string">
            <text:p>TRUE</text:p>
          </table:table-cell>
          <table:table-cell table:style-name="ce11" office:value-type="string" calcext:value-type="string">
            <text:p>testing a new version of this paper was found and used</text:p>
          </table:table-cell>
          <table:table-cell table:style-name="ce37" office:value-type="string" calcext:value-type="string">
            <text:p><text:a xlink:href="https://doi.org/10.1109/IVS.2017.7995978" xlink:type="simple">https://doi.org/10.1109/IVS.2017.7995978</text:a></text:p>
          </table:table-cell>
          <table:table-cell table:number-columns-repeated="1004"/>
        </table:table-row>
        <table:table-row table:style-name="ro1">
          <table:table-cell table:style-name="ce2" office:value-type="float" office:value="27" calcext:value-type="float">
            <text:p>27</text:p>
          </table:table-cell>
          <table:table-cell table:style-name="ce5" office:value-type="string" calcext:value-type="string">
            <text:p>P205</text:p>
          </table:table-cell>
          <table:table-cell table:style-name="ce13" office:value-type="float" office:value="8" calcext:value-type="float">
            <text:p>8</text:p>
          </table:table-cell>
          <table:table-cell table:style-name="ce13" office:value-type="float" office:value="1" calcext:value-type="float">
            <text:p>1</text:p>
          </table:table-cell>
          <table:table-cell table:style-name="ce11" office:value-type="string" calcext:value-type="string">
            <text:p>f</text:p>
          </table:table-cell>
          <table:table-cell table:style-name="ce11" office:value-type="string" calcext:value-type="string">
            <text:p>Requirements Engineering for Machine Learning: Perspectives from Data Scientists</text:p>
          </table:table-cell>
          <table:table-cell table:style-name="ce11" office:value-type="string" calcext:value-type="string">
            <text:p>Vogelsang, Andreas, and Markus Borg</text:p>
          </table:table-cell>
          <table:table-cell table:style-name="ce11" office:value-type="string" calcext:value-type="string">
            <text:p>2019 IEEE 27th International Requirements Engineering Conference Workshops (REW)</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06]));NOT(ISBLANK([.K206]));ISBLANK([.L206]);ISBLANK([.M206]);ISBLANK([.N206]);ISBLANK([.O206]);ISBLANK([.P206]);ISBLANK([.Q206]));&quot;TRUE&quot;;&quot;FALSE&quot;)" office:value-type="string" office:string-value="TRUE" calcext:value-type="string">
            <text:p>TRUE</text:p>
          </table:table-cell>
          <table:table-cell table:style-name="ce11"/>
          <table:table-cell table:style-name="ce34" office:value-type="string" calcext:value-type="string">
            <text:p><text:a xlink:href="https://doi.org/10.1109/REW.2019.00050" xlink:type="simple">https://doi.org/10.1109/REW.2019.00050</text:a></text:p>
          </table:table-cell>
          <table:table-cell table:number-columns-repeated="1004"/>
        </table:table-row>
        <table:table-row table:style-name="ro1">
          <table:table-cell table:style-name="ce2" office:value-type="float" office:value="28" calcext:value-type="float">
            <text:p>28</text:p>
          </table:table-cell>
          <table:table-cell table:style-name="ce5"/>
          <table:table-cell table:style-name="ce13" office:value-type="float" office:value="10" calcext:value-type="float">
            <text:p>10</text:p>
          </table:table-cell>
          <table:table-cell table:style-name="ce13" office:value-type="float" office:value="2" calcext:value-type="float">
            <text:p>2</text:p>
          </table:table-cell>
          <table:table-cell table:style-name="ce11" office:value-type="string" calcext:value-type="string">
            <text:p>B</text:p>
          </table:table-cell>
          <table:table-cell table:style-name="ce11" office:value-type="string" calcext:value-type="string">
            <text:p>Scaling big data mining infrastructure: the twitter experience</text:p>
          </table:table-cell>
          <table:table-cell table:style-name="ce11" office:value-type="string" calcext:value-type="string">
            <text:p>Lin, Jimmy, and Dmitriy Ryaboy</text:p>
          </table:table-cell>
          <table:table-cell table:style-name="ce11" office:value-type="string" calcext:value-type="string">
            <text:p>ACM SIGKDD Explorations Newsletter</text:p>
          </table:table-cell>
          <table:table-cell table:style-name="ce21" office:value-type="float" office:value="2013" calcext:value-type="float">
            <text:p>2013</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07]));NOT(ISBLANK([.K207]));ISBLANK([.L207]);ISBLANK([.M207]);ISBLANK([.N207]);ISBLANK([.O207]);ISBLANK([.P207]);ISBLANK([.Q207]));&quot;TRUE&quot;;&quot;FALSE&quot;)" office:value-type="string" office:string-value="TRUE" calcext:value-type="string">
            <text:p>TRUE</text:p>
          </table:table-cell>
          <table:table-cell table:style-name="ce11" office:value-type="string" calcext:value-type="string">
            <text:p>Our hope is to contribute to a</text:p>
            <text:p>set of emerging “best practices” for building big data analytics platforms for data mining from a case study perspective</text:p>
          </table:table-cell>
          <table:table-cell table:style-name="ce37" office:value-type="string" calcext:value-type="string">
            <text:p><text:a xlink:href="https://doi.org/10.1145/2481244.2481247" xlink:type="simple">https://doi.org/10.1145/2481244.2481247</text:a></text:p>
          </table:table-cell>
          <table:table-cell table:number-columns-repeated="1004"/>
        </table:table-row>
        <table:table-row table:style-name="ro1">
          <table:table-cell table:style-name="ce2" office:value-type="float" office:value="29" calcext:value-type="float">
            <text:p>29</text:p>
          </table:table-cell>
          <table:table-cell table:style-name="ce5"/>
          <table:table-cell table:style-name="ce13" office:value-type="float" office:value="10" calcext:value-type="float">
            <text:p>10</text:p>
          </table:table-cell>
          <table:table-cell table:style-name="ce13" office:value-type="float" office:value="2" calcext:value-type="float">
            <text:p>2</text:p>
          </table:table-cell>
          <table:table-cell table:style-name="ce11" office:value-type="string" calcext:value-type="string">
            <text:p>B</text:p>
          </table:table-cell>
          <table:table-cell table:style-name="ce11" office:value-type="string" calcext:value-type="string">
            <text:p>Ad click prediction: a view from the trenches</text:p>
          </table:table-cell>
          <table:table-cell table:style-name="ce11" office:value-type="string" calcext:value-type="string">
            <text:p>McMahan, H. Brendan, Gary Holt, David Sculley, Michael Young, Dietmar Ebner, Julian Grady, Lan Nie et al.</text:p>
          </table:table-cell>
          <table:table-cell table:style-name="ce11" office:value-type="string" calcext:value-type="string">
            <text:p>Proceedings of the 19th ACM SIGKDD international conference on Knowledge discovery and data mining</text:p>
          </table:table-cell>
          <table:table-cell table:style-name="ce21" office:value-type="float" office:value="2013" calcext:value-type="float">
            <text:p>2013</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08]));NOT(ISBLANK([.K208]));ISBLANK([.L208]);ISBLANK([.M208]);ISBLANK([.N208]);ISBLANK([.O208]);ISBLANK([.P208]);ISBLANK([.Q208]));&quot;TRUE&quot;;&quot;FALSE&quot;)" office:value-type="string" office:string-value="TRUE" calcext:value-type="string">
            <text:p>TRUE</text:p>
          </table:table-cell>
          <table:table-cell table:style-name="ce12" office:value-type="string" calcext:value-type="string">
            <text:p>The goal of this paper is <text:s/>to show the depth of challenges that appear when applying traditional machine learning methods in a complex dynamic system.</text:p>
          </table:table-cell>
          <table:table-cell table:style-name="ce37" office:value-type="string" calcext:value-type="string">
            <text:p><text:a xlink:href="https://doi.org/10.1145/2487575.2488200" xlink:type="simple">https://doi.org/10.1145/2487575.2488200</text:a></text:p>
          </table:table-cell>
          <table:table-cell table:number-columns-repeated="1004"/>
        </table:table-row>
        <table:table-row table:style-name="ro1">
          <table:table-cell table:style-name="ce2" office:value-type="float" office:value="30" calcext:value-type="float">
            <text:p>30</text:p>
          </table:table-cell>
          <table:table-cell table:style-name="ce5"/>
          <table:table-cell table:style-name="ce13" office:value-type="float" office:value="10" calcext:value-type="float">
            <text:p>10</text:p>
          </table:table-cell>
          <table:table-cell table:style-name="ce13" office:value-type="float" office:value="2" calcext:value-type="float">
            <text:p>2</text:p>
          </table:table-cell>
          <table:table-cell table:style-name="ce11" office:value-type="string" calcext:value-type="string">
            <text:p>F</text:p>
          </table:table-cell>
          <table:table-cell table:style-name="ce11" office:value-type="string" calcext:value-type="string">
            <text:p>Fairness and accountability design needs for algorithmic support in high-stakes public sector decision-making</text:p>
          </table:table-cell>
          <table:table-cell table:style-name="ce11" office:value-type="string" calcext:value-type="string">
            <text:p>Veale, Michael, Max Van Kleek, and Reuben Binns</text:p>
          </table:table-cell>
          <table:table-cell table:style-name="ce11" office:value-type="string" calcext:value-type="string">
            <text:p>Proceedings of the 2018 chi conference on human factors in computing systems</text:p>
          </table:table-cell>
          <table:table-cell table:style-name="ce21" office:value-type="float" office:value="2018" calcext:value-type="float">
            <text:p>2018</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09]));NOT(ISBLANK([.K209]));ISBLANK([.L209]);ISBLANK([.M209]);ISBLANK([.N209]);ISBLANK([.O209]);ISBLANK([.P209]);ISBLANK([.Q209]));&quot;TRUE&quot;;&quot;FALSE&quot;)" office:value-type="string" office:string-value="TRUE" calcext:value-type="string">
            <text:p>TRUE</text:p>
          </table:table-cell>
          <table:table-cell table:style-name="ce11" office:value-type="string" calcext:value-type="string">
            <text:p>fairness</text:p>
          </table:table-cell>
          <table:table-cell table:style-name="ce37" office:value-type="string" calcext:value-type="string">
            <text:p><text:a xlink:href="https://doi.org/10.1145/3173574.3174014" xlink:type="simple">https://doi.org/10.1145/3173574.3174014</text:a></text:p>
          </table:table-cell>
          <table:table-cell table:number-columns-repeated="1004"/>
        </table:table-row>
        <table:table-row table:style-name="ro1">
          <table:table-cell table:style-name="ce2" office:value-type="float" office:value="31" calcext:value-type="float">
            <text:p>31</text:p>
          </table:table-cell>
          <table:table-cell table:style-name="ce5"/>
          <table:table-cell table:style-name="ce13" office:value-type="float" office:value="10" calcext:value-type="float">
            <text:p>10</text:p>
          </table:table-cell>
          <table:table-cell table:style-name="ce13" office:value-type="float" office:value="2" calcext:value-type="float">
            <text:p>2</text:p>
          </table:table-cell>
          <table:table-cell table:style-name="ce11" office:value-type="string" calcext:value-type="string">
            <text:p>F</text:p>
          </table:table-cell>
          <table:table-cell table:style-name="ce11" office:value-type="string" calcext:value-type="string">
            <text:p>Improving Fairness in Machine Learning Systems: What Do Industry Practitioners Need?</text:p>
          </table:table-cell>
          <table:table-cell table:style-name="ce11" office:value-type="string" calcext:value-type="string">
            <text:p>Holstein, Kenneth, Jennifer Wortman Vaughan, Hal Daumé III, Miro Dudik, and Hanna Wallach</text:p>
          </table:table-cell>
          <table:table-cell table:style-name="ce11" office:value-type="string" calcext:value-type="string">
            <text:p>Proceedings of the 2019 CHI Conference on Human Factors in Computing Systems</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10]));NOT(ISBLANK([.K210]));ISBLANK([.L210]);ISBLANK([.M210]);ISBLANK([.N210]);ISBLANK([.O210]);ISBLANK([.P210]);ISBLANK([.Q210]));&quot;TRUE&quot;;&quot;FALSE&quot;)" office:value-type="string" office:string-value="TRUE" calcext:value-type="string">
            <text:p>TRUE</text:p>
          </table:table-cell>
          <table:table-cell table:style-name="ce11"/>
          <table:table-cell table:style-name="ce37" office:value-type="string" calcext:value-type="string">
            <text:p><text:a xlink:href="https://doi.org/10.1145/3290605.3300830" xlink:type="simple">https://doi.org/10.1145/3290605.3300830</text:a></text:p>
          </table:table-cell>
          <table:table-cell table:number-columns-repeated="1004"/>
        </table:table-row>
        <table:table-row table:style-name="ro1">
          <table:table-cell table:style-name="ce2" office:value-type="float" office:value="32" calcext:value-type="float">
            <text:p>32</text:p>
          </table:table-cell>
          <table:table-cell table:style-name="ce5"/>
          <table:table-cell table:style-name="ce13" office:value-type="float" office:value="10" calcext:value-type="float">
            <text:p>10</text:p>
          </table:table-cell>
          <table:table-cell table:style-name="ce13" office:value-type="float" office:value="2" calcext:value-type="float">
            <text:p>2</text:p>
          </table:table-cell>
          <table:table-cell table:style-name="ce11" office:value-type="string" calcext:value-type="string">
            <text:p>F</text:p>
          </table:table-cell>
          <table:table-cell table:style-name="ce11" office:value-type="string" calcext:value-type="string">
            <text:p>Related Pins at Pinterest: The Evolution of a Real-World Recommender System</text:p>
          </table:table-cell>
          <table:table-cell table:style-name="ce11" office:value-type="string" calcext:value-type="string">
            <text:p>Liu, David C., Stephanie Rogers, Raymond Shiau, Dmitry Kislyuk, Kevin C. Ma, Zhigang Zhong, Jenny Liu, and Yushi Jing</text:p>
          </table:table-cell>
          <table:table-cell table:style-name="ce11" office:value-type="string" calcext:value-type="string">
            <text:p>Proceedings of the 26th International Conference on World Wide Web Companion</text:p>
          </table:table-cell>
          <table:table-cell table:style-name="ce21" office:value-type="float" office:value="2017" calcext:value-type="float">
            <text:p>2017</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11]));NOT(ISBLANK([.K211]));ISBLANK([.L211]);ISBLANK([.M211]);ISBLANK([.N211]);ISBLANK([.O211]);ISBLANK([.P211]);ISBLANK([.Q211]));&quot;TRUE&quot;;&quot;FALSE&quot;)" office:value-type="string" office:string-value="TRUE" calcext:value-type="string">
            <text:p>TRUE</text:p>
          </table:table-cell>
          <table:table-cell table:style-name="ce11" office:value-type="string" calcext:value-type="string">
            <text:p>challenges (6.)</text:p>
          </table:table-cell>
          <table:table-cell table:style-name="ce37" office:value-type="string" calcext:value-type="string">
            <text:p><text:a xlink:href="https://doi.org/10.1145/3041021.3054202" xlink:type="simple">https://doi.org/10.1145/3041021.3054202</text:a></text:p>
          </table:table-cell>
          <table:table-cell table:number-columns-repeated="1004"/>
        </table:table-row>
        <table:table-row table:style-name="ro1">
          <table:table-cell table:style-name="ce2" office:value-type="float" office:value="33" calcext:value-type="float">
            <text:p>33</text:p>
          </table:table-cell>
          <table:table-cell table:style-name="ce5"/>
          <table:table-cell table:style-name="ce13" office:value-type="float" office:value="10" calcext:value-type="float">
            <text:p>10</text:p>
          </table:table-cell>
          <table:table-cell table:style-name="ce13" office:value-type="float" office:value="2" calcext:value-type="float">
            <text:p>2</text:p>
          </table:table-cell>
          <table:table-cell table:style-name="ce11" office:value-type="string" calcext:value-type="string">
            <text:p>F</text:p>
          </table:table-cell>
          <table:table-cell table:style-name="ce11" office:value-type="string" calcext:value-type="string">
            <text:p>Data lifecycle challenges in production machine learning: a survey</text:p>
          </table:table-cell>
          <table:table-cell table:style-name="ce11" office:value-type="string" calcext:value-type="string">
            <text:p>Polyzotis, Neoklis, Sudip Roy, Steven Euijong Whang, and Martin Zinkevich</text:p>
          </table:table-cell>
          <table:table-cell table:style-name="ce11" office:value-type="string" calcext:value-type="string">
            <text:p>ACM SIGMOD Record</text:p>
          </table:table-cell>
          <table:table-cell table:style-name="ce21" office:value-type="float" office:value="2018" calcext:value-type="float">
            <text:p>2018</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12]));NOT(ISBLANK([.K212]));ISBLANK([.L212]);ISBLANK([.M212]);ISBLANK([.N212]);ISBLANK([.O212]);ISBLANK([.P212]);ISBLANK([.Q212]));&quot;TRUE&quot;;&quot;FALSE&quot;)" office:value-type="string" office:string-value="TRUE" calcext:value-type="string">
            <text:p>TRUE</text:p>
          </table:table-cell>
          <table:table-cell table:style-name="ce11" office:value-type="string" calcext:value-type="string">
            <text:p>challenges</text:p>
          </table:table-cell>
          <table:table-cell table:style-name="ce37" office:value-type="string" calcext:value-type="string">
            <text:p><text:a xlink:href="https://doi.org/10.1145/3299887.3299891" xlink:type="simple">https://doi.org/10.1145/3299887.3299891</text:a></text:p>
          </table:table-cell>
          <table:table-cell table:number-columns-repeated="1004"/>
        </table:table-row>
        <table:table-row table:style-name="ro1">
          <table:table-cell table:style-name="ce2" office:value-type="float" office:value="34" calcext:value-type="float">
            <text:p>34</text:p>
          </table:table-cell>
          <table:table-cell table:style-name="ce5"/>
          <table:table-cell table:style-name="ce13" office:value-type="float" office:value="10" calcext:value-type="float">
            <text:p>10</text:p>
          </table:table-cell>
          <table:table-cell table:style-name="ce13" office:value-type="float" office:value="2" calcext:value-type="float">
            <text:p>2</text:p>
          </table:table-cell>
          <table:table-cell table:style-name="ce11" office:value-type="string" calcext:value-type="string">
            <text:p>F</text:p>
          </table:table-cell>
          <table:table-cell table:style-name="ce11" office:value-type="string" calcext:value-type="string">
            <text:p>On Challenges in Machine Learning Model Management</text:p>
          </table:table-cell>
          <table:table-cell table:style-name="ce11" office:value-type="string" calcext:value-type="string">
            <text:p>Schelter, Sebastian, Felix Biessmann, Tim Januschowski, David Salinas, Stephan Seufert, and Gyuri Szarvas</text:p>
          </table:table-cell>
          <table:table-cell table:style-name="ce11" office:value-type="string" calcext:value-type="string">
            <text:p>Bulletin of the IEEE Computer Society Technical Committee on Data Engineering</text:p>
          </table:table-cell>
          <table:table-cell table:style-name="ce21" office:value-type="float" office:value="2018" calcext:value-type="float">
            <text:p>2018</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13]));NOT(ISBLANK([.K213]));ISBLANK([.L213]);ISBLANK([.M213]);ISBLANK([.N213]);ISBLANK([.O213]);ISBLANK([.P213]);ISBLANK([.Q213]));&quot;TRUE&quot;;&quot;FALSE&quot;)" office:value-type="string" office:string-value="TRUE" calcext:value-type="string">
            <text:p>TRUE</text:p>
          </table:table-cell>
          <table:table-cell table:style-name="ce11"/>
          <table:table-cell table:style-name="ce37" office:value-type="string" calcext:value-type="string">
            <text:p><text:a xlink:href="http://sites.computer.org/debull/A18dec/p5.pdf" xlink:type="simple">http://sites.computer.org/debull/A18dec/p5.pdf</text:a></text:p>
          </table:table-cell>
          <table:table-cell table:number-columns-repeated="1004"/>
        </table:table-row>
        <table:table-row table:style-name="ro1">
          <table:table-cell table:style-name="ce2" office:value-type="float" office:value="35" calcext:value-type="float">
            <text:p>35</text:p>
          </table:table-cell>
          <table:table-cell table:style-name="ce5"/>
          <table:table-cell table:style-name="ce13" office:value-type="float" office:value="10" calcext:value-type="float">
            <text:p>10</text:p>
          </table:table-cell>
          <table:table-cell table:style-name="ce13" office:value-type="float" office:value="2" calcext:value-type="float">
            <text:p>2</text:p>
          </table:table-cell>
          <table:table-cell table:style-name="ce11" office:value-type="string" calcext:value-type="string">
            <text:p>F</text:p>
          </table:table-cell>
          <table:table-cell table:style-name="ce11" office:value-type="string" calcext:value-type="string">
            <text:p>Applying Deep Learning to Airbnb Search</text:p>
          </table:table-cell>
          <table:table-cell table:style-name="ce11" office:value-type="string" calcext:value-type="string">
            <text:p>Haldar, Malay, Mustafa Abdool, Prashant Ramanathan, Tao Xu, Shulin Yang, Huizhong Duan, Qing Zhang et al.</text:p>
          </table:table-cell>
          <table:table-cell table:style-name="ce11" office:value-type="string" calcext:value-type="string">
            <text:p>Proceedings of the 25th ACM SIGKDD International Conference on Knowledge Discovery &amp; Data Mining</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14]));NOT(ISBLANK([.K214]));ISBLANK([.L214]);ISBLANK([.M214]);ISBLANK([.N214]);ISBLANK([.O214]);ISBLANK([.P214]);ISBLANK([.Q214]));&quot;TRUE&quot;;&quot;FALSE&quot;)" office:value-type="string" office:string-value="TRUE" calcext:value-type="string">
            <text:p>TRUE</text:p>
          </table:table-cell>
          <table:table-cell table:style-name="ce11" office:value-type="string" calcext:value-type="string">
            <text:p>erperience report (best practice) and problems (challenge)</text:p>
          </table:table-cell>
          <table:table-cell table:style-name="ce37" office:value-type="string" calcext:value-type="string">
            <text:p><text:a xlink:href="https://doi.org/10.1145/3292500.3330658" xlink:type="simple">https://doi.org/10.1145/3292500.3330658</text:a></text:p>
          </table:table-cell>
          <table:table-cell table:number-columns-repeated="1004"/>
        </table:table-row>
        <table:table-row table:style-name="ro1">
          <table:table-cell table:style-name="ce2" office:value-type="float" office:value="36" calcext:value-type="float">
            <text:p>36</text:p>
          </table:table-cell>
          <table:table-cell table:style-name="ce5"/>
          <table:table-cell table:style-name="ce13" office:value-type="float" office:value="10" calcext:value-type="float">
            <text:p>10</text:p>
          </table:table-cell>
          <table:table-cell table:style-name="ce13" office:value-type="float" office:value="2" calcext:value-type="float">
            <text:p>2</text:p>
          </table:table-cell>
          <table:table-cell table:style-name="ce11" office:value-type="string" calcext:value-type="string">
            <text:p>F</text:p>
          </table:table-cell>
          <table:table-cell table:style-name="ce11" office:value-type="string" calcext:value-type="string">
            <text:p>Challenges in the deployment and operation of machine learning in practice</text:p>
          </table:table-cell>
          <table:table-cell table:style-name="ce11" office:value-type="string" calcext:value-type="string">
            <text:p>Baier, Lucas, Fabian Jöhren, and Stefan Seebacher</text:p>
          </table:table-cell>
          <table:table-cell table:style-name="ce11" office:value-type="string" calcext:value-type="string">
            <text:p>Proceedings of the 27th European Conference on Information Systems (ECIS)</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15]));NOT(ISBLANK([.K215]));ISBLANK([.L215]);ISBLANK([.M215]);ISBLANK([.N215]);ISBLANK([.O215]);ISBLANK([.P215]);ISBLANK([.Q215]));&quot;TRUE&quot;;&quot;FALSE&quot;)" office:value-type="string" office:string-value="TRUE" calcext:value-type="string">
            <text:p>TRUE</text:p>
          </table:table-cell>
          <table:table-cell table:style-name="ce11"/>
          <table:table-cell table:style-name="ce37" office:value-type="string" calcext:value-type="string">
            <text:p><text:a xlink:href="https://aisel.aisnet.org/ecis2019_rp/163/" xlink:type="simple">https://aisel.aisnet.org/ecis2019_rp/163/</text:a></text:p>
          </table:table-cell>
          <table:table-cell table:number-columns-repeated="1004"/>
        </table:table-row>
        <table:table-row table:style-name="ro1">
          <table:table-cell table:style-name="ce2" office:value-type="float" office:value="37" calcext:value-type="float">
            <text:p>37</text:p>
          </table:table-cell>
          <table:table-cell table:style-name="ce5"/>
          <table:table-cell table:style-name="ce13" office:value-type="float" office:value="10" calcext:value-type="float">
            <text:p>10</text:p>
          </table:table-cell>
          <table:table-cell table:style-name="ce13" office:value-type="float" office:value="2" calcext:value-type="float">
            <text:p>2</text:p>
          </table:table-cell>
          <table:table-cell table:style-name="ce11" office:value-type="string" calcext:value-type="string">
            <text:p>F</text:p>
          </table:table-cell>
          <table:table-cell table:style-name="ce11" office:value-type="string" calcext:value-type="string">
            <text:p>Empirical Analysis of Hidden Technical Debt Patterns in Machine Learning Software</text:p>
          </table:table-cell>
          <table:table-cell table:style-name="ce11" office:value-type="string" calcext:value-type="string">
            <text:p>Alahdab, Mohannad, and Gül Çalıklı</text:p>
          </table:table-cell>
          <table:table-cell table:style-name="ce11" office:value-type="string" calcext:value-type="string">
            <text:p>International Conference on Product-Focused Software Process Improvement</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16]));NOT(ISBLANK([.K216]));ISBLANK([.L216]);ISBLANK([.M216]);ISBLANK([.N216]);ISBLANK([.O216]);ISBLANK([.P216]);ISBLANK([.Q216]));&quot;TRUE&quot;;&quot;FALSE&quot;)" office:value-type="string" office:string-value="TRUE" calcext:value-type="string">
            <text:p>TRUE</text:p>
          </table:table-cell>
          <table:table-cell table:style-name="ce11"/>
          <table:table-cell table:style-name="ce37" office:value-type="string" calcext:value-type="string">
            <text:p><text:a xlink:href="https://doi.org/10.1007/978-3-030-35333-9_14" xlink:type="simple">https://doi.org/10.1007/978-3-030-35333-9_14</text:a></text:p>
          </table:table-cell>
          <table:table-cell table:number-columns-repeated="1004"/>
        </table:table-row>
        <table:table-row table:style-name="ro1">
          <table:table-cell table:style-name="ce2" office:value-type="float" office:value="38" calcext:value-type="float">
            <text:p>38</text:p>
          </table:table-cell>
          <table:table-cell table:style-name="ce5"/>
          <table:table-cell table:style-name="ce13" office:value-type="float" office:value="10" calcext:value-type="float">
            <text:p>10</text:p>
          </table:table-cell>
          <table:table-cell table:style-name="ce13" office:value-type="float" office:value="2" calcext:value-type="float">
            <text:p>2</text:p>
          </table:table-cell>
          <table:table-cell table:style-name="ce11" office:value-type="string" calcext:value-type="string">
            <text:p>F</text:p>
          </table:table-cell>
          <table:table-cell table:style-name="ce11" office:value-type="string" calcext:value-type="string">
            <text:p>Making Industrial Analytics work for Factory Automation Applications</text:p>
          </table:table-cell>
          <table:table-cell table:style-name="ce11" office:value-type="string" calcext:value-type="string">
            <text:p>Koester, Markus</text:p>
          </table:table-cell>
          <table:table-cell table:style-name="ce11" office:value-type="string" calcext:value-type="string">
            <text:p>Machine Learning for Cyber Physical Systems</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17]));NOT(ISBLANK([.K217]));ISBLANK([.L217]);ISBLANK([.M217]);ISBLANK([.N217]);ISBLANK([.O217]);ISBLANK([.P217]);ISBLANK([.Q217]));&quot;TRUE&quot;;&quot;FALSE&quot;)" office:value-type="string" office:string-value="TRUE" calcext:value-type="string">
            <text:p>TRUE</text:p>
          </table:table-cell>
          <table:table-cell table:style-name="ce11" office:value-type="string" calcext:value-type="string">
            <text:p>challenges of industrial analytics (machine learning)</text:p>
          </table:table-cell>
          <table:table-cell table:style-name="ce37" office:value-type="string" calcext:value-type="string">
            <text:p><text:a xlink:href="https://doi.org/10.1007/978-3-662-58485-9_13" xlink:type="simple">https://doi.org/10.1007/978-3-662-58485-9_13</text:a></text:p>
          </table:table-cell>
          <table:table-cell table:number-columns-repeated="1004"/>
        </table:table-row>
        <table:table-row table:style-name="ro1">
          <table:table-cell table:style-name="ce2" office:value-type="float" office:value="39" calcext:value-type="float">
            <text:p>39</text:p>
          </table:table-cell>
          <table:table-cell table:style-name="ce5"/>
          <table:table-cell table:style-name="ce13" office:value-type="float" office:value="10" calcext:value-type="float">
            <text:p>10</text:p>
          </table:table-cell>
          <table:table-cell table:style-name="ce13" office:value-type="float" office:value="2" calcext:value-type="float">
            <text:p>2</text:p>
          </table:table-cell>
          <table:table-cell table:style-name="ce11" office:value-type="string" calcext:value-type="string">
            <text:p>F</text:p>
          </table:table-cell>
          <table:table-cell table:style-name="ce11" office:value-type="string" calcext:value-type="string">
            <text:p>Operating Enterprise AI as a Service</text:p>
          </table:table-cell>
          <table:table-cell table:style-name="ce11" office:value-type="string" calcext:value-type="string">
            <text:p>Casati, Fabio, Kannan Govindarajan, Baskar Jayaraman, Aniruddha Thakur, Sriram Palapudi, Firat Karakusoglu, and Debu Chatterjee</text:p>
          </table:table-cell>
          <table:table-cell table:style-name="ce11" office:value-type="string" calcext:value-type="string">
            <text:p>Service-Oriented Computing. ICSOC 2019. Lecture Notes in Computer Science, vol 11895</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18]));NOT(ISBLANK([.K218]));ISBLANK([.L218]);ISBLANK([.M218]);ISBLANK([.N218]);ISBLANK([.O218]);ISBLANK([.P218]);ISBLANK([.Q218]));&quot;TRUE&quot;;&quot;FALSE&quot;)" office:value-type="string" office:string-value="TRUE" calcext:value-type="string">
            <text:p>TRUE</text:p>
          </table:table-cell>
          <table:table-cell table:style-name="ce11" office:value-type="string" calcext:value-type="string">
            <text:p>challenges</text:p>
          </table:table-cell>
          <table:table-cell table:style-name="ce37" office:value-type="string" calcext:value-type="string">
            <text:p><text:a xlink:href="https://doi.org/10.1007/978-3-030-33702-5_25" xlink:type="simple">https://doi.org/10.1007/978-3-030-33702-5_25</text:a></text:p>
          </table:table-cell>
          <table:table-cell table:number-columns-repeated="1004"/>
        </table:table-row>
        <table:table-row table:style-name="ro1">
          <table:table-cell table:style-name="ce2" office:value-type="float" office:value="40" calcext:value-type="float">
            <text:p>40</text:p>
          </table:table-cell>
          <table:table-cell table:style-name="ce5"/>
          <table:table-cell table:style-name="ce13" office:value-type="float" office:value="13" calcext:value-type="float">
            <text:p>13</text:p>
          </table:table-cell>
          <table:table-cell table:style-name="ce13" office:value-type="float" office:value="2" calcext:value-type="float">
            <text:p>2</text:p>
          </table:table-cell>
          <table:table-cell table:style-name="ce11" office:value-type="string" calcext:value-type="string">
            <text:p>B</text:p>
          </table:table-cell>
          <table:table-cell table:style-name="ce11" office:value-type="string" calcext:value-type="string">
            <text:p>An empirical study on TensorFlow program bugs</text:p>
          </table:table-cell>
          <table:table-cell table:style-name="ce11" office:value-type="string" calcext:value-type="string">
            <text:p>Zhang, Yuhao, Yifan Chen, Shing-Chi Cheung, Yingfei Xiong, and Lu Zhang</text:p>
          </table:table-cell>
          <table:table-cell table:style-name="ce11" office:value-type="string" calcext:value-type="string">
            <text:p>Proceedings of the 27th ACM SIGSOFT International Symposium on Software Testing and Analysis</text:p>
          </table:table-cell>
          <table:table-cell table:style-name="ce21" office:value-type="float" office:value="2018" calcext:value-type="float">
            <text:p>2018</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19]));NOT(ISBLANK([.K219]));ISBLANK([.L219]);ISBLANK([.M219]);ISBLANK([.N219]);ISBLANK([.O219]);ISBLANK([.P219]);ISBLANK([.Q219]));&quot;TRUE&quot;;&quot;FALSE&quot;)" office:value-type="string" office:string-value="TRUE" calcext:value-type="string">
            <text:p>TRUE</text:p>
          </table:table-cell>
          <table:table-cell table:style-name="ce11" office:value-type="string" calcext:value-type="string">
            <text:p>concentrated on tensorflow, bugs are listed</text:p>
          </table:table-cell>
          <table:table-cell table:style-name="ce37" office:value-type="string" calcext:value-type="string">
            <text:p><text:a xlink:href="https://doi.org/10.1145/3213846.3213866" xlink:type="simple">https://doi.org/10.1145/3213846.3213866</text:a></text:p>
          </table:table-cell>
          <table:table-cell table:number-columns-repeated="1004"/>
        </table:table-row>
        <table:table-row table:style-name="ro1">
          <table:table-cell table:style-name="ce2" office:value-type="float" office:value="41" calcext:value-type="float">
            <text:p>41</text:p>
          </table:table-cell>
          <table:table-cell table:style-name="ce5"/>
          <table:table-cell table:style-name="ce13" office:value-type="float" office:value="15" calcext:value-type="float">
            <text:p>15</text:p>
          </table:table-cell>
          <table:table-cell table:style-name="ce13" office:value-type="float" office:value="2" calcext:value-type="float">
            <text:p>2</text:p>
          </table:table-cell>
          <table:table-cell table:style-name="ce11" office:value-type="string" calcext:value-type="string">
            <text:p>F</text:p>
          </table:table-cell>
          <table:table-cell table:style-name="ce11" office:value-type="string" calcext:value-type="string">
            <text:p>Losing Confidence in Quality: Unspoken Evolution of Computer Vision Services</text:p>
          </table:table-cell>
          <table:table-cell table:style-name="ce11" office:value-type="string" calcext:value-type="string">
            <text:p>Cummaudo, Alex, Rajesh Vasa, John Grundy, Mohamed Abdelrazek, and Andrew Cain</text:p>
          </table:table-cell>
          <table:table-cell table:style-name="ce11" office:value-type="string" calcext:value-type="string">
            <text:p>2019 IEEE International Conference on Software Maintenance and Evolution (ICSME)</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20]));NOT(ISBLANK([.K220]));ISBLANK([.L220]);ISBLANK([.M220]);ISBLANK([.N220]);ISBLANK([.O220]);ISBLANK([.P220]);ISBLANK([.Q220]));&quot;TRUE&quot;;&quot;FALSE&quot;)" office:value-type="string" office:string-value="TRUE" calcext:value-type="string">
            <text:p>TRUE</text:p>
          </table:table-cell>
          <table:table-cell table:style-name="ce11" office:value-type="string" calcext:value-type="string">
            <text:p>Analysis of 3 tools from 3 different companies</text:p>
          </table:table-cell>
          <table:table-cell table:style-name="ce37" office:value-type="string" calcext:value-type="string">
            <text:p><text:a xlink:href="https://doi.org/10.1109/ICSME.2019.00051" xlink:type="simple">https://doi.org/10.1109/ICSME.2019.00051</text:a></text:p>
          </table:table-cell>
          <table:table-cell table:number-columns-repeated="1004"/>
        </table:table-row>
        <table:table-row table:style-name="ro1">
          <table:table-cell table:style-name="ce2" office:value-type="float" office:value="42" calcext:value-type="float">
            <text:p>42</text:p>
          </table:table-cell>
          <table:table-cell table:style-name="ce5"/>
          <table:table-cell table:style-name="ce13" office:value-type="float" office:value="15" calcext:value-type="float">
            <text:p>15</text:p>
          </table:table-cell>
          <table:table-cell table:style-name="ce13" office:value-type="float" office:value="2" calcext:value-type="float">
            <text:p>2</text:p>
          </table:table-cell>
          <table:table-cell table:style-name="ce11" office:value-type="string" calcext:value-type="string">
            <text:p>F</text:p>
          </table:table-cell>
          <table:table-cell table:style-name="ce11" office:value-type="string" calcext:value-type="string">
            <text:p>Data Management Challenges for Deep Learning</text:p>
          </table:table-cell>
          <table:table-cell table:style-name="ce11" office:value-type="string" calcext:value-type="string">
            <text:p>Munappy, Aiswarya, Jan Bosch, Helena Holmström Olsson, Anders Arpteg, and Björn Brinne</text:p>
          </table:table-cell>
          <table:table-cell table:style-name="ce11" office:value-type="string" calcext:value-type="string">
            <text:p>2019 45th Euromicro Conference on Software Engineering and Advanced Applications (SEAA)</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21]));NOT(ISBLANK([.K221]));ISBLANK([.L221]);ISBLANK([.M221]);ISBLANK([.N221]);ISBLANK([.O221]);ISBLANK([.P221]);ISBLANK([.Q221]));&quot;TRUE&quot;;&quot;FALSE&quot;)" office:value-type="string" office:string-value="TRUE" calcext:value-type="string">
            <text:p>TRUE</text:p>
          </table:table-cell>
          <table:table-cell table:style-name="ce11"/>
          <table:table-cell table:style-name="ce37" office:value-type="string" calcext:value-type="string">
            <text:p><text:a xlink:href="https://doi.org/10.1109/SEAA.2019.00030" xlink:type="simple">https://doi.org/10.1109/SEAA.2019.00030</text:a></text:p>
          </table:table-cell>
          <table:table-cell table:number-columns-repeated="1004"/>
        </table:table-row>
        <table:table-row table:style-name="ro1">
          <table:table-cell table:style-name="ce2" office:value-type="float" office:value="43" calcext:value-type="float">
            <text:p>43</text:p>
          </table:table-cell>
          <table:table-cell table:style-name="ce5"/>
          <table:table-cell table:style-name="ce13" office:value-type="float" office:value="18" calcext:value-type="float">
            <text:p>18</text:p>
          </table:table-cell>
          <table:table-cell table:style-name="ce13" office:value-type="float" office:value="2" calcext:value-type="float">
            <text:p>2</text:p>
          </table:table-cell>
          <table:table-cell table:style-name="ce11" office:value-type="string" calcext:value-type="string">
            <text:p>F</text:p>
          </table:table-cell>
          <table:table-cell table:style-name="ce11" office:value-type="string" calcext:value-type="string">
            <text:p>WTF: the who to follow service at Twitter</text:p>
          </table:table-cell>
          <table:table-cell table:style-name="ce11" office:value-type="string" calcext:value-type="string">
            <text:p>Gupta, Pankaj, Ashish Goel, Jimmy Lin, Aneesh Sharma, Dong Wang, and Reza Zadeh</text:p>
          </table:table-cell>
          <table:table-cell table:style-name="ce11" office:value-type="string" calcext:value-type="string">
            <text:p>Proceedings of the 22nd international conference on World Wide Web</text:p>
          </table:table-cell>
          <table:table-cell table:style-name="ce21" office:value-type="float" office:value="2013" calcext:value-type="float">
            <text:p>2013</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22]));NOT(ISBLANK([.K222]));ISBLANK([.L222]);ISBLANK([.M222]);ISBLANK([.N222]);ISBLANK([.O222]);ISBLANK([.P222]);ISBLANK([.Q222]));&quot;TRUE&quot;;&quot;FALSE&quot;)" office:value-type="string" office:string-value="TRUE" calcext:value-type="string">
            <text:p>TRUE</text:p>
          </table:table-cell>
          <table:table-cell table:style-name="ce11" office:value-type="string" calcext:value-type="string">
            <text:p>Graph recommendation algorithms als AI Use cas</text:p>
          </table:table-cell>
          <table:table-cell table:style-name="ce37" office:value-type="string" calcext:value-type="string">
            <text:p><text:a xlink:href="https://doi.org/10.1145/2488388.2488433" xlink:type="simple">https://doi.org/10.1145/2488388.2488433</text:a></text:p>
          </table:table-cell>
          <table:table-cell table:number-columns-repeated="1004"/>
        </table:table-row>
        <table:table-row table:style-name="ro1">
          <table:table-cell table:style-name="ce2" office:value-type="float" office:value="44" calcext:value-type="float">
            <text:p>44</text:p>
          </table:table-cell>
          <table:table-cell table:style-name="ce5"/>
          <table:table-cell table:style-name="ce13" office:value-type="float" office:value="18" calcext:value-type="float">
            <text:p>18</text:p>
          </table:table-cell>
          <table:table-cell table:style-name="ce13" office:value-type="float" office:value="2" calcext:value-type="float">
            <text:p>2</text:p>
          </table:table-cell>
          <table:table-cell table:style-name="ce11" office:value-type="string" calcext:value-type="string">
            <text:p>F</text:p>
          </table:table-cell>
          <table:table-cell table:style-name="ce11" office:value-type="string" calcext:value-type="string">
            <text:p>The big data ecosystem at LinkedIn</text:p>
          </table:table-cell>
          <table:table-cell table:style-name="ce11" office:value-type="string" calcext:value-type="string">
            <text:p>Sumbaly, Roshan, Jay Kreps, and Sam Shah</text:p>
          </table:table-cell>
          <table:table-cell table:style-name="ce11" office:value-type="string" calcext:value-type="string">
            <text:p>Proceedings of the 2013 ACM SIGMOD International Conference on Management of Data</text:p>
          </table:table-cell>
          <table:table-cell table:style-name="ce21" office:value-type="float" office:value="2013" calcext:value-type="float">
            <text:p>2013</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23]));NOT(ISBLANK([.K223]));ISBLANK([.L223]);ISBLANK([.M223]);ISBLANK([.N223]);ISBLANK([.O223]);ISBLANK([.P223]);ISBLANK([.Q223]));&quot;TRUE&quot;;&quot;FALSE&quot;)" office:value-type="string" office:string-value="TRUE" calcext:value-type="string">
            <text:p>TRUE</text:p>
          </table:table-cell>
          <table:table-cell table:style-name="ce11" office:value-type="string" calcext:value-type="string">
            <text:p>how data mining system is build Experience report</text:p>
          </table:table-cell>
          <table:table-cell table:style-name="ce37" office:value-type="string" calcext:value-type="string">
            <text:p><text:a xlink:href="https://doi.org/10.1145/2463676.2463707" xlink:type="simple">https://doi.org/10.1145/2463676.2463707</text:a></text:p>
          </table:table-cell>
          <table:table-cell table:number-columns-repeated="1004"/>
        </table:table-row>
        <table:table-row table:style-name="ro1">
          <table:table-cell table:style-name="ce2" office:value-type="float" office:value="45" calcext:value-type="float">
            <text:p>45</text:p>
          </table:table-cell>
          <table:table-cell table:style-name="ce5"/>
          <table:table-cell table:style-name="ce13" office:value-type="float" office:value="18" calcext:value-type="float">
            <text:p>18</text:p>
          </table:table-cell>
          <table:table-cell table:style-name="ce13" office:value-type="float" office:value="2" calcext:value-type="float">
            <text:p>2</text:p>
          </table:table-cell>
          <table:table-cell table:style-name="ce11" office:value-type="string" calcext:value-type="string">
            <text:p>F</text:p>
          </table:table-cell>
          <table:table-cell table:style-name="ce11" office:value-type="string" calcext:value-type="string">
            <text:p>Probabilistic demand forecasting at scale</text:p>
          </table:table-cell>
          <table:table-cell table:style-name="ce11" office:value-type="string" calcext:value-type="string">
            <text:p>Böse, Joos-Hendrik, Valentin Flunkert, Jan Gasthaus, Tim Januschowski, Dustin Lange, David Salinas, Sebastian Schelter, Matthias Seeger, and Yuyang Wang</text:p>
          </table:table-cell>
          <table:table-cell table:style-name="ce11" office:value-type="string" calcext:value-type="string">
            <text:p>Proceedings of the VLDB Endowment </text:p>
          </table:table-cell>
          <table:table-cell table:style-name="ce21" office:value-type="float" office:value="2017" calcext:value-type="float">
            <text:p>2017</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24]));NOT(ISBLANK([.K224]));ISBLANK([.L224]);ISBLANK([.M224]);ISBLANK([.N224]);ISBLANK([.O224]);ISBLANK([.P224]);ISBLANK([.Q224]));&quot;TRUE&quot;;&quot;FALSE&quot;)" office:value-type="string" office:string-value="TRUE" calcext:value-type="string">
            <text:p>TRUE</text:p>
          </table:table-cell>
          <table:table-cell table:style-name="ce11" office:value-type="string" calcext:value-type="string">
            <text:p>challenges of building specific platform (Erfahrungsbericht mit challenges)</text:p>
          </table:table-cell>
          <table:table-cell table:style-name="ce37" office:value-type="string" calcext:value-type="string">
            <text:p><text:a xlink:href="https://doi.org/10.14778/3137765.3137775" xlink:type="simple">https://doi.org/10.14778/3137765.3137775</text:a></text:p>
          </table:table-cell>
          <table:table-cell table:number-columns-repeated="1004"/>
        </table:table-row>
        <table:table-row table:style-name="ro1">
          <table:table-cell table:style-name="ce2" office:value-type="float" office:value="46" calcext:value-type="float">
            <text:p>46</text:p>
          </table:table-cell>
          <table:table-cell table:style-name="ce5"/>
          <table:table-cell table:style-name="ce13" office:value-type="float" office:value="19" calcext:value-type="float">
            <text:p>19</text:p>
          </table:table-cell>
          <table:table-cell table:style-name="ce13" office:value-type="float" office:value="2" calcext:value-type="float">
            <text:p>2</text:p>
          </table:table-cell>
          <table:table-cell table:style-name="ce11" office:value-type="string" calcext:value-type="string">
            <text:p>B</text:p>
          </table:table-cell>
          <table:table-cell table:style-name="ce11" office:value-type="string" calcext:value-type="string">
            <text:p>Activity ranking in LinkedIn feed</text:p>
          </table:table-cell>
          <table:table-cell table:style-name="ce11" office:value-type="string" calcext:value-type="string">
            <text:p>Agarwal, Deepak, Bee-Chung Chen, Rupesh Gupta, Joshua Hartman, Qi He, Anand Iyer, Sumanth Kolar et al.</text:p>
          </table:table-cell>
          <table:table-cell table:style-name="ce11" office:value-type="string" calcext:value-type="string">
            <text:p>Proceedings of the 20th ACM SIGKDD international conference on Knowledge discovery and data mining</text:p>
          </table:table-cell>
          <table:table-cell table:style-name="ce21" office:value-type="float" office:value="2014" calcext:value-type="float">
            <text:p>2014</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25]));NOT(ISBLANK([.K225]));ISBLANK([.L225]);ISBLANK([.M225]);ISBLANK([.N225]);ISBLANK([.O225]);ISBLANK([.P225]);ISBLANK([.Q225]));&quot;TRUE&quot;;&quot;FALSE&quot;)" office:value-type="string" office:string-value="TRUE" calcext:value-type="string">
            <text:p>TRUE</text:p>
          </table:table-cell>
          <table:table-cell table:style-name="ce11" office:value-type="string" calcext:value-type="string">
            <text:p>Like cascade ranking part of ML ?</text:p>
          </table:table-cell>
          <table:table-cell table:style-name="ce37" office:value-type="string" calcext:value-type="string">
            <text:p><text:a xlink:href="https://doi.org/10.1145/2623330.2623362" xlink:type="simple">https://doi.org/10.1145/2623330.2623362</text:a></text:p>
          </table:table-cell>
          <table:table-cell table:number-columns-repeated="1004"/>
        </table:table-row>
        <table:table-row table:style-name="ro1">
          <table:table-cell table:style-name="ce2" office:value-type="float" office:value="47" calcext:value-type="float">
            <text:p>47</text:p>
          </table:table-cell>
          <table:table-cell table:style-name="ce5"/>
          <table:table-cell table:style-name="ce13" office:value-type="float" office:value="19" calcext:value-type="float">
            <text:p>19</text:p>
          </table:table-cell>
          <table:table-cell table:style-name="ce13" office:value-type="float" office:value="2" calcext:value-type="float">
            <text:p>2</text:p>
          </table:table-cell>
          <table:table-cell table:style-name="ce11" office:value-type="string" calcext:value-type="string">
            <text:p>B</text:p>
          </table:table-cell>
          <table:table-cell table:style-name="ce11" office:value-type="string" calcext:value-type="string">
            <text:p>Deep Neural Networks for YouTube Recommendations</text:p>
          </table:table-cell>
          <table:table-cell table:style-name="ce11" office:value-type="string" calcext:value-type="string">
            <text:p>Covington, Paul, Jay Adams, and Emre Sargin</text:p>
          </table:table-cell>
          <table:table-cell table:style-name="ce11" office:value-type="string" calcext:value-type="string">
            <text:p>Proceedings of the 10th ACM conference on recommender systems</text:p>
          </table:table-cell>
          <table:table-cell table:style-name="ce21" office:value-type="float" office:value="2016" calcext:value-type="float">
            <text:p>2016</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26]));NOT(ISBLANK([.K226]));ISBLANK([.L226]);ISBLANK([.M226]);ISBLANK([.N226]);ISBLANK([.O226]);ISBLANK([.P226]);ISBLANK([.Q226]));&quot;TRUE&quot;;&quot;FALSE&quot;)" office:value-type="string" office:string-value="TRUE" calcext:value-type="string">
            <text:p>TRUE</text:p>
          </table:table-cell>
          <table:table-cell table:style-name="ce11" office:value-type="string" calcext:value-type="string">
            <text:p>two distinct</text:p>
            <text:p>problems: candidate generation and ranking experience report</text:p>
          </table:table-cell>
          <table:table-cell table:style-name="ce37" office:value-type="string" calcext:value-type="string">
            <text:p><text:a xlink:href="https://doi.org/10.1145/2959100.2959190" xlink:type="simple">https://doi.org/10.1145/2959100.2959190</text:a></text:p>
          </table:table-cell>
          <table:table-cell table:number-columns-repeated="1004"/>
        </table:table-row>
        <table:table-row table:style-name="ro1">
          <table:table-cell table:style-name="ce2" office:value-type="float" office:value="48" calcext:value-type="float">
            <text:p>48</text:p>
          </table:table-cell>
          <table:table-cell table:style-name="ce5"/>
          <table:table-cell table:style-name="ce13" office:value-type="float" office:value="20" calcext:value-type="float">
            <text:p>20</text:p>
          </table:table-cell>
          <table:table-cell table:style-name="ce13" office:value-type="float" office:value="2" calcext:value-type="float">
            <text:p>2</text:p>
          </table:table-cell>
          <table:table-cell table:style-name="ce11" office:value-type="string" calcext:value-type="string">
            <text:p>F</text:p>
          </table:table-cell>
          <table:table-cell table:style-name="ce11" office:value-type="string" calcext:value-type="string">
            <text:p>Machine learning for targeted display advertising: transfer learning in action</text:p>
          </table:table-cell>
          <table:table-cell table:style-name="ce11" office:value-type="string" calcext:value-type="string">
            <text:p>Perlich, C., Dalessandro, B., Raeder, T. et al.</text:p>
          </table:table-cell>
          <table:table-cell table:style-name="ce11" office:value-type="string" calcext:value-type="string">
            <text:p>Machine Learning</text:p>
          </table:table-cell>
          <table:table-cell table:style-name="ce21" office:value-type="float" office:value="2014" calcext:value-type="float">
            <text:p>2014</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27]));NOT(ISBLANK([.K227]));ISBLANK([.L227]);ISBLANK([.M227]);ISBLANK([.N227]);ISBLANK([.O227]);ISBLANK([.P227]);ISBLANK([.Q227]));&quot;TRUE&quot;;&quot;FALSE&quot;)" office:value-type="string" office:string-value="TRUE" calcext:value-type="string">
            <text:p>TRUE</text:p>
          </table:table-cell>
          <table:table-cell table:style-name="ce11"/>
          <table:table-cell table:style-name="ce37" office:value-type="string" calcext:value-type="string">
            <text:p><text:a xlink:href="https://doi.org/10.1007/s10994-013-5375-2" xlink:type="simple">https://doi.org/10.1007/s10994-013-5375-2</text:a></text:p>
          </table:table-cell>
          <table:table-cell table:number-columns-repeated="1004"/>
        </table:table-row>
        <table:table-row table:style-name="ro1">
          <table:table-cell table:style-name="ce2" office:value-type="float" office:value="49" calcext:value-type="float">
            <text:p>49</text:p>
          </table:table-cell>
          <table:table-cell table:style-name="ce5"/>
          <table:table-cell table:style-name="ce13" office:value-type="float" office:value="25" calcext:value-type="float">
            <text:p>25</text:p>
          </table:table-cell>
          <table:table-cell table:style-name="ce13" office:value-type="float" office:value="2" calcext:value-type="float">
            <text:p>2</text:p>
          </table:table-cell>
          <table:table-cell table:style-name="ce11" office:value-type="string" calcext:value-type="string">
            <text:p>F</text:p>
          </table:table-cell>
          <table:table-cell table:style-name="ce11" office:value-type="string" calcext:value-type="string">
            <text:p>A comprehensive study on deep learning bug characteristics</text:p>
          </table:table-cell>
          <table:table-cell table:style-name="ce11" office:value-type="string" calcext:value-type="string">
            <text:p>Islam, Md Johirul, Giang Nguyen, Rangeet Pan, and Hridesh Rajan</text:p>
          </table:table-cell>
          <table:table-cell table:style-name="ce11" office:value-type="string" calcext:value-type="string">
            <text:p>Proceedings of the 2019 27th ACM Joint Meeting on European Software Engineering Conference and Symposium on the Foundations of Software Engineering</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28]));NOT(ISBLANK([.K228]));ISBLANK([.L228]);ISBLANK([.M228]);ISBLANK([.N228]);ISBLANK([.O228]);ISBLANK([.P228]);ISBLANK([.Q228]));&quot;TRUE&quot;;&quot;FALSE&quot;)" office:value-type="string" office:string-value="TRUE" calcext:value-type="string">
            <text:p>TRUE</text:p>
          </table:table-cell>
          <table:table-cell table:style-name="ce11" office:value-type="string" calcext:value-type="string">
            <text:p>about the bugs and their reasons (bus seen as challenges)</text:p>
          </table:table-cell>
          <table:table-cell table:style-name="ce37" office:value-type="string" calcext:value-type="string">
            <text:p><text:a xlink:href="https://doi.org/10.1145/3338906.3338955" xlink:type="simple">https://doi.org/10.1145/3338906.3338955</text:a></text:p>
          </table:table-cell>
          <table:table-cell table:number-columns-repeated="1004"/>
        </table:table-row>
        <table:table-row table:style-name="ro1">
          <table:table-cell table:style-name="ce2" office:value-type="float" office:value="50" calcext:value-type="float">
            <text:p>50</text:p>
          </table:table-cell>
          <table:table-cell table:style-name="ce5"/>
          <table:table-cell table:style-name="ce13" office:value-type="float" office:value="28" calcext:value-type="float">
            <text:p>28</text:p>
          </table:table-cell>
          <table:table-cell table:style-name="ce13" office:value-type="float" office:value="3" calcext:value-type="float">
            <text:p>3</text:p>
          </table:table-cell>
          <table:table-cell table:style-name="ce14" office:value-type="string" calcext:value-type="string">
            <text:p>B</text:p>
          </table:table-cell>
          <table:table-cell table:style-name="ce14" office:value-type="string" calcext:value-type="string">
            <text:p>GraphJet: real-time content recommendations at twitter</text:p>
          </table:table-cell>
          <table:table-cell table:style-name="ce14" office:value-type="string" calcext:value-type="string">
            <text:p>Sharma, Aneesh, Jerry Jiang, Praveen Bommannavar, Brian Larson, and Jimmy Lin</text:p>
          </table:table-cell>
          <table:table-cell table:style-name="ce14" office:value-type="string" calcext:value-type="string">
            <text:p>Proceedings of the VLDB Endowment </text:p>
          </table:table-cell>
          <table:table-cell table:style-name="ce21" office:value-type="float" office:value="2016" calcext:value-type="float">
            <text:p>2016</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29]));NOT(ISBLANK([.K229]));ISBLANK([.L229]);ISBLANK([.M229]);ISBLANK([.N229]);ISBLANK([.O229]);ISBLANK([.P229]);ISBLANK([.Q229]));&quot;TRUE&quot;;&quot;FALSE&quot;)" office:value-type="string" office:string-value="TRUE" calcext:value-type="string">
            <text:p>TRUE</text:p>
          </table:table-cell>
          <table:table-cell table:style-name="ce11"/>
          <table:table-cell table:style-name="ce37" office:value-type="string" calcext:value-type="string">
            <text:p><text:a xlink:href="https://doi.org/10.14778/3007263.3007267" xlink:type="simple">https://doi.org/10.14778/3007263.3007267</text:a></text:p>
          </table:table-cell>
          <table:table-cell table:number-columns-repeated="1004"/>
        </table:table-row>
        <table:table-row table:style-name="ro1">
          <table:table-cell table:style-name="ce2" office:value-type="float" office:value="51" calcext:value-type="float">
            <text:p>51</text:p>
          </table:table-cell>
          <table:table-cell table:style-name="ce5"/>
          <table:table-cell table:style-name="ce13" office:value-type="float" office:value="29" calcext:value-type="float">
            <text:p>29</text:p>
          </table:table-cell>
          <table:table-cell table:style-name="ce13" office:value-type="float" office:value="3" calcext:value-type="float">
            <text:p>3</text:p>
          </table:table-cell>
          <table:table-cell table:style-name="ce14" office:value-type="string" calcext:value-type="string">
            <text:p>F</text:p>
          </table:table-cell>
          <table:table-cell table:style-name="ce14" office:value-type="string" calcext:value-type="string">
            <text:p>The ML test score: A rubric for ML production readiness and technical debt reduction</text:p>
          </table:table-cell>
          <table:table-cell table:style-name="ce14" office:value-type="string" calcext:value-type="string">
            <text:p>Breck, Eric, Shanqing Cai, Eric Nielsen, Michael Salib, and D. Sculley</text:p>
          </table:table-cell>
          <table:table-cell table:style-name="ce14" office:value-type="string" calcext:value-type="string">
            <text:p>2017 IEEE International Conference on Big Data (Big Data)</text:p>
          </table:table-cell>
          <table:table-cell table:style-name="ce21" office:value-type="float" office:value="2017" calcext:value-type="float">
            <text:p>2017</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30]));NOT(ISBLANK([.K230]));ISBLANK([.L230]);ISBLANK([.M230]);ISBLANK([.N230]);ISBLANK([.O230]);ISBLANK([.P230]);ISBLANK([.Q230]));&quot;TRUE&quot;;&quot;FALSE&quot;)" office:value-type="string" office:string-value="TRUE" calcext:value-type="string">
            <text:p>TRUE</text:p>
          </table:table-cell>
          <table:table-cell table:style-name="ce11" office:value-type="string" calcext:value-type="string">
            <text:p>challenges experience report</text:p>
          </table:table-cell>
          <table:table-cell table:style-name="ce37" office:value-type="string" calcext:value-type="string">
            <text:p><text:a xlink:href="https://doi.org/10.1109/BigData.2017.8258038" xlink:type="simple">https://doi.org/10.1109/BigData.2017.8258038</text:a></text:p>
          </table:table-cell>
          <table:table-cell table:number-columns-repeated="1004"/>
        </table:table-row>
        <table:table-row table:style-name="ro1">
          <table:table-cell table:style-name="ce2" office:value-type="float" office:value="52" calcext:value-type="float">
            <text:p>52</text:p>
          </table:table-cell>
          <table:table-cell table:style-name="ce5"/>
          <table:table-cell table:style-name="ce13" office:value-type="float" office:value="29" calcext:value-type="float">
            <text:p>29</text:p>
          </table:table-cell>
          <table:table-cell table:style-name="ce13" office:value-type="float" office:value="3" calcext:value-type="float">
            <text:p>3</text:p>
          </table:table-cell>
          <table:table-cell table:style-name="ce14" office:value-type="string" calcext:value-type="string">
            <text:p>F</text:p>
          </table:table-cell>
          <table:table-cell table:style-name="ce14" office:value-type="string" calcext:value-type="string">
            <text:p>Practical Lessons from Developing a Large-Scale Recommender System at Zalando</text:p>
          </table:table-cell>
          <table:table-cell table:style-name="ce14" office:value-type="string" calcext:value-type="string">
            <text:p>Freno, Antonino</text:p>
          </table:table-cell>
          <table:table-cell table:style-name="ce14" office:value-type="string" calcext:value-type="string">
            <text:p>Proceedings of the Eleventh ACM Conference on Recommender Systems</text:p>
          </table:table-cell>
          <table:table-cell table:style-name="ce21" office:value-type="float" office:value="2017" calcext:value-type="float">
            <text:p>2017</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31]));NOT(ISBLANK([.K231]));ISBLANK([.L231]);ISBLANK([.M231]);ISBLANK([.N231]);ISBLANK([.O231]);ISBLANK([.P231]);ISBLANK([.Q231]));&quot;TRUE&quot;;&quot;FALSE&quot;)" office:value-type="string" office:string-value="TRUE" calcext:value-type="string">
            <text:p>TRUE</text:p>
          </table:table-cell>
          <table:table-cell table:style-name="ce11"/>
          <table:table-cell table:style-name="ce37" office:value-type="string" calcext:value-type="string">
            <text:p><text:a xlink:href="https://doi.org/10.1145/3109859.3109897" xlink:type="simple">https://doi.org/10.1145/3109859.3109897</text:a></text:p>
          </table:table-cell>
          <table:table-cell table:number-columns-repeated="1004"/>
        </table:table-row>
        <table:table-row table:style-name="ro1">
          <table:table-cell table:style-name="ce2" office:value-type="float" office:value="53" calcext:value-type="float">
            <text:p>53</text:p>
          </table:table-cell>
          <table:table-cell table:style-name="ce5"/>
          <table:table-cell table:style-name="ce13" office:value-type="float" office:value="32" calcext:value-type="float">
            <text:p>32</text:p>
          </table:table-cell>
          <table:table-cell table:style-name="ce13" office:value-type="float" office:value="3" calcext:value-type="float">
            <text:p>3</text:p>
          </table:table-cell>
          <table:table-cell table:style-name="ce14" office:value-type="string" calcext:value-type="string">
            <text:p>B</text:p>
          </table:table-cell>
          <table:table-cell table:style-name="ce14" office:value-type="string" calcext:value-type="string">
            <text:p>Visual Search at Pinterest</text:p>
          </table:table-cell>
          <table:table-cell table:style-name="ce14" office:value-type="string" calcext:value-type="string">
            <text:p>Jing, Yushi, David Liu, Dmitry Kislyuk, Andrew Zhai, Jiajing Xu, Jeff Donahue, and Sarah Tavel</text:p>
          </table:table-cell>
          <table:table-cell table:style-name="ce14" office:value-type="string" calcext:value-type="string">
            <text:p>Proceedings of the 21th ACM SIGKDD International Conference on Knowledge Discovery and Data Mining</text:p>
          </table:table-cell>
          <table:table-cell table:style-name="ce21" office:value-type="float" office:value="2015" calcext:value-type="float">
            <text:p>2015</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32]));NOT(ISBLANK([.K232]));ISBLANK([.L232]);ISBLANK([.M232]);ISBLANK([.N232]);ISBLANK([.O232]);ISBLANK([.P232]);ISBLANK([.Q232]));&quot;TRUE&quot;;&quot;FALSE&quot;)" office:value-type="string" office:string-value="TRUE" calcext:value-type="string">
            <text:p>TRUE</text:p>
          </table:table-cell>
          <table:table-cell table:style-name="ce11"/>
          <table:table-cell table:style-name="ce37" office:value-type="string" calcext:value-type="string">
            <text:p><text:a xlink:href="https://doi.org/10.1145/2783258.2788621" xlink:type="simple">https://doi.org/10.1145/2783258.2788621</text:a></text:p>
          </table:table-cell>
          <table:table-cell table:number-columns-repeated="1004"/>
        </table:table-row>
        <table:table-row table:style-name="ro1">
          <table:table-cell table:style-name="ce2" office:value-type="float" office:value="54" calcext:value-type="float">
            <text:p>54</text:p>
          </table:table-cell>
          <table:table-cell table:style-name="ce5"/>
          <table:table-cell table:style-name="ce13" office:value-type="float" office:value="32" calcext:value-type="float">
            <text:p>32</text:p>
          </table:table-cell>
          <table:table-cell table:style-name="ce13" office:value-type="float" office:value="3" calcext:value-type="float">
            <text:p>3</text:p>
          </table:table-cell>
          <table:table-cell table:style-name="ce14" office:value-type="string" calcext:value-type="string">
            <text:p>F</text:p>
          </table:table-cell>
          <table:table-cell table:style-name="ce14" office:value-type="string" calcext:value-type="string">
            <text:p>Learning to be Relevant: Evolution of a Course Recommendation System</text:p>
          </table:table-cell>
          <table:table-cell table:style-name="ce14" office:value-type="string" calcext:value-type="string">
            <text:p>Rao, Shivani, Konstantin Salomatin, Gungor Polatkan, Mahesh Joshi, Sneha Chaudhari, Vladislav Tcheprasov, Jeffrey Gee, and Deepak Kumar</text:p>
          </table:table-cell>
          <table:table-cell table:style-name="ce14" office:value-type="string" calcext:value-type="string">
            <text:p>Proceedings of the 28th ACM International Conference on Information and Knowledge Management</text:p>
          </table:table-cell>
          <table:table-cell table:style-name="ce21" office:value-type="float" office:value="2019" calcext:value-type="float">
            <text:p>2019</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33]));NOT(ISBLANK([.K233]));ISBLANK([.L233]);ISBLANK([.M233]);ISBLANK([.N233]);ISBLANK([.O233]);ISBLANK([.P233]);ISBLANK([.Q233]));&quot;TRUE&quot;;&quot;FALSE&quot;)" office:value-type="string" office:string-value="TRUE" calcext:value-type="string">
            <text:p>TRUE</text:p>
          </table:table-cell>
          <table:table-cell table:style-name="ce11"/>
          <table:table-cell table:style-name="ce37" office:value-type="string" calcext:value-type="string">
            <text:p><text:a xlink:href="https://doi.org/10.1145/3357384.3357817" xlink:type="simple">https://doi.org/10.1145/3357384.3357817</text:a></text:p>
          </table:table-cell>
          <table:table-cell table:number-columns-repeated="1004"/>
        </table:table-row>
        <table:table-row table:style-name="ro1">
          <table:table-cell table:style-name="ce2" office:value-type="float" office:value="55" calcext:value-type="float">
            <text:p>55</text:p>
          </table:table-cell>
          <table:table-cell table:style-name="ce5"/>
          <table:table-cell table:style-name="ce13" office:value-type="float" office:value="43" calcext:value-type="float">
            <text:p>43</text:p>
          </table:table-cell>
          <table:table-cell table:style-name="ce13" office:value-type="float" office:value="3" calcext:value-type="float">
            <text:p>3</text:p>
          </table:table-cell>
          <table:table-cell table:style-name="ce14" office:value-type="string" calcext:value-type="string">
            <text:p>F</text:p>
          </table:table-cell>
          <table:table-cell table:style-name="ce14" office:value-type="string" calcext:value-type="string">
            <text:p>Recommender systems in industry: A netflix case study</text:p>
          </table:table-cell>
          <table:table-cell table:style-name="ce14" office:value-type="string" calcext:value-type="string">
            <text:p>Amatriain, Xavier, and Justin Basilico</text:p>
          </table:table-cell>
          <table:table-cell table:style-name="ce14" office:value-type="string" calcext:value-type="string">
            <text:p>Recommender systems handbook</text:p>
          </table:table-cell>
          <table:table-cell table:style-name="ce21" office:value-type="float" office:value="2015" calcext:value-type="float">
            <text:p>2015</text:p>
          </table:table-cell>
          <table:table-cell table:number-columns-repeated="2" table:style-name="ce24" office:value-type="string" calcext:value-type="string">
            <text:p>X</text:p>
          </table:table-cell>
          <table:table-cell table:style-name="ce27" table:number-columns-repeated="6"/>
          <table:table-cell table:style-name="ce30" table:formula="of:=IF(AND(NOT(ISBLANK([.J234]));NOT(ISBLANK([.K234]));ISBLANK([.L234]);ISBLANK([.M234]);ISBLANK([.N234]);ISBLANK([.O234]);ISBLANK([.P234]);ISBLANK([.Q234]));&quot;TRUE&quot;;&quot;FALSE&quot;)" office:value-type="string" office:string-value="TRUE" calcext:value-type="string">
            <text:p>TRUE</text:p>
          </table:table-cell>
          <table:table-cell table:style-name="ce11"/>
          <table:table-cell table:style-name="ce37" office:value-type="string" calcext:value-type="string">
            <text:p><text:a xlink:href="https://doi.org/10.1007/978-1-4899-7637-6_11" xlink:type="simple">https://doi.org/10.1007/978-1-4899-7637-6_11</text:a></text:p>
          </table:table-cell>
          <table:table-cell table:number-columns-repeated="1004"/>
        </table:table-row>
        <table:table-row table:style-name="ro1">
          <table:table-cell table:style-name="ce2"/>
          <table:table-cell table:style-name="ce5"/>
          <table:table-cell table:style-name="ce11" table:number-columns-repeated="6"/>
          <table:table-cell table:style-name="ce21"/>
          <table:table-cell table:style-name="ce24" table:number-columns-repeated="2"/>
          <table:table-cell table:style-name="ce27" table:number-columns-repeated="6"/>
          <table:table-cell table:style-name="ce30"/>
          <table:table-cell table:style-name="ce11"/>
          <table:table-cell table:style-name="ce37"/>
          <table:table-cell table:number-columns-repeated="1004"/>
        </table:table-row>
        <table:table-row table:style-name="ro1" table:number-rows-repeated="235">
          <table:table-cell table:style-name="ce2"/>
          <table:table-cell table:style-name="ce5"/>
          <table:table-cell table:style-name="ce11" table:number-columns-repeated="6"/>
          <table:table-cell table:style-name="ce21"/>
          <table:table-cell table:style-name="ce24" table:number-columns-repeated="2"/>
          <table:table-cell table:style-name="ce27" table:number-columns-repeated="6"/>
          <table:table-cell table:style-name="ce30"/>
          <table:table-cell table:style-name="ce11"/>
          <table:table-cell table:number-columns-repeated="1005"/>
        </table:table-row>
        <table:table-row table:style-name="ro1">
          <table:table-cell table:style-name="ce2"/>
          <table:table-cell table:style-name="ce9"/>
          <table:table-cell table:style-name="ce12" table:number-columns-repeated="5"/>
          <table:table-cell table:style-name="ce11"/>
          <table:table-cell table:style-name="ce22"/>
          <table:table-cell table:style-name="ce23" table:number-columns-repeated="2"/>
          <table:table-cell table:style-name="ce26" table:number-columns-repeated="6"/>
          <table:table-cell/>
          <table:table-cell table:style-name="ce11"/>
          <table:table-cell table:number-columns-repeated="1005"/>
        </table:table-row>
        <table:table-row table:style-name="ro1" table:number-rows-repeated="712">
          <table:table-cell table:style-name="ce2"/>
          <table:table-cell table:style-name="ce9"/>
          <table:table-cell table:style-name="ce12" table:number-columns-repeated="5"/>
          <table:table-cell table:style-name="ce11"/>
          <table:table-cell table:style-name="ce22"/>
          <table:table-cell table:style-name="ce23" table:number-columns-repeated="2"/>
          <table:table-cell table:style-name="ce26" table:number-columns-repeated="6"/>
          <table:table-cell/>
          <table:table-cell table:style-name="ce11"/>
          <table:table-cell table:number-columns-repeated="1005"/>
        </table:table-row>
        <table:table-row table:style-name="ro1">
          <table:table-cell table:style-name="ce2"/>
          <table:table-cell table:style-name="ce9"/>
          <table:table-cell table:style-name="ce12" table:number-columns-repeated="5"/>
          <table:table-cell table:style-name="ce11"/>
          <table:table-cell table:style-name="ce22"/>
          <table:table-cell table:style-name="ce23" table:number-columns-repeated="2"/>
          <table:table-cell table:style-name="ce26" table:number-columns-repeated="6"/>
          <table:table-cell table:style-name="ce30"/>
          <table:table-cell table:style-name="ce11"/>
          <table:table-cell table:number-columns-repeated="1005"/>
        </table:table-row>
        <table:table-row table:style-name="ro2" table:number-rows-repeated="1047391">
          <table:table-cell table:number-columns-repeated="1024"/>
        </table:table-row>
        <table:table-row table:style-name="ro2">
          <table:table-cell table:number-columns-repeated="1024"/>
        </table:table-row>
        <table:named-expressions>
          <table:named-range table:name="_xlnm._FilterDatabase" table:base-cell-address="$Tabellenblatt1.$A$1" table:cell-range-address="$Tabellenblatt1.$A$1:.$AE$1184"/>
        </table:named-expressions>
        <calcext:conditional-formats>
          <calcext:conditional-format calcext:target-range-address="Tabellenblatt1.A1:Tabellenblatt1.B1184">
            <calcext:condition calcext:apply-style-name="ConditionalStyle_1" calcext:value="formula-is([.$R$1:.$R$1048576]=&quot;TRUE&quot;)" calcext:base-cell-address="Tabellenblatt1.A1"/>
          </calcext:conditional-format>
          <calcext:conditional-format calcext:target-range-address="Tabellenblatt1.A1:Tabellenblatt1.B1184">
            <calcext:condition calcext:apply-style-name="ConditionalStyle_2" calcext:value="formula-is([.$R$1:.$R$1048576]=&quot;FALSE&quot;)" calcext:base-cell-address="Tabellenblatt1.A1"/>
          </calcext:conditional-format>
        </calcext:conditional-formats>
      </table:table>
      <table:named-expressions/>
      <table:database-ranges>
        <table:database-range table:name="__Anonymous_Sheet_DB__0" table:target-range-address="Tabellenblatt1.A1:Tabellenblatt1.AE1184"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Times New Roman&quot;" svg:font-family="'&quot;Times New Roman&quot;'"/>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00ff00"/>
      <style:text-properties fo:color="#000000"/>
    </style:style>
    <style:style style:name="ConditionalStyle_5f_2" style:display-name="ConditionalStyle_2" style:family="table-cell" style:parent-style-name="Default">
      <style:table-cell-properties fo:background-color="#ff0000"/>
      <style:text-properties fo:color="#00000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ellenblatt1" style:display-name="PageStyle_Tabellenblat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469" meta:object-count="0"/>
    <meta:generator>LibreOfficeDev/6.0.5.2$Linux_X86_64 LibreOffice_project/</meta:generator>
  </office:meta>
</office:document-meta>
</file>